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vertical-align="middle">
        <style:tab-stops>
          <style:tab-stop style:position="3in" style:type="center"/>
          <style:tab-stop style:position="6in" style:type="right"/>
        </style:tab-stops>
      </style:paragraph-properties>
      <style:text-properties officeooo:rsid="000b440b" officeooo:paragraph-rsid="000b440b"/>
    </style:style>
    <style:style style:name="P2" style:family="paragraph" style:parent-style-name="Text_20_body">
      <style:paragraph-properties fo:text-align="start" style:justify-single-word="false"/>
      <style:text-properties officeooo:rsid="000b440b" officeooo:paragraph-rsid="00336a16"/>
    </style:style>
    <style:style style:name="P3" style:family="paragraph" style:parent-style-name="Text_20_body">
      <style:paragraph-properties fo:text-align="start" style:justify-single-word="false"/>
      <style:text-properties officeooo:rsid="000b440b" officeooo:paragraph-rsid="000b440b"/>
    </style:style>
    <style:style style:name="P4" style:family="paragraph" style:parent-style-name="Text_20_body">
      <style:paragraph-properties fo:text-align="start" style:justify-single-word="false"/>
      <style:text-properties fo:font-style="normal" officeooo:rsid="000c2e9c" officeooo:paragraph-rsid="000c2e9c" style:font-style-asian="normal" style:font-style-complex="normal"/>
    </style:style>
    <style:style style:name="P5" style:family="paragraph" style:parent-style-name="Text_20_body">
      <style:paragraph-properties fo:text-align="start" style:justify-single-word="false"/>
      <style:text-properties officeooo:paragraph-rsid="00359aac"/>
    </style:style>
    <style:style style:name="P6" style:family="paragraph" style:parent-style-name="Text_20_body">
      <style:paragraph-properties fo:text-align="start" style:justify-single-word="false"/>
      <style:text-properties officeooo:rsid="001a4af7" officeooo:paragraph-rsid="0024cde6"/>
    </style:style>
    <style:style style:name="P7" style:family="paragraph" style:parent-style-name="Text_20_body">
      <style:paragraph-properties fo:text-align="start" style:justify-single-word="false"/>
      <style:text-properties officeooo:rsid="000b56b1" officeooo:paragraph-rsid="00353eb8"/>
    </style:style>
    <style:style style:name="P8" style:family="paragraph" style:parent-style-name="Text_20_body">
      <style:text-properties officeooo:rsid="003a8045" officeooo:paragraph-rsid="003a8045"/>
    </style:style>
    <style:style style:name="P9" style:family="paragraph" style:parent-style-name="Text_20_body">
      <style:text-properties fo:font-weight="normal" officeooo:rsid="003a8045" officeooo:paragraph-rsid="003a8045" style:font-weight-asian="normal" style:font-weight-complex="normal"/>
    </style:style>
    <style:style style:name="P10" style:family="paragraph" style:parent-style-name="Text_20_body">
      <style:paragraph-properties fo:text-align="start" style:justify-single-word="false"/>
      <style:text-properties officeooo:rsid="00359aac" officeooo:paragraph-rsid="003d1b6f"/>
    </style:style>
    <style:style style:name="P11" style:family="paragraph" style:parent-style-name="Text_20_body">
      <style:paragraph-properties fo:text-align="start" style:justify-single-word="false"/>
      <style:text-properties officeooo:rsid="003e8221" officeooo:paragraph-rsid="003e8221"/>
    </style:style>
    <style:style style:name="P12" style:family="paragraph" style:parent-style-name="Text_20_body">
      <style:text-properties officeooo:rsid="0050359f" officeooo:paragraph-rsid="0050359f"/>
    </style:style>
    <style:style style:name="P13" style:family="paragraph" style:parent-style-name="Text_20_body">
      <style:text-properties officeooo:rsid="00540f32" officeooo:paragraph-rsid="00540f32"/>
    </style:style>
    <style:style style:name="P14" style:family="paragraph" style:parent-style-name="Text_20_body">
      <style:text-properties officeooo:rsid="005586c7" officeooo:paragraph-rsid="005586c7"/>
    </style:style>
    <style:style style:name="P15" style:family="paragraph" style:parent-style-name="Text_20_body">
      <style:text-properties officeooo:rsid="0057816b" officeooo:paragraph-rsid="0057816b"/>
    </style:style>
    <style:style style:name="P16" style:family="paragraph" style:parent-style-name="Text_20_body">
      <style:text-properties officeooo:paragraph-rsid="005dbb11"/>
    </style:style>
    <style:style style:name="P17" style:family="paragraph" style:parent-style-name="First_20_Paragraph">
      <style:text-properties officeooo:paragraph-rsid="00078ff0"/>
    </style:style>
    <style:style style:name="P18" style:family="paragraph" style:parent-style-name="Footnote">
      <style:text-properties officeooo:rsid="00085c11" officeooo:paragraph-rsid="00085c11"/>
    </style:style>
    <style:style style:name="P19" style:family="paragraph" style:parent-style-name="Heading_20_1">
      <style:text-properties officeooo:rsid="003a8045" officeooo:paragraph-rsid="003a8045"/>
    </style:style>
    <style:style style:name="P20" style:family="paragraph" style:parent-style-name="Heading_20_1">
      <style:text-properties officeooo:rsid="004f34c8" officeooo:paragraph-rsid="004f34c8"/>
    </style:style>
    <style:style style:name="P21" style:family="paragraph" style:parent-style-name="Heading_20_1">
      <style:text-properties officeooo:paragraph-rsid="003a8045"/>
    </style:style>
    <style:style style:name="P22" style:family="paragraph" style:parent-style-name="Heading_20_1">
      <style:text-properties officeooo:rsid="005cc8cd" officeooo:paragraph-rsid="005cc8cd"/>
    </style:style>
    <style:style style:name="P23" style:family="paragraph" style:parent-style-name="Heading_20_1">
      <style:paragraph-properties fo:break-before="page"/>
      <style:text-properties officeooo:rsid="003a8045" officeooo:paragraph-rsid="003a8045"/>
    </style:style>
    <style:style style:name="P24" style:family="paragraph" style:parent-style-name="Standard" style:list-style-name="WWNum1001"/>
    <style:style style:name="P25" style:family="paragraph" style:parent-style-name="Standard" style:list-style-name="WWNum1001">
      <style:text-properties officeooo:paragraph-rsid="005cc8cd"/>
    </style:style>
    <style:style style:name="P26" style:family="paragraph" style:parent-style-name="Standard">
      <style:text-properties style:font-name="Cambria" fo:font-size="12pt"/>
    </style:style>
    <style:style style:name="P27" style:family="paragraph" style:parent-style-name="Standard">
      <style:paragraph-properties fo:margin-left="0in" fo:margin-right="0in" fo:margin-top="0in" fo:margin-bottom="0.0972in" loext:contextual-spacing="false" fo:line-height="120%" fo:text-indent="0in" style:auto-text-indent="false"/>
      <style:text-properties style:font-name="Cambria" fo:font-size="12pt"/>
    </style:style>
    <style:style style:name="P28"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29" style:family="paragraph" style:parent-style-name="Text_20_body">
      <style:paragraph-properties fo:text-align="start" style:justify-single-word="false"/>
      <style:text-properties officeooo:rsid="004e3d6f" officeooo:paragraph-rsid="005f5740"/>
    </style:style>
    <style:style style:name="P30" style:family="paragraph" style:parent-style-name="Text_20_body" style:list-style-name="L1">
      <style:paragraph-properties fo:text-align="start" style:justify-single-word="false"/>
      <style:text-properties officeooo:rsid="000b56b1" officeooo:paragraph-rsid="000b56b1"/>
    </style:style>
    <style:style style:name="P31" style:family="paragraph" style:parent-style-name="Text_20_body" style:list-style-name="L2">
      <style:paragraph-properties fo:text-align="start" style:justify-single-word="false"/>
      <style:text-properties fo:font-style="normal" officeooo:rsid="004a7f17" officeooo:paragraph-rsid="004a7f17" style:font-style-asian="normal" style:font-style-complex="normal"/>
    </style:style>
    <style:style style:name="P32" style:family="paragraph" style:parent-style-name="Text_20_body" style:list-style-name="L2">
      <style:paragraph-properties fo:text-align="start" style:justify-single-word="false"/>
      <style:text-properties officeooo:rsid="004a7f17" officeooo:paragraph-rsid="004a7f17"/>
    </style:style>
    <style:style style:name="P33" style:family="paragraph" style:parent-style-name="Text_20_body">
      <style:text-properties officeooo:paragraph-rsid="005dbb11"/>
    </style:style>
    <style:style style:name="P34" style:family="paragraph" style:parent-style-name="Text_20_body">
      <style:text-properties officeooo:rsid="005fe1f3" officeooo:paragraph-rsid="005fe1f3"/>
    </style:style>
    <style:style style:name="P35" style:family="paragraph" style:parent-style-name="Text_20_body">
      <style:paragraph-properties fo:text-align="start" style:justify-single-word="false"/>
      <style:text-properties officeooo:rsid="005fe1f3" officeooo:paragraph-rsid="005fe1f3"/>
    </style:style>
    <style:style style:name="P36" style:family="paragraph" style:parent-style-name="Text_20_body">
      <style:text-properties officeooo:rsid="005fe1f3" officeooo:paragraph-rsid="00644900"/>
    </style:style>
    <style:style style:name="P37" style:family="paragraph" style:parent-style-name="Text_20_body">
      <style:paragraph-properties fo:text-align="center" style:justify-single-word="false" style:vertical-align="middle">
        <style:tab-stops>
          <style:tab-stop style:position="3in" style:type="center"/>
          <style:tab-stop style:position="6in" style:type="right"/>
        </style:tab-stops>
      </style:paragraph-properties>
      <style:text-properties officeooo:paragraph-rsid="005fe1f3"/>
    </style:style>
    <style:style style:name="P38" style:family="paragraph" style:parent-style-name="Text_20_body">
      <style:paragraph-properties fo:text-align="start" style:justify-single-word="false"/>
      <style:text-properties officeooo:paragraph-rsid="005f5740"/>
    </style:style>
    <style:style style:name="P39" style:family="paragraph" style:parent-style-name="Text_20_body">
      <style:text-properties officeooo:rsid="00621a04" officeooo:paragraph-rsid="00621a04"/>
    </style:style>
    <style:style style:name="P40" style:family="paragraph" style:parent-style-name="Text_20_body">
      <style:text-properties officeooo:rsid="00621a04" officeooo:paragraph-rsid="00630925"/>
    </style:style>
    <style:style style:name="P41" style:family="paragraph" style:parent-style-name="Title" style:master-page-name="Standard">
      <style:paragraph-properties style:page-number="auto"/>
    </style:style>
    <style:style style:name="P42" style:family="paragraph" style:parent-style-name="Heading_20_3">
      <style:text-properties officeooo:rsid="005fe1f3" officeooo:paragraph-rsid="005fe1f3"/>
    </style:style>
    <style:style style:name="P43"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0a3811" style:font-style-asian="italic" style:font-style-complex="italic"/>
    </style:style>
    <style:style style:name="T6" style:family="text">
      <style:text-properties fo:font-style="italic" officeooo:rsid="00353eb8" style:font-style-asian="italic" style:font-style-complex="italic"/>
    </style:style>
    <style:style style:name="T7" style:family="text">
      <style:text-properties fo:font-style="italic" officeooo:rsid="005fe1f3" style:font-style-asian="italic" style:font-style-complex="italic"/>
    </style:style>
    <style:style style:name="T8" style:family="text">
      <style:text-properties fo:font-style="italic" officeooo:rsid="00630925" style:font-style-asian="italic" style:font-style-complex="italic"/>
    </style:style>
    <style:style style:name="T9" style:family="text">
      <style:text-properties style:text-position="0% 100%"/>
    </style:style>
    <style:style style:name="T10" style:family="text">
      <style:text-properties style:text-position="0% 100%" officeooo:rsid="002fc177"/>
    </style:style>
    <style:style style:name="T11" style:family="text">
      <style:text-properties style:text-position="0% 100%" officeooo:rsid="0031eeb6"/>
    </style:style>
    <style:style style:name="T12" style:family="text">
      <style:text-properties style:text-position="0% 100%" officeooo:rsid="00078ff0"/>
    </style:style>
    <style:style style:name="T13" style:family="text">
      <style:text-properties style:text-position="0% 100%" officeooo:rsid="00417312"/>
    </style:style>
    <style:style style:name="T14" style:family="text">
      <style:text-properties style:text-position="0% 100%" officeooo:rsid="000a3811"/>
    </style:style>
    <style:style style:name="T15" style:family="text">
      <style:text-properties style:text-position="0% 100%" officeooo:rsid="00317185"/>
    </style:style>
    <style:style style:name="T16" style:family="text">
      <style:text-properties style:text-position="0% 100%" fo:font-style="normal" style:font-style-asian="normal" style:font-style-complex="normal"/>
    </style:style>
    <style:style style:name="T17" style:family="text">
      <style:text-properties style:text-position="0% 100%" fo:font-style="normal" officeooo:rsid="000c2e9c" style:font-style-asian="normal" style:font-style-complex="normal"/>
    </style:style>
    <style:style style:name="T18" style:family="text">
      <style:text-properties style:text-position="0% 100%" fo:font-style="normal" officeooo:rsid="0047ed10" style:font-style-asian="normal" style:font-style-complex="normal"/>
    </style:style>
    <style:style style:name="T19" style:family="text">
      <style:text-properties style:text-position="0% 100%" fo:font-style="normal" officeooo:rsid="0024cde6" style:font-style-asian="normal" style:font-style-complex="normal"/>
    </style:style>
    <style:style style:name="T20" style:family="text">
      <style:text-properties style:text-position="0% 100%" fo:font-style="normal" officeooo:rsid="00644900" style:font-style-asian="normal" style:font-style-complex="normal"/>
    </style:style>
    <style:style style:name="T21" style:family="text">
      <style:text-properties style:text-position="0% 100%" fo:font-style="normal" officeooo:rsid="0065e29d" style:font-style-asian="normal" style:font-style-complex="normal"/>
    </style:style>
    <style:style style:name="T22" style:family="text">
      <style:text-properties style:text-position="0% 100%" officeooo:rsid="004f34c8"/>
    </style:style>
    <style:style style:name="T23" style:family="text">
      <style:text-properties style:text-position="0% 100%" officeooo:rsid="001bd19d"/>
    </style:style>
    <style:style style:name="T24" style:family="text">
      <style:text-properties style:text-position="0% 100%" officeooo:rsid="00148a2a"/>
    </style:style>
    <style:style style:name="T25" style:family="text">
      <style:text-properties style:text-position="0% 100%" fo:font-style="italic" officeooo:rsid="00417312" style:font-style-asian="italic"/>
    </style:style>
    <style:style style:name="T26" style:family="text">
      <style:text-properties style:text-position="0% 100%" officeooo:rsid="005b1165"/>
    </style:style>
    <style:style style:name="T27" style:family="text">
      <style:text-properties style:text-position="0% 100%" officeooo:rsid="005cc8cd"/>
    </style:style>
    <style:style style:name="T28" style:family="text">
      <style:text-properties officeooo:rsid="00078ff0"/>
    </style:style>
    <style:style style:name="T29" style:family="text">
      <style:text-properties officeooo:rsid="000a3811"/>
    </style:style>
    <style:style style:name="T30" style:family="text">
      <style:text-properties fo:font-style="normal" style:font-style-asian="normal" style:font-style-complex="normal"/>
    </style:style>
    <style:style style:name="T31" style:family="text">
      <style:text-properties fo:font-style="normal" officeooo:rsid="000c2e9c" style:font-style-asian="normal" style:font-style-complex="normal"/>
    </style:style>
    <style:style style:name="T32" style:family="text">
      <style:text-properties fo:font-style="normal" officeooo:rsid="00353eb8" style:font-style-asian="normal" style:font-style-complex="normal"/>
    </style:style>
    <style:style style:name="T33" style:family="text">
      <style:text-properties fo:font-style="normal" officeooo:rsid="0037fa5e" style:font-style-asian="normal" style:font-style-complex="normal"/>
    </style:style>
    <style:style style:name="T34" style:family="text">
      <style:text-properties fo:font-style="normal" officeooo:rsid="003c72c4" style:font-style-asian="normal" style:font-style-complex="normal"/>
    </style:style>
    <style:style style:name="T35" style:family="text">
      <style:text-properties fo:font-style="normal" officeooo:rsid="003cb21e" style:font-style-asian="normal" style:font-style-complex="normal"/>
    </style:style>
    <style:style style:name="T36" style:family="text">
      <style:text-properties fo:font-style="normal" officeooo:rsid="003d1b6f" style:font-style-asian="normal" style:font-style-complex="normal"/>
    </style:style>
    <style:style style:name="T37" style:family="text">
      <style:text-properties fo:font-style="normal" officeooo:rsid="003e43b3" style:font-style-asian="normal" style:font-style-complex="normal"/>
    </style:style>
    <style:style style:name="T38" style:family="text">
      <style:text-properties fo:font-style="normal" officeooo:rsid="003e83ca" style:font-style-asian="normal" style:font-style-complex="normal"/>
    </style:style>
    <style:style style:name="T39" style:family="text">
      <style:text-properties fo:font-style="normal" officeooo:rsid="003f581f" style:font-style-asian="normal" style:font-style-complex="normal"/>
    </style:style>
    <style:style style:name="T40" style:family="text">
      <style:text-properties fo:font-style="normal" officeooo:rsid="0040917d" style:font-style-asian="normal" style:font-style-complex="normal"/>
    </style:style>
    <style:style style:name="T41" style:family="text">
      <style:text-properties fo:font-style="normal" officeooo:rsid="0047ed10" style:font-style-asian="normal" style:font-style-complex="normal"/>
    </style:style>
    <style:style style:name="T42" style:family="text">
      <style:text-properties fo:font-style="normal" officeooo:rsid="0048c463" style:font-style-asian="normal" style:font-style-complex="normal"/>
    </style:style>
    <style:style style:name="T43" style:family="text">
      <style:text-properties fo:font-style="normal" officeooo:rsid="0024cde6" style:font-style-asian="normal" style:font-style-complex="normal"/>
    </style:style>
    <style:style style:name="T44" style:family="text">
      <style:text-properties fo:font-style="normal" officeooo:rsid="004f34c8" style:font-style-asian="normal" style:font-style-complex="normal"/>
    </style:style>
    <style:style style:name="T45" style:family="text">
      <style:text-properties fo:font-style="normal" officeooo:rsid="00630925" style:font-style-asian="normal" style:font-style-complex="normal"/>
    </style:style>
    <style:style style:name="T46" style:family="text">
      <style:text-properties fo:font-style="normal" officeooo:rsid="00644900" style:font-style-asian="normal" style:font-style-complex="normal"/>
    </style:style>
    <style:style style:name="T47" style:family="text">
      <style:text-properties fo:font-style="normal" officeooo:rsid="0065e29d" style:font-style-asian="normal" style:font-style-complex="normal"/>
    </style:style>
    <style:style style:name="T48" style:family="text">
      <style:text-properties officeooo:rsid="000d1d38"/>
    </style:style>
    <style:style style:name="T49" style:family="text">
      <style:text-properties officeooo:rsid="00148a2a"/>
    </style:style>
    <style:style style:name="T50" style:family="text">
      <style:text-properties officeooo:rsid="00162ba1"/>
    </style:style>
    <style:style style:name="T51" style:family="text">
      <style:text-properties officeooo:rsid="0027d4ae"/>
    </style:style>
    <style:style style:name="T52" style:family="text">
      <style:text-properties officeooo:rsid="003536d1"/>
    </style:style>
    <style:style style:name="T53" style:family="text">
      <style:text-properties officeooo:rsid="00353eb8"/>
    </style:style>
    <style:style style:name="T54" style:family="text">
      <style:text-properties officeooo:rsid="00417312"/>
    </style:style>
    <style:style style:name="T55" style:family="text">
      <style:text-properties officeooo:rsid="0046372a"/>
    </style:style>
    <style:style style:name="T56" style:family="text">
      <style:text-properties officeooo:rsid="0048c463"/>
    </style:style>
    <style:style style:name="T57" style:family="text">
      <style:text-properties officeooo:rsid="004ac779"/>
    </style:style>
    <style:style style:name="T58" style:family="text">
      <style:text-properties officeooo:rsid="004e3d6f"/>
    </style:style>
    <style:style style:name="T59" style:family="text">
      <style:text-properties officeooo:rsid="004f34c8"/>
    </style:style>
    <style:style style:name="T60" style:family="text">
      <style:text-properties officeooo:rsid="00510aaa"/>
    </style:style>
    <style:style style:name="T61" style:family="text">
      <style:text-properties officeooo:rsid="0054b317"/>
    </style:style>
    <style:style style:name="T62" style:family="text">
      <style:text-properties officeooo:rsid="005cc8cd"/>
    </style:style>
    <style:style style:name="T63" style:family="text">
      <style:text-properties officeooo:rsid="005dbb11"/>
    </style:style>
    <style:style style:name="T64" style:family="text">
      <style:text-properties officeooo:rsid="005fe1f3"/>
    </style:style>
    <style:style style:name="T65" style:family="text">
      <style:text-properties officeooo:rsid="000b440b"/>
    </style:style>
    <style:style style:name="T66" style:family="text">
      <style:text-properties officeooo:rsid="00630925"/>
    </style:style>
    <style:style style:name="T67" style:family="text">
      <style:text-properties style:use-window-font-color="true" style:font-name="Cambria1" fo:font-style="normal" officeooo:rsid="00644900" style:font-style-asian="normal" style:font-style-complex="normal"/>
    </style:style>
    <style:style style:name="T68" style:family="text">
      <style:text-properties style:use-window-font-color="true" style:text-outline="false" style:text-line-through-style="none" style:text-line-through-type="none" style:font-name="Cambria1" fo:font-size="12pt" fo:font-style="normal" fo:text-shadow="none" style:text-underline-style="none" fo:font-weight="normal" officeooo:rsid="00630925" style:font-size-asian="12pt" style:font-style-asian="normal" style:font-weight-asian="normal" style:font-style-complex="normal" style:text-emphasize="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41">Implementation of the FCTC</text:p>
      <text:p text:style-name="Author">man</text:p>
      <text:p text:style-name="Date">July 7, 2016</text:p>
      <text:h text:style-name="Heading_20_1" text:outline-level="1"><text:bookmark text:name="introduction"/>Introduction</text:h>
      <text:p text:style-name="Text_20_body"/>
      <text:h text:style-name="P22" text:outline-level="1">Literature Review</text:h>
      <text:p text:style-name="P17">The policy making process can be viewed as a <text:span text:style-name="T28">two-level game </text:span><text:reference-mark-start text:name="ADDIN CSL_CITATION {&quot;properties&quot;: {&quot;noteIndex&quot;: 0}, &quot;schema&quot;: &quot;https://github.com/citation-style-language/schema/raw/master/csl-citation.json&quot;, &quot;mendeley&quot;: {&quot;formattedCitation&quot;: &quot;(Putnam, 2016)&quot;, &quot;previouslyFormattedCitation&quot;: &quot;(Putnam, 2016)&quot;, &quot;plainTextFormattedCitation&quot;: &quot;(Putnam, 2016)&quot;}, &quot;citationItems&quot;: [{&quot;uris&quot;: [&quot;http://www.mendeley.com/documents/?uuid=cde1f030-74b8-4c7a-9480-f303ab79a11b&quot;], &quot;id&quot;: &quot;ITEM-1&quot;, &quot;itemData&quot;: {&quot;volume&quot;: &quot;42&quot;, &quot;title&quot;: &quot;International Organization Foundation Diplomacy and Domestic Politics : The Logic of Two-Level Games Author ( s ): Robert D . Putnam Published by : The MIT Press Stable URL : http://www.jstor.org/stable/2706785 Accessed : 08-07-2016 21 : 06 UTC Your use o&quot;, &quot;type&quot;: &quot;article-journal&quot;, &quot;page&quot;: &quot;427-460&quot;, &quot;issued&quot;: {&quot;date-parts&quot;: [[&quot;2016&quot;]]}, &quot;issue&quot;: &quot;3&quot;, &quot;author&quot;: [{&quot;family&quot;: &quot;Putnam&quot;, &quot;dropping-particle&quot;: &quot;&quot;, &quot;parse-names&quot;: false, &quot;suffix&quot;: &quot;&quot;, &quot;given&quot;: &quot;Robert D&quot;, &quot;non-dropping-particle&quot;: &quot;&quot;}], &quot;id&quot;: &quot;ITEM-1&quot;}}]} RNDKZHr6Q6RCH"/><text:span text:style-name="T12">(Putnam, 2016)</text:span><text:reference-mark-end text:name="ADDIN CSL_CITATION {&quot;properties&quot;: {&quot;noteIndex&quot;: 0}, &quot;schema&quot;: &quot;https://github.com/citation-style-language/schema/raw/master/csl-citation.json&quot;, &quot;mendeley&quot;: {&quot;formattedCitation&quot;: &quot;(Putnam, 2016)&quot;, &quot;previouslyFormattedCitation&quot;: &quot;(Putnam, 2016)&quot;, &quot;plainTextFormattedCitation&quot;: &quot;(Putnam, 2016)&quot;}, &quot;citationItems&quot;: [{&quot;uris&quot;: [&quot;http://www.mendeley.com/documents/?uuid=cde1f030-74b8-4c7a-9480-f303ab79a11b&quot;], &quot;id&quot;: &quot;ITEM-1&quot;, &quot;itemData&quot;: {&quot;volume&quot;: &quot;42&quot;, &quot;title&quot;: &quot;International Organization Foundation Diplomacy and Domestic Politics : The Logic of Two-Level Games Author ( s ): Robert D . Putnam Published by : The MIT Press Stable URL : http://www.jstor.org/stable/2706785 Accessed : 08-07-2016 21 : 06 UTC Your use o&quot;, &quot;type&quot;: &quot;article-journal&quot;, &quot;page&quot;: &quot;427-460&quot;, &quot;issued&quot;: {&quot;date-parts&quot;: [[&quot;2016&quot;]]}, &quot;issue&quot;: &quot;3&quot;, &quot;author&quot;: [{&quot;family&quot;: &quot;Putnam&quot;, &quot;dropping-particle&quot;: &quot;&quot;, &quot;parse-names&quot;: false, &quot;suffix&quot;: &quot;&quot;, &quot;given&quot;: &quot;Robert D&quot;, &quot;non-dropping-particle&quot;: &quot;&quot;}], &quot;id&quot;: &quot;ITEM-1&quot;}}]} RNDKZHr6Q6RCH"/>. Countries, and more specific, governments try to conce<text:span text:style-name="T51">a</text:span>l internal and external preferences and influences in a context in which domestic and international decisions are made jointly. Furthermore, more than simultaneity, domestic and international affairs affect each other, making it ne<text:span text:style-name="T49">c</text:span>es<text:span text:style-name="T49">s</text:span>ary to consider both when analyzing a particular policy issue.<text:note text:id="ftn1" text:note-class="footnote"><text:note-citation>1</text:note-citation><text:note-body><text:p text:style-name="P18">Evidently there are issues in which the cross-effects are lesser than others.</text:p></text:note-body></text:note></text:p>
      <text:p text:style-name="Text_20_body">In what follows we present a list of some factors, both domestic and international, relevant for the <text:span text:style-name="T57">implementation of the </text:span>Framework Convention on Tobacco Control (FCTC).</text:p>
      <text:h text:style-name="Heading_20_2" text:outline-level="2"><text:bookmark text:name="domestic-factors"/>Domestic factors</text:h>
      <text:list xml:id="list2665952470057429250" text:style-name="WWNum1001">
        <text:list-item>
          <text:p text:style-name="P24"><text:span text:style-name="T1">Country income</text:span> <text:span text:style-name="T4">Ceteris paribus</text:span>, higher income countries should have more flexibility for impleme<text:span text:style-name="T49">n</text:span>ting the FCTC, so we should expect a positive relation between both.</text:p>
        </text:list-item>
        <text:list-item>
          <text:p text:style-name="P24"><text:span text:style-name="T1">Popularity level</text:span> Higher popularity gives more space for implementing new policies. We should expect that countries with high popularity levels and high levels of interaction with the international community should be more willing to implement the treaty. As asserted above, popularity may also be related to the incumbents' motivation, so overall we should expect to see a higher probability of implementation associated with it.</text:p>
        </text:list-item>
        <text:list-item>
          <text:p text:style-name="P24"><text:soft-page-break/><text:span text:style-name="T1">Shift in preferences</text:span> In <text:reference-mark-start text:name="ADDIN CSL_CITATION {&quot;properties&quot;: {&quot;noteIndex&quot;: 0}, &quot;schema&quot;: &quot;https://github.com/citation-style-language/schema/raw/master/csl-citation.json&quot;, &quot;mendeley&quot;: {&quot;formattedCitation&quot;: &quot;(Grieco, Gelpi, &amp; Warren, 2009)&quot;, &quot;previouslyFormattedCitation&quot;: &quot;(Grieco, Gelpi, &amp; Warren, 2009)&quot;, &quot;plainTextFormattedCitation&quot;: &quot;(Grieco, Gelpi, &amp; Warren, 2009)&quot;}, &quot;citationItems&quot;: [{&quot;uris&quot;: [&quot;http://www.mendeley.com/documents/?uuid=99755347-9740-4ec9-b7d3-5b497e5927a7&quot;], &quot;id&quot;: &quot;ITEM-1&quot;, &quot;itemData&quot;: {&quot;type&quot;: &quot;article-journal&quot;, &quot;volume&quot;: &quot;63&quot;, &quot;abstract&quot;: &quot;In this article, we demonstrate that changes in the partisan orientation of a country\u2019s executive branch influence the likelihood that the government of that country complies with international legal commitments aimed at integration of capi- tal markets+ We argue that relative shifts in executive partisan orientation, whether toward the left or toward the right, represent important shifts in \u201cnational prefer- ences\u201d that have heretofore been absent from statistical models of treaty compliance+ Using a matching estimator combined with a genetic algorithm to maximize balance in our sample, we show that the causal impact of a state signing Article VIII of the IMF Articles of Agreement is conditioned by right-to-left shifts in partisan orienta- tion+ The evidence indicates that such preference changes reduce the constraining effects of Article VIII but also indicates that Article VIII continues to exercise signif- icant causal effects even in the face of relative shifts in executive partisan orientation.&quot;, &quot;page&quot;: &quot;341&quot;, &quot;title&quot;: &quot;When Preferences and Commitments Collide: The Effect of Relative Partisan Shifts on International Treaty Compliance&quot;, &quot;issue&quot;: &quot;02&quot;, &quot;author&quot;: [{&quot;family&quot;: &quot;Grieco&quot;, &quot;dropping-particle&quot;: &quot;&quot;, &quot;parse-names&quot;: false, &quot;suffix&quot;: &quot;&quot;, &quot;given&quot;: &quot;Joseph M.&quot;, &quot;non-dropping-particle&quot;: &quot;&quot;}, {&quot;family&quot;: &quot;Gelpi&quot;, &quot;dropping-particle&quot;: &quot;&quot;, &quot;parse-names&quot;: false, &quot;suffix&quot;: &quot;&quot;, &quot;given&quot;: &quot;Christopher F.&quot;, &quot;non-dropping-particle&quot;: &quot;&quot;}, {&quot;family&quot;: &quot;Warren&quot;, &quot;dropping-particle&quot;: &quot;&quot;, &quot;parse-names&quot;: false, &quot;suffix&quot;: &quot;&quot;, &quot;given&quot;: &quot;T. Camber&quot;, &quot;non-dropping-particle&quot;: &quot;&quot;}], &quot;ISBN&quot;: &quot;0020-8183&quot;, &quot;ISSN&quot;: &quot;0020-8183&quot;, &quot;DOI&quot;: &quot;10.1017/S0020818309090110&quot;, &quot;container-title&quot;: &quot;International Organization&quot;, &quot;issued&quot;: {&quot;date-parts&quot;: [[&quot;2009&quot;]]}, &quot;id&quot;: &quot;ITEM-1&quot;}}]} RNDG8WA41RTKM"/><text:span text:style-name="T9">(Grieco, Gelpi, &amp; Warren, 2009)</text:span><text:reference-mark-end text:name="ADDIN CSL_CITATION {&quot;properties&quot;: {&quot;noteIndex&quot;: 0}, &quot;schema&quot;: &quot;https://github.com/citation-style-language/schema/raw/master/csl-citation.json&quot;, &quot;mendeley&quot;: {&quot;formattedCitation&quot;: &quot;(Grieco, Gelpi, &amp; Warren, 2009)&quot;, &quot;previouslyFormattedCitation&quot;: &quot;(Grieco, Gelpi, &amp; Warren, 2009)&quot;, &quot;plainTextFormattedCitation&quot;: &quot;(Grieco, Gelpi, &amp; Warren, 2009)&quot;}, &quot;citationItems&quot;: [{&quot;uris&quot;: [&quot;http://www.mendeley.com/documents/?uuid=99755347-9740-4ec9-b7d3-5b497e5927a7&quot;], &quot;id&quot;: &quot;ITEM-1&quot;, &quot;itemData&quot;: {&quot;type&quot;: &quot;article-journal&quot;, &quot;volume&quot;: &quot;63&quot;, &quot;abstract&quot;: &quot;In this article, we demonstrate that changes in the partisan orientation of a country\u2019s executive branch influence the likelihood that the government of that country complies with international legal commitments aimed at integration of capi- tal markets+ We argue that relative shifts in executive partisan orientation, whether toward the left or toward the right, represent important shifts in \u201cnational prefer- ences\u201d that have heretofore been absent from statistical models of treaty compliance+ Using a matching estimator combined with a genetic algorithm to maximize balance in our sample, we show that the causal impact of a state signing Article VIII of the IMF Articles of Agreement is conditioned by right-to-left shifts in partisan orienta- tion+ The evidence indicates that such preference changes reduce the constraining effects of Article VIII but also indicates that Article VIII continues to exercise signif- icant causal effects even in the face of relative shifts in executive partisan orientation.&quot;, &quot;page&quot;: &quot;341&quot;, &quot;title&quot;: &quot;When Preferences and Commitments Collide: The Effect of Relative Partisan Shifts on International Treaty Compliance&quot;, &quot;issue&quot;: &quot;02&quot;, &quot;author&quot;: [{&quot;family&quot;: &quot;Grieco&quot;, &quot;dropping-particle&quot;: &quot;&quot;, &quot;parse-names&quot;: false, &quot;suffix&quot;: &quot;&quot;, &quot;given&quot;: &quot;Joseph M.&quot;, &quot;non-dropping-particle&quot;: &quot;&quot;}, {&quot;family&quot;: &quot;Gelpi&quot;, &quot;dropping-particle&quot;: &quot;&quot;, &quot;parse-names&quot;: false, &quot;suffix&quot;: &quot;&quot;, &quot;given&quot;: &quot;Christopher F.&quot;, &quot;non-dropping-particle&quot;: &quot;&quot;}, {&quot;family&quot;: &quot;Warren&quot;, &quot;dropping-particle&quot;: &quot;&quot;, &quot;parse-names&quot;: false, &quot;suffix&quot;: &quot;&quot;, &quot;given&quot;: &quot;T. Camber&quot;, &quot;non-dropping-particle&quot;: &quot;&quot;}], &quot;ISBN&quot;: &quot;0020-8183&quot;, &quot;ISSN&quot;: &quot;0020-8183&quot;, &quot;DOI&quot;: &quot;10.1017/S0020818309090110&quot;, &quot;container-title&quot;: &quot;International Organization&quot;, &quot;issued&quot;: {&quot;date-parts&quot;: [[&quot;2009&quot;]]}, &quot;id&quot;: &quot;ITEM-1&quot;}}]} RNDG8WA41RTKM"/> is shown that, under the context of Article VIII of the International Monetary Fund (IMF) Articles of Agreement, shifts in the partisan orientation--understood as national preferences--of a country due to change in office has implications on treaty compliance. They use the World Bank's Database of Political Institutions (DPI) and mark the shifts in partisanship as 0 or 1, avoiding using ordinal categories proposed by the indicator, so it can be compared across countries. <text:span text:style-name="T54">We use the updated version provided by </text:span><text:reference-mark-start text:name="ADDIN CSL_CITATION {&quot;properties&quot;: {&quot;noteIndex&quot;: 0}, &quot;schema&quot;: &quot;https://github.com/citation-style-language/schema/raw/master/csl-citation.json&quot;, &quot;mendeley&quot;: {&quot;formattedCitation&quot;: &quot;(Cruz, Keefer, &amp; Scartascini, 2016)&quot;, &quot;previouslyFormattedCitation&quot;: &quot;(Cruz, Keefer, &amp; Scartascini, 2016)&quot;, &quot;plainTextFormattedCitation&quot;: &quot;(Cruz, Keefer, &amp; Scartascini, 2016)&quot;}, &quot;citationItems&quot;: [{&quot;uris&quot;: [&quot;http://www.mendeley.com/documents/?uuid=67310b5b-aa1c-45af-9231-2a62472e19f5&quot;], &quot;id&quot;: &quot;ITEM-1&quot;, &quot;itemData&quot;: {&quot;type&quot;: &quot;report&quot;, &quot;title&quot;: &quot;Database of Political Institutions Codebook, 2015 Update (DPI2015)&quot;, &quot;abstract&quot;: &quot;The Database of Political Institutions presents institutional and electoral results data such as measures of checks and balances, tenure and stability of the government, identification of party affiliation and ideology, and fragmentation of opposition and government parties in the legislature, among others. The current version of the database, which is now hosted at the IDB, expands its coverage to about 180 countries for 40 years, 1975\u20132015. Researchers at the World Bank Development Research Group first compiled the database in 2000 (see citation information below). It has become one of the most cited databases in comparative political economy and comparative political institutions. Almost 3000 studies have used this database so far as a source of institutional and political data in their empirical analysis.&quot;, &quot;issued&quot;: {&quot;date-parts&quot;: [[&quot;2016&quot;]]}, &quot;author&quot;: [{&quot;family&quot;: &quot;Cruz&quot;, &quot;dropping-particle&quot;: &quot;&quot;, &quot;parse-names&quot;: false, &quot;suffix&quot;: &quot;&quot;, &quot;given&quot;: &quot;C&quot;, &quot;non-dropping-particle&quot;: &quot;&quot;}, {&quot;family&quot;: &quot;Keefer&quot;, &quot;dropping-particle&quot;: &quot;&quot;, &quot;parse-names&quot;: false, &quot;suffix&quot;: &quot;&quot;, &quot;given&quot;: &quot;P&quot;, &quot;non-dropping-particle&quot;: &quot;&quot;}, {&quot;family&quot;: &quot;Scartascini&quot;, &quot;dropping-particle&quot;: &quot;&quot;, &quot;parse-names&quot;: false, &quot;suffix&quot;: &quot;&quot;, &quot;given&quot;: &quot;C&quot;, &quot;non-dropping-particle&quot;: &quot;&quot;}], &quot;id&quot;: &quot;ITEM-1&quot;}}]} RNDLLjgCjv3vh"/><text:span text:style-name="T13">(Cruz, Keefer, &amp; Scartascini, 2016)</text:span><text:reference-mark-end text:name="ADDIN CSL_CITATION {&quot;properties&quot;: {&quot;noteIndex&quot;: 0}, &quot;schema&quot;: &quot;https://github.com/citation-style-language/schema/raw/master/csl-citation.json&quot;, &quot;mendeley&quot;: {&quot;formattedCitation&quot;: &quot;(Cruz, Keefer, &amp; Scartascini, 2016)&quot;, &quot;previouslyFormattedCitation&quot;: &quot;(Cruz, Keefer, &amp; Scartascini, 2016)&quot;, &quot;plainTextFormattedCitation&quot;: &quot;(Cruz, Keefer, &amp; Scartascini, 2016)&quot;}, &quot;citationItems&quot;: [{&quot;uris&quot;: [&quot;http://www.mendeley.com/documents/?uuid=67310b5b-aa1c-45af-9231-2a62472e19f5&quot;], &quot;id&quot;: &quot;ITEM-1&quot;, &quot;itemData&quot;: {&quot;type&quot;: &quot;report&quot;, &quot;title&quot;: &quot;Database of Political Institutions Codebook, 2015 Update (DPI2015)&quot;, &quot;abstract&quot;: &quot;The Database of Political Institutions presents institutional and electoral results data such as measures of checks and balances, tenure and stability of the government, identification of party affiliation and ideology, and fragmentation of opposition and government parties in the legislature, among others. The current version of the database, which is now hosted at the IDB, expands its coverage to about 180 countries for 40 years, 1975\u20132015. Researchers at the World Bank Development Research Group first compiled the database in 2000 (see citation information below). It has become one of the most cited databases in comparative political economy and comparative political institutions. Almost 3000 studies have used this database so far as a source of institutional and political data in their empirical analysis.&quot;, &quot;issued&quot;: {&quot;date-parts&quot;: [[&quot;2016&quot;]]}, &quot;author&quot;: [{&quot;family&quot;: &quot;Cruz&quot;, &quot;dropping-particle&quot;: &quot;&quot;, &quot;parse-names&quot;: false, &quot;suffix&quot;: &quot;&quot;, &quot;given&quot;: &quot;C&quot;, &quot;non-dropping-particle&quot;: &quot;&quot;}, {&quot;family&quot;: &quot;Keefer&quot;, &quot;dropping-particle&quot;: &quot;&quot;, &quot;parse-names&quot;: false, &quot;suffix&quot;: &quot;&quot;, &quot;given&quot;: &quot;P&quot;, &quot;non-dropping-particle&quot;: &quot;&quot;}, {&quot;family&quot;: &quot;Scartascini&quot;, &quot;dropping-particle&quot;: &quot;&quot;, &quot;parse-names&quot;: false, &quot;suffix&quot;: &quot;&quot;, &quot;given&quot;: &quot;C&quot;, &quot;non-dropping-particle&quot;: &quot;&quot;}], &quot;id&quot;: &quot;ITEM-1&quot;}}]} RNDLLjgCjv3vh"/></text:p>
        </text:list-item>
        <text:list-item>
          <text:p text:style-name="P25"><text:span text:style-name="T1">Cultural Beliefs</text:span> As in <text:reference-mark-start text:name="ADDIN CSL_CITATION {&quot;properties&quot;: {&quot;noteIndex&quot;: 0}, &quot;schema&quot;: &quot;https://github.com/citation-style-language/schema/raw/master/csl-citation.json&quot;, &quot;mendeley&quot;: {&quot;formattedCitation&quot;: &quot;(Sapienza, Zingales, &amp; Guiso, 2006)&quot;, &quot;previouslyFormattedCitation&quot;: &quot;(Sapienza, Zingales, &amp; Guiso, 2006)&quot;, &quot;plainTextFormattedCitation&quot;: &quot;(Sapienza, Zingales, &amp; Guiso, 2006)&quot;}, &quot;citationItems&quot;: [{&quot;uris&quot;: [&quot;http://www.mendeley.com/documents/?uuid=ac4b149a-6fa8-4a65-9836-b4326e8c4986&quot;], &quot;id&quot;: &quot;ITEM-1&quot;, &quot;itemData&quot;: {&quot;volume&quot;: &quot;20&quot;, &quot;title&quot;: &quot;Does culture affect economic outcomes?&quot;, &quot;type&quot;: &quot;article-journal&quot;, &quot;page&quot;: &quot;23-48&quot;, &quot;issued&quot;: {&quot;date-parts&quot;: [[&quot;2006&quot;]]}, &quot;issue&quot;: &quot;2&quot;, &quot;author&quot;: [{&quot;family&quot;: &quot;Sapienza&quot;, &quot;dropping-particle&quot;: &quot;&quot;, &quot;parse-names&quot;: false, &quot;suffix&quot;: &quot;&quot;, &quot;given&quot;: &quot;Paola&quot;, &quot;non-dropping-particle&quot;: &quot;&quot;}, {&quot;family&quot;: &quot;Zingales&quot;, &quot;dropping-particle&quot;: &quot;&quot;, &quot;parse-names&quot;: false, &quot;suffix&quot;: &quot;&quot;, &quot;given&quot;: &quot;Luigi&quot;, &quot;non-dropping-particle&quot;: &quot;&quot;}, {&quot;family&quot;: &quot;Guiso&quot;, &quot;dropping-particle&quot;: &quot;&quot;, &quot;parse-names&quot;: false, &quot;suffix&quot;: &quot;&quot;, &quot;given&quot;: &quot;Luigi&quot;, &quot;non-dropping-particle&quot;: &quot;&quot;}], &quot;id&quot;: &quot;ITEM-1&quot;}}]} RNDi4YxLDUI4a"/><text:span text:style-name="T9">(Sapienza, Zingales, &amp; Guiso, 2006)</text:span><text:reference-mark-end text:name="ADDIN CSL_CITATION {&quot;properties&quot;: {&quot;noteIndex&quot;: 0}, &quot;schema&quot;: &quot;https://github.com/citation-style-language/schema/raw/master/csl-citation.json&quot;, &quot;mendeley&quot;: {&quot;formattedCitation&quot;: &quot;(Sapienza, Zingales, &amp; Guiso, 2006)&quot;, &quot;previouslyFormattedCitation&quot;: &quot;(Sapienza, Zingales, &amp; Guiso, 2006)&quot;, &quot;plainTextFormattedCitation&quot;: &quot;(Sapienza, Zingales, &amp; Guiso, 2006)&quot;}, &quot;citationItems&quot;: [{&quot;uris&quot;: [&quot;http://www.mendeley.com/documents/?uuid=ac4b149a-6fa8-4a65-9836-b4326e8c4986&quot;], &quot;id&quot;: &quot;ITEM-1&quot;, &quot;itemData&quot;: {&quot;volume&quot;: &quot;20&quot;, &quot;title&quot;: &quot;Does culture affect economic outcomes?&quot;, &quot;type&quot;: &quot;article-journal&quot;, &quot;page&quot;: &quot;23-48&quot;, &quot;issued&quot;: {&quot;date-parts&quot;: [[&quot;2006&quot;]]}, &quot;issue&quot;: &quot;2&quot;, &quot;author&quot;: [{&quot;family&quot;: &quot;Sapienza&quot;, &quot;dropping-particle&quot;: &quot;&quot;, &quot;parse-names&quot;: false, &quot;suffix&quot;: &quot;&quot;, &quot;given&quot;: &quot;Paola&quot;, &quot;non-dropping-particle&quot;: &quot;&quot;}, {&quot;family&quot;: &quot;Zingales&quot;, &quot;dropping-particle&quot;: &quot;&quot;, &quot;parse-names&quot;: false, &quot;suffix&quot;: &quot;&quot;, &quot;given&quot;: &quot;Luigi&quot;, &quot;non-dropping-particle&quot;: &quot;&quot;}, {&quot;family&quot;: &quot;Guiso&quot;, &quot;dropping-particle&quot;: &quot;&quot;, &quot;parse-names&quot;: false, &quot;suffix&quot;: &quot;&quot;, &quot;given&quot;: &quot;Luigi&quot;, &quot;non-dropping-particle&quot;: &quot;&quot;}], &quot;id&quot;: &quot;ITEM-1&quot;}}]} RNDi4YxLDUI4a"/> review, they argue that cultural beliefs affect economic and political outcomes. As the authors did, we can use the World Values Survey<text:note text:id="ftn2" text:note-class="footnote"><text:note-citation>2</text:note-citation><text:note-body><text:p text:style-name="P18">http://www.worldvaluessurvey.org/wvs.jsp citation: WVS\_Longitudinal\_1981-2014\_rdata\_v\_2015\_04\_18. See table 3 in p. 43 where they provide evidence for the link between policy and cultural beliefs.</text:p></text:note-body></text:note> to control for such issues.<text:note text:id="ftn3" text:note-class="footnote"><text:note-citation>3</text:note-citation><text:note-body><text:p text:style-name="P18">It is important to point out that using religion and ethnicity as instruments is not necesary in this context as, as a difference from the aformentioned paper there is no reason to believe that the implementation of the FCTC has any repercusion over culture, at least in the short term.</text:p></text:note-body></text:note> to account for cultural effects over the decision making process.</text:p>
        </text:list-item>
      </text:list>
      <text:p text:style-name="Text_20_body"><text:span text:style-name="T9">Neighboring countries are likely to share issues on, for example, their bor</text:span><text:span text:style-name="T23">d</text:span><text:span text:style-name="T9">ers, more concretely, tobacco smuggling can be one of these issues </text:span><text:reference-mark-start text:name="ADDIN CSL_CITATION {&quot;properties&quot;: {&quot;noteIndex&quot;: 0}, &quot;schema&quot;: &quot;https://github.com/citation-style-language/schema/raw/master/csl-citation.json&quot;, &quot;mendeley&quot;: {&quot;formattedCitation&quot;: &quot;(L Joossens &amp; Raw, 1998; Luk Joossens, Merriman, Ross, &amp; Raw, 2010; Stoklosa &amp; Ross, 2014; Yurekli &amp; Zhang, 2000)&quot;, &quot;previouslyFormattedCitation&quot;: &quot;(L Joossens &amp; Raw, 1998; Luk Joossens, Merriman, Ross, &amp; Raw, 2010; Stoklosa &amp; Ross, 2014; Yurekli &amp; Zhang, 2000)&quot;, &quot;plainTextFormattedCitation&quot;: &quot;(L Joossens &amp; Raw, 1998; Luk Joossens, Merriman, Ross, &amp; Raw, 2010; Stoklosa &amp; Ross, 2014; Yurekli &amp; Zhang, 2000)&quot;}, &quot;citationItems&quot;: [{&quot;uris&quot;: [&quot;http://www.mendeley.com/documents/?uuid=3e5ef273-b280-465f-8ebd-19dfd0434801&quot;], &quot;id&quot;: &quot;ITEM-1&quot;, &quot;itemData&quot;: {&quot;PMID&quot;: &quot;10721017&quot;, &quot;volume&quot;: &quot;9&quot;, &quot;abstract&quot;: &quot;This study examines the impact of clean indoor-air laws and smuggling activities on states' per capita cigarette consumption and revenues by using a static demand model. The analysis was based on data for 50 states and the District of Columbia (DC) of the United Sates over the period 1970-1995. The estimated price elasticities of demand for cigarettes ranged from -0.48 to -0.62, indicating that a 10% increase in price would reduce consumption per capita by 4.8% to 6.2%. Anti-smoking laws had a significant negative impact on per capita consumption. In 1995, consumption was reduced by 4.7 packs per capita among states with anti-smoking laws, or 1.1 billion fewer packs of cigarettes consumed. Both short-distance smuggling between neighbouring states and long-distance smuggling from Kentucky, North Carolina and Virginia existed and were significant. Smuggling activities from military bases and Indian reservations, however, were not significant. On average, 6% of states' tax revenues were lost due to smuggling activities in 1995. Results also showed that short-distance smuggling was less important than long-distance smuggling as a source of the revenue loss.&quot;, &quot;page&quot;: &quot;159-170&quot;, &quot;type&quot;: &quot;article-journal&quot;, &quot;title&quot;: &quot;The impact of clean indoor-air laws and cigarette smuggling on demand for cigarettes: An empirical model&quot;, &quot;issue&quot;: &quot;2&quot;, &quot;author&quot;: [{&quot;family&quot;: &quot;Yurekli&quot;, &quot;dropping-particle&quot;: &quot;&quot;, &quot;parse-names&quot;: false, &quot;suffix&quot;: &quot;&quot;, &quot;given&quot;: &quot;Ayda A.&quot;, &quot;non-dropping-particle&quot;: &quot;&quot;}, {&quot;family&quot;: &quot;Zhang&quot;, &quot;dropping-particle&quot;: &quot;&quot;, &quot;parse-names&quot;: false, &quot;suffix&quot;: &quot;&quot;, &quot;given&quot;: &quot;Ping&quot;, &quot;non-dropping-particle&quot;: &quot;&quot;}], &quot;ISBN&quot;: &quot;1057-9230&quot;, &quot;ISSN&quot;: &quot;10579230&quot;, &quot;DOI&quot;: &quot;10.1002/(SICI)1099-1050(200003)9:2&lt;159::AID-HEC499&gt;3.0.CO;2-T&quot;, &quot;container-title&quot;: &quot;Health Economics&quot;, &quot;issued&quot;: {&quot;date-parts&quot;: [[&quot;2000&quot;]]}, &quot;id&quot;: &quot;ITEM-1&quot;}}, {&quot;uris&quot;: [&quot;http://www.mendeley.com/documents/?uuid=d91fc7ea-dd2f-4f1c-b7af-442e64c3cff8&quot;], &quot;id&quot;: &quot;ITEM-2&quot;, &quot;itemData&quot;: {&quot;PMID&quot;: &quot;9706757&quot;, &quot;volume&quot;: &quot;7&quot;, &quot;abstract&quot;: &quot;Cigarette smuggling, now on the increase, is so widespread and well organised that it poses a serious threat to public health. This threat comes from two principal directions. First, smuggling makes cigarettes available cheaply, thereby increasing consumption. A third of annual global exports go to the contraband market, representing an enormous impact on consumption, and thus causing an increase in the burden of disease, especially in poorer countries. It is also costing government treasuries thousands of millions of dollars in lost tax revenue. Second, the tobacco industry uses smuggling politically, lobbying governments to lower tax, arguing that smuggling is caused by price differences. This paper shows that the claimed correlation between high prices and high levels of smuggling does not exist in western Europe. In fact, countries such as Norway and Sweden, with expensive cigarettes, do not have a large smuggling problem, whereas countries in the south of Europe do. Cigarette smuggling is not caused principally by \&quot;market forces\&quot;. It is mainly caused by fraud, by the illegal evasion of import duty. The cigarettes involved are not the cheap brands from southern European countries, for which there is no international market. It is the well-known international brands such as Marlboro and Winston. We propose much tighter regulation of cigarette trade, including an international transport convention, and a total ban on transit trade-sale by the manufacturers to dealers, who sell on to smugglers.&quot;, &quot;page&quot;: &quot;66-71&quot;, &quot;type&quot;: &quot;article-journal&quot;, &quot;title&quot;: &quot;Cigarette smuggling in Europe: who really benefits?&quot;, &quot;issue&quot;: &quot;1&quot;, &quot;author&quot;: [{&quot;family&quot;: &quot;Joossens&quot;, &quot;dropping-particle&quot;: &quot;&quot;, &quot;parse-names&quot;: false, &quot;suffix&quot;: &quot;&quot;, &quot;given&quot;: &quot;L&quot;, &quot;non-dropping-particle&quot;: &quot;&quot;}, {&quot;family&quot;: &quot;Raw&quot;, &quot;dropping-particle&quot;: &quot;&quot;, &quot;parse-names&quot;: false, &quot;suffix&quot;: &quot;&quot;, &quot;given&quot;: &quot;M&quot;, &quot;non-dropping-particle&quot;: &quot;&quot;}], &quot;ISBN&quot;: &quot;0964-4563&quot;, &quot;ISSN&quot;: &quot;0964-4563&quot;, &quot;DOI&quot;: &quot;10.1136/tc.7.1.66&quot;, &quot;container-title&quot;: &quot;Tobacco control&quot;, &quot;issued&quot;: {&quot;date-parts&quot;: [[&quot;1998&quot;]]}, &quot;id&quot;: &quot;ITEM-2&quot;}}, {&quot;uris&quot;: [&quot;http://www.mendeley.com/documents/?uuid=2170df0a-1cd3-46d2-82b9-3dd8c1580654&quot;], &quot;id&quot;: &quot;ITEM-3&quot;, &quot;itemData&quot;: {&quot;PMID&quot;: &quot;23945214&quot;, &quot;volume&quot;: &quot;23&quot;, &quot;abstract&quot;: &quot;OBJECTIVE: To compare two different methods for estimating the size of the illicit cigarette market with each other and to contrast the estimates obtained by these two methods with the results of an industry-commissioned study. METHODS: We used two observational methods: collection of data from packs in smokers' personal possession, and collection of data from packs discarded on streets. The data were obtained in Warsaw, Poland in September 2011 and October 2011. We used tests of independence to compare the results based on the two methods, and to contrast those with the estimate from the industry-commissioned discarded pack collection conducted in September 2011. RESULTS: We found that the proportions of cigarette packs classified as not intended for the Polish market estimated by our two methods were not statistically different. These estimates were 14.6% (95% CI 10.8% to 19.4%) using the survey data (N=400) and 15.6% (95% CI 13.2% to 18.4%) using the discarded pack data (N=754). The industry estimate (22.9%) was higher by nearly a half compared with our estimates, and this difference is statistically significant. CONCLUSIONS: Our findings are consistent with previous evidence of the tobacco industry exaggerating the scope of illicit trade and with the general pattern of the industry manipulating evidence to mislead the debate on tobacco control policy in many countries. Collaboration between governments and the tobacco industry to estimate tobacco tax avoidance and evasion is likely to produce upward-biased estimates of illicit cigarette trade. If governments are presented with industry estimates, they should strictly require a disclosure of all methodological details and data used in generating these estimates, and should seek advice from independent experts.&quot;, &quot;page&quot;: &quot;e30-4&quot;, &quot;type&quot;: &quot;article-journal&quot;, &quot;title&quot;: &quot;Contrasting academic and tobacco industry estimates of illicit cigarette trade: evidence from Warsaw, Poland.&quot;, &quot;issue&quot;: &quot;e1&quot;, &quot;author&quot;: [{&quot;family&quot;: &quot;Stoklosa&quot;, &quot;dropping-particle&quot;: &quot;&quot;, &quot;parse-names&quot;: false, &quot;suffix&quot;: &quot;&quot;, &quot;given&quot;: &quot;Michal&quot;, &quot;non-dropping-particle&quot;: &quot;&quot;}, {&quot;family&quot;: &quot;Ross&quot;, &quot;dropping-particle&quot;: &quot;&quot;, &quot;parse-names&quot;: false, &quot;suffix&quot;: &quot;&quot;, &quot;given&quot;: &quot;Hana&quot;, &quot;non-dropping-particle&quot;: &quot;&quot;}], &quot;ISSN&quot;: &quot;1468-3318 (Electronic)&quot;, &quot;DOI&quot;: &quot;10.1136/tobaccocontrol-2013-051099&quot;, &quot;container-title&quot;: &quot;Tobacco control&quot;, &quot;issued&quot;: {&quot;date-parts&quot;: [[&quot;2014&quot;]]}, &quot;id&quot;: &quot;ITEM-3&quot;}}, {&quot;uris&quot;: [&quot;http://www.mendeley.com/documents/?uuid=529bf7cd-9743-46e9-aa10-44940b8df023&quot;], &quot;id&quot;: &quot;ITEM-4&quot;, &quot;itemData&quot;: {&quot;PMID&quot;: &quot;20626371&quot;, &quot;volume&quot;: &quot;105&quot;, &quot;abstract&quot;: &quot;The purpose of this study was to update global estimates of the illicit cigarette trade, based on recent data, and estimate how many lives could be saved by eliminating it and how much revenue governments would gain.&quot;, &quot;page&quot;: &quot;1640-1649&quot;, &quot;type&quot;: &quot;article-journal&quot;, &quot;title&quot;: &quot;The impact of eliminating the global illicit cigarette trade on health and revenue&quot;, &quot;issue&quot;: &quot;9&quot;, &quot;author&quot;: [{&quot;family&quot;: &quot;Joossens&quot;, &quot;dropping-particle&quot;: &quot;&quot;, &quot;parse-names&quot;: false, &quot;suffix&quot;: &quot;&quot;, &quot;given&quot;: &quot;Luk&quot;, &quot;non-dropping-particle&quot;: &quot;&quot;}, {&quot;family&quot;: &quot;Merriman&quot;, &quot;dropping-particle&quot;: &quot;&quot;, &quot;parse-names&quot;: false, &quot;suffix&quot;: &quot;&quot;, &quot;given&quot;: &quot;David&quot;, &quot;non-dropping-particle&quot;: &quot;&quot;}, {&quot;family&quot;: &quot;Ross&quot;, &quot;dropping-particle&quot;: &quot;&quot;, &quot;parse-names&quot;: false, &quot;suffix&quot;: &quot;&quot;, &quot;given&quot;: &quot;Hana&quot;, &quot;non-dropping-particle&quot;: &quot;&quot;}, {&quot;family&quot;: &quot;Raw&quot;, &quot;dropping-particle&quot;: &quot;&quot;, &quot;parse-names&quot;: false, &quot;suffix&quot;: &quot;&quot;, &quot;given&quot;: &quot;Martin&quot;, &quot;non-dropping-particle&quot;: &quot;&quot;}], &quot;ISBN&quot;: &quot;978-2-914365-61-1&quot;, &quot;ISSN&quot;: &quot;09652140&quot;, &quot;DOI&quot;: &quot;10.1111/j.1360-0443.2010.03018.x&quot;, &quot;container-title&quot;: &quot;Addiction&quot;, &quot;issued&quot;: {&quot;date-parts&quot;: [[&quot;2010&quot;]]}, &quot;id&quot;: &quot;ITEM-4&quot;}}]} RNDqaiRDxAv9v"/><text:span text:style-name="T9">(L Joossens &amp; Raw, 1998; Luk Joossens, Merriman, Ross, &amp; Raw, 2010; Stoklosa &amp; Ross, 2014; Yurekli &amp; Zhang, 2000)</text:span><text:reference-mark-end text:name="ADDIN CSL_CITATION {&quot;properties&quot;: {&quot;noteIndex&quot;: 0}, &quot;schema&quot;: &quot;https://github.com/citation-style-language/schema/raw/master/csl-citation.json&quot;, &quot;mendeley&quot;: {&quot;formattedCitation&quot;: &quot;(L Joossens &amp; Raw, 1998; Luk Joossens, Merriman, Ross, &amp; Raw, 2010; Stoklosa &amp; Ross, 2014; Yurekli &amp; Zhang, 2000)&quot;, &quot;previouslyFormattedCitation&quot;: &quot;(L Joossens &amp; Raw, 1998; Luk Joossens, Merriman, Ross, &amp; Raw, 2010; Stoklosa &amp; Ross, 2014; Yurekli &amp; Zhang, 2000)&quot;, &quot;plainTextFormattedCitation&quot;: &quot;(L Joossens &amp; Raw, 1998; Luk Joossens, Merriman, Ross, &amp; Raw, 2010; Stoklosa &amp; Ross, 2014; Yurekli &amp; Zhang, 2000)&quot;}, &quot;citationItems&quot;: [{&quot;uris&quot;: [&quot;http://www.mendeley.com/documents/?uuid=3e5ef273-b280-465f-8ebd-19dfd0434801&quot;], &quot;id&quot;: &quot;ITEM-1&quot;, &quot;itemData&quot;: {&quot;PMID&quot;: &quot;10721017&quot;, &quot;volume&quot;: &quot;9&quot;, &quot;abstract&quot;: &quot;This study examines the impact of clean indoor-air laws and smuggling activities on states' per capita cigarette consumption and revenues by using a static demand model. The analysis was based on data for 50 states and the District of Columbia (DC) of the United Sates over the period 1970-1995. The estimated price elasticities of demand for cigarettes ranged from -0.48 to -0.62, indicating that a 10% increase in price would reduce consumption per capita by 4.8% to 6.2%. Anti-smoking laws had a significant negative impact on per capita consumption. In 1995, consumption was reduced by 4.7 packs per capita among states with anti-smoking laws, or 1.1 billion fewer packs of cigarettes consumed. Both short-distance smuggling between neighbouring states and long-distance smuggling from Kentucky, North Carolina and Virginia existed and were significant. Smuggling activities from military bases and Indian reservations, however, were not significant. On average, 6% of states' tax revenues were lost due to smuggling activities in 1995. Results also showed that short-distance smuggling was less important than long-distance smuggling as a source of the revenue loss.&quot;, &quot;page&quot;: &quot;159-170&quot;, &quot;type&quot;: &quot;article-journal&quot;, &quot;title&quot;: &quot;The impact of clean indoor-air laws and cigarette smuggling on demand for cigarettes: An empirical model&quot;, &quot;issue&quot;: &quot;2&quot;, &quot;author&quot;: [{&quot;family&quot;: &quot;Yurekli&quot;, &quot;dropping-particle&quot;: &quot;&quot;, &quot;parse-names&quot;: false, &quot;suffix&quot;: &quot;&quot;, &quot;given&quot;: &quot;Ayda A.&quot;, &quot;non-dropping-particle&quot;: &quot;&quot;}, {&quot;family&quot;: &quot;Zhang&quot;, &quot;dropping-particle&quot;: &quot;&quot;, &quot;parse-names&quot;: false, &quot;suffix&quot;: &quot;&quot;, &quot;given&quot;: &quot;Ping&quot;, &quot;non-dropping-particle&quot;: &quot;&quot;}], &quot;ISBN&quot;: &quot;1057-9230&quot;, &quot;ISSN&quot;: &quot;10579230&quot;, &quot;DOI&quot;: &quot;10.1002/(SICI)1099-1050(200003)9:2&lt;159::AID-HEC499&gt;3.0.CO;2-T&quot;, &quot;container-title&quot;: &quot;Health Economics&quot;, &quot;issued&quot;: {&quot;date-parts&quot;: [[&quot;2000&quot;]]}, &quot;id&quot;: &quot;ITEM-1&quot;}}, {&quot;uris&quot;: [&quot;http://www.mendeley.com/documents/?uuid=d91fc7ea-dd2f-4f1c-b7af-442e64c3cff8&quot;], &quot;id&quot;: &quot;ITEM-2&quot;, &quot;itemData&quot;: {&quot;PMID&quot;: &quot;9706757&quot;, &quot;volume&quot;: &quot;7&quot;, &quot;abstract&quot;: &quot;Cigarette smuggling, now on the increase, is so widespread and well organised that it poses a serious threat to public health. This threat comes from two principal directions. First, smuggling makes cigarettes available cheaply, thereby increasing consumption. A third of annual global exports go to the contraband market, representing an enormous impact on consumption, and thus causing an increase in the burden of disease, especially in poorer countries. It is also costing government treasuries thousands of millions of dollars in lost tax revenue. Second, the tobacco industry uses smuggling politically, lobbying governments to lower tax, arguing that smuggling is caused by price differences. This paper shows that the claimed correlation between high prices and high levels of smuggling does not exist in western Europe. In fact, countries such as Norway and Sweden, with expensive cigarettes, do not have a large smuggling problem, whereas countries in the south of Europe do. Cigarette smuggling is not caused principally by \&quot;market forces\&quot;. It is mainly caused by fraud, by the illegal evasion of import duty. The cigarettes involved are not the cheap brands from southern European countries, for which there is no international market. It is the well-known international brands such as Marlboro and Winston. We propose much tighter regulation of cigarette trade, including an international transport convention, and a total ban on transit trade-sale by the manufacturers to dealers, who sell on to smugglers.&quot;, &quot;page&quot;: &quot;66-71&quot;, &quot;type&quot;: &quot;article-journal&quot;, &quot;title&quot;: &quot;Cigarette smuggling in Europe: who really benefits?&quot;, &quot;issue&quot;: &quot;1&quot;, &quot;author&quot;: [{&quot;family&quot;: &quot;Joossens&quot;, &quot;dropping-particle&quot;: &quot;&quot;, &quot;parse-names&quot;: false, &quot;suffix&quot;: &quot;&quot;, &quot;given&quot;: &quot;L&quot;, &quot;non-dropping-particle&quot;: &quot;&quot;}, {&quot;family&quot;: &quot;Raw&quot;, &quot;dropping-particle&quot;: &quot;&quot;, &quot;parse-names&quot;: false, &quot;suffix&quot;: &quot;&quot;, &quot;given&quot;: &quot;M&quot;, &quot;non-dropping-particle&quot;: &quot;&quot;}], &quot;ISBN&quot;: &quot;0964-4563&quot;, &quot;ISSN&quot;: &quot;0964-4563&quot;, &quot;DOI&quot;: &quot;10.1136/tc.7.1.66&quot;, &quot;container-title&quot;: &quot;Tobacco control&quot;, &quot;issued&quot;: {&quot;date-parts&quot;: [[&quot;1998&quot;]]}, &quot;id&quot;: &quot;ITEM-2&quot;}}, {&quot;uris&quot;: [&quot;http://www.mendeley.com/documents/?uuid=2170df0a-1cd3-46d2-82b9-3dd8c1580654&quot;], &quot;id&quot;: &quot;ITEM-3&quot;, &quot;itemData&quot;: {&quot;PMID&quot;: &quot;23945214&quot;, &quot;volume&quot;: &quot;23&quot;, &quot;abstract&quot;: &quot;OBJECTIVE: To compare two different methods for estimating the size of the illicit cigarette market with each other and to contrast the estimates obtained by these two methods with the results of an industry-commissioned study. METHODS: We used two observational methods: collection of data from packs in smokers' personal possession, and collection of data from packs discarded on streets. The data were obtained in Warsaw, Poland in September 2011 and October 2011. We used tests of independence to compare the results based on the two methods, and to contrast those with the estimate from the industry-commissioned discarded pack collection conducted in September 2011. RESULTS: We found that the proportions of cigarette packs classified as not intended for the Polish market estimated by our two methods were not statistically different. These estimates were 14.6% (95% CI 10.8% to 19.4%) using the survey data (N=400) and 15.6% (95% CI 13.2% to 18.4%) using the discarded pack data (N=754). The industry estimate (22.9%) was higher by nearly a half compared with our estimates, and this difference is statistically significant. CONCLUSIONS: Our findings are consistent with previous evidence of the tobacco industry exaggerating the scope of illicit trade and with the general pattern of the industry manipulating evidence to mislead the debate on tobacco control policy in many countries. Collaboration between governments and the tobacco industry to estimate tobacco tax avoidance and evasion is likely to produce upward-biased estimates of illicit cigarette trade. If governments are presented with industry estimates, they should strictly require a disclosure of all methodological details and data used in generating these estimates, and should seek advice from independent experts.&quot;, &quot;page&quot;: &quot;e30-4&quot;, &quot;type&quot;: &quot;article-journal&quot;, &quot;title&quot;: &quot;Contrasting academic and tobacco industry estimates of illicit cigarette trade: evidence from Warsaw, Poland.&quot;, &quot;issue&quot;: &quot;e1&quot;, &quot;author&quot;: [{&quot;family&quot;: &quot;Stoklosa&quot;, &quot;dropping-particle&quot;: &quot;&quot;, &quot;parse-names&quot;: false, &quot;suffix&quot;: &quot;&quot;, &quot;given&quot;: &quot;Michal&quot;, &quot;non-dropping-particle&quot;: &quot;&quot;}, {&quot;family&quot;: &quot;Ross&quot;, &quot;dropping-particle&quot;: &quot;&quot;, &quot;parse-names&quot;: false, &quot;suffix&quot;: &quot;&quot;, &quot;given&quot;: &quot;Hana&quot;, &quot;non-dropping-particle&quot;: &quot;&quot;}], &quot;ISSN&quot;: &quot;1468-3318 (Electronic)&quot;, &quot;DOI&quot;: &quot;10.1136/tobaccocontrol-2013-051099&quot;, &quot;container-title&quot;: &quot;Tobacco control&quot;, &quot;issued&quot;: {&quot;date-parts&quot;: [[&quot;2014&quot;]]}, &quot;id&quot;: &quot;ITEM-3&quot;}}, {&quot;uris&quot;: [&quot;http://www.mendeley.com/documents/?uuid=529bf7cd-9743-46e9-aa10-44940b8df023&quot;], &quot;id&quot;: &quot;ITEM-4&quot;, &quot;itemData&quot;: {&quot;PMID&quot;: &quot;20626371&quot;, &quot;volume&quot;: &quot;105&quot;, &quot;abstract&quot;: &quot;The purpose of this study was to update global estimates of the illicit cigarette trade, based on recent data, and estimate how many lives could be saved by eliminating it and how much revenue governments would gain.&quot;, &quot;page&quot;: &quot;1640-1649&quot;, &quot;type&quot;: &quot;article-journal&quot;, &quot;title&quot;: &quot;The impact of eliminating the global illicit cigarette trade on health and revenue&quot;, &quot;issue&quot;: &quot;9&quot;, &quot;author&quot;: [{&quot;family&quot;: &quot;Joossens&quot;, &quot;dropping-particle&quot;: &quot;&quot;, &quot;parse-names&quot;: false, &quot;suffix&quot;: &quot;&quot;, &quot;given&quot;: &quot;Luk&quot;, &quot;non-dropping-particle&quot;: &quot;&quot;}, {&quot;family&quot;: &quot;Merriman&quot;, &quot;dropping-particle&quot;: &quot;&quot;, &quot;parse-names&quot;: false, &quot;suffix&quot;: &quot;&quot;, &quot;given&quot;: &quot;David&quot;, &quot;non-dropping-particle&quot;: &quot;&quot;}, {&quot;family&quot;: &quot;Ross&quot;, &quot;dropping-particle&quot;: &quot;&quot;, &quot;parse-names&quot;: false, &quot;suffix&quot;: &quot;&quot;, &quot;given&quot;: &quot;Hana&quot;, &quot;non-dropping-particle&quot;: &quot;&quot;}, {&quot;family&quot;: &quot;Raw&quot;, &quot;dropping-particle&quot;: &quot;&quot;, &quot;parse-names&quot;: false, &quot;suffix&quot;: &quot;&quot;, &quot;given&quot;: &quot;Martin&quot;, &quot;non-dropping-particle&quot;: &quot;&quot;}], &quot;ISBN&quot;: &quot;978-2-914365-61-1&quot;, &quot;ISSN&quot;: &quot;09652140&quot;, &quot;DOI&quot;: &quot;10.1111/j.1360-0443.2010.03018.x&quot;, &quot;container-title&quot;: &quot;Addiction&quot;, &quot;issued&quot;: {&quot;date-parts&quot;: [[&quot;2010&quot;]]}, &quot;id&quot;: &quot;ITEM-4&quot;}}]} RNDqaiRDxAv9v"/><text:span text:style-name="T9">.</text:span></text:p>
      <text:p text:style-name="Text_20_body"><text:reference-mark-start text:name="ADDIN CSL_CITATION {&quot;properties&quot;: {&quot;noteIndex&quot;: 0}, &quot;schema&quot;: &quot;https://github.com/citation-style-language/schema/raw/master/csl-citation.json&quot;, &quot;mendeley&quot;: {&quot;formattedCitation&quot;: &quot;(Simmons, 2000)&quot;, &quot;previouslyFormattedCitation&quot;: &quot;(Simmons, 2000)&quot;, &quot;plainTextFormattedCitation&quot;: &quot;(Simmons, 2000)&quot;}, &quot;citationItems&quot;: [{&quot;uris&quot;: [&quot;http://www.mendeley.com/documents/?uuid=3f61541d-424e-46b8-ac41-c42bc875f622&quot;], &quot;id&quot;: &quot;ITEM-1&quot;, &quot;itemData&quot;: {&quot;type&quot;: &quot;article-journal&quot;, &quot;title&quot;: &quot;International Law and State Behavior: Commitment and Compliance in International Monetary Affairs Author ( s ): Beth A . Simmons Source : The American Political Science Review , Vol . 94 , No . 4 ( Dec ., 2000 ), pp . 819-835 Published by : American Polit&quot;, &quot;container-title&quot;: &quot;American Political Science Review&quot;, &quot;page&quot;: &quot;819-835&quot;, &quot;issued&quot;: {&quot;date-parts&quot;: [[&quot;2000&quot;]]}, &quot;issue&quot;: &quot;4&quot;, &quot;volume&quot;: &quot;94&quot;, &quot;author&quot;: [{&quot;family&quot;: &quot;Simmons&quot;, &quot;dropping-particle&quot;: &quot;&quot;, &quot;parse-names&quot;: false, &quot;suffix&quot;: &quot;&quot;, &quot;given&quot;: &quot;Beth&quot;, &quot;non-dropping-particle&quot;: &quot;&quot;}], &quot;id&quot;: &quot;ITEM-1&quot;}}]} RNDKJpzHU9UNA"/><text:span text:style-name="T9">(Simmons, 2000)</text:span><text:reference-mark-end text:name="ADDIN CSL_CITATION {&quot;properties&quot;: {&quot;noteIndex&quot;: 0}, &quot;schema&quot;: &quot;https://github.com/citation-style-language/schema/raw/master/csl-citation.json&quot;, &quot;mendeley&quot;: {&quot;formattedCitation&quot;: &quot;(Simmons, 2000)&quot;, &quot;previouslyFormattedCitation&quot;: &quot;(Simmons, 2000)&quot;, &quot;plainTextFormattedCitation&quot;: &quot;(Simmons, 2000)&quot;}, &quot;citationItems&quot;: [{&quot;uris&quot;: [&quot;http://www.mendeley.com/documents/?uuid=3f61541d-424e-46b8-ac41-c42bc875f622&quot;], &quot;id&quot;: &quot;ITEM-1&quot;, &quot;itemData&quot;: {&quot;type&quot;: &quot;article-journal&quot;, &quot;title&quot;: &quot;International Law and State Behavior: Commitment and Compliance in International Monetary Affairs Author ( s ): Beth A . Simmons Source : The American Political Science Review , Vol . 94 , No . 4 ( Dec ., 2000 ), pp . 819-835 Published by : American Polit&quot;, &quot;container-title&quot;: &quot;American Political Science Review&quot;, &quot;page&quot;: &quot;819-835&quot;, &quot;issued&quot;: {&quot;date-parts&quot;: [[&quot;2000&quot;]]}, &quot;issue&quot;: &quot;4&quot;, &quot;volume&quot;: &quot;94&quot;, &quot;author&quot;: [{&quot;family&quot;: &quot;Simmons&quot;, &quot;dropping-particle&quot;: &quot;&quot;, &quot;parse-names&quot;: false, &quot;suffix&quot;: &quot;&quot;, &quot;given&quot;: &quot;Beth&quot;, &quot;non-dropping-particle&quot;: &quot;&quot;}], &quot;id&quot;: &quot;ITEM-1&quot;}}]} RNDKJpzHU9UNA"/><text:span text:style-name="T9">⁠ shows evidence </text:span><text:span text:style-name="T26">indicating that </text:span><text:span text:style-name="T9">compliance </text:span><text:span text:style-name="T26">is</text:span><text:span text:style-name="T9"> higher among countries that are exposed to higher regional compliance, in particular, higher compliance from IMF leads to higher probability of compliance for any of its member.</text:span></text:p>
      <text:h text:style-name="P20" text:outline-level="1">Data</text:h>
      <text:h text:style-name="P42" text:outline-level="3">Networks</text:h>
      <text:p text:style-name="P39">Centroid Geographical Distance Network: <text:span text:style-name="T66">T</text:span>he edge between countries <text:span text:style-name="T4">i</text:span> and <text:span text:style-name="T4">j</text:span> has a weight equal to inverse of the distance between their<text:span text:style-name="T30"> centroids. </text:span><text:span text:style-name="T47">Source: </text:span><text:reference-mark-start text:name="ADDIN CSL_CITATION {&quot;properties&quot;: {&quot;noteIndex&quot;: 0}, &quot;schema&quot;: &quot;https://github.com/citation-style-language/schema/raw/master/csl-citation.json&quot;, &quot;mendeley&quot;: {&quot;formattedCitation&quot;: &quot;(Weidmann &amp; Gleditsch, 2015)&quot;, &quot;plainTextFormattedCitation&quot;: &quot;(Weidmann &amp; Gleditsch, 2015)&quot;}, &quot;citationItems&quot;: [{&quot;uris&quot;: [&quot;http://www.mendeley.com/documents/?uuid=2a2af206-deb5-4899-b6a3-6d663efac7f3&quot;], &quot;id&quot;: &quot;ITEM-1&quot;, &quot;itemData&quot;: {&quot;number&quot;: &quot;0.5-1&quot;, &quot;type&quot;: &quot;article&quot;, &quot;issued&quot;: {&quot;date-parts&quot;: [[&quot;2015&quot;]]}, &quot;title&quot;: &quot;cshapes: CShapes Dataset and Utilities&quot;, &quot;author&quot;: [{&quot;family&quot;: &quot;Weidmann&quot;, &quot;dropping-particle&quot;: &quot;&quot;, &quot;parse-names&quot;: false, &quot;suffix&quot;: &quot;&quot;, &quot;given&quot;: &quot;Nils B.&quot;, &quot;non-dropping-particle&quot;: &quot;&quot;}, {&quot;family&quot;: &quot;Gleditsch&quot;, &quot;dropping-particle&quot;: &quot;&quot;, &quot;parse-names&quot;: false, &quot;suffix&quot;: &quot;&quot;, &quot;given&quot;: &quot;Kristian Skrede&quot;, &quot;non-dropping-particle&quot;: &quot;&quot;}], &quot;id&quot;: &quot;ITEM-1&quot;}}]} RNDIsHUxJWEmG"/><text:span text:style-name="T21">(Weidmann &amp; Gleditsch, 2015)</text:span><text:reference-mark-end text:name="ADDIN CSL_CITATION {&quot;properties&quot;: {&quot;noteIndex&quot;: 0}, &quot;schema&quot;: &quot;https://github.com/citation-style-language/schema/raw/master/csl-citation.json&quot;, &quot;mendeley&quot;: {&quot;formattedCitation&quot;: &quot;(Weidmann &amp; Gleditsch, 2015)&quot;, &quot;plainTextFormattedCitation&quot;: &quot;(Weidmann &amp; Gleditsch, 2015)&quot;}, &quot;citationItems&quot;: [{&quot;uris&quot;: [&quot;http://www.mendeley.com/documents/?uuid=2a2af206-deb5-4899-b6a3-6d663efac7f3&quot;], &quot;id&quot;: &quot;ITEM-1&quot;, &quot;itemData&quot;: {&quot;number&quot;: &quot;0.5-1&quot;, &quot;type&quot;: &quot;article&quot;, &quot;issued&quot;: {&quot;date-parts&quot;: [[&quot;2015&quot;]]}, &quot;title&quot;: &quot;cshapes: CShapes Dataset and Utilities&quot;, &quot;author&quot;: [{&quot;family&quot;: &quot;Weidmann&quot;, &quot;dropping-particle&quot;: &quot;&quot;, &quot;parse-names&quot;: false, &quot;suffix&quot;: &quot;&quot;, &quot;given&quot;: &quot;Nils B.&quot;, &quot;non-dropping-particle&quot;: &quot;&quot;}, {&quot;family&quot;: &quot;Gleditsch&quot;, &quot;dropping-particle&quot;: &quot;&quot;, &quot;parse-names&quot;: false, &quot;suffix&quot;: &quot;&quot;, &quot;given&quot;: &quot;Kristian Skrede&quot;, &quot;non-dropping-particle&quot;: &quot;&quot;}], &quot;id&quot;: &quot;ITEM-1&quot;}}]} RNDIsHUxJWEmG"/><text:span text:style-name="T47">⁠</text:span></text:p>
      <text:p text:style-name="P40"><text:soft-page-break/>Minimum Geographical Distance Network: <text:span text:style-name="T66">T</text:span>he edge between countries <text:span text:style-name="T4">i</text:span> and <text:span text:style-name="T4">j</text:span> has a weight equal to inverse of the <text:span text:style-name="T66">minimum </text:span>distance between <text:span text:style-name="T66">their borders</text:span><text:span text:style-name="T30">. </text:span><text:span text:style-name="T45">If such distance is zero, then it is replaced by the smallest non-zero distance. </text:span><text:span text:style-name="T46">Source: </text:span><text:reference-mark-start text:name="ADDIN CSL_CITATION {&quot;properties&quot;: {&quot;noteIndex&quot;: 0}, &quot;schema&quot;: &quot;https://github.com/citation-style-language/schema/raw/master/csl-citation.json&quot;, &quot;mendeley&quot;: {&quot;formattedCitation&quot;: &quot;(Weidmann &amp; Gleditsch, 2015)&quot;, &quot;previouslyFormattedCitation&quot;: &quot;(Weidmann &amp; Gleditsch, 2015)&quot;, &quot;plainTextFormattedCitation&quot;: &quot;(Weidmann &amp; Gleditsch, 2015)&quot;}, &quot;citationItems&quot;: [{&quot;uris&quot;: [&quot;http://www.mendeley.com/documents/?uuid=2a2af206-deb5-4899-b6a3-6d663efac7f3&quot;], &quot;id&quot;: &quot;ITEM-1&quot;, &quot;itemData&quot;: {&quot;number&quot;: &quot;0.5-1&quot;, &quot;type&quot;: &quot;article&quot;, &quot;issued&quot;: {&quot;date-parts&quot;: [[&quot;2015&quot;]]}, &quot;title&quot;: &quot;cshapes: CShapes Dataset and Utilities&quot;, &quot;author&quot;: [{&quot;family&quot;: &quot;Weidmann&quot;, &quot;dropping-particle&quot;: &quot;&quot;, &quot;parse-names&quot;: false, &quot;suffix&quot;: &quot;&quot;, &quot;given&quot;: &quot;Nils B.&quot;, &quot;non-dropping-particle&quot;: &quot;&quot;}, {&quot;family&quot;: &quot;Gleditsch&quot;, &quot;dropping-particle&quot;: &quot;&quot;, &quot;parse-names&quot;: false, &quot;suffix&quot;: &quot;&quot;, &quot;given&quot;: &quot;Kristian Skrede&quot;, &quot;non-dropping-particle&quot;: &quot;&quot;}], &quot;id&quot;: &quot;ITEM-1&quot;}}]} RNDQAjiOcO1SK"/><text:span text:style-name="T20">(Weidmann &amp; Gleditsch, 2015)</text:span><text:reference-mark-end text:name="ADDIN CSL_CITATION {&quot;properties&quot;: {&quot;noteIndex&quot;: 0}, &quot;schema&quot;: &quot;https://github.com/citation-style-language/schema/raw/master/csl-citation.json&quot;, &quot;mendeley&quot;: {&quot;formattedCitation&quot;: &quot;(Weidmann &amp; Gleditsch, 2015)&quot;, &quot;previouslyFormattedCitation&quot;: &quot;(Weidmann &amp; Gleditsch, 2015)&quot;, &quot;plainTextFormattedCitation&quot;: &quot;(Weidmann &amp; Gleditsch, 2015)&quot;}, &quot;citationItems&quot;: [{&quot;uris&quot;: [&quot;http://www.mendeley.com/documents/?uuid=2a2af206-deb5-4899-b6a3-6d663efac7f3&quot;], &quot;id&quot;: &quot;ITEM-1&quot;, &quot;itemData&quot;: {&quot;number&quot;: &quot;0.5-1&quot;, &quot;type&quot;: &quot;article&quot;, &quot;issued&quot;: {&quot;date-parts&quot;: [[&quot;2015&quot;]]}, &quot;title&quot;: &quot;cshapes: CShapes Dataset and Utilities&quot;, &quot;author&quot;: [{&quot;family&quot;: &quot;Weidmann&quot;, &quot;dropping-particle&quot;: &quot;&quot;, &quot;parse-names&quot;: false, &quot;suffix&quot;: &quot;&quot;, &quot;given&quot;: &quot;Nils B.&quot;, &quot;non-dropping-particle&quot;: &quot;&quot;}, {&quot;family&quot;: &quot;Gleditsch&quot;, &quot;dropping-particle&quot;: &quot;&quot;, &quot;parse-names&quot;: false, &quot;suffix&quot;: &quot;&quot;, &quot;given&quot;: &quot;Kristian Skrede&quot;, &quot;non-dropping-particle&quot;: &quot;&quot;}], &quot;id&quot;: &quot;ITEM-1&quot;}}]} RNDQAjiOcO1SK"/><text:span text:style-name="T46">⁠</text:span></text:p>
      <text:p text:style-name="P36">Overall Trading Networks: <text:span text:style-name="T66">The edge between countries </text:span><text:span text:style-name="T8">i</text:span><text:span text:style-name="T66"> and </text:span><text:span text:style-name="T8">j</text:span><text:span text:style-name="T45"> equal to </text:span><text:span text:style-name="T46">the total amount of trade between both countries. Source:</text:span><text:span text:style-name="T67"> </text:span><text:span text:style-name="T68">UN Comtrade database.</text:span></text:p>
      <text:p text:style-name="Text_20_body">Tobacco Related Products Trading Networks: <text:span text:style-name="T66">The edge between countries </text:span><text:span text:style-name="T8">i</text:span><text:span text:style-name="T66"> and </text:span><text:span text:style-name="T8">j</text:span><text:span text:style-name="T45"> equal to </text:span><text:span text:style-name="T46">the total amount of trade of tobacco and manufactured tobacco products between both countries. Source:</text:span><text:span text:style-name="T67"> </text:span><text:span text:style-name="T68">UN Comtrade database.</text:span></text:p>
      <text:p text:style-name="Text_20_body"><text:span text:style-name="T68"/></text:p>
      <text:p text:style-name="P34"/>
      <text:h text:style-name="Heading_20_3" text:outline-level="3">Measuring Implementation</text:h>
      <text:p text:style-name="P12">For each party member, we observe two <text:span text:style-name="T60">treaty implementation </text:span>reports presented in 2010 and 2012 <text:span text:style-name="T60">respectively</text:span>. Each report consists on a survey in which <text:span text:style-name="T62">parties </text:span>indicate whether it implemented or not a particular item of the treaty and, depending of the item, <text:span text:style-name="T62">may provide </text:span>additional details <text:span text:style-name="T60">on the implementation</text:span>. <text:span text:style-name="T60">While the treaty consists of ### articles, we focused on articles 5, 6, 8, 11 and 13 which in broad terms discuss: Normative Infrastructure for its Implementation, Pricing and Taxation of Tobacco Products, Consumption of Tobacco Products at Public Areas, Packaging and Labeling of Tobacco Products, and Promotion and Advertising of Tobacco Products respectively.</text:span></text:p>
      <text:p text:style-name="P13">For the analysis, we <text:span text:style-name="T61">only considered those items that consist on “Yes”, “No” or “N/A” type answers which we coded as 1, 0, and 0 respectively. Once the relevant set of items was coded, we added them up at the party/article level, obtaining a count of items that each party implemented by article. This was done separately for year 2010 and 2012. For each reporting year, Table ### shows the distribution of number of party members per number of items implemented per article.</text:span></text:p>
      <text:p text:style-name="P14">[HERE GOES THE TABLE]</text:p>
      <text:h text:style-name="Heading_20_3" text:outline-level="3"><text:soft-page-break/>Common covariates</text:h>
      <text:p text:style-name="P15">For each <text:span text:style-name="T62">country</text:span> we collected the following information: WHO Region, Democracy Level, GDP Per capita, Tobacco Production Per capita, % of Female Smoking, % of Male Smoking, Labor Index, Women’s Rights, and Population.</text:p>
      <text:h text:style-name="Heading_20_3" text:outline-level="3">Shifts in Preferences</text:h>
      <text:p text:style-name="Text_20_body">In <text:reference-mark-start text:name="ADDIN CSL_CITATION {&quot;properties&quot;: {&quot;noteIndex&quot;: 0}, &quot;schema&quot;: &quot;https://github.com/citation-style-language/schema/raw/master/csl-citation.json&quot;, &quot;mendeley&quot;: {&quot;formattedCitation&quot;: &quot;(Grieco et al., 2009)&quot;, &quot;previouslyFormattedCitation&quot;: &quot;(Grieco et al., 2009)&quot;, &quot;plainTextFormattedCitation&quot;: &quot;(Grieco et al., 2009)&quot;}, &quot;citationItems&quot;: [{&quot;uris&quot;: [&quot;http://www.mendeley.com/documents/?uuid=99755347-9740-4ec9-b7d3-5b497e5927a7&quot;], &quot;id&quot;: &quot;ITEM-1&quot;, &quot;itemData&quot;: {&quot;type&quot;: &quot;article-journal&quot;, &quot;volume&quot;: &quot;63&quot;, &quot;abstract&quot;: &quot;In this article, we demonstrate that changes in the partisan orientation of a country\u2019s executive branch influence the likelihood that the government of that country complies with international legal commitments aimed at integration of capi- tal markets+ We argue that relative shifts in executive partisan orientation, whether toward the left or toward the right, represent important shifts in \u201cnational prefer- ences\u201d that have heretofore been absent from statistical models of treaty compliance+ Using a matching estimator combined with a genetic algorithm to maximize balance in our sample, we show that the causal impact of a state signing Article VIII of the IMF Articles of Agreement is conditioned by right-to-left shifts in partisan orienta- tion+ The evidence indicates that such preference changes reduce the constraining effects of Article VIII but also indicates that Article VIII continues to exercise signif- icant causal effects even in the face of relative shifts in executive partisan orientation.&quot;, &quot;page&quot;: &quot;341&quot;, &quot;title&quot;: &quot;When Preferences and Commitments Collide: The Effect of Relative Partisan Shifts on International Treaty Compliance&quot;, &quot;issue&quot;: &quot;02&quot;, &quot;author&quot;: [{&quot;family&quot;: &quot;Grieco&quot;, &quot;dropping-particle&quot;: &quot;&quot;, &quot;parse-names&quot;: false, &quot;suffix&quot;: &quot;&quot;, &quot;given&quot;: &quot;Joseph M.&quot;, &quot;non-dropping-particle&quot;: &quot;&quot;}, {&quot;family&quot;: &quot;Gelpi&quot;, &quot;dropping-particle&quot;: &quot;&quot;, &quot;parse-names&quot;: false, &quot;suffix&quot;: &quot;&quot;, &quot;given&quot;: &quot;Christopher F.&quot;, &quot;non-dropping-particle&quot;: &quot;&quot;}, {&quot;family&quot;: &quot;Warren&quot;, &quot;dropping-particle&quot;: &quot;&quot;, &quot;parse-names&quot;: false, &quot;suffix&quot;: &quot;&quot;, &quot;given&quot;: &quot;T. Camber&quot;, &quot;non-dropping-particle&quot;: &quot;&quot;}], &quot;ISBN&quot;: &quot;0020-8183&quot;, &quot;ISSN&quot;: &quot;0020-8183&quot;, &quot;DOI&quot;: &quot;10.1017/S0020818309090110&quot;, &quot;container-title&quot;: &quot;International Organization&quot;, &quot;issued&quot;: {&quot;date-parts&quot;: [[&quot;2009&quot;]]}, &quot;id&quot;: &quot;ITEM-1&quot;}}]} RNDXdrtIC9ceC"/><text:span text:style-name="T9">(Grieco et al., 2009)</text:span><text:reference-mark-end text:name="ADDIN CSL_CITATION {&quot;properties&quot;: {&quot;noteIndex&quot;: 0}, &quot;schema&quot;: &quot;https://github.com/citation-style-language/schema/raw/master/csl-citation.json&quot;, &quot;mendeley&quot;: {&quot;formattedCitation&quot;: &quot;(Grieco et al., 2009)&quot;, &quot;previouslyFormattedCitation&quot;: &quot;(Grieco et al., 2009)&quot;, &quot;plainTextFormattedCitation&quot;: &quot;(Grieco et al., 2009)&quot;}, &quot;citationItems&quot;: [{&quot;uris&quot;: [&quot;http://www.mendeley.com/documents/?uuid=99755347-9740-4ec9-b7d3-5b497e5927a7&quot;], &quot;id&quot;: &quot;ITEM-1&quot;, &quot;itemData&quot;: {&quot;type&quot;: &quot;article-journal&quot;, &quot;volume&quot;: &quot;63&quot;, &quot;abstract&quot;: &quot;In this article, we demonstrate that changes in the partisan orientation of a country\u2019s executive branch influence the likelihood that the government of that country complies with international legal commitments aimed at integration of capi- tal markets+ We argue that relative shifts in executive partisan orientation, whether toward the left or toward the right, represent important shifts in \u201cnational prefer- ences\u201d that have heretofore been absent from statistical models of treaty compliance+ Using a matching estimator combined with a genetic algorithm to maximize balance in our sample, we show that the causal impact of a state signing Article VIII of the IMF Articles of Agreement is conditioned by right-to-left shifts in partisan orienta- tion+ The evidence indicates that such preference changes reduce the constraining effects of Article VIII but also indicates that Article VIII continues to exercise signif- icant causal effects even in the face of relative shifts in executive partisan orientation.&quot;, &quot;page&quot;: &quot;341&quot;, &quot;title&quot;: &quot;When Preferences and Commitments Collide: The Effect of Relative Partisan Shifts on International Treaty Compliance&quot;, &quot;issue&quot;: &quot;02&quot;, &quot;author&quot;: [{&quot;family&quot;: &quot;Grieco&quot;, &quot;dropping-particle&quot;: &quot;&quot;, &quot;parse-names&quot;: false, &quot;suffix&quot;: &quot;&quot;, &quot;given&quot;: &quot;Joseph M.&quot;, &quot;non-dropping-particle&quot;: &quot;&quot;}, {&quot;family&quot;: &quot;Gelpi&quot;, &quot;dropping-particle&quot;: &quot;&quot;, &quot;parse-names&quot;: false, &quot;suffix&quot;: &quot;&quot;, &quot;given&quot;: &quot;Christopher F.&quot;, &quot;non-dropping-particle&quot;: &quot;&quot;}, {&quot;family&quot;: &quot;Warren&quot;, &quot;dropping-particle&quot;: &quot;&quot;, &quot;parse-names&quot;: false, &quot;suffix&quot;: &quot;&quot;, &quot;given&quot;: &quot;T. Camber&quot;, &quot;non-dropping-particle&quot;: &quot;&quot;}], &quot;ISBN&quot;: &quot;0020-8183&quot;, &quot;ISSN&quot;: &quot;0020-8183&quot;, &quot;DOI&quot;: &quot;10.1017/S0020818309090110&quot;, &quot;container-title&quot;: &quot;International Organization&quot;, &quot;issued&quot;: {&quot;date-parts&quot;: [[&quot;2009&quot;]]}, &quot;id&quot;: &quot;ITEM-1&quot;}}]} RNDXdrtIC9ceC"/>⁠ is shown that, under the context of Article VIII of the International Monetary Fund (IMF) Articles of Agreement, shifts in the partisan orientation--understood as national preferences--of a country due to change in office has implications on treaty compliance. They use the World Bank's Database of Political Institutions (DPI) and mark the shifts in partisanship as 0 or 1, avoiding using ordinal categories proposed by the indicator, so it can be compared across countries. <text:span text:style-name="T54">We use the updated version provided by </text:span><text:reference-mark-start text:name="ADDIN CSL_CITATION {&quot;properties&quot;: {&quot;noteIndex&quot;: 0}, &quot;schema&quot;: &quot;https://github.com/citation-style-language/schema/raw/master/csl-citation.json&quot;, &quot;mendeley&quot;: {&quot;formattedCitation&quot;: &quot;(Cruz et al., 2016)&quot;, &quot;previouslyFormattedCitation&quot;: &quot;(Cruz et al., 2016)&quot;, &quot;plainTextFormattedCitation&quot;: &quot;(Cruz et al., 2016)&quot;}, &quot;citationItems&quot;: [{&quot;uris&quot;: [&quot;http://www.mendeley.com/documents/?uuid=67310b5b-aa1c-45af-9231-2a62472e19f5&quot;], &quot;id&quot;: &quot;ITEM-1&quot;, &quot;itemData&quot;: {&quot;type&quot;: &quot;report&quot;, &quot;title&quot;: &quot;Database of Political Institutions Codebook, 2015 Update (DPI2015)&quot;, &quot;abstract&quot;: &quot;The Database of Political Institutions presents institutional and electoral results data such as measures of checks and balances, tenure and stability of the government, identification of party affiliation and ideology, and fragmentation of opposition and government parties in the legislature, among others. The current version of the database, which is now hosted at the IDB, expands its coverage to about 180 countries for 40 years, 1975\u20132015. Researchers at the World Bank Development Research Group first compiled the database in 2000 (see citation information below). It has become one of the most cited databases in comparative political economy and comparative political institutions. Almost 3000 studies have used this database so far as a source of institutional and political data in their empirical analysis.&quot;, &quot;issued&quot;: {&quot;date-parts&quot;: [[&quot;2016&quot;]]}, &quot;author&quot;: [{&quot;family&quot;: &quot;Cruz&quot;, &quot;dropping-particle&quot;: &quot;&quot;, &quot;parse-names&quot;: false, &quot;suffix&quot;: &quot;&quot;, &quot;given&quot;: &quot;C&quot;, &quot;non-dropping-particle&quot;: &quot;&quot;}, {&quot;family&quot;: &quot;Keefer&quot;, &quot;dropping-particle&quot;: &quot;&quot;, &quot;parse-names&quot;: false, &quot;suffix&quot;: &quot;&quot;, &quot;given&quot;: &quot;P&quot;, &quot;non-dropping-particle&quot;: &quot;&quot;}, {&quot;family&quot;: &quot;Scartascini&quot;, &quot;dropping-particle&quot;: &quot;&quot;, &quot;parse-names&quot;: false, &quot;suffix&quot;: &quot;&quot;, &quot;given&quot;: &quot;C&quot;, &quot;non-dropping-particle&quot;: &quot;&quot;}], &quot;id&quot;: &quot;ITEM-1&quot;}}]} RNDOwZjEWA2g1"/><text:span text:style-name="T13">(Cruz et al., 2016)</text:span><text:reference-mark-end text:name="ADDIN CSL_CITATION {&quot;properties&quot;: {&quot;noteIndex&quot;: 0}, &quot;schema&quot;: &quot;https://github.com/citation-style-language/schema/raw/master/csl-citation.json&quot;, &quot;mendeley&quot;: {&quot;formattedCitation&quot;: &quot;(Cruz et al., 2016)&quot;, &quot;previouslyFormattedCitation&quot;: &quot;(Cruz et al., 2016)&quot;, &quot;plainTextFormattedCitation&quot;: &quot;(Cruz et al., 2016)&quot;}, &quot;citationItems&quot;: [{&quot;uris&quot;: [&quot;http://www.mendeley.com/documents/?uuid=67310b5b-aa1c-45af-9231-2a62472e19f5&quot;], &quot;id&quot;: &quot;ITEM-1&quot;, &quot;itemData&quot;: {&quot;type&quot;: &quot;report&quot;, &quot;title&quot;: &quot;Database of Political Institutions Codebook, 2015 Update (DPI2015)&quot;, &quot;abstract&quot;: &quot;The Database of Political Institutions presents institutional and electoral results data such as measures of checks and balances, tenure and stability of the government, identification of party affiliation and ideology, and fragmentation of opposition and government parties in the legislature, among others. The current version of the database, which is now hosted at the IDB, expands its coverage to about 180 countries for 40 years, 1975\u20132015. Researchers at the World Bank Development Research Group first compiled the database in 2000 (see citation information below). It has become one of the most cited databases in comparative political economy and comparative political institutions. Almost 3000 studies have used this database so far as a source of institutional and political data in their empirical analysis.&quot;, &quot;issued&quot;: {&quot;date-parts&quot;: [[&quot;2016&quot;]]}, &quot;author&quot;: [{&quot;family&quot;: &quot;Cruz&quot;, &quot;dropping-particle&quot;: &quot;&quot;, &quot;parse-names&quot;: false, &quot;suffix&quot;: &quot;&quot;, &quot;given&quot;: &quot;C&quot;, &quot;non-dropping-particle&quot;: &quot;&quot;}, {&quot;family&quot;: &quot;Keefer&quot;, &quot;dropping-particle&quot;: &quot;&quot;, &quot;parse-names&quot;: false, &quot;suffix&quot;: &quot;&quot;, &quot;given&quot;: &quot;P&quot;, &quot;non-dropping-particle&quot;: &quot;&quot;}, {&quot;family&quot;: &quot;Scartascini&quot;, &quot;dropping-particle&quot;: &quot;&quot;, &quot;parse-names&quot;: false, &quot;suffix&quot;: &quot;&quot;, &quot;given&quot;: &quot;C&quot;, &quot;non-dropping-particle&quot;: &quot;&quot;}], &quot;id&quot;: &quot;ITEM-1&quot;}}]} RNDOwZjEWA2g1"/><text:span text:style-name="T54">⁠</text:span><text:span text:style-name="T13">.</text:span></text:p>
      <text:h text:style-name="Heading_20_3" text:outline-level="3">Civil Society</text:h>
      <text:p text:style-name="Text_20_body"><text:span text:style-name="T13">Overall, if not funded by the industry, lobbying </text:span><text:span text:style-name="T24">efforts</text:span><text:span text:style-name="T13"> from the civil society can have an important effect too. </text:span><text:span text:style-name="T27">Industry lobby can be operationalized using each country’s level of tobacco production. In the case of anti-tobacco advocates, </text:span><text:span text:style-name="T13">we use data from the </text:span><text:span text:style-name="T25">Bloomberg Initiative To Reduce Tobacco Use</text:span><text:span text:style-name="T13"> </text:span><text:span text:style-name="T27">as a proxy </text:span><text:span text:style-name="T13">for this.</text:span></text:p>
      <text:h text:style-name="Heading_20_2" text:outline-level="2"><text:bookmark text:name="methodology"/>Methodology</text:h>
      <text:p text:style-name="P16">Identifying contagion effects is <text:span text:style-name="T62">not trivial </text:span><text:reference-mark-start text:name="ADDIN CSL_CITATION {&quot;properties&quot;: {&quot;noteIndex&quot;: 0}, &quot;schema&quot;: &quot;https://github.com/citation-style-language/schema/raw/master/csl-citation.json&quot;, &quot;mendeley&quot;: {&quot;formattedCitation&quot;: &quot;(Bakshy, Rosenn, Marlow, &amp; Adamic, 2012; Shalizi &amp; Thomas, 2011)&quot;, &quot;previouslyFormattedCitation&quot;: &quot;(Bakshy, Rosenn, Marlow, &amp; Adamic, 2012; Shalizi &amp; Thomas, 2011)&quot;, &quot;plainTextFormattedCitation&quot;: &quot;(Bakshy, Rosenn, Marlow, &amp; Adamic, 2012; Shalizi &amp; Thomas, 2011)&quot;}, &quot;citationItems&quot;: [{&quot;uris&quot;: [&quot;http://www.mendeley.com/documents/?uuid=8cd4e04e-fb23-4253-90e7-379895b56114&quot;], &quot;id&quot;: &quot;ITEM-1&quot;, &quot;itemData&quot;: {&quot;PMID&quot;: &quot;22523436&quot;, &quot;volume&quot;: &quot;40&quot;, &quot;abstract&quot;: &quot;The authors consider processes on social networks that can potentially involve three factors: homophily, or the formation of social ties due to matching individual traits; social contagion, also known as social influence; and the causal effect of an individual's covariates on his or her behavior or other measurable responses. The authors show that generically, all of these are confounded with each other. Distinguishing them from one another requires strong assumptions on the parametrization of the social process or on the adequacy of the covariates used (or both). In particular the authors demonstrate, with simple examples, that asymmetries in regression coefficients cannot identify causal effects and that very simple models of imitation (a form of social contagion) can produce substantial correlations between an individual's enduring traits and his or her choices, even when there is no intrinsic affinity between them. The authors also suggest some possible constructive responses to these results.&quot;, &quot;page&quot;: &quot;211-239&quot;, &quot;type&quot;: &quot;article-journal&quot;, &quot;title&quot;: &quot;Homophily and Contagion Are Generically Confounded in Observational Social Network Studies.&quot;, &quot;issue&quot;: &quot;2&quot;, &quot;author&quot;: [{&quot;family&quot;: &quot;Shalizi&quot;, &quot;dropping-particle&quot;: &quot;&quot;, &quot;parse-names&quot;: false, &quot;suffix&quot;: &quot;&quot;, &quot;given&quot;: &quot;Cosma Rohilla&quot;, &quot;non-dropping-particle&quot;: &quot;&quot;}, {&quot;family&quot;: &quot;Thomas&quot;, &quot;dropping-particle&quot;: &quot;&quot;, &quot;parse-names&quot;: false, &quot;suffix&quot;: &quot;&quot;, &quot;given&quot;: &quot;Andrew C&quot;, &quot;non-dropping-particle&quot;: &quot;&quot;}], &quot;ISBN&quot;: &quot;0049-1241 (Print)\\r0049-1241 (Linking)&quot;, &quot;ISSN&quot;: &quot;0049-1241&quot;, &quot;DOI&quot;: &quot;10.1177/0049124111404820&quot;, &quot;container-title&quot;: &quot;Sociological methods &amp; research&quot;, &quot;issued&quot;: {&quot;date-parts&quot;: [[&quot;2011&quot;]]}, &quot;id&quot;: &quot;ITEM-1&quot;}}, {&quot;uris&quot;: [&quot;http://www.mendeley.com/documents/?uuid=712f4a3f-ce8f-4f1b-b8ae-3e63645fe062&quot;], &quot;id&quot;: &quot;ITEM-2&quot;, &quot;itemData&quot;: {&quot;type&quot;: &quot;article-journal&quot;, &quot;ISSN&quot;: &quot;1450312292&quot;, &quot;DOI&quot;: &quot;10.1145/2187836.2187907&quot;, &quot;abstract&quot;: &quot;Online social networking technologies enable individuals to simultaneously share information with any number of peers. Quantifying the causal effect of these mediums on the dis- semination of information requires not only identification of who influences whom, but also of whether individuals would still propagate information in the absence of social sig- nals about that information. We examine the role of social networks in online information diffusion with a large-scale field experiment that randomizes exposure to signals about friends\u2019 information sharing among 253 million subjects in situ. Those who are exposed are significantly more likely to spread information, and do so sooner than those who are not exposed. We further examine the relative role of strong and weak ties in information propagation. We show that, although stronger ties are individually more influential, it is the more abundant weak ties who are responsible for the propagation of novel information. This suggests that weak ties may play a more dominant role in the dissemination of information online than currently believed. Categories&quot;, &quot;page&quot;: &quot;519\u2013528&quot;, &quot;issued&quot;: {&quot;date-parts&quot;: [[&quot;2012&quot;]]}, &quot;title&quot;: &quot;The role of social networks in information diffusion&quot;, &quot;container-title&quot;: &quot;WWW 2012 - Session: Information Diffusion in Social Networks April 16-20, 2012, Lyon, France&quot;, &quot;author&quot;: [{&quot;family&quot;: &quot;Bakshy&quot;, &quot;dropping-particle&quot;: &quot;&quot;, &quot;parse-names&quot;: false, &quot;suffix&quot;: &quot;&quot;, &quot;given&quot;: &quot;Eytan&quot;, &quot;non-dropping-particle&quot;: &quot;&quot;}, {&quot;family&quot;: &quot;Rosenn&quot;, &quot;dropping-particle&quot;: &quot;&quot;, &quot;parse-names&quot;: false, &quot;suffix&quot;: &quot;&quot;, &quot;given&quot;: &quot;Itamar&quot;, &quot;non-dropping-particle&quot;: &quot;&quot;}, {&quot;family&quot;: &quot;Marlow&quot;, &quot;dropping-particle&quot;: &quot;&quot;, &quot;parse-names&quot;: false, &quot;suffix&quot;: &quot;&quot;, &quot;given&quot;: &quot;Cameron&quot;, &quot;non-dropping-particle&quot;: &quot;&quot;}, {&quot;family&quot;: &quot;Adamic&quot;, &quot;dropping-particle&quot;: &quot;&quot;, &quot;parse-names&quot;: false, &quot;suffix&quot;: &quot;&quot;, &quot;given&quot;: &quot;Lada&quot;, &quot;non-dropping-particle&quot;: &quot;&quot;}], &quot;ISBN&quot;: &quot;9781450312295&quot;, &quot;id&quot;: &quot;ITEM-2&quot;}}]} RNDTdeuaL31GJ"/><text:span text:style-name="T27">(Bakshy, Rosenn, Marlow, &amp; Adamic, 2012; Shalizi &amp; Thomas, 2011)</text:span><text:reference-mark-end text:name="ADDIN CSL_CITATION {&quot;properties&quot;: {&quot;noteIndex&quot;: 0}, &quot;schema&quot;: &quot;https://github.com/citation-style-language/schema/raw/master/csl-citation.json&quot;, &quot;mendeley&quot;: {&quot;formattedCitation&quot;: &quot;(Bakshy, Rosenn, Marlow, &amp; Adamic, 2012; Shalizi &amp; Thomas, 2011)&quot;, &quot;previouslyFormattedCitation&quot;: &quot;(Bakshy, Rosenn, Marlow, &amp; Adamic, 2012; Shalizi &amp; Thomas, 2011)&quot;, &quot;plainTextFormattedCitation&quot;: &quot;(Bakshy, Rosenn, Marlow, &amp; Adamic, 2012; Shalizi &amp; Thomas, 2011)&quot;}, &quot;citationItems&quot;: [{&quot;uris&quot;: [&quot;http://www.mendeley.com/documents/?uuid=8cd4e04e-fb23-4253-90e7-379895b56114&quot;], &quot;id&quot;: &quot;ITEM-1&quot;, &quot;itemData&quot;: {&quot;PMID&quot;: &quot;22523436&quot;, &quot;volume&quot;: &quot;40&quot;, &quot;abstract&quot;: &quot;The authors consider processes on social networks that can potentially involve three factors: homophily, or the formation of social ties due to matching individual traits; social contagion, also known as social influence; and the causal effect of an individual's covariates on his or her behavior or other measurable responses. The authors show that generically, all of these are confounded with each other. Distinguishing them from one another requires strong assumptions on the parametrization of the social process or on the adequacy of the covariates used (or both). In particular the authors demonstrate, with simple examples, that asymmetries in regression coefficients cannot identify causal effects and that very simple models of imitation (a form of social contagion) can produce substantial correlations between an individual's enduring traits and his or her choices, even when there is no intrinsic affinity between them. The authors also suggest some possible constructive responses to these results.&quot;, &quot;page&quot;: &quot;211-239&quot;, &quot;type&quot;: &quot;article-journal&quot;, &quot;title&quot;: &quot;Homophily and Contagion Are Generically Confounded in Observational Social Network Studies.&quot;, &quot;issue&quot;: &quot;2&quot;, &quot;author&quot;: [{&quot;family&quot;: &quot;Shalizi&quot;, &quot;dropping-particle&quot;: &quot;&quot;, &quot;parse-names&quot;: false, &quot;suffix&quot;: &quot;&quot;, &quot;given&quot;: &quot;Cosma Rohilla&quot;, &quot;non-dropping-particle&quot;: &quot;&quot;}, {&quot;family&quot;: &quot;Thomas&quot;, &quot;dropping-particle&quot;: &quot;&quot;, &quot;parse-names&quot;: false, &quot;suffix&quot;: &quot;&quot;, &quot;given&quot;: &quot;Andrew C&quot;, &quot;non-dropping-particle&quot;: &quot;&quot;}], &quot;ISBN&quot;: &quot;0049-1241 (Print)\\r0049-1241 (Linking)&quot;, &quot;ISSN&quot;: &quot;0049-1241&quot;, &quot;DOI&quot;: &quot;10.1177/0049124111404820&quot;, &quot;container-title&quot;: &quot;Sociological methods &amp; research&quot;, &quot;issued&quot;: {&quot;date-parts&quot;: [[&quot;2011&quot;]]}, &quot;id&quot;: &quot;ITEM-1&quot;}}, {&quot;uris&quot;: [&quot;http://www.mendeley.com/documents/?uuid=712f4a3f-ce8f-4f1b-b8ae-3e63645fe062&quot;], &quot;id&quot;: &quot;ITEM-2&quot;, &quot;itemData&quot;: {&quot;type&quot;: &quot;article-journal&quot;, &quot;ISSN&quot;: &quot;1450312292&quot;, &quot;DOI&quot;: &quot;10.1145/2187836.2187907&quot;, &quot;abstract&quot;: &quot;Online social networking technologies enable individuals to simultaneously share information with any number of peers. Quantifying the causal effect of these mediums on the dis- semination of information requires not only identification of who influences whom, but also of whether individuals would still propagate information in the absence of social sig- nals about that information. We examine the role of social networks in online information diffusion with a large-scale field experiment that randomizes exposure to signals about friends\u2019 information sharing among 253 million subjects in situ. Those who are exposed are significantly more likely to spread information, and do so sooner than those who are not exposed. We further examine the relative role of strong and weak ties in information propagation. We show that, although stronger ties are individually more influential, it is the more abundant weak ties who are responsible for the propagation of novel information. This suggests that weak ties may play a more dominant role in the dissemination of information online than currently believed. Categories&quot;, &quot;page&quot;: &quot;519\u2013528&quot;, &quot;issued&quot;: {&quot;date-parts&quot;: [[&quot;2012&quot;]]}, &quot;title&quot;: &quot;The role of social networks in information diffusion&quot;, &quot;container-title&quot;: &quot;WWW 2012 - Session: Information Diffusion in Social Networks April 16-20, 2012, Lyon, France&quot;, &quot;author&quot;: [{&quot;family&quot;: &quot;Bakshy&quot;, &quot;dropping-particle&quot;: &quot;&quot;, &quot;parse-names&quot;: false, &quot;suffix&quot;: &quot;&quot;, &quot;given&quot;: &quot;Eytan&quot;, &quot;non-dropping-particle&quot;: &quot;&quot;}, {&quot;family&quot;: &quot;Rosenn&quot;, &quot;dropping-particle&quot;: &quot;&quot;, &quot;parse-names&quot;: false, &quot;suffix&quot;: &quot;&quot;, &quot;given&quot;: &quot;Itamar&quot;, &quot;non-dropping-particle&quot;: &quot;&quot;}, {&quot;family&quot;: &quot;Marlow&quot;, &quot;dropping-particle&quot;: &quot;&quot;, &quot;parse-names&quot;: false, &quot;suffix&quot;: &quot;&quot;, &quot;given&quot;: &quot;Cameron&quot;, &quot;non-dropping-particle&quot;: &quot;&quot;}, {&quot;family&quot;: &quot;Adamic&quot;, &quot;dropping-particle&quot;: &quot;&quot;, &quot;parse-names&quot;: false, &quot;suffix&quot;: &quot;&quot;, &quot;given&quot;: &quot;Lada&quot;, &quot;non-dropping-particle&quot;: &quot;&quot;}], &quot;ISBN&quot;: &quot;9781450312295&quot;, &quot;id&quot;: &quot;ITEM-2&quot;}}]} RNDTdeuaL31GJ"/>. <text:span text:style-name="T29">While Stochastic Actor Oriented Models </text:span><text:reference-mark-start text:name="ADDIN CSL_CITATION {&quot;properties&quot;: {&quot;noteIndex&quot;: 0}, &quot;schema&quot;: &quot;https://github.com/citation-style-language/schema/raw/master/csl-citation.json&quot;, &quot;mendeley&quot;: {&quot;formattedCitation&quot;: &quot;(Snijders, van de Bunt, &amp; Steglich, 2010)&quot;, &quot;previouslyFormattedCitation&quot;: &quot;(Snijders, van de Bunt, &amp; Steglich, 2010)&quot;, &quot;plainTextFormattedCitation&quot;: &quot;(Snijders, van de Bunt, &amp; Steglich, 2010)&quot;}, &quot;citationItems&quot;: [{&quot;uris&quot;: [&quot;http://www.mendeley.com/documents/?uuid=5d00013d-235b-4113-9069-0da18daab8b6&quot;], &quot;id&quot;: &quot;ITEM-1&quot;, &quot;itemData&quot;: {&quot;type&quot;: &quot;article-journal&quot;, &quot;volume&quot;: &quot;32&quot;, &quot;abstract&quot;: &quot;Stochastic actor-based models are models for network dynamics that can represent a wide variety of influences on network change, and allow to estimate parameters expressing such influences, and test corresponding hypotheses. The nodes in the network represent social actors, and the collection of ties represents a social relation. The assumptions posit that the network evolves as a stochastic process 'driven by the actors', i.e., the model lends itself especially for representing theories about how actors change their outgoing ties. The probabilities of tie changes are in part endogenously determined, i.e., as a function of the current network structure itself, and in part exogenously, as a function of characteristics of the nodes ('actor covariates') and of characteristics of pairs of nodes ('dyadic covariates'). In an extended form, stochastic actor-based models can be used to analyze longitudinal data on social networks jointly with changing attributes of the actors: dynamics of networks and behavior. This paper gives an introduction to stochastic actor-based models for dynamics of directed networks, using only a minimum of mathematics. The focus is on understanding the basic principles of the model, understanding the results, and on sensible rules for model selection. Crown Copyright \u00a9 2009.&quot;, &quot;page&quot;: &quot;44-60&quot;, &quot;title&quot;: &quot;Introduction to stochastic actor-based models for network dynamics&quot;, &quot;issue&quot;: &quot;1&quot;, &quot;author&quot;: [{&quot;family&quot;: &quot;Snijders&quot;, &quot;dropping-particle&quot;: &quot;&quot;, &quot;parse-names&quot;: false, &quot;suffix&quot;: &quot;&quot;, &quot;given&quot;: &quot;Tom A B&quot;, &quot;non-dropping-particle&quot;: &quot;&quot;}, {&quot;family&quot;: &quot;Bunt&quot;, &quot;dropping-particle&quot;: &quot;&quot;, &quot;parse-names&quot;: false, &quot;suffix&quot;: &quot;&quot;, &quot;given&quot;: &quot;Gerhard G.&quot;, &quot;non-dropping-particle&quot;: &quot;van de&quot;}, {&quot;family&quot;: &quot;Steglich&quot;, &quot;dropping-particle&quot;: &quot;&quot;, &quot;parse-names&quot;: false, &quot;suffix&quot;: &quot;&quot;, &quot;given&quot;: &quot;Christian E G&quot;, &quot;non-dropping-particle&quot;: &quot;&quot;}], &quot;ISBN&quot;: &quot;0378-8733&quot;, &quot;ISSN&quot;: &quot;03788733&quot;, &quot;DOI&quot;: &quot;10.1016/j.socnet.2009.02.004&quot;, &quot;container-title&quot;: &quot;Social Networks&quot;, &quot;issued&quot;: {&quot;date-parts&quot;: [[&quot;2010&quot;]]}, &quot;id&quot;: &quot;ITEM-1&quot;}}]} RNDEaFaUzVMxV"/><text:span text:style-name="T14">(Snijders, van de Bunt, &amp; Steglich, 2010)</text:span><text:reference-mark-end text:name="ADDIN CSL_CITATION {&quot;properties&quot;: {&quot;noteIndex&quot;: 0}, &quot;schema&quot;: &quot;https://github.com/citation-style-language/schema/raw/master/csl-citation.json&quot;, &quot;mendeley&quot;: {&quot;formattedCitation&quot;: &quot;(Snijders, van de Bunt, &amp; Steglich, 2010)&quot;, &quot;previouslyFormattedCitation&quot;: &quot;(Snijders, van de Bunt, &amp; Steglich, 2010)&quot;, &quot;plainTextFormattedCitation&quot;: &quot;(Snijders, van de Bunt, &amp; Steglich, 2010)&quot;}, &quot;citationItems&quot;: [{&quot;uris&quot;: [&quot;http://www.mendeley.com/documents/?uuid=5d00013d-235b-4113-9069-0da18daab8b6&quot;], &quot;id&quot;: &quot;ITEM-1&quot;, &quot;itemData&quot;: {&quot;type&quot;: &quot;article-journal&quot;, &quot;volume&quot;: &quot;32&quot;, &quot;abstract&quot;: &quot;Stochastic actor-based models are models for network dynamics that can represent a wide variety of influences on network change, and allow to estimate parameters expressing such influences, and test corresponding hypotheses. The nodes in the network represent social actors, and the collection of ties represents a social relation. The assumptions posit that the network evolves as a stochastic process 'driven by the actors', i.e., the model lends itself especially for representing theories about how actors change their outgoing ties. The probabilities of tie changes are in part endogenously determined, i.e., as a function of the current network structure itself, and in part exogenously, as a function of characteristics of the nodes ('actor covariates') and of characteristics of pairs of nodes ('dyadic covariates'). In an extended form, stochastic actor-based models can be used to analyze longitudinal data on social networks jointly with changing attributes of the actors: dynamics of networks and behavior. This paper gives an introduction to stochastic actor-based models for dynamics of directed networks, using only a minimum of mathematics. The focus is on understanding the basic principles of the model, understanding the results, and on sensible rules for model selection. Crown Copyright \u00a9 2009.&quot;, &quot;page&quot;: &quot;44-60&quot;, &quot;title&quot;: &quot;Introduction to stochastic actor-based models for network dynamics&quot;, &quot;issue&quot;: &quot;1&quot;, &quot;author&quot;: [{&quot;family&quot;: &quot;Snijders&quot;, &quot;dropping-particle&quot;: &quot;&quot;, &quot;parse-names&quot;: false, &quot;suffix&quot;: &quot;&quot;, &quot;given&quot;: &quot;Tom A B&quot;, &quot;non-dropping-particle&quot;: &quot;&quot;}, {&quot;family&quot;: &quot;Bunt&quot;, &quot;dropping-particle&quot;: &quot;&quot;, &quot;parse-names&quot;: false, &quot;suffix&quot;: &quot;&quot;, &quot;given&quot;: &quot;Gerhard G.&quot;, &quot;non-dropping-particle&quot;: &quot;van de&quot;}, {&quot;family&quot;: &quot;Steglich&quot;, &quot;dropping-particle&quot;: &quot;&quot;, &quot;parse-names&quot;: false, &quot;suffix&quot;: &quot;&quot;, &quot;given&quot;: &quot;Christian E G&quot;, &quot;non-dropping-particle&quot;: &quot;&quot;}], &quot;ISBN&quot;: &quot;0378-8733&quot;, &quot;ISSN&quot;: &quot;03788733&quot;, &quot;DOI&quot;: &quot;10.1016/j.socnet.2009.02.004&quot;, &quot;container-title&quot;: &quot;Social Networks&quot;, &quot;issued&quot;: {&quot;date-parts&quot;: [[&quot;2010&quot;]]}, &quot;id&quot;: &quot;ITEM-1&quot;}}]} RNDEaFaUzVMxV"/><text:span text:style-name="T29"> are the </text:span><text:span text:style-name="T5">de facto </text:span><text:span text:style-name="T29">solution for analyzing complex contagion in social networks, this family of models has not bee developed yet to be used in the context of weighted graphs. This has lead us to explore two different approaches for trying to measure contagion effects, the well studied Spatial Autocorrelation models (SAR), and what in this context is a more recent approach, matching based methods.</text:span></text:p>
      <text:p text:style-name="P16">S<text:span text:style-name="T63">patial Autoregressive Models (SAR), which are not a new thing in the context of social networks </text:span><text:reference-mark-start text:name="ADDIN CSL_CITATION {&quot;properties&quot;: {&quot;noteIndex&quot;: 0}, &quot;schema&quot;: &quot;https://github.com/citation-style-language/schema/raw/master/csl-citation.json&quot;, &quot;mendeley&quot;: {&quot;formattedCitation&quot;: &quot;(Doreian, Teuter, &amp; Wang, 1984; Fujimoto, Chou, &amp; Valente, 2011; Leenders, 2002; Mizruchi &amp; Neuman, 2008; Wang, Neuman, &amp; Newman, 2014)&quot;, &quot;previouslyFormattedCitation&quot;: &quot;(Doreian, Teuter, &amp; Wang, 1984; Fujimoto, Chou, &amp; Valente, 2011; Leenders, 2002; Mizruchi &amp; Neuman, 2008; Wang, Neuman, &amp; Newman, 2014)&quot;, &quot;plainTextFormattedCitation&quot;: &quot;(Doreian, Teuter, &amp; Wang, 1984; Fujimoto, Chou, &amp; Valente, 2011; Leenders, 2002; Mizruchi &amp; Neuman, 2008; Wang, Neuman, &amp; Newman, 2014)&quot;}, &quot;citationItems&quot;: [{&quot;uris&quot;: [&quot;http://www.mendeley.com/documents/?uuid=96ae8142-709b-4ed2-b019-5c3672e8df61&quot;], &quot;id&quot;: &quot;ITEM-1&quot;, &quot;itemData&quot;: {&quot;type&quot;: &quot;article-journal&quot;, &quot;volume&quot;: &quot;38&quot;, &quot;abstract&quot;: &quot;The network autocorrelation model has become an increasingly popular tool for conducting social network analysis. More and more researchers, however, have documented evidence of a systematic negative bias in the estimation of the network effect (. ??). In this paper, we take a different approach to the problem by investigating conditions under which, despite the underestimation bias, a network effect can still be detected by the network autocorrelation model. Using simulations, we find that moderately-sized network effects (e.g., ??=. .3) are still often detectable in modest-sized networks (i.e., 40 or more nodes). Analyses reveal that statistical power is primarily a nonlinear function of network effect size (. ??) and network size (. N), although both of these factors can interact with network density and network structure to impair power under certain rare conditions. We conclude by discussing implications of these findings and guidelines for users of the autocorrelation model. ?? 2014 Elsevier B.V.&quot;, &quot;page&quot;: &quot;88-99&quot;, &quot;publisher&quot;: &quot;Elsevier B.V.&quot;, &quot;title&quot;: &quot;Statistical power of the social network autocorrelation model&quot;, &quot;issue&quot;: &quot;1&quot;, &quot;author&quot;: [{&quot;family&quot;: &quot;Wang&quot;, &quot;dropping-particle&quot;: &quot;&quot;, &quot;parse-names&quot;: false, &quot;suffix&quot;: &quot;&quot;, &quot;given&quot;: &quot;Wei&quot;, &quot;non-dropping-particle&quot;: &quot;&quot;}, {&quot;family&quot;: &quot;Neuman&quot;, &quot;dropping-particle&quot;: &quot;&quot;, &quot;parse-names&quot;: false, &quot;suffix&quot;: &quot;&quot;, &quot;given&quot;: &quot;Eric J.&quot;, &quot;non-dropping-particle&quot;: &quot;&quot;}, {&quot;family&quot;: &quot;Newman&quot;, &quot;dropping-particle&quot;: &quot;&quot;, &quot;parse-names&quot;: false, &quot;suffix&quot;: &quot;&quot;, &quot;given&quot;: &quot;Daniel A.&quot;, &quot;non-dropping-particle&quot;: &quot;&quot;}], &quot;ISBN&quot;: &quot;03788733&quot;, &quot;ISSN&quot;: &quot;03788733&quot;, &quot;DOI&quot;: &quot;10.1016/j.socnet.2014.03.004&quot;, &quot;container-title&quot;: &quot;Social Networks&quot;, &quot;issued&quot;: {&quot;date-parts&quot;: [[&quot;2014&quot;]]}, &quot;id&quot;: &quot;ITEM-1&quot;}}, {&quot;uris&quot;: [&quot;http://www.mendeley.com/documents/?uuid=a1e8d0c4-1b82-4ce0-bd4e-0127ee2c4c32&quot;], &quot;id&quot;: &quot;ITEM-2&quot;, &quot;itemData&quot;: {&quot;PMID&quot;: &quot;21909184&quot;, &quot;volume&quot;: &quot;33&quot;, &quot;abstract&quot;: &quot;The network autocorrelation model has been a workhorse for modeling network influences on individual behavior. The standard network approaches to mapping social influence using network measures, however, are limited to specifying an influence weight matrix (W) based on a single mode network. Additionally, it has been demonstrated that the estimate of the autocorrelation parameter ?? of the network effect tends to be negatively biased as the density in W matrix increases. The current study introduces a two-mode version of the network autocorrelation model. We then conduct simulations to examine conditions under which bias might exist. We show that the estimate for the affiliation autocorrelation parameter (??) tends to be negatively biased as density increases, as in the one-mode case. Inclusion of the diagonal of W, the count of the number of events participated in, as one of the variables in the regression model helps to attenuate such bias, however. We discuss the implications of these results. ?? 2011 Elsevier B.V.&quot;, &quot;page&quot;: &quot;231-243&quot;, &quot;type&quot;: &quot;article-journal&quot;, &quot;title&quot;: &quot;The network autocorrelation model using two-mode data: Affiliation exposure and potential bias in the autocorrelation parameter&quot;, &quot;issue&quot;: &quot;3&quot;, &quot;author&quot;: [{&quot;family&quot;: &quot;Fujimoto&quot;, &quot;dropping-particle&quot;: &quot;&quot;, &quot;parse-names&quot;: false, &quot;suffix&quot;: &quot;&quot;, &quot;given&quot;: &quot;Kayo&quot;, &quot;non-dropping-particle&quot;: &quot;&quot;}, {&quot;family&quot;: &quot;Chou&quot;, &quot;dropping-particle&quot;: &quot;&quot;, &quot;parse-names&quot;: false, &quot;suffix&quot;: &quot;&quot;, &quot;given&quot;: &quot;Chih Ping&quot;, &quot;non-dropping-particle&quot;: &quot;&quot;}, {&quot;family&quot;: &quot;Valente&quot;, &quot;dropping-particle&quot;: &quot;&quot;, &quot;parse-names&quot;: false, &quot;suffix&quot;: &quot;&quot;, &quot;given&quot;: &quot;Thomas W.&quot;, &quot;non-dropping-particle&quot;: &quot;&quot;}], &quot;ISBN&quot;: &quot;0378-8733&quot;, &quot;ISSN&quot;: &quot;03788733&quot;, &quot;DOI&quot;: &quot;10.1016/j.socnet.2011.06.001&quot;, &quot;container-title&quot;: &quot;Social Networks&quot;, &quot;issued&quot;: {&quot;date-parts&quot;: [[&quot;2011&quot;]]}, &quot;id&quot;: &quot;ITEM-2&quot;}}, {&quot;uris&quot;: [&quot;http://www.mendeley.com/documents/?uuid=5be4179f-ad96-43f5-9669-06507fa21b0f&quot;], &quot;id&quot;: &quot;ITEM-3&quot;, &quot;itemData&quot;: {&quot;PMID&quot;: &quot;803973233&quot;, &quot;volume&quot;: &quot;13&quot;, &quot;abstract&quot;: &quot;For network effects models of network autocorrelation we use Monte Carlo methods to study the relative properties of three estimation methods. The methods are the iterative maximum likelihood estimation (Ord, 1975; Doreian, 1981), ordinary least squares, and a regression-based \&quot;quick and dirty\&quot; substitution for iterative MLE. Of the three, OLS is clearly the inferior estimation method and MLE the superior method. We recommend the use of the maximum likelihood method when network autocorrelation models are to be estimated.&quot;, &quot;page&quot;: &quot;155-200&quot;, &quot;type&quot;: &quot;article-journal&quot;, &quot;title&quot;: &quot;Network Autocorrelation Models: Some Monte Carlo Results&quot;, &quot;issue&quot;: &quot;2&quot;, &quot;author&quot;: [{&quot;family&quot;: &quot;Doreian&quot;, &quot;dropping-particle&quot;: &quot;&quot;, &quot;parse-names&quot;: false, &quot;suffix&quot;: &quot;&quot;, &quot;given&quot;: &quot;P.&quot;, &quot;non-dropping-particle&quot;: &quot;&quot;}, {&quot;family&quot;: &quot;Teuter&quot;, &quot;dropping-particle&quot;: &quot;&quot;, &quot;parse-names&quot;: false, &quot;suffix&quot;: &quot;&quot;, &quot;given&quot;: &quot;K.&quot;, &quot;non-dropping-particle&quot;: &quot;&quot;}, {&quot;family&quot;: &quot;Wang&quot;, &quot;dropping-particle&quot;: &quot;&quot;, &quot;parse-names&quot;: false, &quot;suffix&quot;: &quot;&quot;, &quot;given&quot;: &quot;C.-H.&quot;, &quot;non-dropping-particle&quot;: &quot;&quot;}], &quot;ISBN&quot;: &quot;0893-3200&quot;, &quot;ISSN&quot;: &quot;0049-1241&quot;, &quot;DOI&quot;: &quot;10.1177/0049124184013002001&quot;, &quot;container-title&quot;: &quot;Sociological Methods &amp; Research&quot;, &quot;issued&quot;: {&quot;date-parts&quot;: [[&quot;1984&quot;, &quot;11&quot;, &quot;1&quot;]]}, &quot;id&quot;: &quot;ITEM-3&quot;}}, {&quot;uris&quot;: [&quot;http://www.mendeley.com/documents/?uuid=0b7f8513-68fb-4995-b437-39f73d96fd00&quot;], &quot;id&quot;: &quot;ITEM-4&quot;, &quot;itemData&quot;: {&quot;type&quot;: &quot;article-journal&quot;, &quot;volume&quot;: &quot;24&quot;, &quot;abstract&quot;: &quot;Many physical and social phenomena are embedded within networks of interdependencies, the so-called \u2018context\u2019 of these phenomena. In network analysis, this type of process is typically modeled as a network autocorrelation model. Parameter estimates and inferences based on autocorrelation models, hinge upon the chosen specification of weight matrix W, the elements of which represent the influence pattern present in the network. In this paper I discuss how social influence processes can be incorporated in the specification of W. Theories of social influence center around \u2018communication\u2019 and \u2018comparison\u2019; it is discussed how these can be operationalized in a network analysis context. Starting from that, a series of operationalizations of W is discussed. Finally, statistical tests are presented that allow an analyst to test various specifications against one another or pick the best fitting model from a set of models.&quot;, &quot;page&quot;: &quot;21-47&quot;, &quot;title&quot;: &quot;Modeling social influence through network autocorrelation: constructing the weight matrix&quot;, &quot;issue&quot;: &quot;1&quot;, &quot;author&quot;: [{&quot;family&quot;: &quot;Leenders&quot;, &quot;dropping-particle&quot;: &quot;&quot;, &quot;parse-names&quot;: false, &quot;suffix&quot;: &quot;&quot;, &quot;given&quot;: &quot;Roger Th.A.J.&quot;, &quot;non-dropping-particle&quot;: &quot;&quot;}], &quot;ISSN&quot;: &quot;03788733&quot;, &quot;DOI&quot;: &quot;10.1016/S0378-8733(01)00049-1&quot;, &quot;container-title&quot;: &quot;Social Networks&quot;, &quot;issued&quot;: {&quot;date-parts&quot;: [[&quot;2002&quot;, &quot;1&quot;]]}, &quot;id&quot;: &quot;ITEM-4&quot;}}, {&quot;uris&quot;: [&quot;http://www.mendeley.com/documents/?uuid=95088111-dce4-4768-b6dd-45d3e5fa7f1b&quot;], &quot;id&quot;: &quot;ITEM-5&quot;, &quot;itemData&quot;: {&quot;type&quot;: &quot;article-journal&quot;, &quot;volume&quot;: &quot;30&quot;, &quot;abstract&quot;: &quot;Researchers interested in the effects of social network ties on behavior are increasingly turning to the network autocorrelation model, which allows for the simultaneous computation of individual-level and network-level effects. Earlier research, however, had pointed to the possibility that the maximum likelihood estimates used to compute the network autocorrelation model yielded negatively biased parameter estimates. In this paper we use simulations to examine whether - and the conditions under which - a negative bias exists. We show that the network parameter estimate ?? is negatively biased under nearly all conditions, and that this bias becomes more severe at higher levels of both ?? and network density. We conclude by discussing the implications of these findings for researchers planning to use the network autocorrelation model. ?? 2008 Elsevier B.V. All rights reserved.&quot;, &quot;page&quot;: &quot;190-200&quot;, &quot;title&quot;: &quot;The effect of density on the level of bias in the network autocorrelation model&quot;, &quot;issue&quot;: &quot;3&quot;, &quot;author&quot;: [{&quot;family&quot;: &quot;Mizruchi&quot;, &quot;dropping-particle&quot;: &quot;&quot;, &quot;parse-names&quot;: false, &quot;suffix&quot;: &quot;&quot;, &quot;given&quot;: &quot;Mark S.&quot;, &quot;non-dropping-particle&quot;: &quot;&quot;}, {&quot;family&quot;: &quot;Neuman&quot;, &quot;dropping-particle&quot;: &quot;&quot;, &quot;parse-names&quot;: false, &quot;suffix&quot;: &quot;&quot;, &quot;given&quot;: &quot;Eric J.&quot;, &quot;non-dropping-particle&quot;: &quot;&quot;}], &quot;ISBN&quot;: &quot;0378-8733&quot;, &quot;ISSN&quot;: &quot;03788733&quot;, &quot;DOI&quot;: &quot;10.1016/j.socnet.2008.02.002&quot;, &quot;container-title&quot;: &quot;Social Networks&quot;, &quot;issued&quot;: {&quot;date-parts&quot;: [[&quot;2008&quot;]]}, &quot;id&quot;: &quot;ITEM-5&quot;}}]} RNDQKjlycIRLO"/><text:span text:style-name="T15">(Doreian, Teuter, &amp; Wang, 1984; Fujimoto, Chou, &amp; Valente, 2011; Leenders, 2002; Mizruchi &amp; Neuman, 2008; Wang, Neuman, &amp; Newman, 2014)</text:span><text:reference-mark-end text:name="ADDIN CSL_CITATION {&quot;properties&quot;: {&quot;noteIndex&quot;: 0}, &quot;schema&quot;: &quot;https://github.com/citation-style-language/schema/raw/master/csl-citation.json&quot;, &quot;mendeley&quot;: {&quot;formattedCitation&quot;: &quot;(Doreian, Teuter, &amp; Wang, 1984; Fujimoto, Chou, &amp; Valente, 2011; Leenders, 2002; Mizruchi &amp; Neuman, 2008; Wang, Neuman, &amp; Newman, 2014)&quot;, &quot;previouslyFormattedCitation&quot;: &quot;(Doreian, Teuter, &amp; Wang, 1984; Fujimoto, Chou, &amp; Valente, 2011; Leenders, 2002; Mizruchi &amp; Neuman, 2008; Wang, Neuman, &amp; Newman, 2014)&quot;, &quot;plainTextFormattedCitation&quot;: &quot;(Doreian, Teuter, &amp; Wang, 1984; Fujimoto, Chou, &amp; Valente, 2011; Leenders, 2002; Mizruchi &amp; Neuman, 2008; Wang, Neuman, &amp; Newman, 2014)&quot;}, &quot;citationItems&quot;: [{&quot;uris&quot;: [&quot;http://www.mendeley.com/documents/?uuid=96ae8142-709b-4ed2-b019-5c3672e8df61&quot;], &quot;id&quot;: &quot;ITEM-1&quot;, &quot;itemData&quot;: {&quot;type&quot;: &quot;article-journal&quot;, &quot;volume&quot;: &quot;38&quot;, &quot;abstract&quot;: &quot;The network autocorrelation model has become an increasingly popular tool for conducting social network analysis. More and more researchers, however, have documented evidence of a systematic negative bias in the estimation of the network effect (. ??). In this paper, we take a different approach to the problem by investigating conditions under which, despite the underestimation bias, a network effect can still be detected by the network autocorrelation model. Using simulations, we find that moderately-sized network effects (e.g., ??=. .3) are still often detectable in modest-sized networks (i.e., 40 or more nodes). Analyses reveal that statistical power is primarily a nonlinear function of network effect size (. ??) and network size (. N), although both of these factors can interact with network density and network structure to impair power under certain rare conditions. We conclude by discussing implications of these findings and guidelines for users of the autocorrelation model. ?? 2014 Elsevier B.V.&quot;, &quot;page&quot;: &quot;88-99&quot;, &quot;publisher&quot;: &quot;Elsevier B.V.&quot;, &quot;title&quot;: &quot;Statistical power of the social network autocorrelation model&quot;, &quot;issue&quot;: &quot;1&quot;, &quot;author&quot;: [{&quot;family&quot;: &quot;Wang&quot;, &quot;dropping-particle&quot;: &quot;&quot;, &quot;parse-names&quot;: false, &quot;suffix&quot;: &quot;&quot;, &quot;given&quot;: &quot;Wei&quot;, &quot;non-dropping-particle&quot;: &quot;&quot;}, {&quot;family&quot;: &quot;Neuman&quot;, &quot;dropping-particle&quot;: &quot;&quot;, &quot;parse-names&quot;: false, &quot;suffix&quot;: &quot;&quot;, &quot;given&quot;: &quot;Eric J.&quot;, &quot;non-dropping-particle&quot;: &quot;&quot;}, {&quot;family&quot;: &quot;Newman&quot;, &quot;dropping-particle&quot;: &quot;&quot;, &quot;parse-names&quot;: false, &quot;suffix&quot;: &quot;&quot;, &quot;given&quot;: &quot;Daniel A.&quot;, &quot;non-dropping-particle&quot;: &quot;&quot;}], &quot;ISBN&quot;: &quot;03788733&quot;, &quot;ISSN&quot;: &quot;03788733&quot;, &quot;DOI&quot;: &quot;10.1016/j.socnet.2014.03.004&quot;, &quot;container-title&quot;: &quot;Social Networks&quot;, &quot;issued&quot;: {&quot;date-parts&quot;: [[&quot;2014&quot;]]}, &quot;id&quot;: &quot;ITEM-1&quot;}}, {&quot;uris&quot;: [&quot;http://www.mendeley.com/documents/?uuid=a1e8d0c4-1b82-4ce0-bd4e-0127ee2c4c32&quot;], &quot;id&quot;: &quot;ITEM-2&quot;, &quot;itemData&quot;: {&quot;PMID&quot;: &quot;21909184&quot;, &quot;volume&quot;: &quot;33&quot;, &quot;abstract&quot;: &quot;The network autocorrelation model has been a workhorse for modeling network influences on individual behavior. The standard network approaches to mapping social influence using network measures, however, are limited to specifying an influence weight matrix (W) based on a single mode network. Additionally, it has been demonstrated that the estimate of the autocorrelation parameter ?? of the network effect tends to be negatively biased as the density in W matrix increases. The current study introduces a two-mode version of the network autocorrelation model. We then conduct simulations to examine conditions under which bias might exist. We show that the estimate for the affiliation autocorrelation parameter (??) tends to be negatively biased as density increases, as in the one-mode case. Inclusion of the diagonal of W, the count of the number of events participated in, as one of the variables in the regression model helps to attenuate such bias, however. We discuss the implications of these results. ?? 2011 Elsevier B.V.&quot;, &quot;page&quot;: &quot;231-243&quot;, &quot;type&quot;: &quot;article-journal&quot;, &quot;title&quot;: &quot;The network autocorrelation model using two-mode data: Affiliation exposure and potential bias in the autocorrelation parameter&quot;, &quot;issue&quot;: &quot;3&quot;, &quot;author&quot;: [{&quot;family&quot;: &quot;Fujimoto&quot;, &quot;dropping-particle&quot;: &quot;&quot;, &quot;parse-names&quot;: false, &quot;suffix&quot;: &quot;&quot;, &quot;given&quot;: &quot;Kayo&quot;, &quot;non-dropping-particle&quot;: &quot;&quot;}, {&quot;family&quot;: &quot;Chou&quot;, &quot;dropping-particle&quot;: &quot;&quot;, &quot;parse-names&quot;: false, &quot;suffix&quot;: &quot;&quot;, &quot;given&quot;: &quot;Chih Ping&quot;, &quot;non-dropping-particle&quot;: &quot;&quot;}, {&quot;family&quot;: &quot;Valente&quot;, &quot;dropping-particle&quot;: &quot;&quot;, &quot;parse-names&quot;: false, &quot;suffix&quot;: &quot;&quot;, &quot;given&quot;: &quot;Thomas W.&quot;, &quot;non-dropping-particle&quot;: &quot;&quot;}], &quot;ISBN&quot;: &quot;0378-8733&quot;, &quot;ISSN&quot;: &quot;03788733&quot;, &quot;DOI&quot;: &quot;10.1016/j.socnet.2011.06.001&quot;, &quot;container-title&quot;: &quot;Social Networks&quot;, &quot;issued&quot;: {&quot;date-parts&quot;: [[&quot;2011&quot;]]}, &quot;id&quot;: &quot;ITEM-2&quot;}}, {&quot;uris&quot;: [&quot;http://www.mendeley.com/documents/?uuid=5be4179f-ad96-43f5-9669-06507fa21b0f&quot;], &quot;id&quot;: &quot;ITEM-3&quot;, &quot;itemData&quot;: {&quot;PMID&quot;: &quot;803973233&quot;, &quot;volume&quot;: &quot;13&quot;, &quot;abstract&quot;: &quot;For network effects models of network autocorrelation we use Monte Carlo methods to study the relative properties of three estimation methods. The methods are the iterative maximum likelihood estimation (Ord, 1975; Doreian, 1981), ordinary least squares, and a regression-based \&quot;quick and dirty\&quot; substitution for iterative MLE. Of the three, OLS is clearly the inferior estimation method and MLE the superior method. We recommend the use of the maximum likelihood method when network autocorrelation models are to be estimated.&quot;, &quot;page&quot;: &quot;155-200&quot;, &quot;type&quot;: &quot;article-journal&quot;, &quot;title&quot;: &quot;Network Autocorrelation Models: Some Monte Carlo Results&quot;, &quot;issue&quot;: &quot;2&quot;, &quot;author&quot;: [{&quot;family&quot;: &quot;Doreian&quot;, &quot;dropping-particle&quot;: &quot;&quot;, &quot;parse-names&quot;: false, &quot;suffix&quot;: &quot;&quot;, &quot;given&quot;: &quot;P.&quot;, &quot;non-dropping-particle&quot;: &quot;&quot;}, {&quot;family&quot;: &quot;Teuter&quot;, &quot;dropping-particle&quot;: &quot;&quot;, &quot;parse-names&quot;: false, &quot;suffix&quot;: &quot;&quot;, &quot;given&quot;: &quot;K.&quot;, &quot;non-dropping-particle&quot;: &quot;&quot;}, {&quot;family&quot;: &quot;Wang&quot;, &quot;dropping-particle&quot;: &quot;&quot;, &quot;parse-names&quot;: false, &quot;suffix&quot;: &quot;&quot;, &quot;given&quot;: &quot;C.-H.&quot;, &quot;non-dropping-particle&quot;: &quot;&quot;}], &quot;ISBN&quot;: &quot;0893-3200&quot;, &quot;ISSN&quot;: &quot;0049-1241&quot;, &quot;DOI&quot;: &quot;10.1177/0049124184013002001&quot;, &quot;container-title&quot;: &quot;Sociological Methods &amp; Research&quot;, &quot;issued&quot;: {&quot;date-parts&quot;: [[&quot;1984&quot;, &quot;11&quot;, &quot;1&quot;]]}, &quot;id&quot;: &quot;ITEM-3&quot;}}, {&quot;uris&quot;: [&quot;http://www.mendeley.com/documents/?uuid=0b7f8513-68fb-4995-b437-39f73d96fd00&quot;], &quot;id&quot;: &quot;ITEM-4&quot;, &quot;itemData&quot;: {&quot;type&quot;: &quot;article-journal&quot;, &quot;volume&quot;: &quot;24&quot;, &quot;abstract&quot;: &quot;Many physical and social phenomena are embedded within networks of interdependencies, the so-called \u2018context\u2019 of these phenomena. In network analysis, this type of process is typically modeled as a network autocorrelation model. Parameter estimates and inferences based on autocorrelation models, hinge upon the chosen specification of weight matrix W, the elements of which represent the influence pattern present in the network. In this paper I discuss how social influence processes can be incorporated in the specification of W. Theories of social influence center around \u2018communication\u2019 and \u2018comparison\u2019; it is discussed how these can be operationalized in a network analysis context. Starting from that, a series of operationalizations of W is discussed. Finally, statistical tests are presented that allow an analyst to test various specifications against one another or pick the best fitting model from a set of models.&quot;, &quot;page&quot;: &quot;21-47&quot;, &quot;title&quot;: &quot;Modeling social influence through network autocorrelation: constructing the weight matrix&quot;, &quot;issue&quot;: &quot;1&quot;, &quot;author&quot;: [{&quot;family&quot;: &quot;Leenders&quot;, &quot;dropping-particle&quot;: &quot;&quot;, &quot;parse-names&quot;: false, &quot;suffix&quot;: &quot;&quot;, &quot;given&quot;: &quot;Roger Th.A.J.&quot;, &quot;non-dropping-particle&quot;: &quot;&quot;}], &quot;ISSN&quot;: &quot;03788733&quot;, &quot;DOI&quot;: &quot;10.1016/S0378-8733(01)00049-1&quot;, &quot;container-title&quot;: &quot;Social Networks&quot;, &quot;issued&quot;: {&quot;date-parts&quot;: [[&quot;2002&quot;, &quot;1&quot;]]}, &quot;id&quot;: &quot;ITEM-4&quot;}}, {&quot;uris&quot;: [&quot;http://www.mendeley.com/documents/?uuid=95088111-dce4-4768-b6dd-45d3e5fa7f1b&quot;], &quot;id&quot;: &quot;ITEM-5&quot;, &quot;itemData&quot;: {&quot;type&quot;: &quot;article-journal&quot;, &quot;volume&quot;: &quot;30&quot;, &quot;abstract&quot;: &quot;Researchers interested in the effects of social network ties on behavior are increasingly turning to the network autocorrelation model, which allows for the simultaneous computation of individual-level and network-level effects. Earlier research, however, had pointed to the possibility that the maximum likelihood estimates used to compute the network autocorrelation model yielded negatively biased parameter estimates. In this paper we use simulations to examine whether - and the conditions under which - a negative bias exists. We show that the network parameter estimate ?? is negatively biased under nearly all conditions, and that this bias becomes more severe at higher levels of both ?? and network density. We conclude by discussing the implications of these findings for researchers planning to use the network autocorrelation model. ?? 2008 Elsevier B.V. All rights reserved.&quot;, &quot;page&quot;: &quot;190-200&quot;, &quot;title&quot;: &quot;The effect of density on the level of bias in the network autocorrelation model&quot;, &quot;issue&quot;: &quot;3&quot;, &quot;author&quot;: [{&quot;family&quot;: &quot;Mizruchi&quot;, &quot;dropping-particle&quot;: &quot;&quot;, &quot;parse-names&quot;: false, &quot;suffix&quot;: &quot;&quot;, &quot;given&quot;: &quot;Mark S.&quot;, &quot;non-dropping-particle&quot;: &quot;&quot;}, {&quot;family&quot;: &quot;Neuman&quot;, &quot;dropping-particle&quot;: &quot;&quot;, &quot;parse-names&quot;: false, &quot;suffix&quot;: &quot;&quot;, &quot;given&quot;: &quot;Eric J.&quot;, &quot;non-dropping-particle&quot;: &quot;&quot;}], &quot;ISBN&quot;: &quot;0378-8733&quot;, &quot;ISSN&quot;: &quot;03788733&quot;, &quot;DOI&quot;: &quot;10.1016/j.socnet.2008.02.002&quot;, &quot;container-title&quot;: &quot;Social Networks&quot;, &quot;issued&quot;: {&quot;date-parts&quot;: [[&quot;2008&quot;]]}, &quot;id&quot;: &quot;ITEM-5&quot;}}]} RNDQKjlycIRLO"/>, <text:span text:style-name="T64">take the following form:</text:span></text:p>
      <text:p text:style-name="P37"><text:soft-page-break/><text:span text:style-name="T65"><text:tab/>y = X\beta + \rho A y + \varepsilon, \varepsilon \sim N(0, I_n\sigma^2)<text:tab/>(</text:span><text:span text:style-name="T65"><text:sequence text:ref-name="refEquation0" text:name="Equation" text:formula="ooow:Equation+1" style:num-format="1">1</text:sequence></text:span><text:span text:style-name="T65">)</text:span></text:p>
      <text:p text:style-name="P38"><text:span text:style-name="T58">W</text:span>here <text:span text:style-name="T7">X</text:span> are <text:span text:style-name="T55">party level characteristics,</text:span> <text:span text:style-name="T7">A</text:span> <text:span text:style-name="T55">is a row-normalized adjacency matrix (network), \beta</text:span> <text:span text:style-name="T58">is a vector of coefficients, and \rho is the autocorrelation parameter. In the SAR model it is assumed that the adjacency matrix is given, this is, that there is no homophily with respect to y. While homophily can be ruled out in the case the geographic-based networks, such may not be possible for trading networks and FCTC forums and mailists. </text:span></text:p>
      <text:p text:style-name="P35">In the case of trading networks, since it</text:p>
      <text:p text:style-name="P29">Hence, we will only estimate SAR models for the following networks: General Trade, Tobacco Trade, Minimum Distance, and Centroid Distance, all of which we can claim that can be considered exogenous to y. </text:p>
      <text:h text:style-name="Heading_20_3" text:outline-level="3">Matching Estimators in the Context of Networks</text:h>
      <text:p text:style-name="P3">In <text:reference-mark-start text:name="ADDIN CSL_CITATION {&quot;properties&quot;: {&quot;noteIndex&quot;: 0}, &quot;schema&quot;: &quot;https://github.com/citation-style-language/schema/raw/master/csl-citation.json&quot;, &quot;mendeley&quot;: {&quot;formattedCitation&quot;: &quot;(Aral, Muchnik, &amp; Sundararajan, 2009)&quot;, &quot;previouslyFormattedCitation&quot;: &quot;(Aral, Muchnik, &amp; Sundararajan, 2009)&quot;, &quot;plainTextFormattedCitation&quot;: &quot;(Aral, Muchnik, &amp; Sundararajan, 2009)&quot;}, &quot;citationItems&quot;: [{&quot;uris&quot;: [&quot;http://www.mendeley.com/documents/?uuid=31e8514e-de07-48ef-ae83-9603fa8b9ff6&quot;], &quot;id&quot;: &quot;ITEM-1&quot;, &quot;itemData&quot;: {&quot;PMID&quot;: &quot;20007780&quot;, &quot;volume&quot;: &quot;106&quot;, &quot;abstract&quot;: &quot;Node characteristics and behaviors are often correlated with the structure of social networks over time. While evidence of this type of assortative mixing and temporal clustering of behaviors among linked nodes is used to support claims of peer influence and social contagion in networks, homophily may also explain such evidence. Here we develop a dynamic matched sample estimation framework to distinguish influence and homophily effects in dynamic networks, and we apply this framework to a global instant messaging network of 27.4 million users, using data on the day-by-day adoption of a mobile service application and users' longitudinal behavioral, demographic, and geographic data. We find that previous methods overestimate peer influence in product adoption decisions in this network by 300-700%, and that homophily explains &gt;50% of the perceived behavioral contagion. These findings and methods are essential to both our understanding of the mechanisms that drive contagions in networks and our knowledge of how to propagate or combat them in domains as diverse as epidemiology, marketing, development economics, and public health.&quot;, &quot;page&quot;: &quot;21544-21549&quot;, &quot;type&quot;: &quot;article-journal&quot;, &quot;title&quot;: &quot;Distinguishing influence-based contagion from homophily-driven diffusion in dynamic networks.&quot;, &quot;issue&quot;: &quot;51&quot;, &quot;author&quot;: [{&quot;family&quot;: &quot;Aral&quot;, &quot;dropping-particle&quot;: &quot;&quot;, &quot;parse-names&quot;: false, &quot;suffix&quot;: &quot;&quot;, &quot;given&quot;: &quot;Sinan&quot;, &quot;non-dropping-particle&quot;: &quot;&quot;}, {&quot;family&quot;: &quot;Muchnik&quot;, &quot;dropping-particle&quot;: &quot;&quot;, &quot;parse-names&quot;: false, &quot;suffix&quot;: &quot;&quot;, &quot;given&quot;: &quot;Lev&quot;, &quot;non-dropping-particle&quot;: &quot;&quot;}, {&quot;family&quot;: &quot;Sundararajan&quot;, &quot;dropping-particle&quot;: &quot;&quot;, &quot;parse-names&quot;: false, &quot;suffix&quot;: &quot;&quot;, &quot;given&quot;: &quot;Arun&quot;, &quot;non-dropping-particle&quot;: &quot;&quot;}], &quot;ISBN&quot;: &quot;00278424&quot;, &quot;ISSN&quot;: &quot;0027-8424&quot;, &quot;DOI&quot;: &quot;10.1073/pnas.0908800106&quot;, &quot;container-title&quot;: &quot;Proceedings of the National Academy of Sciences of the United States of America&quot;, &quot;issued&quot;: {&quot;date-parts&quot;: [[&quot;2009&quot;]]}, &quot;id&quot;: &quot;ITEM-1&quot;}}]} RNDr1HMBOccbj"/><text:span text:style-name="T9">(Aral, Muchnik, &amp; Sundararajan, 2009)</text:span><text:reference-mark-end text:name="ADDIN CSL_CITATION {&quot;properties&quot;: {&quot;noteIndex&quot;: 0}, &quot;schema&quot;: &quot;https://github.com/citation-style-language/schema/raw/master/csl-citation.json&quot;, &quot;mendeley&quot;: {&quot;formattedCitation&quot;: &quot;(Aral, Muchnik, &amp; Sundararajan, 2009)&quot;, &quot;previouslyFormattedCitation&quot;: &quot;(Aral, Muchnik, &amp; Sundararajan, 2009)&quot;, &quot;plainTextFormattedCitation&quot;: &quot;(Aral, Muchnik, &amp; Sundararajan, 2009)&quot;}, &quot;citationItems&quot;: [{&quot;uris&quot;: [&quot;http://www.mendeley.com/documents/?uuid=31e8514e-de07-48ef-ae83-9603fa8b9ff6&quot;], &quot;id&quot;: &quot;ITEM-1&quot;, &quot;itemData&quot;: {&quot;PMID&quot;: &quot;20007780&quot;, &quot;volume&quot;: &quot;106&quot;, &quot;abstract&quot;: &quot;Node characteristics and behaviors are often correlated with the structure of social networks over time. While evidence of this type of assortative mixing and temporal clustering of behaviors among linked nodes is used to support claims of peer influence and social contagion in networks, homophily may also explain such evidence. Here we develop a dynamic matched sample estimation framework to distinguish influence and homophily effects in dynamic networks, and we apply this framework to a global instant messaging network of 27.4 million users, using data on the day-by-day adoption of a mobile service application and users' longitudinal behavioral, demographic, and geographic data. We find that previous methods overestimate peer influence in product adoption decisions in this network by 300-700%, and that homophily explains &gt;50% of the perceived behavioral contagion. These findings and methods are essential to both our understanding of the mechanisms that drive contagions in networks and our knowledge of how to propagate or combat them in domains as diverse as epidemiology, marketing, development economics, and public health.&quot;, &quot;page&quot;: &quot;21544-21549&quot;, &quot;type&quot;: &quot;article-journal&quot;, &quot;title&quot;: &quot;Distinguishing influence-based contagion from homophily-driven diffusion in dynamic networks.&quot;, &quot;issue&quot;: &quot;51&quot;, &quot;author&quot;: [{&quot;family&quot;: &quot;Aral&quot;, &quot;dropping-particle&quot;: &quot;&quot;, &quot;parse-names&quot;: false, &quot;suffix&quot;: &quot;&quot;, &quot;given&quot;: &quot;Sinan&quot;, &quot;non-dropping-particle&quot;: &quot;&quot;}, {&quot;family&quot;: &quot;Muchnik&quot;, &quot;dropping-particle&quot;: &quot;&quot;, &quot;parse-names&quot;: false, &quot;suffix&quot;: &quot;&quot;, &quot;given&quot;: &quot;Lev&quot;, &quot;non-dropping-particle&quot;: &quot;&quot;}, {&quot;family&quot;: &quot;Sundararajan&quot;, &quot;dropping-particle&quot;: &quot;&quot;, &quot;parse-names&quot;: false, &quot;suffix&quot;: &quot;&quot;, &quot;given&quot;: &quot;Arun&quot;, &quot;non-dropping-particle&quot;: &quot;&quot;}], &quot;ISBN&quot;: &quot;00278424&quot;, &quot;ISSN&quot;: &quot;0027-8424&quot;, &quot;DOI&quot;: &quot;10.1073/pnas.0908800106&quot;, &quot;container-title&quot;: &quot;Proceedings of the National Academy of Sciences of the United States of America&quot;, &quot;issued&quot;: {&quot;date-parts&quot;: [[&quot;2009&quot;]]}, &quot;id&quot;: &quot;ITEM-1&quot;}}]} RNDr1HMBOccbj"/> a new method for identifying contagion in the presence of homophily is <text:span text:style-name="T55">proposed,</text:span> <text:span text:style-name="T55">b</text:span>ased on the Neyman-Rubin Causal Model framework <text:reference-mark-start text:name="ADDIN CSL_CITATION {&quot;properties&quot;: {&quot;noteIndex&quot;: 0}, &quot;schema&quot;: &quot;https://github.com/citation-style-language/schema/raw/master/csl-citation.json&quot;, &quot;mendeley&quot;: {&quot;formattedCitation&quot;: &quot;(Sekhon, 2008)&quot;, &quot;previouslyFormattedCitation&quot;: &quot;(Sekhon, 2008)&quot;, &quot;plainTextFormattedCitation&quot;: &quot;(Sekhon, 2008)&quot;}, &quot;citationItems&quot;: [{&quot;uris&quot;: [&quot;http://www.mendeley.com/documents/?uuid=d085e2e2-ff2d-4f3c-9462-982c33e95e66&quot;], &quot;id&quot;: &quot;ITEM-1&quot;, &quot;itemData&quot;: {&quot;PMID&quot;: &quot;15323269&quot;, &quot;ISSN&quot;: &quot;00223433&quot;, &quot;DOI&quot;: &quot;10.1093/oxfordhb/9780199286546.003.0011&quot;, &quot;abstract&quot;: &quot;This article presents a detailed discussion of the Neyman-Rubin model of causal inference. Additionally, it describes under what conditions \u2018matching\u2019 approaches can lead to valid inferences, and what kinds of compromises sometimes have to be made with respect to generalizability to ensure valid causal inferences. Moreover, the article summarizes Mill's first three canons and shows the importance of taking chance into account and comparing conditional probabilities when chance variations cannot be ignored. The significance of searching for causal mechanisms is often overestimated by political scientists and this sometimes leads to an underestimate of the importance of comparing conditional probabilities. The search for causal mechanisms is probably especially useful when working with observational data. Machine learning algorithms can be used against the matching problem.&quot;, &quot;issued&quot;: {&quot;date-parts&quot;: [[&quot;2008&quot;]]}, &quot;title&quot;: &quot;The Neyman-Rubin Model of Causal Inference and Estimation Via Matching Methods&quot;, &quot;container-title&quot;: &quot;The Oxford Handbook of Political Methodology&quot;, &quot;type&quot;: &quot;article-journal&quot;, &quot;author&quot;: [{&quot;family&quot;: &quot;Sekhon&quot;, &quot;dropping-particle&quot;: &quot;&quot;, &quot;parse-names&quot;: false, &quot;suffix&quot;: &quot;&quot;, &quot;given&quot;: &quot;Jasjeet S.&quot;, &quot;non-dropping-particle&quot;: &quot;&quot;}], &quot;ISBN&quot;: &quot;9780191577307&quot;, &quot;id&quot;: &quot;ITEM-1&quot;}}]} RNDWxPpAQUAxx"/>(Sekhon, 2008)<text:reference-mark-end text:name="ADDIN CSL_CITATION {&quot;properties&quot;: {&quot;noteIndex&quot;: 0}, &quot;schema&quot;: &quot;https://github.com/citation-style-language/schema/raw/master/csl-citation.json&quot;, &quot;mendeley&quot;: {&quot;formattedCitation&quot;: &quot;(Sekhon, 2008)&quot;, &quot;previouslyFormattedCitation&quot;: &quot;(Sekhon, 2008)&quot;, &quot;plainTextFormattedCitation&quot;: &quot;(Sekhon, 2008)&quot;}, &quot;citationItems&quot;: [{&quot;uris&quot;: [&quot;http://www.mendeley.com/documents/?uuid=d085e2e2-ff2d-4f3c-9462-982c33e95e66&quot;], &quot;id&quot;: &quot;ITEM-1&quot;, &quot;itemData&quot;: {&quot;PMID&quot;: &quot;15323269&quot;, &quot;ISSN&quot;: &quot;00223433&quot;, &quot;DOI&quot;: &quot;10.1093/oxfordhb/9780199286546.003.0011&quot;, &quot;abstract&quot;: &quot;This article presents a detailed discussion of the Neyman-Rubin model of causal inference. Additionally, it describes under what conditions \u2018matching\u2019 approaches can lead to valid inferences, and what kinds of compromises sometimes have to be made with respect to generalizability to ensure valid causal inferences. Moreover, the article summarizes Mill's first three canons and shows the importance of taking chance into account and comparing conditional probabilities when chance variations cannot be ignored. The significance of searching for causal mechanisms is often overestimated by political scientists and this sometimes leads to an underestimate of the importance of comparing conditional probabilities. The search for causal mechanisms is probably especially useful when working with observational data. Machine learning algorithms can be used against the matching problem.&quot;, &quot;issued&quot;: {&quot;date-parts&quot;: [[&quot;2008&quot;]]}, &quot;title&quot;: &quot;The Neyman-Rubin Model of Causal Inference and Estimation Via Matching Methods&quot;, &quot;container-title&quot;: &quot;The Oxford Handbook of Political Methodology&quot;, &quot;type&quot;: &quot;article-journal&quot;, &quot;author&quot;: [{&quot;family&quot;: &quot;Sekhon&quot;, &quot;dropping-particle&quot;: &quot;&quot;, &quot;parse-names&quot;: false, &quot;suffix&quot;: &quot;&quot;, &quot;given&quot;: &quot;Jasjeet S.&quot;, &quot;non-dropping-particle&quot;: &quot;&quot;}], &quot;ISBN&quot;: &quot;9780191577307&quot;, &quot;id&quot;: &quot;ITEM-1&quot;}}]} RNDWxPpAQUAxx"/><text:span text:style-name="T9">, in particular, on matching methods. In </text:span><text:span text:style-name="T22">the</text:span><text:span text:style-name="T9"> paper, instead of observing exposure as a continuous variable, </text:span><text:span text:style-name="T22">the authors </text:span><text:span text:style-name="T9">dichotomize </text:span><text:span text:style-name="T11">exposure </text:span><text:span text:style-name="T22">in the form of treated and untreated</text:span><text:span text:style-name="T10"> </text:span><text:span text:style-name="T9">defining several thresholds, in particular, for each time point, </text:span><text:span text:style-name="T11">individual </text:span><text:span text:style-name="T11"><draw:g text:anchor-type="as-char" svg:y="-0.111in" draw:z-index="11" draw:style-name="gr1"><svg:title>TexMaths</svg:title><svg:desc>12§display§i§svg§600§FALSE§</svg:desc><draw:polygon draw:style-name="gr2" draw:text-style-name="P45" svg:width="0.0575in" svg:height="0.1087in" svg:x="0in" svg:y="0.0004in" svg:viewBox="0 0 147 277" draw:points="73,277 0,277 0,0 147,0 147,277"><text:p/></draw:polygon><draw:path draw:style-name="gr3" draw:text-style-name="P46" svg:width="0.0441in" svg:height="0.111in" svg:x="0.0047in" svg:y="0in" svg:viewBox="0 0 113 283" svg:d="M109 16c0-9-6-16-16-16-11 0-23 11-23 23 0 7 6 14 17 14 9 0 22-10 22-21zM77 173c5-12 5-13 8-24 4-8 6-14 6-22 0-20-13-35-34-35-41 0-57 61-57 66 0 3 5 3 5 3 5 0 5-1 7-7 12-39 29-53 43-53 4 0 11 0 11 14 0 9-3 18-5 22-3 11-23 60-30 78-3 11-9 25-9 33 0 21 14 35 35 35 40 0 56-61 56-64 0-5-4-5-5-5-5 0-5 1-7 8-7 26-22 51-43 51-7 0-11-3-11-13s4-16 13-43z"><text:p/></draw:path></draw:g></text:span><text:span text:style-name="T11">‘s</text:span><text:span text:style-name="T9"> </text:span><text:span text:style-name="T11">treatment at time </text:span><text:span text:style-name="T11"><draw:g text:anchor-type="as-char" svg:y="-0.1071in" draw:z-index="12" draw:style-name="gr1"><svg:title>TexMaths</svg:title><svg:desc>12§display§t§svg§600§FALSE§</svg:desc><draw:polygon draw:style-name="gr2" draw:text-style-name="P45" svg:width="0.0594in" svg:height="0.102in" svg:x="0in" svg:y="0.0016in" svg:viewBox="0 0 152 260" draw:points="76,260 0,260 0,0 152,0 152,260"><text:p/></draw:polygon><draw:path draw:style-name="gr3" draw:text-style-name="P46"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text:span><text:span text:style-name="T11">, </text:span><text:span text:style-name="T9"><draw:g text:anchor-type="as-char" svg:y="-0.1146in" draw:z-index="1" draw:style-name="gr1"><svg:title>TexMaths</svg:title><svg:desc>12§inline§T_{ilt}§svg§600§FALSE§</svg:desc><draw:polygon draw:style-name="gr2" draw:text-style-name="P43" svg:width="0.2362in" svg:height="0.1378in" svg:x="0in" svg:y="0in" svg:viewBox="0 0 601 351" draw:points="300,351 0,351 0,0 601,0 601,351"><text:p/></draw:polygon><draw:path draw:style-name="gr3" draw:text-style-name="P44" svg:width="0.113in" svg:height="0.1122in" svg:x="0.0039in" svg:y="0.0004in" svg:viewBox="0 0 288 286" svg:d="M171 30c3-12 4-14 9-16 5-1 18-1 28-1 42 0 61 1 61 35 0 6-1 23-3 33 0 3-2 8-2 9 0 2 2 5 5 5 5 0 6-3 7-10l11-73c1-2 1-6 1-7 0-5-4-5-12-5h-234c-11 0-11 0-14 8l-26 75c0 1-2 7-2 8 0 2 2 4 5 4 5 0 5-2 7-9 23-66 34-73 97-73h16c12 0 12 1 12 5 0 2-1 8-1 10l-57 224c-5 16-6 21-50 21-16 0-18 0-18 8 0 5 5 5 7 5 11 0 23-1 35-1s24 0 36 0 24 0 35 0c12 0 25 1 37 1 4 0 10 0 10-8 0-5-4-5-15-5s-17 0-27-1c-12-2-16-3-16-9 0-1 0-3 1-9z"><text:p/></draw:path><draw:path draw:style-name="gr3" draw:text-style-name="P44" svg:width="0.0354in" svg:height="0.0783in" svg:x="0.1024in" svg:y="0.0606in" svg:viewBox="0 0 91 200" svg:d="M83 11c0-5-4-11-12-11-9 0-17 7-17 17 0 5 4 11 12 11s17-9 17-17zM22 162c-2 3-3 7-3 13 0 13 12 25 29 25 30 0 43-42 43-46s-4-4-4-4c-5 0-5 2-7 6-7 22-20 35-32 35-6 0-7-4-7-10 0-8 2-12 5-19 3-9 6-16 9-24s13-34 15-37c1-4 2-8 2-10 0-14-12-25-29-25-30 0-43 40-43 45 0 4 4 4 5 4 5 0 5-1 6-5 7-25 20-36 31-36 5 0 8 3 8 11 0 6-2 11-9 29z"><text:p/></draw:path><draw:path draw:style-name="gr3" draw:text-style-name="P44" svg:width="0.026in" svg:height="0.0815in" svg:x="0.1508in" svg:y="0.0571in" svg:viewBox="0 0 67 208" svg:d="M66 8c0 0 1-3 1-4 0-2-1-4-5-4-6 0-31 2-38 2-2 2-6 2-6 8 0 4 4 4 7 4 15 0 15 2 15 4s0 5-2 7l-37 146c-1 2-1 6-1 10 0 19 17 27 31 27 7 0 17-2 24-15 7-11 11-29 11-30 0-4-4-4-5-4-3 0-5 3-6 7-3 15-9 34-23 34-7 0-9-7-9-15 0-3 1-8 1-12z"><text:p/></draw:path><draw:path draw:style-name="gr3" draw:text-style-name="P44" svg:width="0.0394in" svg:height="0.0736in" svg:x="0.1909in" svg:y="0.065in" svg:viewBox="0 0 101 188" svg:d="M61 68h30c6 0 10 0 10-7 0-4-4-4-8-4h-29l10-44c0-1 2-2 2-3 0-6-4-10-10-10-8 0-12 5-14 13-3 7 1-7-12 44h-30c-6 0-10 0-10 6 0 5 4 5 8 5h29l-18 70c-1 8-3 18-3 22 0 17 14 28 31 28 33 0 53-41 53-46 0-3-5-3-5-3-4 0-5 1-7 6-9 18-23 34-40 34-6 0-11-3-11-14 0-2 1-9 3-12z"><text:p/></draw:path></draw:g></text:span><text:span text:style-name="T9">, </text:span><text:span text:style-name="T11">is defined as follows</text:span><text:span text:style-name="T9"> :</text:span></text:p>
      <text:p text:style-name="P1"><text:span text:style-name="T9"><text:tab/></text:span><text:span text:style-name="T9"><draw:g text:anchor-type="as-char" svg:y="-0.2402in" draw:z-index="2" draw:style-name="gr1"><svg:title>TexMaths</svg:title><svg:desc>12§display§T_{ilt} = \left\{\begin{array}{ll}
1 &amp; \mbox{if}\quad e_{it} &gt; l \\
0 &amp; \mbox{otherwise}
\end{array}\right.§svg§600§FALSE§</svg:desc><draw:polygon draw:style-name="gr2" draw:text-style-name="P43" svg:width="1.6413in" svg:height="0.3972in" svg:x="0in" svg:y="0in" svg:viewBox="0 0 4170 1010" draw:points="2084,1010 0,1010 0,0 4170,0 4170,1010"><text:p/></draw:polygon><draw:path draw:style-name="gr3" draw:text-style-name="P44" svg:width="0.113in" svg:height="0.1126in" svg:x="0.0039in" svg:y="0.1283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8 0-5-3-5-14-5s-17 0-28-1c-12-2-15-3-15-9 0-1 0-3 1-9z"><text:p/></draw:path><draw:path draw:style-name="gr3" draw:text-style-name="P44" svg:width="0.0354in" svg:height="0.0787in" svg:x="0.102in" svg:y="0.1902in"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44" svg:width="0.026in" svg:height="0.0819in" svg:x="0.1508in" svg:y="0.185in" svg:viewBox="0 0 67 209" svg:d="M66 8c0 0 1-3 1-4 0-2-1-4-5-4-6 0-31 2-38 2-2 2-6 2-6 8 0 4 4 4 7 4 15 0 15 2 15 4s0 5-2 7l-37 147c-1 2-1 6-1 9 0 20 17 28 31 28 7 0 17-2 24-16 7-10 11-28 11-30 0-3-4-3-5-3-3 0-5 2-6 7-3 14-9 34-23 34-7 0-9-8-9-15 0-3 1-8 1-12z"><text:p/></draw:path><draw:path draw:style-name="gr3" draw:text-style-name="P44" svg:width="0.0394in" svg:height="0.074in" svg:x="0.1909in" svg:y="0.1933in" svg:viewBox="0 0 101 189" svg:d="M61 68h30c6 0 10 0 10-7 0-3-4-3-9-3h-28l10-45c0-1 2-2 2-3 0-6-4-10-10-10-8 0-12 5-14 13-3 7 1-7-12 45h-30c-6 0-10 0-10 6 0 4 4 4 8 4h29l-18 70c-1 9-3 18-3 23 0 17 14 28 31 28 33 0 53-41 53-46 0-4-5-4-5-4-4 0-5 1-7 6-9 18-23 35-40 35-6 0-11-3-11-14 0-3 1-10 3-12z"><text:p/></draw:path><draw:path draw:style-name="gr3" draw:text-style-name="P44" svg:width="0.1106in" svg:height="0.039in" svg:x="0.3in" svg:y="0.1799in" svg:viewBox="0 0 282 100" svg:d="M268 17c6 0 14 0 14-9 0-8-8-8-14-8h-254c-6 0-14 0-14 8 0 9 8 9 14 9zM268 100c6 0 14 0 14-9 0-8-8-8-14-8h-254c-6 0-14 0-14 8 0 9 8 9 14 9z"><text:p/></draw:path><draw:path draw:style-name="gr3" draw:text-style-name="P44" svg:width="0.0807in" svg:height="0.3988in" svg:x="0.4874in" svg:y="0in" svg:viewBox="0 0 206 1014" svg:d="M121 646c0-20 0-52-27-85-16-22-40-41-70-54 83-40 97-100 97-125v-243c0-26 0-80 82-121 3-1 3-2 3-8 0-10 0-10-9-10-6 0-6 0-17 5-42 20-84 54-94 105-1 9-1 12-1 41v196c0 12 0 35 0 40-3 44-30 83-78 109-7 4-7 4-7 11s0 7 6 11c29 15 70 45 78 98 1 10 1 11 1 16v251c0 61 43 102 96 126 9 5 10 5 16 5 9 0 9 0 9-10 0-6 0-7-3-9-18-8-72-36-82-97 0-6 0-11 0-36z"><text:p/></draw:path><draw:path draw:style-name="gr3" draw:text-style-name="P44" svg:width="0.0547in" svg:height="0.1106in" svg:x="0.6878in" svg:y="0.0287in" svg:viewBox="0 0 140 282" svg:d="M88 11c0-10 0-11-10-11-26 28-65 28-78 28v13c8 0 34 0 55-12v220c0 15-1 20-39 20h-14v13c16-1 52-1 70-1 17 0 54 0 68 1v-13h-13c-38 0-39-5-39-20z"><text:p/></draw:path><draw:path draw:style-name="gr3" draw:text-style-name="P44" svg:width="0.0354in" svg:height="0.111in" svg:x="0.928in" svg:y="0.0283in" svg:viewBox="0 0 91 283" svg:d="M61 96l-60 5v13c29 0 33 2 33 23v114c0 19-5 19-34 19v13c13 0 37-1 47-1 15 0 30 1 44 1v-13c-27 0-30-2-30-18zM64 23c0-15-11-23-23-23-13 0-23 12-23 23s10 21 23 21c12 0 23-8 23-21z"><text:p/></draw:path><draw:path draw:style-name="gr3" draw:text-style-name="P44" svg:width="0.0539in" svg:height="0.1173in" svg:x="0.9736in" svg:y="0.022in" svg:viewBox="0 0 138 299" svg:d="M60 116v-49c0-37 20-57 40-57 1 0 7 0 14 2-6 2-13 7-13 18 0 10 7 18 18 18 13 0 19-8 19-18 0-16-16-30-38-30-30 0-66 23-66 67v49h-34v14h34v137c0 19-5 19-34 19v13c17-1 37-1 49-1 17 0 37 0 54 1v-13h-9c-32 0-33-5-33-21v-135h49v-14z"><text:p/></draw:path><draw:path draw:style-name="gr3" draw:text-style-name="P44" svg:width="0.0638in" svg:height="0.0752in" svg:x="1.1929in" svg:y="0.0665in"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44" svg:width="0.0354in" svg:height="0.0787in" svg:x="1.2677in" svg:y="0.0874in" svg:viewBox="0 0 91 201" svg:d="M83 11c0-5-4-11-12-11-9 0-17 7-17 17 0 5 4 11 12 11s17-9 17-17zM22 162c-2 4-3 7-3 13 0 14 12 26 29 26 30 0 43-42 43-46 0-5-5-5-5-5-4 0-4 3-6 6-7 23-20 36-32 36-6 0-7-5-7-11 0-7 2-12 5-19 3-8 6-15 9-24 3-7 13-34 15-37 1-4 2-7 2-10 0-14-12-25-29-25-30 0-43 41-43 46 0 3 5 3 5 3 5 0 5-1 6-5 7-25 20-36 31-36 5 0 8 3 8 11 0 6-2 11-9 29z"><text:p/></draw:path><draw:path draw:style-name="gr3" draw:text-style-name="P44" svg:width="0.0394in" svg:height="0.074in" svg:x="1.3138in" svg:y="0.0917in" svg:viewBox="0 0 101 189" svg:d="M61 68h30c6 0 10 0 10-6 0-4-4-4-9-4h-28l10-45c2-1 2-2 2-3 0-6-4-10-10-10-8 0-12 5-14 13-3 7 1-7-12 45h-30c-6 0-10 0-10 6 0 4 4 4 8 4h29l-18 70c-1 9-3 18-3 23 0 17 14 28 31 28 33 0 53-41 53-46 0-4-5-4-5-4-4 0-5 1-7 6-9 18-23 35-40 35-6 0-11-3-11-14 0-3 1-10 3-12z"><text:p/></draw:path><draw:path draw:style-name="gr3" draw:text-style-name="P44" svg:width="0.1016in" svg:height="0.0965in" svg:x="1.4276in" svg:y="0.0496in" svg:viewBox="0 0 259 246" svg:d="M251 132c5-2 8-4 8-10 0-4-3-7-8-8l-235-112c-5-2-6-2-8-2-4 0-8 4-8 8s2 6 8 10l222 104-222 106c-6 3-8 6-8 10 0 5 4 8 8 8 2 0 3 0 8-3z"><text:p/></draw:path><draw:path draw:style-name="gr3" draw:text-style-name="P44" svg:width="0.0354in" svg:height="0.1173in" svg:x="1.5961in" svg:y="0.0256in" svg:viewBox="0 0 91 299" svg:d="M91 5c0 0 0-5-5-5-10 0-42 4-52 5-4 0-9 0-9 8 0 5 5 5 11 5 20 0 22 4 22 7l-2 9-54 211c-1 5-2 8-2 14 0 24 19 40 38 40 15 0 26-8 33-24 8-16 13-41 13-42 0-4-4-4-5-4-5 0-5 2-6 8-8 27-15 52-33 52-12 0-12-13-12-19 0-11 0-12 2-20z"><text:p/></draw:path><draw:path draw:style-name="gr3" draw:text-style-name="P44" svg:width="0.0701in" svg:height="0.1146in" svg:x="0.6799in" svg:y="0.2283in" svg:viewBox="0 0 179 292" svg:d="M179 147c0-34-3-68-17-99-19-41-54-48-72-48-26 0-56 11-74 50-14 29-16 63-16 97 0 32 1 69 19 102 18 34 49 43 70 43 23 0 55-10 74-49 13-29 16-63 16-96zM89 282c-16 0-41-11-49-51-5-26-5-64-5-89 0-28 0-56 3-78 9-51 40-54 51-54 14 0 42 7 50 49 5 24 5 56 5 83 0 31 0 60-5 87-7 40-31 53-50 53z"><text:p/></draw:path><draw:path draw:style-name="gr3" draw:text-style-name="P44" svg:width="0.0736in" svg:height="0.0764in" svg:x="0.9268in" svg:y="0.2642in" svg:viewBox="0 0 188 195" svg:d="M188 100c0-56-43-100-93-100-54 0-95 47-95 100 0 54 44 95 94 95 51 0 94-41 94-95zM95 184c-19 0-37-9-49-28-11-19-11-44-11-60 0-17 0-40 11-59 10-19 31-27 48-27 19 0 37 9 48 27 10 18 10 42 10 59 0 16 0 38-8 57-10 19-29 31-49 31z"><text:p/></draw:path><draw:path draw:style-name="gr3" draw:text-style-name="P44" svg:width="0.052in" svg:height="0.1039in" svg:x="1.0083in" svg:y="0.2366in" svg:viewBox="0 0 133 265" svg:d="M66 91h60v-13h-60v-78h-11c-1 35-13 80-55 82v9h36v117c0 53 40 57 55 57 30 0 42-30 42-57v-24h-11v24c0 31-13 47-28 47-28 0-28-39-28-46z"><text:p/></draw:path><draw:path draw:style-name="gr3" draw:text-style-name="P44" svg:width="0.0839in" svg:height="0.1154in" svg:x="1.0748in" svg:y="0.2236in" svg:viewBox="0 0 214 294" svg:d="M34 262c0 19-5 19-34 19v13c14 0 36-1 48-1 11 0 34 1 48 1v-13c-29 0-34 0-34-19v-78c0-45 30-68 58-68 26 0 31 23 31 47v99c0 19-5 19-33 19v13c15 0 37-1 48-1 10 0 33 1 48 1v-13c-23 0-33 0-34-13v-81c0-36 0-49-13-65-6-7-19-15-45-15-36 0-54 25-61 42v-149l-61 5v13c30 0 34 2 34 24z"><text:p/></draw:path><draw:path draw:style-name="gr3" draw:text-style-name="P44" svg:width="0.0642in" svg:height="0.0764in" svg:x="1.1661in" svg:y="0.2642in" svg:viewBox="0 0 164 195" svg:d="M36 83c2-63 38-73 53-73 43 0 48 57 48 73zM35 92h119c9 0 10 0 10-9 0-42-22-83-75-83-49 0-89 43-89 97 0 57 44 98 94 98 51 0 70-47 70-56 0-3-3-5-6-5s-3 3-4 6c-16 44-53 44-58 44-22 0-38-12-48-28-13-20-13-49-13-64z"><text:p/></draw:path><draw:path draw:style-name="gr3" draw:text-style-name="P44" svg:width="0.0559in" svg:height="0.0732in" svg:x="1.2394in" svg:y="0.2665in" svg:viewBox="0 0 143 187" svg:d="M59 47v-47l-59 5v13c30 0 34 2 34 24v113c0 19-5 19-34 19v13c17 0 36-1 48-1 18 0 37 0 54 1v-13h-8c-32 0-33-5-33-19v-66c0-42 18-79 51-79 2 0 3 0 4 0-1 0-9 6-9 16 0 12 8 18 18 18 7 0 18-4 18-18s-13-26-31-26c-32 0-47 29-53 47z"><text:p/></draw:path><draw:path draw:style-name="gr3" draw:text-style-name="P44" svg:width="0.1138in" svg:height="0.0732in" svg:x="1.3024in" svg:y="0.2669in" svg:viewBox="0 0 290 187" svg:d="M254 41c8-22 21-28 36-28v-13c-9 1-21 1-31 1-12 0-31-1-39-1v13c15 0 25 9 25 21 0 2 0 3-3 8l-38 109-42-119c-2-4-2-6-2-7 0-12 16-12 25-12v-13c-12 0-34 1-45 1-12 0-25 0-37-1v13c16 0 22 1 27 6 2 3 7 16 9 24l-36 102-41-113c-2-4-2-6-2-7 0-12 17-12 25-12v-13c-12 0-36 1-45 1-3 0-24 0-40-1v13c22 0 26 1 31 15l54 151c1 6 3 8 9 8s6-2 8-8l43-120 43 121c2 5 3 7 9 7 5 0 6-3 8-7z"><text:p/></draw:path><draw:path draw:style-name="gr3" draw:text-style-name="P44" svg:width="0.0354in" svg:height="0.111in" svg:x="1.4244in" svg:y="0.2283in" svg:viewBox="0 0 91 283" svg:d="M61 96l-60 5v13c29 0 33 2 33 23v114c0 19-5 19-34 19v13c13 0 37-1 47-1 15 0 30 1 44 1v-13c-27 0-30-2-30-18zM64 23c0-15-11-23-23-23-13 0-23 12-23 23s10 21 23 21c12 0 23-8 23-21z"><text:p/></draw:path><draw:path draw:style-name="gr3" draw:text-style-name="P44" svg:width="0.0543in" svg:height="0.0764in" svg:x="1.4701in" svg:y="0.2642in" svg:viewBox="0 0 139 195" svg:d="M74 108c10 1 45 8 45 39 0 21-15 39-48 39-36 0-52-25-59-61-1-5-2-7-6-7-6 0-6 3-6 10v57c0 7 0 10 5 10 2 0 2 0 11-9 0 0 0-1 8-9 18 18 37 18 47 18 49 0 68-28 68-59 0-23-13-35-18-40-14-14-30-18-48-20-24-5-53-11-53-35 0-16 11-33 48-33 47 0 50 39 50 52 1 4 4 4 4 4 6 0 6-3 6-11v-43c0-8 0-10-4-10-3 0-3 0-9 5-1 2-6 6-7 7-16-12-34-12-40-12-52 0-68 29-68 52 0 15 7 27 18 37 14 11 26 13 56 19z"><text:p/></draw:path><draw:path draw:style-name="gr3" draw:text-style-name="P44" svg:width="0.0642in" svg:height="0.0764in" svg:x="1.535in" svg:y="0.2642in" svg:viewBox="0 0 164 195" svg:d="M36 83c2-63 38-73 53-73 43 0 48 57 48 73zM35 92h119c9 0 10 0 10-9 0-42-22-83-75-83-49 0-89 43-89 97 0 57 44 98 94 98 51 0 70-47 70-56 0-3-3-5-6-5s-3 3-4 6c-16 44-53 44-58 44-22 0-38-12-48-28-13-20-13-49-13-64z"><text:p/></draw:path></draw:g></text:span><text:span text:style-name="T9"><text:tab/>(</text:span><text:span text:style-name="T9"><text:sequence text:ref-name="refEquation1" text:name="Equation" text:formula="ooow:Equation+1" style:num-format="1">2</text:sequence></text:span><text:span text:style-name="T9">)</text:span></text:p>
      <text:p text:style-name="P2"><text:span text:style-name="T59">W</text:span>here <draw:g text:anchor-type="as-char" svg:y="-0.0744in" draw:z-index="0" draw:style-name="gr1"><svg:title>TexMaths</svg:title><svg:desc>12§display§e_{it}§svg§600§FALSE§</svg:desc><draw:polygon draw:style-name="gr2" draw:text-style-name="P43" svg:width="0.174in" svg:height="0.0961in" svg:x="0in" svg:y="0.0016in" svg:viewBox="0 0 443 245" draw:points="221,245 0,245 0,0 443,0 443,245"><text:p/></draw:polygon><draw:path draw:style-name="gr3" draw:text-style-name="P44" svg:width="0.0638in" svg:height="0.0752in" svg:x="0.0075in" svg:y="0in" svg:viewBox="0 0 163 192" svg:d="M60 90c12 0 43-1 65-11 30-12 32-37 32-43 0-18-16-36-45-36-48 0-112 41-112 115 0 43 25 77 67 77 60 0 96-44 96-50 0-3-2-5-4-5-3 0-4 1-6 3-34 42-80 42-86 42-32 0-37-34-37-49 0-5 1-18 7-43zM40 80c16-64 61-70 72-70 19 0 31 12 31 26 0 44-69 44-85 44z"><text:p/></draw:path><draw:path draw:style-name="gr3" draw:text-style-name="P44" svg:width="0.0354in" svg:height="0.0783in" svg:x="0.0827in" svg:y="0.0213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4" svg:width="0.0394in" svg:height="0.0736in" svg:x="0.1287in" svg:y="0.0252in" svg:viewBox="0 0 101 188" svg:d="M61 68h30c6 0 10 0 10-7 0-3-4-3-9-3h-28l10-45c0-1 2-2 2-3 0-6-4-10-10-10-8 0-12 5-14 13-3 7 1-7-12 45h-30c-6 0-10 0-10 6 0 4 4 4 8 4h29l-18 70c-1 8-3 18-3 23 0 17 14 27 31 27 33 0 53-40 53-45 0-4-5-4-5-4-4 0-5 1-7 6-9 18-23 35-40 35-6 0-11-4-11-14 0-3 1-10 3-12z"><text:p/></draw:path></draw:g> is exposure measured as number of connections at time <draw:g text:anchor-type="as-char" svg:y="-0.1071in" draw:z-index="13" draw:style-name="gr1"><svg:title>TexMaths</svg:title><svg:desc>12§display§t§svg§600§FALSE§</svg:desc><draw:polygon draw:style-name="gr2" draw:text-style-name="P45" svg:width="0.0594in" svg:height="0.102in" svg:x="0in" svg:y="0.0016in" svg:viewBox="0 0 152 260" draw:points="76,260 0,260 0,0 152,0 152,260"><text:p/></draw:polygon><draw:path draw:style-name="gr3" draw:text-style-name="P46"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 that had adopted the behavior, and <draw:g text:anchor-type="as-char" svg:y="-0.1181in" draw:z-index="3" draw:style-name="gr1"><svg:title>TexMaths</svg:title><svg:desc>12§display§l§svg§600§FALSE§</svg:desc><draw:polygon draw:style-name="gr2" draw:text-style-name="P43" svg:width="0.052in" svg:height="0.1154in" svg:x="0in" svg:y="0.0004in" svg:viewBox="0 0 133 294" draw:points="67,294 0,294 0,0 133,0 133,294"><text:p/></draw:polygon><draw:path draw:style-name="gr3" draw:text-style-name="P44" svg:width="0.035in" svg:height="0.1177in" svg:x="0.0071in" svg:y="0in" svg:viewBox="0 0 90 300" svg:d="M90 5c0 0 0-5-4-5-11 0-42 4-53 5-3 0-8 0-8 8 0 5 5 5 11 5 20 0 21 4 21 7l-1 9-54 212c-1 5-2 8-2 14 0 25 19 40 38 40 14 0 25-8 32-24 9-16 13-41 13-42 0-4-3-4-4-4-5 0-5 1-6 8-9 27-16 53-34 53-12 0-12-14-12-20 0-11 0-12 3-20z"><text:p/></draw:path></draw:g> is the exposure threshold. <text:span text:style-name="T50">For ease of notation, from now own, we will omit the </text:span><text:span text:style-name="T50"><draw:g text:anchor-type="as-char" svg:y="-0.1071in" draw:z-index="6" draw:style-name="gr1"><svg:title>TexMaths</svg:title><svg:desc>12§display§t§svg§600§FALSE§</svg:desc><draw:polygon draw:style-name="gr2" draw:text-style-name="P45" svg:width="0.0594in" svg:height="0.102in" svg:x="0in" svg:y="0.0016in" svg:viewBox="0 0 152 260" draw:points="76,260 0,260 0,0 152,0 152,260"><text:p/></draw:polygon><draw:path draw:style-name="gr3" draw:text-style-name="P46"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text:span><text:span text:style-name="T50"> index unless necessary. In summary, the authors proposed computing treatment effects by executing the following steps:</text:span></text:p>
      <text:list xml:id="list3600212641188138657" text:style-name="L1">
        <text:list-item>
          <text:p text:style-name="P30">Estimate propensity score, <draw:g text:anchor-type="as-char" svg:y="-0.1252in" draw:z-index="7" draw:style-name="gr1"><svg:title>TexMaths</svg:title><svg:desc>12§display§p_{il} = \Pr\{T_{il}=1|X=x_i\}§svg§600§FALSE§</svg:desc><draw:polygon draw:style-name="gr2" draw:text-style-name="P45" svg:width="1.8106in" svg:height="0.1654in" svg:x="0.0051in" svg:y="0.0004in" svg:viewBox="0 0 4600 421" draw:points="2301,421 0,421 0,0 4600,0 4600,421"><text:p/></draw:polygon><draw:path draw:style-name="gr3" draw:text-style-name="P46" svg:width="0.0866in" svg:height="0.1059in" svg:x="0in" svg:y="0.0504in"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46" svg:width="0.0354in" svg:height="0.0783in" svg:x="0.0941in" svg:y="0.0689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6" svg:width="0.026in" svg:height="0.0819in" svg:x="0.1421in" svg:y="0.0661in" svg:viewBox="0 0 67 209" svg:d="M66 8c0 0 1-3 1-4 0-2-1-4-5-4-6 0-31 2-38 2-2 2-6 2-6 8 0 4 4 4 7 4 15 0 15 2 15 4s0 5-2 7l-37 147c-1 2-1 6-1 9 0 19 17 28 31 28 7 0 17-3 24-16 7-11 11-29 11-30 0-3-4-3-5-3-3 0-5 2-6 7-3 14-9 33-23 33-7 0-9-7-9-14 0-4 1-8 1-12z"><text:p/></draw:path><draw:path draw:style-name="gr3" draw:text-style-name="P46" svg:width="0.1106in" svg:height="0.039in" svg:x="0.2417in" svg:y="0.0598in" svg:viewBox="0 0 282 100" svg:d="M268 17c6 0 14 0 14-9 0-8-8-8-14-8h-254c-6 0-14 0-14 8 0 9 8 9 14 9zM268 100c6 0 14 0 14-9 0-8-8-8-14-8h-254c-6 0-14 0-14 8 0 9 8 9 14 9z"><text:p/></draw:path><draw:path draw:style-name="gr3" draw:text-style-name="P46" svg:width="0.098in" svg:height="0.1134in" svg:x="0.413in" svg:y="0.0071in" svg:viewBox="0 0 250 289" svg:d="M82 156h70c52 0 98-35 98-77s-42-79-100-79h-150v13h10c33 0 33 5 33 21v223c0 14 0 19-33 19h-10v13c14-1 46-1 62-1s48 0 63 1v-13h-10c-32 0-33-5-33-19zM80 144v-114c0-14 0-17 21-17h37c68 0 68 45 68 66 0 19 0 65-68 65z"><text:p/></draw:path><draw:path draw:style-name="gr3" draw:text-style-name="P46" svg:width="0.0559in" svg:height="0.0732in" svg:x="0.5244in" svg:y="0.0504in" svg:viewBox="0 0 143 187" svg:d="M59 47v-47l-59 5v13c30 0 34 2 34 24v113c0 19-5 19-34 19v13c17 0 36-1 48-1 18 0 37 0 54 1v-13h-8c-32 0-33-5-33-19v-66c0-42 18-79 51-79 2 0 3 0 4 0-1 0-9 6-9 16 0 12 8 18 18 18 7 0 18-4 18-18s-13-26-31-26c-32 0-47 29-53 47z"><text:p/></draw:path><draw:path draw:style-name="gr3" draw:text-style-name="P46" svg:width="0.0591in" svg:height="0.1657in" svg:x="0.5972in" svg:y="0.0004in" svg:viewBox="0 0 151 422" svg:d="M90 56c0-16 11-44 58-46 1-2 3-3 3-5 0-5-3-5-8-5-42 0-82 22-82 53v96c0 17 0 30-17 44-15 12-31 13-40 13-3 2-4 3-4 5 0 5 2 5 7 5 28 2 48 17 53 37 1 5 1 6 1 22v84c0 17 0 31 21 47 16 13 44 16 61 16 5 0 8 0 8-3 0-5-2-5-7-5-26-2-48-16-53-37-1-4-1-5-1-21v-88c0-20-4-27-17-40-9-8-21-13-33-17 34-9 50-29 50-54z"><text:p/></draw:path><draw:path draw:style-name="gr3" draw:text-style-name="P46" svg:width="0.113in" svg:height="0.1126in" svg:x="0.672in" svg:y="0.0091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9 0-4-3-4-14-4s-17 0-28-2c-12-1-15-2-15-8 0-1 0-4 1-10z"><text:p/></draw:path><draw:path draw:style-name="gr3" draw:text-style-name="P46" svg:width="0.0354in" svg:height="0.0783in" svg:x="0.7701in" svg:y="0.0689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6" svg:width="0.026in" svg:height="0.0819in" svg:x="0.8189in" svg:y="0.0661in" svg:viewBox="0 0 67 209" svg:d="M66 8c0 0 1-3 1-4 0-2-1-4-5-4-6 0-31 2-38 2-2 2-6 2-6 8 0 4 4 4 7 4 15 0 15 2 15 4s0 5-2 7l-37 147c-1 2-1 6-1 9 0 19 17 28 31 28 7 0 17-3 24-16 7-11 11-29 11-30 0-3-4-3-5-3-3 0-5 2-6 7-3 14-9 33-23 33-7 0-9-7-9-14 0-4 1-8 1-12z"><text:p/></draw:path><draw:path draw:style-name="gr3" draw:text-style-name="P46" svg:width="0.1106in" svg:height="0.039in" svg:x="0.9181in" svg:y="0.0598in" svg:viewBox="0 0 282 100" svg:d="M268 17c6 0 14 0 14-9 0-8-8-8-14-8h-254c-6 0-14 0-14 8 0 9 8 9 14 9zM268 100c6 0 14 0 14-9 0-8-8-8-14-8h-254c-6 0-14 0-14 8 0 9 8 9 14 9z"><text:p/></draw:path><draw:path draw:style-name="gr3" draw:text-style-name="P46" svg:width="0.0547in" svg:height="0.1106in" svg:x="1.0984in" svg:y="0.013in" svg:viewBox="0 0 140 282" svg:d="M88 11c0-10 0-11-10-11-26 28-65 28-78 28v13c8 0 34 0 55-12v219c0 16-1 21-39 21h-14v13c16-1 52-1 70-1 17 0 54 0 68 1v-13h-13c-38 0-39-5-39-21z"><text:p/></draw:path><draw:path draw:style-name="gr3" draw:text-style-name="P46" svg:width="0.0067in" svg:height="0.1657in" svg:x="1.1858in" svg:y="0.0004in" svg:viewBox="0 0 18 422" svg:d="M18 16c0-9 0-16-8-16-10 0-10 7-10 16v392c0 7 0 14 10 14 8 0 8-7 8-14z"><text:p/></draw:path><draw:path draw:style-name="gr3" draw:text-style-name="P46" svg:width="0.137in" svg:height="0.1134in" svg:x="1.2165in" svg:y="0.0071in" svg:viewBox="0 0 349 289" svg:d="M194 115l-36-84c-1-3-2-5-2-6 0-2 7-11 25-12 4 0 9-1 9-8 0-5-5-5-6-5-18 0-36 1-54 1-11 0-36-1-47-1-3 0-9 0-9 8 0 5 5 5 11 5 25 0 28 4 31 13l51 119-90 96-5 5c-22 22-41 29-62 30-6 0-10 0-10 8 0 2 0 5 6 5 12 0 26-1 40-1 15 0 32 1 46 1 3 0 9 0 9-8 0-5-5-5-6-5-4 0-17-1-17-13 0-6 7-13 12-19l43-46 37-41 44 101c2 5 2 5 2 6 0 4-8 11-25 12-4 0-9 1-9 8 0 5 5 5 8 5 12 0 40-1 52-1 11 0 36 1 47 1 4 0 9 0 9-8 0-5-5-5-8-5-28 0-30-1-37-18-17-40-44-106-54-131 29-30 73-80 87-92 12-11 28-21 54-22 4 0 9 0 9-8 0 0 0-5-6-5-13 0-26 1-39 1-16 0-33-1-47-1-3 0-9 0-9 8 0 4 3 5 5 5 4 0 17 1 17 13 0 6-5 11-7 16z"><text:p/></draw:path><draw:path draw:style-name="gr3" draw:text-style-name="P46" svg:width="0.1106in" svg:height="0.039in" svg:x="1.4177in" svg:y="0.0598in" svg:viewBox="0 0 282 100" svg:d="M268 17c6 0 14 0 14-9 0-8-8-8-14-8h-254c-6 0-14 0-14 8 0 9 8 9 14 9zM268 100c6 0 14 0 14-9 0-8-8-8-14-8h-254c-6 0-14 0-14 8 0 9 8 9 14 9z"><text:p/></draw:path><draw:path draw:style-name="gr3" draw:text-style-name="P46" svg:width="0.0827in" svg:height="0.0752in" svg:x="1.5882in" svg:y="0.0504in"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6" svg:width="0.0354in" svg:height="0.0783in" svg:x="1.6835in" svg:y="0.0689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6" svg:width="0.0591in" svg:height="0.1657in" svg:x="1.7453in" svg:y="0.0004in" svg:viewBox="0 0 151 422" svg:d="M61 367c0 17-11 43-57 47-3 0-4 1-4 5 0 3 5 3 8 3 41 0 81-20 82-52v-96c0-17 0-30 17-45 14-12 31-13 41-13 1 0 3-2 3-5s-2-3-7-5c-28-1-48-16-53-37-1-5-1-6-1-20v-84c0-18 0-31-20-48-17-12-47-17-62-17-3 0-8 0-8 5 0 3 2 3 7 5 27 1 47 14 53 36 1 4 1 4 1 20v89c0 19 4 26 17 39 10 10 22 14 34 17-35 10-51 30-51 54z"><text:p/></draw:path></draw:g>, using a logistic regression,</text:p>
        </text:list-item>
        <text:list-item>
          <text:p text:style-name="P30"><text:soft-page-break/><text:span text:style-name="T59">M</text:span>atch treated individuals to untreated based on the propensity score,</text:p>
        </text:list-item>
        <text:list-item>
          <text:p text:style-name="P30"><text:span text:style-name="T59">R</text:span>emove pairs for which there was no good match, in particular, for which <draw:g text:anchor-type="as-char" svg:y="-0.1252in" draw:z-index="4" draw:style-name="gr1"><svg:title>TexMaths</svg:title><svg:desc>12§display§|p_{ilt} - p_{jlt}| &gt; 2\sigma_{|p_{ilt} – p_{jlt}|}§svg§600§FALSE§</svg:desc><draw:polygon draw:style-name="gr2" draw:text-style-name="P43" svg:width="1.6724in" svg:height="0.1874in" svg:x="0in" svg:y="0.0004in" svg:viewBox="0 0 4249 477" draw:points="2125,477 0,477 0,0 4249,0 4249,477"><text:p/></draw:polygon><draw:path draw:style-name="gr3" draw:text-style-name="P44" svg:width="0.0067in" svg:height="0.1657in" svg:x="0.0197in" svg:y="0.0004in" svg:viewBox="0 0 18 422" svg:d="M18 16c0-9 0-16-8-16-10 0-10 7-10 16v391c0 8 0 15 10 15 8 0 8-7 8-15z"><text:p/></draw:path><draw:path draw:style-name="gr3" draw:text-style-name="P44" svg:width="0.0866in" svg:height="0.1059in" svg:x="0.0406in" svg:y="0.0504in" svg:viewBox="0 0 221 270" svg:d="M32 238c-3 15-3 18-22 18-5 0-10 0-10 8 0 3 2 6 6 6 11 0 23-3 35-3 14 0 29 3 42 3 2 0 8 0 8-10 0-4-5-4-11-4-21 0-21-3-21-7 0-5 18-74 21-85 5 13 17 28 39 28 49 0 102-63 102-125 0-39-24-67-57-67-20 0-40 16-55 31-3-23-23-31-38-31-19 0-28 17-31 24-8 14-14 40-14 41 0 4 5 4 6 4 4 0 4 0 8-9 7-30 15-50 30-50 7 0 13 3 13 19 0 9-1 14-3 21zM107 55c3-12 14-24 23-30 14-13 26-15 33-15 18 0 28 14 28 39s-15 73-22 90c-14 30-35 43-50 43-28 0-34-35-34-37 0-1 0-2 1-7z"><text:p/></draw:path><draw:path draw:style-name="gr3" draw:text-style-name="P44" svg:width="0.0354in" svg:height="0.0783in" svg:x="0.1346in" svg:y="0.0685in" svg:viewBox="0 0 91 200" svg:d="M83 11c0-5-4-11-12-11-9 0-17 7-17 17 0 5 4 11 12 11s17-9 17-17zM22 162c-2 3-3 7-3 13 0 13 12 25 29 25 30 0 43-42 43-45 0-5-5-5-5-5-4 0-4 2-6 6-7 23-20 36-32 36-6 0-7-5-7-11 0-7 2-12 5-19 3-9 6-16 9-24 3-7 13-34 15-37 1-4 2-8 2-10 0-14-12-25-29-25-30 0-43 41-43 45s4 4 5 4c5 0 5-1 6-5 7-25 20-36 31-36 5 0 8 3 8 11 0 6-2 11-9 29z"><text:p/></draw:path><draw:path draw:style-name="gr3" draw:text-style-name="P44" svg:width="0.026in" svg:height="0.0815in" svg:x="0.1831in" svg:y="0.0654in" svg:viewBox="0 0 67 208" svg:d="M66 8c0 0 1-3 1-4 0-2-1-4-5-4-6 0-31 2-38 2-2 2-6 2-6 8 0 4 4 4 7 4 15 0 15 2 15 4s0 5-2 7l-37 146c-1 3-1 6-1 10 0 19 17 27 31 27 7 0 17-2 24-15 7-11 11-29 11-30 0-4-4-4-5-4-3 0-5 3-6 8-3 14-9 33-23 33-7 0-9-7-9-14 0-4 1-9 1-12z"><text:p/></draw:path><draw:path draw:style-name="gr3" draw:text-style-name="P44" svg:width="0.0394in" svg:height="0.0736in" svg:x="0.2232in" svg:y="0.0756in" svg:viewBox="0 0 101 188" svg:d="M61 68h30c6 0 10 0 10-7 0-3-4-3-9-3h-28l10-45c0-1 2-2 2-3 0-6-4-10-10-10-8 0-12 5-14 13-3 7 1-7-12 45h-30c-6 0-10 0-10 6 0 4 4 4 8 4h29l-18 70c-1 8-3 18-3 23 0 16 14 27 31 27 33 0 53-41 53-45s-5-4-5-4c-4 0-5 1-7 6-9 18-23 35-40 35-6 0-11-4-11-15 0-2 1-9 3-12z"><text:p/></draw:path><draw:path draw:style-name="gr3" draw:text-style-name="P44" svg:width="0.1016in" svg:height="0.0067in" svg:x="0.328in" svg:y="0.0783in" svg:viewBox="0 0 259 18" svg:d="M244 18c7 0 15 0 15-8 0-10-8-10-15-10h-230c-7 0-14 0-14 10 0 8 7 8 14 8z"><text:p/></draw:path><draw:path draw:style-name="gr3" draw:text-style-name="P44" svg:width="0.0866in" svg:height="0.1059in" svg:x="0.4744in" svg:y="0.0504in" svg:viewBox="0 0 221 270" svg:d="M32 238c-3 15-3 18-22 18-5 0-10 0-10 8 0 3 2 6 6 6 11 0 23-3 35-3 14 0 29 3 42 3 2 0 8 0 8-10 0-4-5-4-11-4-21 0-21-3-21-7 0-5 18-74 21-85 5 13 17 28 39 28 49 0 102-63 102-125 0-39-24-67-57-67-20 0-40 16-55 31-3-23-23-31-38-31-19 0-28 17-31 24-8 14-14 40-14 41 0 4 5 4 5 4 5 0 5 0 9-9 7-30 15-50 30-50 7 0 13 3 13 19 0 9-1 14-3 21zM107 55c3-12 14-24 23-30 14-13 26-15 33-15 18 0 28 14 28 39s-15 73-22 90c-14 30-35 43-50 43-28 0-34-35-34-37 0-1 0-2 1-7z"><text:p/></draw:path><draw:path draw:style-name="gr3" draw:text-style-name="P44" svg:width="0.0512in" svg:height="0.1004in" svg:x="0.563in" svg:y="0.0685in" svg:viewBox="0 0 131 256" svg:d="M131 11c0-5-4-11-12-11-9 0-17 8-17 17 0 5 4 11 12 11s17-8 17-17zM67 211c-5 20-20 37-38 37-4 0-7 0-11-1 8-4 11-11 11-16 0-7-6-11-12-11-10 0-17 9-17 18 0 11 12 18 30 18 17 0 53-10 61-46l28-106c0-3 1-6 1-11 0-15-14-27-32-27-33 0-52 41-52 45s4 4 5 4c3 0 3-1 6-6 7-17 23-35 39-35 9 0 11 5 11 15 0 3-1 7-1 8z"><text:p/></draw:path><draw:path draw:style-name="gr3" draw:text-style-name="P44" svg:width="0.026in" svg:height="0.0815in" svg:x="0.6315in" svg:y="0.0654in" svg:viewBox="0 0 67 208" svg:d="M66 8c0 0 1-3 1-4 0-2-1-4-5-4-6 0-31 2-38 2-2 2-6 2-6 8 0 4 4 4 7 4 15 0 15 2 15 4s0 5-2 7l-37 146c-1 3-1 6-1 10 0 19 17 27 31 27 7 0 17-2 24-15 7-11 11-29 11-30 0-4-4-4-5-4-3 0-5 3-6 8-3 14-9 33-23 33-7 0-9-7-9-14 0-4 1-9 1-12z"><text:p/></draw:path><draw:path draw:style-name="gr3" draw:text-style-name="P44" svg:width="0.0394in" svg:height="0.0736in" svg:x="0.6717in" svg:y="0.0756in" svg:viewBox="0 0 101 188" svg:d="M61 68h30c6 0 10 0 10-7 0-3-4-3-9-3h-28l10-45c2-1 2-2 2-3 0-6-4-10-10-10-8 0-12 5-14 13-3 7 1-7-12 45h-30c-6 0-10 0-10 6 0 4 4 4 8 4h29l-18 70c-1 8-3 18-3 23 0 16 14 27 31 27 33 0 53-41 53-45s-5-4-5-4c-4 0-5 1-7 6-9 18-23 35-40 35-6 0-11-4-11-15 0-2 1-9 3-12z"><text:p/></draw:path><draw:path draw:style-name="gr3" draw:text-style-name="P44" svg:width="0.0067in" svg:height="0.1657in" svg:x="0.7453in" svg:y="0.0004in" svg:viewBox="0 0 18 422" svg:d="M18 16c0-9 0-16-8-16-10 0-10 7-10 16v391c0 8 0 15 10 15 8 0 8-7 8-15z"><text:p/></draw:path><draw:path draw:style-name="gr3" draw:text-style-name="P44" svg:width="0.1016in" svg:height="0.0965in" svg:x="0.8311in" svg:y="0.0307in" svg:viewBox="0 0 259 246" svg:d="M251 132c5-3 8-4 8-10 0-5-3-7-8-8l-235-112c-5-2-6-2-8-2-4 0-8 4-8 8s2 6 8 10l222 104-222 106c-6 2-8 6-8 9 0 5 4 9 8 9 2 0 3 0 8-4z"><text:p/></draw:path><draw:path draw:style-name="gr3" draw:text-style-name="P44" svg:width="0.0661in" svg:height="0.1106in" svg:x="1.0008in" svg:y="0.0138in" svg:viewBox="0 0 169 282" svg:d="M32 249l46-43c66-59 91-81 91-125 0-47-38-81-90-81-48 0-79 38-79 77 0 24 22 24 23 24 7 0 21-6 21-23 0-11-7-22-22-22-3 0-4 0-5 0 9-27 32-43 57-43 39 0 57 35 57 68 0 35-22 69-45 94l-81 91c-5 5-5 6-5 16h157l12-74h-11c-1 12-4 32-8 38-4 3-31 3-41 3z"><text:p/></draw:path><draw:path draw:style-name="gr3" draw:text-style-name="P44" svg:width="0.0878in" svg:height="0.0732in" svg:x="1.0811in" svg:y="0.052in" svg:viewBox="0 0 224 187" svg:d="M204 25c5 0 20 0 20-15 0-10-8-10-16-10h-96c-65 0-112 69-112 120 0 38 25 67 64 67 50 0 106-50 106-116 0-7 0-28-13-46zM64 179c-21 0-38-16-38-47 0-12 5-47 21-72 17-30 43-35 57-35 35 0 39 28 39 41 0 19-9 54-23 75-17 26-40 38-56 38z"><text:p/></draw:path><draw:path draw:style-name="gr3" draw:text-style-name="P44" svg:width="0.0059in" svg:height="0.1161in" svg:x="1.1866in" svg:y="0.0638in" svg:viewBox="0 0 16 296" svg:d="M16 12c0-5 0-12-8-12s-8 7-8 12v272c0 5 0 12 7 12 9 0 9-7 9-12z"><text:p/></draw:path><draw:path draw:style-name="gr3" draw:text-style-name="P44" svg:width="0.065in" svg:height="0.0736in" svg:x="1.2087in" svg:y="0.102in" svg:viewBox="0 0 166 188" svg:d="M23 167c-3 8-3 10-15 10-4 0-8 0-8 8 0 2 2 3 4 3 8 0 18-1 26-1 10 0 22 1 31 1 3 0 6-1 6-6s-5-5-8-5c-6 0-15 0-15-3 0-1 3-9 4-13 4-16 7-33 11-45 3 6 13 18 31 18 36 0 76-41 76-85 0-35-24-49-45-49-18 0-33 12-42 20-5-16-21-20-31-20-11 0-18 7-23 16-6 10-11 27-11 30s4 3 5 3c5 0 5-1 7-8 4-18 10-33 22-33 7 0 10 6 10 15 0 3-2 7-2 8zM79 36c17-23 31-28 41-28 12 0 22 9 22 29 0 12-6 42-15 60-8 14-23 29-37 29-22 0-26-23-26-27 0-1 0-3 0-4z"><text:p/></draw:path><draw:path draw:style-name="gr3" draw:text-style-name="P44" svg:width="0.0295in" svg:height="0.0563in" svg:x="1.2846in" svg:y="0.1138in" svg:viewBox="0 0 76 144" svg:d="M65 10c0-6-4-10-9-10-6 0-13 6-13 13 0 6 5 9 9 9 7 0 13-6 13-12zM76 111c0-3-4-3-5-3-4 0-4 1-5 5-4 12-13 24-24 24-5 0-7-4-7-9 0-3 1-6 3-11 2-3 4-8 5-10 0-3 9-22 12-30 1-4 3-8 3-11 0-10-10-18-23-18-23 0-35 27-35 32 0 4 4 4 5 4 3 0 3-1 5-5 4-14 14-24 24-24 3 0 6 3 6 9 0 0 0 3-2 7-1 3-10 26-13 33-2 4-2 5-5 12-1 3-2 6-2 10 0 11 10 18 23 18 23 0 35-28 35-33z"><text:p/></draw:path><draw:path draw:style-name="gr3" draw:text-style-name="P44" svg:width="0.0209in" svg:height="0.0587in" svg:x="1.3299in" svg:y="0.1138in" svg:viewBox="0 0 54 150" svg:d="M49 8c0-3 0-3 0-4 0-4-2-4-6-4l-26 2c-4 0-5 0-5 2-1 1-2 3-2 4 0 4 3 4 7 4 7 0 8 0 11 1 0 1 0 4 0 7l-27 102c-1 3-1 4-1 7 0 12 13 21 26 21 8 0 14-4 18-11 6-8 10-22 10-23 0-2-4-2-5-2-3 0-3 1-5 5-3 13-9 24-18 24-6 0-8-5-8-12 0-3 0-5 1-6z"><text:p/></draw:path><draw:path draw:style-name="gr3" draw:text-style-name="P44" svg:width="0.0323in" svg:height="0.0528in" svg:x="1.3677in" svg:y="0.1161in" svg:viewBox="0 0 83 135" svg:d="M49 52h25c5 0 5-2 6-2 2-1 2-3 2-4 0-4-3-4-6-4h-24l4-18c2-6 4-16 4-17 0-3-2-7-8-7-4 0-9 2-10 8-1 4 1-7-10 34h-25c-3 0-7 0-7 6 0 4 2 4 7 4h23l-12 49c-1 4-2 12-2 14 0 12 10 20 26 20 25 0 41-28 41-33 0-3-4-3-4-3-3 0-5 2-6 4-6 16-19 25-31 25-6 0-8-5-8-11 0-3 0-4 0-6z"><text:p/></draw:path><draw:path draw:style-name="gr3" draw:text-style-name="P44" svg:width="0.065in" svg:height="0.0736in" svg:x="1.4161in" svg:y="0.102in" svg:viewBox="0 0 166 188" svg:d="M23 167c-3 8-3 10-15 10-4 0-8 0-8 8 0 2 2 3 4 3 8 0 18-1 26-1 10 0 22 1 31 1 3 0 6-1 6-6s-5-5-8-5c-6 0-15 0-15-3 0-1 3-9 4-13 4-16 7-33 11-45 3 6 13 18 31 18 36 0 76-41 76-85 0-35-24-49-45-49-18 0-33 12-42 20-5-16-21-20-31-20-11 0-18 7-23 16-6 10-11 27-11 30s4 3 5 3c5 0 5-1 7-8 4-18 10-33 22-33 7 0 10 6 10 15 0 3-2 7-2 8zM79 36c17-23 31-28 41-28 12 0 22 9 22 29 0 12-6 42-15 60-8 14-23 29-37 29-22 0-26-23-26-27 0-1 0-3 0-4z"><text:p/></draw:path><draw:path draw:style-name="gr3" draw:text-style-name="P44" svg:width="0.0394in" svg:height="0.0724in" svg:x="1.4874in" svg:y="0.1138in" svg:viewBox="0 0 101 185" svg:d="M101 10c0-5-4-10-10-10s-13 6-13 13c0 5 5 9 10 9 7 0 13-6 13-12zM54 151c-4 16-17 26-30 26-4 0-6 0-7-1 5-2 6-8 6-11s-3-8-10-8-13 6-13 13c0 10 10 15 24 15s42-8 49-34l19-76c0-2 2-4 2-7 0-12-12-20-27-20-26 0-42 29-42 32 0 4 4 4 5 4 4 0 4-1 5-4 9-20 24-25 31-25 8 0 10 7 10 11 0 3-2 3-2 6z"><text:p/></draw:path><draw:path draw:style-name="gr3" draw:text-style-name="P44" svg:width="0.0209in" svg:height="0.0587in" svg:x="1.5469in" svg:y="0.1138in" svg:viewBox="0 0 54 150" svg:d="M49 8c0-3 0-3 0-4 0-4-2-4-6-4l-26 2c-4 0-5 0-5 2-1 1-2 3-2 4 0 4 3 4 7 4 7 0 8 0 11 1 0 1 0 4 0 7l-27 102c-1 3-1 4-1 7 0 12 13 21 26 21 8 0 14-4 18-11 6-8 10-22 10-23 0-2-4-2-5-2-3 0-3 1-5 5-3 13-9 24-18 24-6 0-8-5-8-12 0-3 0-5 1-6z"><text:p/></draw:path><draw:path draw:style-name="gr3" draw:text-style-name="P44" svg:width="0.0323in" svg:height="0.0528in" svg:x="1.5846in" svg:y="0.1161in" svg:viewBox="0 0 83 135" svg:d="M49 52h25c5 0 5-2 6-2 2-1 2-3 2-4 0-4-3-4-6-4h-24l4-18c2-6 4-16 4-17 0-3-2-7-8-7-4 0-9 2-10 8-1 4 1-7-10 34h-25c-3 0-7 0-7 6 0 4 2 4 7 4h23l-12 49c-1 4-2 12-2 14 0 12 10 20 26 20 25 0 41-28 41-33 0-3-4-3-4-3-3 0-5 2-6 4-6 16-19 25-31 25-6 0-8-5-8-11 0-3 0-4 0-6z"><text:p/></draw:path><draw:path draw:style-name="gr3" draw:text-style-name="P44" svg:width="0.0059in" svg:height="0.1161in" svg:x="1.65in" svg:y="0.0638in" svg:viewBox="0 0 16 296" svg:d="M16 12c0-5 0-12-8-12s-8 7-8 12v272c0 5 0 12 7 12 9 0 9-7 9-12z"><text:p/></draw:path></draw:g>, <text:span text:style-name="T52">and </text:span></text:p>
        </text:list-item>
        <text:list-item>
          <text:p text:style-name="P30"><text:span text:style-name="T59">C</text:span>ompute <text:span text:style-name="T48">a pseudo</text:span> Average Treatment effect on the Treated (ATT) as the ratio of adopters over non adopters, <draw:g text:anchor-type="as-char" svg:y="-0.1252in" draw:z-index="5" draw:style-name="gr1"><svg:title>TexMaths</svg:title><svg:desc>12§display§n_+/n_-§svg§600§FALSE§</svg:desc><draw:polygon draw:style-name="gr2" draw:text-style-name="P43" svg:width="0.4953in" svg:height="0.1654in" svg:x="0in" svg:y="0.0004in" svg:viewBox="0 0 1259 421" draw:points="629,421 0,421 0,0 1259,0 1259,421"><text:p/></draw:polygon><draw:path draw:style-name="gr3" draw:text-style-name="P44" svg:width="0.0898in" svg:height="0.0752in" svg:x="0.0047in" svg:y="0.0504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4" svg:width="0.0854in" svg:height="0.0854in" svg:x="0.1071in" svg:y="0.0756in" svg:viewBox="0 0 218 218" svg:d="M116 116h92c3 0 10 0 10-7s-7-7-10-7h-92v-91c0-4 0-11-7-11s-7 7-7 11v91h-91c-4 0-11 0-11 7s7 7 11 7h91v92c0 3 0 10 7 10s7-6 7-10z"><text:p/></draw:path><draw:path draw:style-name="gr3" draw:text-style-name="P44" svg:width="0.065in" svg:height="0.1657in" svg:x="0.2189in" svg:y="0.0004in" svg:viewBox="0 0 166 422" svg:d="M163 16c3-5 3-8 3-8 0-4-4-8-9-8-3 0-6 1-7 4l-148 403c-2 6-2 7-2 7 0 5 4 8 8 8 6 0 8-2 10-9z"><text:p/></draw:path><draw:path draw:style-name="gr3" draw:text-style-name="P44" svg:width="0.0898in" svg:height="0.0752in" svg:x="0.2972in" svg:y="0.0504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4" svg:width="0.0783in" svg:height="0.0059in" svg:x="0.4039in" svg:y="0.1138in" svg:viewBox="0 0 200 16" svg:d="M188 16c5 0 12 0 12-8s-6-8-12-8h-176c-5 0-12 0-12 7 0 9 7 9 12 9z"><text:p/></draw:path></draw:g></text:p>
        </text:list-item>
      </text:list>
      <text:p text:style-name="P7">Nevertheless, while the propensity score matching estimator is widely used by literature <text:reference-mark-start text:name="ADDIN CSL_CITATION {&quot;properties&quot;: {&quot;noteIndex&quot;: 0}, &quot;schema&quot;: &quot;https://github.com/citation-style-language/schema/raw/master/csl-citation.json&quot;, &quot;mendeley&quot;: {&quot;formattedCitation&quot;: &quot;(Imbens &amp; Wooldridge, 2009)&quot;, &quot;previouslyFormattedCitation&quot;: &quot;(Imbens &amp; Wooldridge, 2009)&quot;, &quot;plainTextFormattedCitation&quot;: &quot;(Imbens &amp; Wooldridge, 2009)&quot;}, &quot;citationItems&quot;: [{&quot;uris&quot;: [&quot;http://www.mendeley.com/documents/?uuid=68b9fcb1-8c6b-4a8d-9324-c1c541dea77d&quot;], &quot;id&quot;: &quot;ITEM-1&quot;, &quot;itemData&quot;: {&quot;PMID&quot;: &quot;213233919&quot;, &quot;volume&quot;: &quot;47&quot;, &quot;abstract&quot;: &quot;Many empirical questions in economics and other social sciences depend on causal effects of programs or policies. In the last two decades, much research has been done on the econometric and statistical analysis of such causal effects. This recent theoretical literature has built on, and combined features of, earlier work in both the statistics and econometrics literatures. It has by now reached a level of maturity that makes it an important tool in many areas of empirical research in economics, including labor economics, public finance, development economics, industrial organization, and other areas of empirical microeconomics. In this review, we discuss some of the recent developments. We focus primarily on practical issues for empirical researchers, as well as provide a historical overview of the area and give references to more technical research.&quot;, &quot;page&quot;: &quot;5-86&quot;, &quot;type&quot;: &quot;article-journal&quot;, &quot;title&quot;: &quot;Recent Developments in the Econometrics of Program Evaluation&quot;, &quot;issue&quot;: &quot;1&quot;, &quot;author&quot;: [{&quot;family&quot;: &quot;Imbens&quot;, &quot;dropping-particle&quot;: &quot;&quot;, &quot;parse-names&quot;: false, &quot;suffix&quot;: &quot;&quot;, &quot;given&quot;: &quot;Guido W&quot;, &quot;non-dropping-particle&quot;: &quot;&quot;}, {&quot;family&quot;: &quot;Wooldridge&quot;, &quot;dropping-particle&quot;: &quot;&quot;, &quot;parse-names&quot;: false, &quot;suffix&quot;: &quot;&quot;, &quot;given&quot;: &quot;Jeffrey M&quot;, &quot;non-dropping-particle&quot;: &quot;&quot;}], &quot;ISBN&quot;: &quot;00220515&quot;, &quot;ISSN&quot;: &quot;0022-0515&quot;, &quot;DOI&quot;: &quot;10.1257/jel.47.1.5&quot;, &quot;container-title&quot;: &quot;Journal of Economic Literature&quot;, &quot;issued&quot;: {&quot;date-parts&quot;: [[&quot;2009&quot;]]}, &quot;id&quot;: &quot;ITEM-1&quot;}}]} RNDFBKzdWS5RI"/><text:span text:style-name="T9">(Imbens &amp; Wooldridge, 2009)</text:span><text:reference-mark-end text:name="ADDIN CSL_CITATION {&quot;properties&quot;: {&quot;noteIndex&quot;: 0}, &quot;schema&quot;: &quot;https://github.com/citation-style-language/schema/raw/master/csl-citation.json&quot;, &quot;mendeley&quot;: {&quot;formattedCitation&quot;: &quot;(Imbens &amp; Wooldridge, 2009)&quot;, &quot;previouslyFormattedCitation&quot;: &quot;(Imbens &amp; Wooldridge, 2009)&quot;, &quot;plainTextFormattedCitation&quot;: &quot;(Imbens &amp; Wooldridge, 2009)&quot;}, &quot;citationItems&quot;: [{&quot;uris&quot;: [&quot;http://www.mendeley.com/documents/?uuid=68b9fcb1-8c6b-4a8d-9324-c1c541dea77d&quot;], &quot;id&quot;: &quot;ITEM-1&quot;, &quot;itemData&quot;: {&quot;PMID&quot;: &quot;213233919&quot;, &quot;volume&quot;: &quot;47&quot;, &quot;abstract&quot;: &quot;Many empirical questions in economics and other social sciences depend on causal effects of programs or policies. In the last two decades, much research has been done on the econometric and statistical analysis of such causal effects. This recent theoretical literature has built on, and combined features of, earlier work in both the statistics and econometrics literatures. It has by now reached a level of maturity that makes it an important tool in many areas of empirical research in economics, including labor economics, public finance, development economics, industrial organization, and other areas of empirical microeconomics. In this review, we discuss some of the recent developments. We focus primarily on practical issues for empirical researchers, as well as provide a historical overview of the area and give references to more technical research.&quot;, &quot;page&quot;: &quot;5-86&quot;, &quot;type&quot;: &quot;article-journal&quot;, &quot;title&quot;: &quot;Recent Developments in the Econometrics of Program Evaluation&quot;, &quot;issue&quot;: &quot;1&quot;, &quot;author&quot;: [{&quot;family&quot;: &quot;Imbens&quot;, &quot;dropping-particle&quot;: &quot;&quot;, &quot;parse-names&quot;: false, &quot;suffix&quot;: &quot;&quot;, &quot;given&quot;: &quot;Guido W&quot;, &quot;non-dropping-particle&quot;: &quot;&quot;}, {&quot;family&quot;: &quot;Wooldridge&quot;, &quot;dropping-particle&quot;: &quot;&quot;, &quot;parse-names&quot;: false, &quot;suffix&quot;: &quot;&quot;, &quot;given&quot;: &quot;Jeffrey M&quot;, &quot;non-dropping-particle&quot;: &quot;&quot;}], &quot;ISBN&quot;: &quot;00220515&quot;, &quot;ISSN&quot;: &quot;0022-0515&quot;, &quot;DOI&quot;: &quot;10.1257/jel.47.1.5&quot;, &quot;container-title&quot;: &quot;Journal of Economic Literature&quot;, &quot;issued&quot;: {&quot;date-parts&quot;: [[&quot;2009&quot;]]}, &quot;id&quot;: &quot;ITEM-1&quot;}}]} RNDFBKzdWS5RI"/>, it is also a very controversial one since it is <text:span text:style-name="T52">known</text:span> to <text:span text:style-name="T53">worsen balance</text:span><text:span text:style-name="T6">—</text:span><text:span text:style-name="T32">in raw terms, the comparability between treated and controlled </text:span><text:span text:style-name="T41">individuals</text:span><text:span text:style-name="T32">—</text:span><text:span text:style-name="T44">of</text:span><text:span text:style-name="T32"> </text:span><text:span text:style-name="T30">post matched samples, which is the opposite of what the method itself looks for </text:span><text:reference-mark-start text:name="ADDIN CSL_CITATION {&quot;properties&quot;: {&quot;noteIndex&quot;: 0}, &quot;schema&quot;: &quot;https://github.com/citation-style-language/schema/raw/master/csl-citation.json&quot;, &quot;mendeley&quot;: {&quot;formattedCitation&quot;: &quot;(King &amp; Nielsen, 2015)&quot;, &quot;previouslyFormattedCitation&quot;: &quot;(King &amp; Nielsen, 2015)&quot;, &quot;plainTextFormattedCitation&quot;: &quot;(King &amp; Nielsen, 2015)&quot;}, &quot;citationItems&quot;: [{&quot;uris&quot;: [&quot;http://www.mendeley.com/documents/?uuid=9c9ede7e-dc83-4421-b946-93ce6944ce74&quot;], &quot;id&quot;: &quot;ITEM-1&quot;, &quot;itemData&quot;: {&quot;issued&quot;: {&quot;date-parts&quot;: [[&quot;2015&quot;]]}, &quot;title&quot;: &quot;Why Propensity Scores Should Not Be Used for&quot;, &quot;type&quot;: &quot;report&quot;, &quot;author&quot;: [{&quot;family&quot;: &quot;King&quot;, &quot;dropping-particle&quot;: &quot;&quot;, &quot;parse-names&quot;: false, &quot;suffix&quot;: &quot;&quot;, &quot;given&quot;: &quot;Gary&quot;, &quot;non-dropping-particle&quot;: &quot;&quot;}, {&quot;family&quot;: &quot;Nielsen&quot;, &quot;dropping-particle&quot;: &quot;&quot;, &quot;parse-names&quot;: false, &quot;suffix&quot;: &quot;&quot;, &quot;given&quot;: &quot;Richard&quot;, &quot;non-dropping-particle&quot;: &quot;&quot;}], &quot;id&quot;: &quot;ITEM-1&quot;}}]} RNDC3UohcEORr"/><text:span text:style-name="T16">(King &amp; Nielsen, 2015)</text:span><text:reference-mark-end text:name="ADDIN CSL_CITATION {&quot;properties&quot;: {&quot;noteIndex&quot;: 0}, &quot;schema&quot;: &quot;https://github.com/citation-style-language/schema/raw/master/csl-citation.json&quot;, &quot;mendeley&quot;: {&quot;formattedCitation&quot;: &quot;(King &amp; Nielsen, 2015)&quot;, &quot;previouslyFormattedCitation&quot;: &quot;(King &amp; Nielsen, 2015)&quot;, &quot;plainTextFormattedCitation&quot;: &quot;(King &amp; Nielsen, 2015)&quot;}, &quot;citationItems&quot;: [{&quot;uris&quot;: [&quot;http://www.mendeley.com/documents/?uuid=9c9ede7e-dc83-4421-b946-93ce6944ce74&quot;], &quot;id&quot;: &quot;ITEM-1&quot;, &quot;itemData&quot;: {&quot;issued&quot;: {&quot;date-parts&quot;: [[&quot;2015&quot;]]}, &quot;title&quot;: &quot;Why Propensity Scores Should Not Be Used for&quot;, &quot;type&quot;: &quot;report&quot;, &quot;author&quot;: [{&quot;family&quot;: &quot;King&quot;, &quot;dropping-particle&quot;: &quot;&quot;, &quot;parse-names&quot;: false, &quot;suffix&quot;: &quot;&quot;, &quot;given&quot;: &quot;Gary&quot;, &quot;non-dropping-particle&quot;: &quot;&quot;}, {&quot;family&quot;: &quot;Nielsen&quot;, &quot;dropping-particle&quot;: &quot;&quot;, &quot;parse-names&quot;: false, &quot;suffix&quot;: &quot;&quot;, &quot;given&quot;: &quot;Richard&quot;, &quot;non-dropping-particle&quot;: &quot;&quot;}], &quot;id&quot;: &quot;ITEM-1&quot;}}]} RNDC3UohcEORr"/><text:span text:style-name="T30">. </text:span><text:span text:style-name="T31">Instead, in this article we will use </text:span><text:span text:style-name="T41">Coarsened Exact Matching </text:span><text:span text:style-name="T42">(CEM)</text:span><text:span text:style-name="T41"> </text:span><text:reference-mark-start text:name="ADDIN CSL_CITATION {&quot;properties&quot;: {&quot;noteIndex&quot;: 0}, &quot;schema&quot;: &quot;https://github.com/citation-style-language/schema/raw/master/csl-citation.json&quot;, &quot;mendeley&quot;: {&quot;formattedCitation&quot;: &quot;(Iacus, King, &amp; Porro, 2012)&quot;, &quot;previouslyFormattedCitation&quot;: &quot;(Iacus, King, &amp; Porro, 2012)&quot;, &quot;plainTextFormattedCitation&quot;: &quot;(Iacus, King, &amp; Porro, 2012)&quot;}, &quot;citationItems&quot;: [{&quot;uris&quot;: [&quot;http://www.mendeley.com/documents/?uuid=bb426958-ff3c-4e8b-a524-b5da41cd7952&quot;], &quot;id&quot;: &quot;ITEM-1&quot;, &quot;itemData&quot;: {&quot;type&quot;: &quot;article-journal&quot;, &quot;volume&quot;: &quot;20&quot;, &quot;abstract&quot;: &quot;We discuss a method for improving causal inferences called \u2018\u2018Coarsened Exact Matching\u2019\u2019 (CEM), and the new \u2018\u2018Monotonic Imbalance Bounding\u2019\u2019 (MIB) class of matching methods from which CEM is derived. We summarize what is known about CEM and MIB, derive and illustrate several new desirable statistical properties of CEM, and then propose a variety of useful extensions. We show that CEM possesses a wide range of statistical properties not available in most other matching methods but is at the same time exceptionally easy to comprehend and use. We focus on the connection between theoretical properties and practical applications. We also make available easy-to-use open source software for R, Stata, and SPSS that implement all our suggestions&quot;, &quot;page&quot;: &quot;1-24&quot;, &quot;title&quot;: &quot;Causal inference without balance checking: Coarsened exact matching&quot;, &quot;issue&quot;: &quot;1&quot;, &quot;author&quot;: [{&quot;family&quot;: &quot;Iacus&quot;, &quot;dropping-particle&quot;: &quot;&quot;, &quot;parse-names&quot;: false, &quot;suffix&quot;: &quot;&quot;, &quot;given&quot;: &quot;Stefano M.&quot;, &quot;non-dropping-particle&quot;: &quot;&quot;}, {&quot;family&quot;: &quot;King&quot;, &quot;dropping-particle&quot;: &quot;&quot;, &quot;parse-names&quot;: false, &quot;suffix&quot;: &quot;&quot;, &quot;given&quot;: &quot;Gary&quot;, &quot;non-dropping-particle&quot;: &quot;&quot;}, {&quot;family&quot;: &quot;Porro&quot;, &quot;dropping-particle&quot;: &quot;&quot;, &quot;parse-names&quot;: false, &quot;suffix&quot;: &quot;&quot;, &quot;given&quot;: &quot;Giuseppe&quot;, &quot;non-dropping-particle&quot;: &quot;&quot;}], &quot;ISBN&quot;: &quot;1047-1987&quot;, &quot;ISSN&quot;: &quot;10471987&quot;, &quot;DOI&quot;: &quot;10.1093/pan/mpr013&quot;, &quot;container-title&quot;: &quot;Political Analysis&quot;, &quot;issued&quot;: {&quot;date-parts&quot;: [[&quot;2012&quot;]]}, &quot;id&quot;: &quot;ITEM-1&quot;}}]} RNDIsFKOlZ8ho"/><text:span text:style-name="T18">(Iacus, King, &amp; Porro, 2012)</text:span><text:reference-mark-end text:name="ADDIN CSL_CITATION {&quot;properties&quot;: {&quot;noteIndex&quot;: 0}, &quot;schema&quot;: &quot;https://github.com/citation-style-language/schema/raw/master/csl-citation.json&quot;, &quot;mendeley&quot;: {&quot;formattedCitation&quot;: &quot;(Iacus, King, &amp; Porro, 2012)&quot;, &quot;previouslyFormattedCitation&quot;: &quot;(Iacus, King, &amp; Porro, 2012)&quot;, &quot;plainTextFormattedCitation&quot;: &quot;(Iacus, King, &amp; Porro, 2012)&quot;}, &quot;citationItems&quot;: [{&quot;uris&quot;: [&quot;http://www.mendeley.com/documents/?uuid=bb426958-ff3c-4e8b-a524-b5da41cd7952&quot;], &quot;id&quot;: &quot;ITEM-1&quot;, &quot;itemData&quot;: {&quot;type&quot;: &quot;article-journal&quot;, &quot;volume&quot;: &quot;20&quot;, &quot;abstract&quot;: &quot;We discuss a method for improving causal inferences called \u2018\u2018Coarsened Exact Matching\u2019\u2019 (CEM), and the new \u2018\u2018Monotonic Imbalance Bounding\u2019\u2019 (MIB) class of matching methods from which CEM is derived. We summarize what is known about CEM and MIB, derive and illustrate several new desirable statistical properties of CEM, and then propose a variety of useful extensions. We show that CEM possesses a wide range of statistical properties not available in most other matching methods but is at the same time exceptionally easy to comprehend and use. We focus on the connection between theoretical properties and practical applications. We also make available easy-to-use open source software for R, Stata, and SPSS that implement all our suggestions&quot;, &quot;page&quot;: &quot;1-24&quot;, &quot;title&quot;: &quot;Causal inference without balance checking: Coarsened exact matching&quot;, &quot;issue&quot;: &quot;1&quot;, &quot;author&quot;: [{&quot;family&quot;: &quot;Iacus&quot;, &quot;dropping-particle&quot;: &quot;&quot;, &quot;parse-names&quot;: false, &quot;suffix&quot;: &quot;&quot;, &quot;given&quot;: &quot;Stefano M.&quot;, &quot;non-dropping-particle&quot;: &quot;&quot;}, {&quot;family&quot;: &quot;King&quot;, &quot;dropping-particle&quot;: &quot;&quot;, &quot;parse-names&quot;: false, &quot;suffix&quot;: &quot;&quot;, &quot;given&quot;: &quot;Gary&quot;, &quot;non-dropping-particle&quot;: &quot;&quot;}, {&quot;family&quot;: &quot;Porro&quot;, &quot;dropping-particle&quot;: &quot;&quot;, &quot;parse-names&quot;: false, &quot;suffix&quot;: &quot;&quot;, &quot;given&quot;: &quot;Giuseppe&quot;, &quot;non-dropping-particle&quot;: &quot;&quot;}], &quot;ISBN&quot;: &quot;1047-1987&quot;, &quot;ISSN&quot;: &quot;10471987&quot;, &quot;DOI&quot;: &quot;10.1093/pan/mpr013&quot;, &quot;container-title&quot;: &quot;Political Analysis&quot;, &quot;issued&quot;: {&quot;date-parts&quot;: [[&quot;2012&quot;]]}, &quot;id&quot;: &quot;ITEM-1&quot;}}]} RNDIsFKOlZ8ho"/><text:span text:style-name="T41">⁠</text:span><text:span text:style-name="T31">, </text:span><text:span text:style-name="T41">a method that, as a difference from propensity score matching, improves balance, and hence allows comparing treated and control groups directly.</text:span></text:p>
      <text:p text:style-name="P10"><text:span text:style-name="T33">When</text:span><text:span text:style-name="T31">, </text:span><text:span text:style-name="T33">in </text:span><text:span text:style-name="T31">Aral et al. (2009) they </text:span><text:span text:style-name="T33">define the treated and untreated groups over the entire population, they </text:span><text:span text:style-name="T31">do not control for individuals having adopted in time periods prior to </text:span><text:span text:style-name="T31"><draw:g text:anchor-type="as-char" svg:y="-0.1071in" draw:z-index="14" draw:style-name="gr1"><svg:title>TexMaths</svg:title><svg:desc>12§display§t§svg§600§FALSE§</svg:desc><draw:polygon draw:style-name="gr2" draw:text-style-name="P45" svg:width="0.0594in" svg:height="0.102in" svg:x="0in" svg:y="0.0016in" svg:viewBox="0 0 152 260" draw:points="76,260 0,260 0,0 152,0 152,260"><text:p/></draw:polygon><draw:path draw:style-name="gr3" draw:text-style-name="P46"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text:span><text:span text:style-name="T31">, in other words, at least in </text:span><text:reference-mark-start text:name="ADDIN CSL_CITATION {&quot;properties&quot;: {&quot;noteIndex&quot;: 0}, &quot;schema&quot;: &quot;https://github.com/citation-style-language/schema/raw/master/csl-citation.json&quot;, &quot;mendeley&quot;: {&quot;formattedCitation&quot;: &quot;(Valente, 1995)&quot;, &quot;previouslyFormattedCitation&quot;: &quot;(Valente, 1995)&quot;, &quot;plainTextFormattedCitation&quot;: &quot;(Valente, 1995)&quot;}, &quot;citationItems&quot;: [{&quot;uris&quot;: [&quot;http://www.mendeley.com/documents/?uuid=05552744-7c3b-4f30-a62d-cb53cd63f105&quot;], &quot;id&quot;: &quot;ITEM-1&quot;, &quot;itemData&quot;: {&quot;title&quot;: &quot;Network models of the diffusion of innovations&quot;, &quot;edition&quot;: &quot;2&quot;, &quot;type&quot;: &quot;book&quot;, &quot;issued&quot;: {&quot;date-parts&quot;: [[&quot;1995&quot;]]}, &quot;publisher&quot;: &quot;Hampton Press&quot;, &quot;publisher-place&quot;: &quot;Cresskill N.J.&quot;, &quot;author&quot;: [{&quot;family&quot;: &quot;Valente&quot;, &quot;dropping-particle&quot;: &quot;&quot;, &quot;parse-names&quot;: false, &quot;suffix&quot;: &quot;&quot;, &quot;given&quot;: &quot;Thomas W.&quot;, &quot;non-dropping-particle&quot;: &quot;&quot;}], &quot;ISBN&quot;: &quot;9781881303213&quot;, &quot;id&quot;: &quot;ITEM-1&quot;}}]} RNDNMScJ6AOJc"/><text:span text:style-name="T17">(Valente, 1995)</text:span><text:reference-mark-end text:name="ADDIN CSL_CITATION {&quot;properties&quot;: {&quot;noteIndex&quot;: 0}, &quot;schema&quot;: &quot;https://github.com/citation-style-language/schema/raw/master/csl-citation.json&quot;, &quot;mendeley&quot;: {&quot;formattedCitation&quot;: &quot;(Valente, 1995)&quot;, &quot;previouslyFormattedCitation&quot;: &quot;(Valente, 1995)&quot;, &quot;plainTextFormattedCitation&quot;: &quot;(Valente, 1995)&quot;}, &quot;citationItems&quot;: [{&quot;uris&quot;: [&quot;http://www.mendeley.com/documents/?uuid=05552744-7c3b-4f30-a62d-cb53cd63f105&quot;], &quot;id&quot;: &quot;ITEM-1&quot;, &quot;itemData&quot;: {&quot;title&quot;: &quot;Network models of the diffusion of innovations&quot;, &quot;edition&quot;: &quot;2&quot;, &quot;type&quot;: &quot;book&quot;, &quot;issued&quot;: {&quot;date-parts&quot;: [[&quot;1995&quot;]]}, &quot;publisher&quot;: &quot;Hampton Press&quot;, &quot;publisher-place&quot;: &quot;Cresskill N.J.&quot;, &quot;author&quot;: [{&quot;family&quot;: &quot;Valente&quot;, &quot;dropping-particle&quot;: &quot;&quot;, &quot;parse-names&quot;: false, &quot;suffix&quot;: &quot;&quot;, &quot;given&quot;: &quot;Thomas W.&quot;, &quot;non-dropping-particle&quot;: &quot;&quot;}], &quot;ISBN&quot;: &quot;9781881303213&quot;, &quot;id&quot;: &quot;ITEM-1&quot;}}]} RNDNMScJ6AOJc"/><text:span text:style-name="T31">, threshold levels and exposure levels are solely important for the set of individuals who has either adopted recently or has not. Not controlling for this actually may bias the outcomes since, as more individuals adopt, exposure levels do as well, which might yield to spurious effects. </text:span><text:span text:style-name="T33">Hence, when defining the relevant population for each combination of time and threshold level </text:span><text:span text:style-name="T33"><draw:g text:anchor-type="as-char" svg:y="-0.1181in" draw:z-index="15" draw:style-name="gr1"><svg:title>TexMaths</svg:title><svg:desc>12§display§l§svg§600§FALSE§</svg:desc><draw:polygon draw:style-name="gr2" draw:text-style-name="P45" svg:width="0.052in" svg:height="0.1154in" svg:x="0in" svg:y="0.0004in" svg:viewBox="0 0 133 294" draw:points="67,294 0,294 0,0 133,0 133,294"><text:p/></draw:polygon><draw:path draw:style-name="gr3" draw:text-style-name="P46" svg:width="0.035in" svg:height="0.1177in" svg:x="0.0071in" svg:y="0in" svg:viewBox="0 0 90 300" svg:d="M90 5c0 0 0-5-4-5-11 0-42 4-53 5-3 0-8 0-8 8 0 5 5 5 11 5 20 0 21 4 21 7l-1 9-54 212c-1 5-2 8-2 14 0 25 19 40 38 40 14 0 25-8 32-24 9-16 13-41 13-42 0-4-3-4-4-4-5 0-5 1-6 8-9 27-16 53-34 53-12 0-12-14-12-20 0-11 0-12 3-20z"><text:p/></draw:path></draw:g></text:span><text:span text:style-name="T33">, we will only use those observations that either have not adopted, or have adopted no more than 1 time period prior to </text:span><text:span text:style-name="T33"><draw:g text:anchor-type="as-char" svg:y="-0.1071in" draw:z-index="16" draw:style-name="gr1"><svg:title>TexMaths</svg:title><svg:desc>12§display§t§svg§600§FALSE§</svg:desc><draw:polygon draw:style-name="gr2" draw:text-style-name="P45" svg:width="0.0594in" svg:height="0.102in" svg:x="0in" svg:y="0.0016in" svg:viewBox="0 0 152 260" draw:points="76,260 0,260 0,0 152,0 152,260"><text:p/></draw:polygon><draw:path draw:style-name="gr3" draw:text-style-name="P46"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text:span><text:span text:style-name="T33">.</text:span></text:p>
      <text:p text:style-name="P10"><text:span text:style-name="T34">Since in our case we do not have </text:span><text:span text:style-name="T35">a dichotomous adoption variable, rather we observe how many articles a party has implemented, we say that a particular party </text:span><text:span text:style-name="T42">member </text:span><text:span text:style-name="T35">has implemented an article if it at least has implemented a single item—</text:span><text:span text:style-name="T36">robustness check later</text:span><text:span text:style-name="T35">. </text:span><text:span text:style-name="T36">Interestingly, for example, in the case of Article 5, we see that roughly </text:span><text:span text:style-name="T37">6</text:span><text:span text:style-name="T36">0% </text:span><text:span text:style-name="T37">(95 members) </text:span><text:span text:style-name="T36">of the members have not implemented any part of it in 2010, and for 2012 that percentage lowers to 25%, so half of the non-adopters switched status.</text:span></text:p>
      <text:p text:style-name="P11"><text:soft-page-break/><text:span text:style-name="T36">O</text:span><text:span text:style-name="T30">n the other hand, we tried computing exposures using different specifications. The more straight forward way is to use the previous definition of adopter as basis for exposure, on the other hand, been connected to a member that merely implemented a single section to a member that has implemented the article as a whole </text:span><text:span text:style-name="T38">should be </text:span><text:span text:style-name="T30">different. </text:span><text:span text:style-name="T38">That way we define exposure as a continuous variable. </text:span><text:span text:style-name="T39">Still, we use the dichotomous variable to define the subset of the members that we will use for the estimation procedure. Notice that we will still use the whole network to compute exposures, </text:span><text:span text:style-name="T40">since this is what defines whether member I is treated or not.</text:span></text:p>
      <text:p text:style-name="P4">The <text:span text:style-name="T56">CEM</text:span> estimator can be described as follows:</text:p>
      <text:list xml:id="list4714293698194080665" text:style-name="L2">
        <text:list-item>
          <text:p text:style-name="P31">Define treatment regime as T_i = 1 if exposure_i &gt; threshold, and 0 otherwise.</text:p>
        </text:list-item>
        <text:list-item>
          <text:p text:style-name="P31">Using either CEM or other matching method, match treated and control individuals</text:p>
        </text:list-item>
        <text:list-item>
          <text:p text:style-name="P31">If required, use a calliper and remove individuals whom either were not able to be matched, or show bad overlapping with the rest of the sample,</text:p>
        </text:list-item>
        <text:list-item>
          <text:p text:style-name="P32"><text:span text:style-name="T30">Compute treatment effect as follows </text:span><text:span text:style-name="T30"><draw:g text:anchor-type="as-char" svg:y="-0.1839in" draw:z-index="17" draw:style-name="gr1"><svg:title>TexMaths</svg:title><svg:desc>12§display§ATE_{l(NNM)} = \frac{n_+}{n_+ + n_-}\sum_{i \in M_+}\left(Y_i - \hat Y_i\right) +
\frac{n_-}{n_+ + n_-}\sum_{i \in M_-}\left(\hat Y_i-Y_i\right)§svg§600§FALSE§</svg:desc><draw:polygon draw:style-name="gr2" draw:text-style-name="P45" svg:width="4.8839in" svg:height="0.4197in" svg:x="0.1579in" svg:y="0in" svg:viewBox="0 0 12406 1067" draw:points="6203,1067 0,1067 0,0 12406,0 12406,1067"><text:p/></draw:polygon><draw:path draw:style-name="gr3" draw:text-style-name="P46" svg:width="0.1138in" svg:height="0.1193in" svg:x="0.0004in" svg:y="0.072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46" svg:width="0.113in" svg:height="0.1126in" svg:x="0.1228in" svg:y="0.0783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9 0-4-3-4-14-4s-17 0-28-2c-12-1-15-2-15-8 0-1 0-4 1-10z"><text:p/></draw:path><draw:path draw:style-name="gr3" draw:text-style-name="P46" svg:width="0.1205in" svg:height="0.113in" svg:x="0.2449in" svg:y="0.0783in"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3" draw:text-style-name="P46" svg:width="0.026in" svg:height="0.0819in" svg:x="0.3681in" svg:y="0.1402in" svg:viewBox="0 0 67 209" svg:d="M66 8c0 0 1-3 1-4 0-2-1-4-5-4-6 0-31 2-38 2-2 2-6 2-6 8 0 4 4 4 7 4 15 0 15 2 15 4s0 5-2 7l-37 147c-1 2-1 6-1 9 0 19 17 28 31 28 7 0 17-3 24-16 7-11 11-29 11-30 0-3-4-3-5-3-3 0-5 2-6 7-3 14-9 33-23 33-7 0-9-7-9-14 0-4 1-8 1-12z"><text:p/></draw:path><draw:path draw:style-name="gr3" draw:text-style-name="P46" svg:width="0.0303in" svg:height="0.1161in" svg:x="0.4165in" svg:y="0.1339in" svg:viewBox="0 0 78 296" svg:d="M72 0c-58 40-72 102-72 148 0 42 12 106 72 148 2 0 6 0 6-3s-1-3-4-5c-39-36-54-86-54-139 0-81 32-120 56-142 1-1 2-2 2-3 0-4-4-4-6-4z"><text:p/></draw:path><draw:path draw:style-name="gr3" draw:text-style-name="P46" svg:width="0.1035in" svg:height="0.0795in" svg:x="0.463in" svg:y="0.1429in" svg:viewBox="0 0 264 203" svg:d="M227 32c3-10 7-21 31-21 1 0 6 0 6-7 0-2-1-4-5-4-9 0-20 1-30 1-7 0-24-1-31-1-2 0-6 0-6 6 0 5 4 5 6 5 14 0 19 5 19 12 0 2 0 3-1 7l-32 130-76-155c-2-5-2-5-10-5h-40c-6 0-10 0-10 6 0 5 4 5 10 5s13 0 19 1l-40 160c-2 10-8 19-31 20-2 0-6 0-6 6 0 4 2 5 5 5 9 0 20-1 30-1 7 0 25 1 32 1 3 0 6-1 6-6s-3-5-7-5c-19 0-19-8-19-12 0-1 0-2 1-7l38-153 87 178c2 5 3 5 7 5s4-1 6-6z"><text:p/></draw:path><draw:path draw:style-name="gr3" draw:text-style-name="P46" svg:width="0.1035in" svg:height="0.0795in" svg:x="0.5803in" svg:y="0.1429in" svg:viewBox="0 0 264 203" svg:d="M227 32c3-10 8-21 31-21 1 0 6 0 6-7 0-2-1-4-5-4-9 0-20 1-30 1-7 0-24-1-31-1-2 0-6 0-6 6 0 5 4 5 6 5 14 0 19 5 19 12 0 2 0 3-1 7l-32 130-76-155c-2-5-2-5-10-5h-40c-6 0-10 0-10 6 0 5 4 5 10 5s13 0 19 1l-40 160c-2 10-8 19-31 20-2 0-6 0-6 6 0 4 2 5 5 5 9 0 20-1 30-1 7 0 25 1 32 1 3 0 6-1 6-6s-3-5-7-5c-19 0-19-8-19-12 0-1 0-2 1-7l38-153 87 178c2 5 3 5 7 5s4-1 6-6z"><text:p/></draw:path><draw:path draw:style-name="gr3" draw:text-style-name="P46" svg:width="0.124in" svg:height="0.0795in" svg:x="0.6976in" svg:y="0.1429in" svg:viewBox="0 0 316 203" svg:d="M281 24c2-11 3-13 25-13 6 0 10 0 10-6 0-5-4-5-9-5h-41c-8 0-8 0-12 6l-115 169-29-167c-1-8-1-8-10-8h-42c-6 0-10 0-10 6 0 5 4 5 10 5 4 0 6 0 12 0 4 1 6 1 6 5 0 0 0 2-2 6l-37 150c-2 9-7 19-31 20-2 0-6 0-6 7 0 0 0 4 5 4 8 0 20-1 30-1 7 0 25 1 32 1 1 0 5 0 5-6 0-5-4-5-6-5-19 0-19-8-19-12 0-1 0-2 1-7l40-159 32 180c1 6 1 9 6 9 4 0 6-4 8-6l125-186v1l-42 168c-2 10-2 12-26 12-5 0-9 0-9 7 0 0 0 4 5 4 6 0 12-1 18-1s13 0 19 0c9 0 29 1 38 1 2 0 6 0 6-6 0-5-4-5-10-5 0 0-6 0-11 0-7-1-7-2-7-5 0-2 1-5 1-7z"><text:p/></draw:path><draw:path draw:style-name="gr3" draw:text-style-name="P46" svg:width="0.0303in" svg:height="0.1161in" svg:x="0.8362in" svg:y="0.1339in" svg:viewBox="0 0 78 296" svg:d="M6 0c-2 0-6 0-6 4 0 1 1 2 2 4 27 23 56 64 56 140 0 62-21 109-53 138-5 4-5 6-5 7s1 3 4 3 32-20 51-56c13-25 23-58 23-91 0-42-13-107-72-149z"><text:p/></draw:path><draw:path draw:style-name="gr3" draw:text-style-name="P46" svg:width="0.1106in" svg:height="0.039in" svg:x="0.9453in" svg:y="0.1311in" svg:viewBox="0 0 282 100" svg:d="M268 17c6 0 14 0 14-9 0-8-8-8-14-8h-254c-6 0-14 0-14 8 0 9 8 9 14 9zM268 100c6 0 14 0 14-9 0-8-8-8-14-8h-254c-6 0-14 0-14 8 0 9 8 9 14 9z"><text:p/></draw:path><draw:path draw:style-name="gr3" draw:text-style-name="P46" svg:width="0.0898in" svg:height="0.0752in" svg:x="1.3425in" svg:y="0.0051in" svg:viewBox="0 0 229 192" svg:d="M25 162c-1 7-3 17-3 19 0 7 6 11 12 11 4 0 12-4 15-12 0 0 5-20 7-31l10-39c2-8 5-18 7-27 3-7 5-21 6-22 6-13 29-51 69-51 19 0 22 15 22 30 0 25-20 80-27 98-4 10-4 14-4 19 0 21 15 35 34 35 39 0 56-61 56-65 0-5-5-5-6-5-3 0-3 2-6 9-8 29-23 51-43 51-7 0-10-3-10-13 0-11 4-21 8-30 8-23 26-69 26-93 0-29-19-46-49-46-39 0-59 28-66 37-3-24-19-37-39-37-19 0-27 17-31 24-7 14-13 40-13 41 0 5 5 5 5 5 5 0 5 0 7-10 7-30 16-50 31-50 9 0 13 4 13 19 0 8-1 13-7 36z"><text:p/></draw:path><draw:path draw:style-name="gr3" draw:text-style-name="P46" svg:width="0.0854in" svg:height="0.0854in" svg:x="1.4453in" svg:y="0.0315in" svg:viewBox="0 0 218 218" svg:d="M116 116h92c3 0 10 0 10-7s-7-7-10-7h-92v-91c0-4 0-11-7-11s-7 7-7 11v91h-91c-4 0-11 0-11 7s7 7 11 7h91v92c0 3 0 10 7 10s7-6 7-10z"><text:p/></draw:path><draw:polygon draw:style-name="gr3" draw:text-style-name="P46" svg:width="0.6248in" svg:height="0.0067in" svg:x="1.1307in" svg:y="0.1457in" svg:viewBox="0 0 1588 18" draw:points="794,18 0,18 0,0 1588,0 1588,18"><text:p/></draw:polygon><draw:path draw:style-name="gr3" draw:text-style-name="P46" svg:width="0.0898in" svg:height="0.0752in" svg:x="1.1354in" svg:y="0.2315in" svg:viewBox="0 0 229 192" svg:d="M25 162c-1 7-3 17-3 19 0 7 6 11 12 11 4 0 12-4 15-12 0 0 5-20 7-31l10-39c2-8 5-18 7-27 3-7 5-21 6-22 6-13 29-51 69-51 19 0 22 15 22 30 0 25-20 80-27 98-4 10-4 14-4 19 0 21 15 35 34 35 41 0 56-61 56-65 0-5-5-5-6-5-3 0-3 2-6 9-8 29-23 51-43 51-7 0-10-3-10-13 0-11 4-21 8-30 8-23 26-69 26-93 0-29-19-46-49-46-39 0-59 28-66 37-3-24-19-37-39-37-19 0-27 17-31 24-7 14-13 40-13 41 0 5 5 5 5 5 5 0 5 0 7-10 7-30 16-50 31-50 9 0 13 4 13 19 0 8-1 13-7 36z"><text:p/></draw:path><draw:path draw:style-name="gr3" draw:text-style-name="P46" svg:width="0.0854in" svg:height="0.0854in" svg:x="1.2382in" svg:y="0.2579in" svg:viewBox="0 0 218 218" svg:d="M116 116h92c3 0 10 0 10-7s-7-7-10-7h-92v-91c0-4 0-11-7-11s-7 7-7 11v91h-91c-4 0-11 0-11 7s7 7 11 7h91v92c0 3 0 10 7 10s7-6 7-10z"><text:p/></draw:path><draw:path draw:style-name="gr3" draw:text-style-name="P46" svg:width="0.1106in" svg:height="0.1106in" svg:x="1.3866in" svg:y="0.2079in" svg:viewBox="0 0 282 282" svg:d="M150 150h118c6 0 14 0 14-8 0-10-8-10-14-10h-118v-118c0-6 0-14-8-14-9 0-10 8-10 14v118h-118c-6 0-14 0-14 10 0 8 8 8 14 8h118v118c0 6 0 14 10 14 8 0 8-8 8-14z"><text:p/></draw:path><draw:path draw:style-name="gr3" draw:text-style-name="P46" svg:width="0.0898in" svg:height="0.0752in" svg:x="1.5472in" svg:y="0.2315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6" svg:width="0.0783in" svg:height="0.0059in" svg:x="1.6543in" svg:y="0.2984in" svg:viewBox="0 0 200 16" svg:d="M188 16c5 0 12 0 12-8s-6-8-12-8h-176c-5 0-12 0-12 7 0 9 7 9 12 9z"><text:p/></draw:path><draw:path draw:style-name="gr3" draw:text-style-name="P46" svg:width="0.2213in" svg:height="0.2327in" svg:x="1.8705in" svg:y="0.0339in" svg:viewBox="0 0 563 592" svg:d="M511 592l52-136h-11c-17 44-61 73-110 85-9 3-51 13-131 13h-256l216-252c3-3 4-4 4-6 0-1 0-2-4-7l-197-269h232c58 0 96 6 100 8 22 2 58 9 92 31 11 7 40 25 54 60h11l-52-119h-499c-10 0-11 0-12 2 0 3 0 10 0 15l223 306-218 257c-5 4-5 7-5 7 0 5 4 5 12 5z"><text:p/></draw:path><draw:path draw:style-name="gr3" draw:text-style-name="P46" svg:width="0.0354in" svg:height="0.0783in" svg:x="1.8087in" svg:y="0.3138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6" svg:width="0.0642in" svg:height="0.076in" svg:x="1.8622in" svg:y="0.322in" svg:viewBox="0 0 164 194" svg:d="M152 104c5 0 12 0 12-7s-7-7-12-7h-138c5-43 41-76 88-76h50c5 0 12 0 12-7s-7-7-12-7h-51c-55 0-101 43-101 97s46 97 101 97h51c5 0 12 0 12-7s-7-7-12-7h-50c-47 0-83-32-88-76z"><text:p/></draw:path><draw:path draw:style-name="gr3" draw:text-style-name="P46" svg:width="0.124in" svg:height="0.0795in" svg:x="1.9472in" svg:y="0.3102in" svg:viewBox="0 0 316 203" svg:d="M281 24c2-11 3-13 25-13 6 0 10 0 10-6 0-5-4-5-9-5h-41c-8 0-8 0-12 6l-115 169-29-167c-1-8-1-8-10-8h-42c-6 0-10 0-10 6 0 5 4 5 10 5 4 0 6 0 12 0 4 1 6 1 6 5 0 0 0 2-2 6l-37 150c-2 9-7 19-31 20-2 0-6 0-6 7 0 0 0 4 5 4 8 0 20-1 30-1 7 0 25 1 32 1 1 0 5 0 5-6 0-5-4-5-6-5-19 0-19-8-19-12 0-1 0-2 1-7l40-159 32 180c1 6 1 9 6 9 4 0 6-4 8-6l125-186v1l-42 168c-2 10-2 12-26 12-5 0-9 0-9 7 0 0 0 4 5 4 6 0 12-1 18-1s13 0 19 0c9 0 29 1 38 1 2 0 6 0 6-6 0-5-4-5-10-5 0 0-6 0-11 0-7-1-7-2-7-5 0-2 1-5 1-7z"><text:p/></draw:path><draw:path draw:style-name="gr3" draw:text-style-name="P46" svg:width="0.0689in" svg:height="0.0697in" svg:x="2.0732in" svg:y="0.352in" svg:viewBox="0 0 176 178" svg:d="M95 95h73c4 0 8 0 8-6s-4-6-8-6h-73v-75c0-2 0-8-6-8s-6 6-6 8v75h-75c-2 0-8 0-8 6s6 6 8 6h75v73c0 4 0 10 6 10s6-6 6-10z"><text:p/></draw:path><draw:path draw:style-name="gr3" draw:text-style-name="P46" svg:width="0.0634in" svg:height="0.2988in" svg:x="2.2173in" svg:y="0in" svg:viewBox="0 0 162 760" svg:d="M143 755c0 1 5 5 5 5h9c1 0 5 0 5-4 0-2-1-2-2-4-16-15-39-38-65-85-46-81-63-186-63-287 0-187 54-297 128-373 2-1 2-2 2-2 0-5-4-5-8-5-6 0-6 0-11 4-40 34-85 93-115 182-18 55-28 124-28 193 0 101 18 214 85 312 11 17 27 34 27 34 4 6 10 12 14 15z"><text:p/></draw:path><draw:path draw:style-name="gr3" draw:text-style-name="P46" svg:width="0.1209in" svg:height="0.1134in" svg:x="2.2921in" svg:y="0.0783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3" draw:text-style-name="P46" svg:width="0.0354in" svg:height="0.0783in" svg:x="2.3878in" svg:y="0.1402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6" svg:width="0.1016in" svg:height="0.0067in" svg:x="2.4882in" svg:y="0.1457in" svg:viewBox="0 0 259 18" svg:d="M244 18c7 0 15 0 15-8 0-10-8-10-15-10h-230c-7 0-14 0-14 10 0 8 7 8 14 8z"><text:p/></draw:path><draw:polygon draw:style-name="gr3" draw:text-style-name="P46" svg:width="0.0445in" svg:height="0.0256in" svg:x="2.6843in" svg:y="0.0339in" svg:viewBox="0 0 114 66" draw:points="58,0 0,59 7,66 58,23 106,66 114,59"><text:p/></draw:polygon><draw:path draw:style-name="gr3" draw:text-style-name="P46" svg:width="0.1209in" svg:height="0.1134in" svg:x="2.6461in" svg:y="0.0783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3" draw:text-style-name="P46" svg:width="0.0354in" svg:height="0.0783in" svg:x="2.7417in" svg:y="0.1402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6" svg:width="0.0634in" svg:height="0.2988in" svg:x="2.7976in" svg:y="0in" svg:viewBox="0 0 162 760" svg:d="M162 379c0-121-29-249-113-344-6-7-21-23-31-33-4-2-5-2-10-2-4 0-8 0-8 5 0 1 1 2 2 3 15 15 38 39 64 84 46 82 64 186 64 287 0 184-52 297-129 373 0 2-1 3-1 4 0 4 4 4 8 4 5 0 6 0 10-4 41-34 86-92 115-182 19-58 29-126 29-195z"><text:p/></draw:path><draw:path draw:style-name="gr3" draw:text-style-name="P46" svg:width="0.1106in" svg:height="0.1106in" svg:x="2.9382in" svg:y="0.0937in" svg:viewBox="0 0 282 282" svg:d="M150 150h118c6 0 14 0 14-8 0-10-8-10-14-10h-118v-118c0-6 0-14-8-14-9 0-10 8-10 14v118h-118c-6 0-14 0-14 10 0 8 8 8 14 8h118v118c0 6 0 14 10 14 8 0 8-8 8-14z"><text:p/></draw:path><draw:path draw:style-name="gr3" draw:text-style-name="P46" svg:width="0.0898in" svg:height="0.0752in" svg:x="3.3256in" svg:y="0.0051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6" svg:width="0.0783in" svg:height="0.0059in" svg:x="3.4323in" svg:y="0.072in" svg:viewBox="0 0 200 16" svg:d="M188 16c5 0 12 0 12-8s-6-8-12-8h-176c-5 0-12 0-12 7 0 9 7 9 12 9z"><text:p/></draw:path><draw:polygon draw:style-name="gr3" draw:text-style-name="P46" svg:width="0.6248in" svg:height="0.0067in" svg:x="3.1142in" svg:y="0.1457in" svg:viewBox="0 0 1588 18" draw:points="794,18 0,18 0,0 1588,0 1588,18"><text:p/></draw:polygon><draw:path draw:style-name="gr3" draw:text-style-name="P46" svg:width="0.0898in" svg:height="0.0752in" svg:x="3.1189in" svg:y="0.2315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6" svg:width="0.0854in" svg:height="0.0854in" svg:x="3.2217in" svg:y="0.2579in" svg:viewBox="0 0 218 218" svg:d="M116 116h92c3 0 10 0 10-7s-7-7-10-7h-92v-91c0-4 0-11-7-11s-7 7-7 11v91h-91c-4 0-11 0-11 7s7 7 11 7h91v92c0 3 0 10 7 10s7-6 7-10z"><text:p/></draw:path><draw:path draw:style-name="gr3" draw:text-style-name="P46" svg:width="0.1106in" svg:height="0.1106in" svg:x="3.3697in" svg:y="0.2079in" svg:viewBox="0 0 282 282" svg:d="M150 150h118c6 0 14 0 14-8 0-10-8-10-14-10h-118v-118c0-6 0-14-8-14-10 0-10 8-10 14v118h-118c-6 0-14 0-14 10 0 8 8 8 14 8h118v118c0 6 0 14 10 14 8 0 8-8 8-14z"><text:p/></draw:path><draw:path draw:style-name="gr3" draw:text-style-name="P46" svg:width="0.0898in" svg:height="0.0752in" svg:x="3.5311in" svg:y="0.2315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6" svg:width="0.0783in" svg:height="0.0059in" svg:x="3.6382in" svg:y="0.2984in" svg:viewBox="0 0 200 16" svg:d="M188 16c5 0 12 0 12-8s-6-8-12-8h-176c-5 0-12 0-12 7 0 9 7 9 12 9z"><text:p/></draw:path><draw:path draw:style-name="gr3" draw:text-style-name="P46" svg:width="0.2213in" svg:height="0.2327in" svg:x="3.8563in" svg:y="0.0339in" svg:viewBox="0 0 563 592" svg:d="M511 592l52-136h-11c-17 44-61 73-110 85-9 3-51 13-131 13h-256l216-252c3-3 4-4 4-6 0-1 0-2-4-7l-197-269h232c58 0 96 6 100 8 22 2 58 9 92 31 11 7 40 25 54 60h11l-52-119h-499c-10 0-11 0-12 2 0 3 0 10 0 15l223 306-218 257c-5 4-5 7-5 7 0 5 5 5 12 5z"><text:p/></draw:path><draw:path draw:style-name="gr3" draw:text-style-name="P46" svg:width="0.0354in" svg:height="0.0783in" svg:x="3.7917in" svg:y="0.3138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6" svg:width="0.0642in" svg:height="0.076in" svg:x="3.8457in" svg:y="0.322in" svg:viewBox="0 0 164 194" svg:d="M152 104c5 0 12 0 12-7s-7-7-12-7h-138c5-43 41-76 88-76h50c5 0 12 0 12-7s-7-7-12-7h-51c-55 0-101 43-101 97s46 97 101 97h51c5 0 12 0 12-7s-7-7-12-7h-50c-47 0-83-32-88-76z"><text:p/></draw:path><draw:path draw:style-name="gr3" draw:text-style-name="P46" svg:width="0.124in" svg:height="0.0795in" svg:x="3.9311in" svg:y="0.3102in" svg:viewBox="0 0 316 203" svg:d="M281 24c2-11 3-13 25-13 6 0 10 0 10-6 0-5-4-5-9-5h-41c-8 0-8 0-12 6l-115 169-29-167c-1-8-1-8-10-8h-42c-6 0-10 0-10 6 0 5 4 5 10 5 4 0 6 0 12 0 4 1 6 1 6 5 0 0 0 2-2 6l-37 150c-2 9-7 19-31 20-2 0-6 0-6 7 0 0 0 4 5 4 8 0 20-1 30-1 7 0 25 1 32 1 1 0 5 0 5-6 0-5-4-5-6-5-19 0-19-8-19-12 0-1 0-2 1-7l40-159 32 180c1 6 1 9 6 9 4 0 6-4 8-6l125-186v1l-42 168c-2 10-2 12-26 12-5 0-9 0-9 7 0 0 0 4 5 4 6 0 12-1 18-1s13 0 19 0c9 0 29 1 38 1 2 0 6 0 6-6 0-5-4-5-10-5 0 0-6 0-11 0-7-1-7-2-7-5 0-2 1-5 1-7z"><text:p/></draw:path><draw:path draw:style-name="gr3" draw:text-style-name="P46" svg:width="0.0634in" svg:height="0.0047in" svg:x="4.0614in" svg:y="0.3839in" svg:viewBox="0 0 162 13" svg:d="M152 13c4 0 10 0 10-7 0-6-6-6-10-6h-142c-4 0-10 0-10 6 0 7 6 7 10 7z"><text:p/></draw:path><draw:path draw:style-name="gr3" draw:text-style-name="P46" svg:width="0.0634in" svg:height="0.2988in" svg:x="4.2051in" svg:y="0in" svg:viewBox="0 0 162 760" svg:d="M143 755c0 1 5 5 5 5h9c1 0 5 0 5-4 0-2-1-2-2-4-16-15-39-38-65-85-46-81-63-186-63-287 0-187 54-297 128-373 2-1 2-2 2-2 0-5-4-5-8-5-6 0-6 0-11 4-40 34-85 93-115 182-18 55-28 124-28 193 0 101 18 214 85 312 11 17 27 34 27 34 4 6 10 12 14 15z"><text:p/></draw:path><draw:polygon draw:style-name="gr3" draw:text-style-name="P46" svg:width="0.0445in" svg:height="0.0256in" svg:x="4.3189in" svg:y="0.0339in" svg:viewBox="0 0 114 66" draw:points="58,0 0,59 7,66 58,23 106,66 114,59"><text:p/></draw:polygon><draw:path draw:style-name="gr3" draw:text-style-name="P46" svg:width="0.1209in" svg:height="0.1134in" svg:x="4.2803in" svg:y="0.0783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3" draw:text-style-name="P46" svg:width="0.0354in" svg:height="0.0783in" svg:x="4.376in" svg:y="0.1402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6" svg:width="0.1016in" svg:height="0.0067in" svg:x="4.4768in" svg:y="0.1457in" svg:viewBox="0 0 259 18" svg:d="M244 18c7 0 15 0 15-8 0-10-8-10-15-10h-230c-7 0-14 0-14 10 0 8 7 8 14 8z"><text:p/></draw:path><draw:path draw:style-name="gr3" draw:text-style-name="P46" svg:width="0.1209in" svg:height="0.1134in" svg:x="4.6346in" svg:y="0.0783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3" draw:text-style-name="P46" svg:width="0.0354in" svg:height="0.0783in" svg:x="4.7299in" svg:y="0.1402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6" svg:width="0.0634in" svg:height="0.2988in" svg:x="4.7858in" svg:y="0in" svg:viewBox="0 0 162 760" svg:d="M162 379c0-121-29-249-113-344-6-7-21-23-31-33-4-2-5-2-10-2-4 0-8 0-8 5 0 1 1 2 2 3 15 15 38 39 64 84 46 82 64 186 64 287 0 184-52 297-129 373 0 2-1 3-1 4 0 4 4 4 8 4 5 0 6 0 10-4 41-34 86-92 115-182 19-58 29-126 29-195z"><text:p/></draw:path></draw:g></text:span></text:p>
        </text:list-item>
        <text:list-item>
          <text:p text:style-name="P32"><text:span text:style-name="T30">Finally, following </text:span><text:reference-mark-start text:name="ADDIN CSL_CITATION {&quot;properties&quot;: {&quot;noteIndex&quot;: 0}, &quot;schema&quot;: &quot;https://github.com/citation-style-language/schema/raw/master/csl-citation.json&quot;, &quot;mendeley&quot;: {&quot;formattedCitation&quot;: &quot;(Imbens &amp; Wooldridge, 2009)&quot;, &quot;previouslyFormattedCitation&quot;: &quot;(Imbens &amp; Wooldridge, 2009)&quot;, &quot;plainTextFormattedCitation&quot;: &quot;(Imbens &amp; Wooldridge, 2009)&quot;}, &quot;citationItems&quot;: [{&quot;uris&quot;: [&quot;http://www.mendeley.com/documents/?uuid=68b9fcb1-8c6b-4a8d-9324-c1c541dea77d&quot;], &quot;id&quot;: &quot;ITEM-1&quot;, &quot;itemData&quot;: {&quot;PMID&quot;: &quot;213233919&quot;, &quot;volume&quot;: &quot;47&quot;, &quot;abstract&quot;: &quot;Many empirical questions in economics and other social sciences depend on causal effects of programs or policies. In the last two decades, much research has been done on the econometric and statistical analysis of such causal effects. This recent theoretical literature has built on, and combined features of, earlier work in both the statistics and econometrics literatures. It has by now reached a level of maturity that makes it an important tool in many areas of empirical research in economics, including labor economics, public finance, development economics, industrial organization, and other areas of empirical microeconomics. In this review, we discuss some of the recent developments. We focus primarily on practical issues for empirical researchers, as well as provide a historical overview of the area and give references to more technical research.&quot;, &quot;page&quot;: &quot;5-86&quot;, &quot;type&quot;: &quot;article-journal&quot;, &quot;title&quot;: &quot;Recent Developments in the Econometrics of Program Evaluation&quot;, &quot;issue&quot;: &quot;1&quot;, &quot;author&quot;: [{&quot;family&quot;: &quot;Imbens&quot;, &quot;dropping-particle&quot;: &quot;&quot;, &quot;parse-names&quot;: false, &quot;suffix&quot;: &quot;&quot;, &quot;given&quot;: &quot;Guido W&quot;, &quot;non-dropping-particle&quot;: &quot;&quot;}, {&quot;family&quot;: &quot;Wooldridge&quot;, &quot;dropping-particle&quot;: &quot;&quot;, &quot;parse-names&quot;: false, &quot;suffix&quot;: &quot;&quot;, &quot;given&quot;: &quot;Jeffrey M&quot;, &quot;non-dropping-particle&quot;: &quot;&quot;}], &quot;ISBN&quot;: &quot;00220515&quot;, &quot;ISSN&quot;: &quot;0022-0515&quot;, &quot;DOI&quot;: &quot;10.1257/jel.47.1.5&quot;, &quot;container-title&quot;: &quot;Journal of Economic Literature&quot;, &quot;issued&quot;: {&quot;date-parts&quot;: [[&quot;2009&quot;]]}, &quot;id&quot;: &quot;ITEM-1&quot;}}]} RND9keObKQt3b"/><text:span text:style-name="T16">(Imbens &amp; Wooldridge, 2009)</text:span><text:reference-mark-end text:name="ADDIN CSL_CITATION {&quot;properties&quot;: {&quot;noteIndex&quot;: 0}, &quot;schema&quot;: &quot;https://github.com/citation-style-language/schema/raw/master/csl-citation.json&quot;, &quot;mendeley&quot;: {&quot;formattedCitation&quot;: &quot;(Imbens &amp; Wooldridge, 2009)&quot;, &quot;previouslyFormattedCitation&quot;: &quot;(Imbens &amp; Wooldridge, 2009)&quot;, &quot;plainTextFormattedCitation&quot;: &quot;(Imbens &amp; Wooldridge, 2009)&quot;}, &quot;citationItems&quot;: [{&quot;uris&quot;: [&quot;http://www.mendeley.com/documents/?uuid=68b9fcb1-8c6b-4a8d-9324-c1c541dea77d&quot;], &quot;id&quot;: &quot;ITEM-1&quot;, &quot;itemData&quot;: {&quot;PMID&quot;: &quot;213233919&quot;, &quot;volume&quot;: &quot;47&quot;, &quot;abstract&quot;: &quot;Many empirical questions in economics and other social sciences depend on causal effects of programs or policies. In the last two decades, much research has been done on the econometric and statistical analysis of such causal effects. This recent theoretical literature has built on, and combined features of, earlier work in both the statistics and econometrics literatures. It has by now reached a level of maturity that makes it an important tool in many areas of empirical research in economics, including labor economics, public finance, development economics, industrial organization, and other areas of empirical microeconomics. In this review, we discuss some of the recent developments. We focus primarily on practical issues for empirical researchers, as well as provide a historical overview of the area and give references to more technical research.&quot;, &quot;page&quot;: &quot;5-86&quot;, &quot;type&quot;: &quot;article-journal&quot;, &quot;title&quot;: &quot;Recent Developments in the Econometrics of Program Evaluation&quot;, &quot;issue&quot;: &quot;1&quot;, &quot;author&quot;: [{&quot;family&quot;: &quot;Imbens&quot;, &quot;dropping-particle&quot;: &quot;&quot;, &quot;parse-names&quot;: false, &quot;suffix&quot;: &quot;&quot;, &quot;given&quot;: &quot;Guido W&quot;, &quot;non-dropping-particle&quot;: &quot;&quot;}, {&quot;family&quot;: &quot;Wooldridge&quot;, &quot;dropping-particle&quot;: &quot;&quot;, &quot;parse-names&quot;: false, &quot;suffix&quot;: &quot;&quot;, &quot;given&quot;: &quot;Jeffrey M&quot;, &quot;non-dropping-particle&quot;: &quot;&quot;}], &quot;ISBN&quot;: &quot;00220515&quot;, &quot;ISSN&quot;: &quot;0022-0515&quot;, &quot;DOI&quot;: &quot;10.1257/jel.47.1.5&quot;, &quot;container-title&quot;: &quot;Journal of Economic Literature&quot;, &quot;issued&quot;: {&quot;date-parts&quot;: [[&quot;2009&quot;]]}, &quot;id&quot;: &quot;ITEM-1&quot;}}]} RND9keObKQt3b"/><text:span text:style-name="T30">⁠</text:span><text:span text:style-name="T43">, we can </text:span><text:span text:style-name="T30">obtain</text:span><text:span text:style-name="T43"> </text:span><text:span text:style-name="T30">standard errors using </text:span><text:span text:style-name="T43">bootstrapping </text:span><text:span text:style-name="T30">as proposed in </text:span><text:reference-mark-start text:name="ADDIN CSL_CITATION {&quot;properties&quot;: {&quot;noteIndex&quot;: 0}, &quot;schema&quot;: &quot;https://github.com/citation-style-language/schema/raw/master/csl-citation.json&quot;, &quot;mendeley&quot;: {&quot;formattedCitation&quot;: &quot;(Snijders &amp; Borgatti, 1999)&quot;, &quot;previouslyFormattedCitation&quot;: &quot;(Snijders &amp; Borgatti, 1999)&quot;, &quot;plainTextFormattedCitation&quot;: &quot;(Snijders &amp; Borgatti, 1999)&quot;}, &quot;citationItems&quot;: [{&quot;uris&quot;: [&quot;http://www.mendeley.com/documents/?uuid=26bbd071-662c-4f0a-a956-675b42fcbb8d&quot;], &quot;id&quot;: &quot;ITEM-1&quot;, &quot;itemData&quot;: {&quot;issued&quot;: {&quot;date-parts&quot;: [[&quot;1999&quot;]]}, &quot;title&quot;: &quot;Non-Parametric Standard Errors and Tests for Network Statistics&quot;, &quot;container-title&quot;: &quot;Connections&quot;, &quot;page&quot;: &quot;1-10&quot;, &quot;abstract&quot;: &quot;Two procedures are proposed for calculating standard errors for network statistics. Both are based on resampling of vertices: the first follows the bootstrap approach, the second the jackknife approach. In addition, we demonstrate how to use these estimated standard errors to compare statistics using an approximate t-test and how statistics can also be compared by another bootstrap approach that is not based on approximate normality.&quot;, &quot;issue&quot;: &quot;2&quot;, &quot;volume&quot;: &quot;22&quot;, &quot;type&quot;: &quot;article-journal&quot;, &quot;author&quot;: [{&quot;family&quot;: &quot;Snijders&quot;, &quot;dropping-particle&quot;: &quot;&quot;, &quot;parse-names&quot;: false, &quot;suffix&quot;: &quot;&quot;, &quot;given&quot;: &quot;Tom A B&quot;, &quot;non-dropping-particle&quot;: &quot;&quot;}, {&quot;family&quot;: &quot;Borgatti&quot;, &quot;dropping-particle&quot;: &quot;&quot;, &quot;parse-names&quot;: false, &quot;suffix&quot;: &quot;&quot;, &quot;given&quot;: &quot;Stephen P&quot;, &quot;non-dropping-particle&quot;: &quot;&quot;}], &quot;id&quot;: &quot;ITEM-1&quot;}}]} RNDEIolaEcVup"/><text:span text:style-name="T19">(Snijders &amp; Borgatti, 1999)</text:span><text:reference-mark-end text:name="ADDIN CSL_CITATION {&quot;properties&quot;: {&quot;noteIndex&quot;: 0}, &quot;schema&quot;: &quot;https://github.com/citation-style-language/schema/raw/master/csl-citation.json&quot;, &quot;mendeley&quot;: {&quot;formattedCitation&quot;: &quot;(Snijders &amp; Borgatti, 1999)&quot;, &quot;previouslyFormattedCitation&quot;: &quot;(Snijders &amp; Borgatti, 1999)&quot;, &quot;plainTextFormattedCitation&quot;: &quot;(Snijders &amp; Borgatti, 1999)&quot;}, &quot;citationItems&quot;: [{&quot;uris&quot;: [&quot;http://www.mendeley.com/documents/?uuid=26bbd071-662c-4f0a-a956-675b42fcbb8d&quot;], &quot;id&quot;: &quot;ITEM-1&quot;, &quot;itemData&quot;: {&quot;issued&quot;: {&quot;date-parts&quot;: [[&quot;1999&quot;]]}, &quot;title&quot;: &quot;Non-Parametric Standard Errors and Tests for Network Statistics&quot;, &quot;container-title&quot;: &quot;Connections&quot;, &quot;page&quot;: &quot;1-10&quot;, &quot;abstract&quot;: &quot;Two procedures are proposed for calculating standard errors for network statistics. Both are based on resampling of vertices: the first follows the bootstrap approach, the second the jackknife approach. In addition, we demonstrate how to use these estimated standard errors to compare statistics using an approximate t-test and how statistics can also be compared by another bootstrap approach that is not based on approximate normality.&quot;, &quot;issue&quot;: &quot;2&quot;, &quot;volume&quot;: &quot;22&quot;, &quot;type&quot;: &quot;article-journal&quot;, &quot;author&quot;: [{&quot;family&quot;: &quot;Snijders&quot;, &quot;dropping-particle&quot;: &quot;&quot;, &quot;parse-names&quot;: false, &quot;suffix&quot;: &quot;&quot;, &quot;given&quot;: &quot;Tom A B&quot;, &quot;non-dropping-particle&quot;: &quot;&quot;}, {&quot;family&quot;: &quot;Borgatti&quot;, &quot;dropping-particle&quot;: &quot;&quot;, &quot;parse-names&quot;: false, &quot;suffix&quot;: &quot;&quot;, &quot;given&quot;: &quot;Stephen P&quot;, &quot;non-dropping-particle&quot;: &quot;&quot;}], &quot;id&quot;: &quot;ITEM-1&quot;}}]} RNDEIolaEcVup"/><text:span text:style-name="T43">.</text:span></text:p>
        </text:list-item>
      </text:list>
      <text:p text:style-name="P6">One important thing to notice is that in Aral et al (2009) they did not <text:span text:style-name="T52">discuss</text:span> the implications of the Stable Unit Treatment Value Assumption (SUTVA) which claims that <draw:g text:anchor-type="as-char" svg:y="-0.1252in" draw:z-index="9" draw:style-name="gr1"><svg:title>TexMaths</svg:title><svg:desc>12§display§(Y_i(0),Y_i(1)) \perp W_j§svg§600§FALSE§</svg:desc><draw:polygon draw:style-name="gr2" draw:text-style-name="P45" svg:width="1.3665in" svg:height="0.1713in" svg:x="0in" svg:y="0in" svg:viewBox="0 0 3472 436" draw:points="1735,436 0,436 0,0 3472,0 3472,436"><text:p/></draw:polygon><draw:path draw:style-name="gr3" draw:text-style-name="P46" svg:width="0.039in" svg:height="0.1654in" svg:x="0.0165in" svg:y="0in" svg:viewBox="0 0 100 421" svg:d="M100 418c0-1 0-3-9-10-53-52-66-133-66-197 0-73 16-146 69-199 6-6 6-6 6-7 0-4-3-5-5-5-5 0-43 29-69 83-21 46-26 93-26 128 0 33 5 83 28 131 26 53 62 79 67 79 2 0 5-1 5-3z"><text:p/></draw:path><draw:path draw:style-name="gr3" draw:text-style-name="P46" svg:width="0.1209in" svg:height="0.1134in" svg:x="0.0701in" svg:y="0.0094in" svg:viewBox="0 0 308 289"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5 5 5 6 5 12 0 42-2 54-2 11 0 42 2 54 2 2 0 7 0 7-9 0-5-3-5-12-5 0 0-8 0-15-1-9 0-11-1-11-6 0-3 3-18 6-26l14-60c3-8 3-10 6-13z"><text:p/></draw:path><draw:path draw:style-name="gr3" draw:text-style-name="P46" svg:width="0.0354in" svg:height="0.0783in" svg:x="0.1657in" svg:y="0.0689in" svg:viewBox="0 0 91 200" svg:d="M83 11c0-5-4-11-12-11-9 0-17 7-17 17 0 5 4 11 12 11s17-9 17-17zM22 162c-2 3-3 7-3 13 0 13 12 25 29 25 30 0 43-42 43-46s-5-4-5-4c-4 0-4 2-6 6-7 22-20 36-32 36-6 0-7-5-7-11 0-7 2-12 5-19 3-9 6-16 9-24s13-34 15-37c1-4 2-8 2-10 0-14-12-25-29-25-30 0-43 41-43 45s4 4 5 4c5 0 5-1 6-5 7-25 20-36 31-36 5 0 8 3 8 11 0 6-2 11-9 29z"><text:p/></draw:path><draw:path draw:style-name="gr3" draw:text-style-name="P46" svg:width="0.039in" svg:height="0.1654in" svg:x="0.2319in" svg:y="0in" svg:viewBox="0 0 100 421" svg:d="M100 418c0-1 0-3-9-10-53-52-66-133-66-197 0-73 16-146 69-199 6-6 6-6 6-7 0-4-3-5-5-5-5 0-43 29-69 83-21 46-26 93-26 128 0 33 5 83 28 131 26 53 62 79 67 79 2 0 5-1 5-3z"><text:p/></draw:path><draw:path draw:style-name="gr3" draw:text-style-name="P46" svg:width="0.0701in" svg:height="0.1142in" svg:x="0.2862in" svg:y="0.0126in" svg:viewBox="0 0 179 291" svg:d="M179 146c0-33-3-67-17-98-19-41-54-48-72-48-26 0-56 11-74 50-14 29-16 63-16 96 0 32 1 69 19 102 18 35 49 43 70 43 23 0 55-10 74-49 13-29 16-62 16-96zM89 281c-16 0-41-10-49-51-5-25-5-64-5-89 0-27 0-55 3-78 9-50 40-53 51-53 14 0 42 7 50 49 5 24 5 56 5 82 0 31 0 60-5 88-7 39-31 52-50 52z"><text:p/></draw:path><draw:path draw:style-name="gr3" draw:text-style-name="P46" svg:width="0.039in" svg:height="0.1654in" svg:x="0.3724in" svg:y="0in" svg:viewBox="0 0 100 421" svg:d="M100 211c0-33-5-84-29-132-25-51-63-79-66-79-4 0-5 1-5 5 0 1 0 1 8 9 42 42 66 109 66 197 0 73-15 147-68 200-6 4-6 6-6 7 0 2 1 3 5 3 3 0 42-28 67-81 22-47 28-93 28-129z"><text:p/></draw:path><draw:path draw:style-name="gr3" draw:text-style-name="P46" svg:width="0.0193in" svg:height="0.0496in" svg:x="0.4413in" svg:y="0.1039in" svg:viewBox="0 0 50 127" svg:d="M50 44c0-27-10-44-27-44-15 0-23 11-23 23 0 11 8 22 23 22 5 0 11-2 15-5 2-2 2-2 2-2 1 0 1 0 1 6 0 33-15 58-29 72-5 4-5 5-5 6 0 4 3 5 4 5 5 0 39-32 39-83z"><text:p/></draw:path><draw:path draw:style-name="gr3" draw:text-style-name="P46" svg:width="0.1209in" svg:height="0.1134in" svg:x="0.5063in" svg:y="0.0094in" svg:viewBox="0 0 308 289"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5 5 5 6 5 12 0 42-2 54-2 11 0 42 2 54 2 2 0 7 0 7-9 0-5-3-5-12-5 0 0-8 0-15-1-9 0-11-1-11-6 0-3 3-18 5-26l15-60c3-8 3-10 6-13z"><text:p/></draw:path><draw:path draw:style-name="gr3" draw:text-style-name="P46" svg:width="0.0354in" svg:height="0.0783in" svg:x="0.6024in" svg:y="0.0689in" svg:viewBox="0 0 91 200" svg:d="M83 11c0-5-4-11-12-11-9 0-17 7-17 17 0 5 4 11 12 11s17-9 17-17zM22 162c-2 3-3 7-3 13 0 13 12 25 29 25 30 0 43-42 43-46s-5-4-5-4c-4 0-4 2-6 6-7 22-20 36-32 36-6 0-7-5-7-11 0-7 2-12 5-19 3-9 6-16 9-24s13-34 15-37c1-4 2-8 2-10 0-14-12-25-29-25-30 0-43 41-43 45s5 4 5 4c5 0 5-1 6-5 7-25 20-36 31-36 5 0 8 3 8 11 0 6-2 11-9 29z"><text:p/></draw:path><draw:path draw:style-name="gr3" draw:text-style-name="P46" svg:width="0.039in" svg:height="0.1654in" svg:x="0.6685in" svg:y="0in" svg:viewBox="0 0 100 421" svg:d="M100 418c0-1 0-3-9-10-53-52-66-133-66-197 0-73 16-146 69-199 6-6 6-6 6-7 0-4-3-5-5-5-5 0-43 29-69 83-21 46-26 93-26 128 0 33 5 83 28 131 26 53 62 79 67 79 2 0 5-1 5-3z"><text:p/></draw:path><draw:path draw:style-name="gr3" draw:text-style-name="P46" svg:width="0.0547in" svg:height="0.1102in" svg:x="0.7307in" svg:y="0.0126in" svg:viewBox="0 0 140 281" svg:d="M88 11c0-10 0-11-10-11-26 28-65 28-78 28v13c8 0 34 0 55-12v219c0 15-1 20-39 20h-14v13c16-1 52-1 70-1 17 0 54 0 68 1v-13h-13c-38 0-39-5-39-20z"><text:p/></draw:path><draw:path draw:style-name="gr3" draw:text-style-name="P46" svg:width="0.039in" svg:height="0.1654in" svg:x="0.8083in" svg:y="0in" svg:viewBox="0 0 100 421" svg:d="M100 211c0-33-5-84-29-132-25-51-63-79-66-79-4 0-5 1-5 5 0 1 0 1 8 9 42 42 66 109 66 197 0 73-15 147-68 200-6 4-6 6-6 7 0 2 1 3 5 3 3 0 42-28 67-81 22-47 28-93 28-129z"><text:p/></draw:path><draw:path draw:style-name="gr3" draw:text-style-name="P46" svg:width="0.039in" svg:height="0.1654in" svg:x="0.8724in" svg:y="0in" svg:viewBox="0 0 100 421" svg:d="M100 211c0-33-5-84-29-132-25-51-63-79-66-79-4 0-5 1-5 5 0 1 0 1 8 9 42 42 66 109 66 197 0 73-15 147-68 200-6 4-6 6-6 7 0 2 1 3 5 3 3 0 42-28 67-81 22-47 28-93 28-129z"><text:p/></draw:path><draw:path draw:style-name="gr3" draw:text-style-name="P46" svg:width="0.111in" svg:height="0.111in" svg:x="0.9831in" svg:y="0.0122in" svg:viewBox="0 0 283 283" svg:d="M150 16c0-9 0-16-8-16-9 0-9 8-9 16v250h-117c-8 0-16 0-16 8 0 9 8 9 16 9h252c7 0 15 0 15-9 0-8-8-8-15-8h-118z"><text:p/></draw:path><draw:path draw:style-name="gr3" draw:text-style-name="P46" svg:width="0.165in" svg:height="0.1169in" svg:x="1.1575in" svg:y="0.0094in" svg:viewBox="0 0 420 298" svg:d="M365 49c11-19 20-33 47-36 4 0 8 0 8-8 0-3-1-5-5-5-11 0-23 1-32 1-15 0-30-1-45-1-2 0-8 0-8 8 0 5 4 5 7 5 10 0 24 4 24 17 0 5-1 7-5 13l-114 200-15-209c-1-10-1-21 29-21 7 0 12 0 12-8 0-5-5-5-8-5-16 0-33 1-51 1-10 0-34-1-45-1-2 0-7 0-7 8 0 5 4 5 10 5 19 0 21 3 23 11l2 32-107 187-17-214c0-6 0-16 33-16 5 0 9 0 9-8 0-5-6-5-6-5-16 0-34 1-52 1-15 0-30-1-45-1-1 0-7 0-7 8 0 5 4 5 11 5 20 0 21 4 21 16l20 258c1 7 1 11 7 11 5 0 6-2 9-9l125-216 16 214c1 9 2 11 7 11s7-5 10-8z"><text:p/></draw:path><draw:path draw:style-name="gr3" draw:text-style-name="P46" svg:width="0.0512in" svg:height="0.1004in" svg:x="1.3047in" svg:y="0.0689in" svg:viewBox="0 0 131 256" svg:d="M131 11c0-5-4-11-12-11-9 0-17 8-17 17 0 5 4 11 12 11s17-8 17-17zM67 211c-5 20-20 37-38 37-4 0-7 0-11-1 8-4 11-11 11-16 0-7-6-11-12-11-10 0-17 9-17 18 0 11 12 18 30 18s53-11 61-47l28-105c0-3 1-6 1-11 0-15-14-27-32-27-33 0-52 41-52 45s4 4 5 4c3 0 3-1 6-6 7-17 23-35 41-35 7 0 9 5 9 15 0 3-1 7-1 8z"><text:p/></draw:path></draw:g>, in other words, whether <draw:g text:anchor-type="as-char" svg:y="-0.111in" draw:z-index="8" draw:style-name="gr1"><svg:title>TexMaths</svg:title><svg:desc>12§display§j§svg§600§FALSE§</svg:desc><draw:polygon draw:style-name="gr2" draw:text-style-name="P45" svg:width="0.0776in" svg:height="0.1409in" svg:x="0.0024in" svg:y="0.0004in" svg:viewBox="0 0 198 359" draw:points="99,359 0,359 0,0 198,0 198,359"><text:p/></draw:polygon><draw:path draw:style-name="gr3" draw:text-style-name="P46" svg:width="0.0681in" svg:height="0.1433in" svg:x="0in" svg:y="0in" svg:viewBox="0 0 174 365" svg:d="M174 16c0-9-6-16-16-16-9 0-23 10-23 23 0 8 6 14 16 14 12 0 23-11 23-21zM89 300c-9 33-29 57-53 57-2 0-8 0-16-5 12-3 20-13 20-22 0-7-5-15-17-15-11 0-23 9-23 25 0 17 17 25 37 25 30 0 70-22 80-63l39-155c2-8 2-14 2-15 0-24-18-40-39-40-44 0-67 61-67 66 0 4 4 4 4 4 5 0 5 0 9-9 10-26 30-51 52-51 6 0 15 1 15 19 0 9-1 14-4 21z"><text:p/></draw:path></draw:g> received treatment or not should not affect <draw:g text:anchor-type="as-char" svg:y="-0.111in" draw:z-index="10" draw:style-name="gr1"><svg:title>TexMaths</svg:title><svg:desc>12§display§i§svg§600§FALSE§</svg:desc><draw:polygon draw:style-name="gr2" draw:text-style-name="P45" svg:width="0.0575in" svg:height="0.1087in" svg:x="0in" svg:y="0.0004in" svg:viewBox="0 0 147 277" draw:points="73,277 0,277 0,0 147,0 147,277"><text:p/></draw:polygon><draw:path draw:style-name="gr3" draw:text-style-name="P46" svg:width="0.0441in" svg:height="0.111in" svg:x="0.0047in" svg:y="0in" svg:viewBox="0 0 113 283" svg:d="M109 16c0-9-6-16-16-16-11 0-23 11-23 23 0 7 6 14 17 14 9 0 22-10 22-21zM77 173c5-12 5-13 8-24 4-8 6-14 6-22 0-20-13-35-34-35-41 0-57 61-57 66 0 3 5 3 5 3 5 0 5-1 7-7 12-39 29-53 43-53 4 0 11 0 11 14 0 9-3 18-5 22-3 11-23 60-30 78-3 11-9 25-9 33 0 21 14 35 35 35 40 0 56-61 56-64 0-5-4-5-5-5-5 0-5 1-7 8-7 26-22 51-43 51-7 0-11-3-11-13s4-16 13-43z"><text:p/></draw:path></draw:g>‘s outcome. While this seems to be easily violated in the context of network data, we argue that such effect, if exists, is not direct since more than who adopts is how many adopt the behavior. Notwithstanding, <text:span text:style-name="T52">the feasibility of the SUTVA assumption in this context should be </text:span>revised in the future.</text:p>
      <text:p text:style-name="P5"/>
      <text:h text:style-name="P21" text:outline-level="1"><text:soft-page-break/></text:h>
      <text:h text:style-name="P23" text:outline-level="1">Appendix</text:h>
      <text:p text:style-name="P9"><text:span text:style-name="T2">Article 5</text:span>, general obligations, requires Parties to establish essential infrastructure for tobacco control, including a national coordinating mechanism, and to develop and implement comprehensive, multisectoral tobacco-control strategies, plans and legislation to prevent and reduce tobacco use, nicotine addiction and exposure to tobacco smoke. This process must be protected from the interests of the tobacco industry. The Article also calls for international cooperation and refers to raising the necessary financial resources for implementation of the Convention.</text:p>
      <text:p text:style-name="P9"><text:span text:style-name="T2">Article 5.3</text:span> is one of the most important cross-cutting provisions of the Convention, and one for which implementation guidelines have been adopted. It requires Parties to protect their tobacco control and public health policies from commercial and other vested interests of the tobacco industry.</text:p>
      <text:p text:style-name="P9"><text:span text:style-name="T2">Article 5</text:span> also stipulates that Parties shall cooperate with international organizations and with each other to achieve the objective of the Convention and to raise financial resources for its implementation (see also Article 26).</text:p>
      <text:p text:style-name="P9"><text:span text:style-name="T2">Article 6</text:span> encourages price and tax measures as effective means to reduce the demand for tobacco. These include tax increases that result in an increase of the sales price of tobacco products; and prohibiting or restricting sales of tax- and duty-free tobacco products. Guidelines for implementation of Article 6 were adopted at COP6 in October 2014.</text:p>
      <text:p text:style-name="P8"><text:span text:style-name="T2">Article 8</text:span> addresses the adoption and implementation of effective measures to provide protection from exposure to tobacco smoke in indoor workplaces, public transport, indoor public places and, as appropriate, other public places. Guidelines for implementation of Article 8 were adopted at COP2. Although there is no timeline imposed in the treaty itself, the guidelines recommend that comprehensive smoke-free policies be put in place within five years of entry into force of the Convention for that Party</text:p>
      <text:p text:style-name="P8"><text:soft-page-break/><text:span text:style-name="T2">Article 11</text:span> requires each Parties, within three years of entry into force of the Convention for that Party, to adopt and implement effective measures to prohibit misleading tobacco packaging and labeling; ensure that tobacco product packages carry large health warnings and messages describing the harmful effects of tobacco use; ensure that such warnings cover 50% or more, but not less than 30%, of principal display areas and that they are in the Parties’ principal language(s); and ensure that packages contain prescribed information on the tobacco products’ constituents and emissions. Guidelines on implementation of Article 11 were adopted at COP3.</text:p>
      <text:p text:style-name="P8"><text:span text:style-name="T2">Article 13</text:span> requires Parties to undertake a comprehensive ban of all tobacco advertising, promotion and sponsorship (a list of forms of tobacco advertising, promotion and sponsorship within the terms of the Convention, is provided in the appendix to the guidelines for implementation of Article 13, which were adopted at COP3). To be effective, the ban should cover all types of tobacco advertising and promotion as well as any sponsorship conducted by the tobacco industry. The comprehensive ban must be put into effect within five years of entry into force of the Convention for each Party, including of a cross-border advertising ban originating from the Party’s territory. Parties that are not in a position to provide for a comprehensive ban due to their constitutional principles must apply restrictions..</text:p>
      <text:h text:style-name="P19" text:outline-level="1">References</text:h>
      <text:section text:style-name="Sect1" text:name="ADDIN Mendeley Bibliography CSL_BIBLIOGRAPHY  RND55FtxuY399">
        <text:p text:style-name="P28">Aral, S., Muchnik, L., &amp; Sundararajan, A. (2009). Distinguishing influence-based contagion from homophily-driven diffusion in dynamic networks. <text:span text:style-name="T3">Proceedings of the National Academy of Sciences of the United States of America</text:span>, <text:span text:style-name="T3">106</text:span>(51), 21544–21549. https://doi.org/10.1073/pnas.0908800106</text:p>
        <text:p text:style-name="P28">Bakshy, E., Rosenn, I., Marlow, C., &amp; Adamic, L. (2012). The role of social networks in information diffusion. <text:span text:style-name="T3">WWW 2012 - Session: Information Diffusion in Social Networks April 16-20, 2012, Lyon, France</text:span>, 519–528. https://doi.org/10.1145/2187836.2187907</text:p>
        <text:p text:style-name="P28">Cruz, C., Keefer, P., &amp; Scartascini, C. (2016). <text:span text:style-name="T3">Database of Political Institutions Codebook, 2015 Update (DPI2015)</text:span>. Retrieved from <text:soft-page-break/>http://www.iadb.org/en/research-and-data/publication-details,3169.html?pub_id=IDB-DB-121</text:p>
        <text:p text:style-name="P28">Doreian, P., Teuter, K., &amp; Wang, C.-H. (1984). Network Autocorrelation Models: Some Monte Carlo Results. <text:span text:style-name="T3">Sociological Methods &amp; Research</text:span>, <text:span text:style-name="T3">13</text:span>(2), 155–200. https://doi.org/10.1177/0049124184013002001</text:p>
        <text:p text:style-name="P28">Fujimoto, K., Chou, C. P., &amp; Valente, T. W. (2011). The network autocorrelation model using two-mode data: Affiliation exposure and potential bias in the autocorrelation parameter. <text:span text:style-name="T3">Social Networks</text:span>, <text:span text:style-name="T3">33</text:span>(3), 231–243. https://doi.org/10.1016/j.socnet.2011.06.001</text:p>
        <text:p text:style-name="P28">Grieco, J. M., Gelpi, C. F., &amp; Warren, T. C. (2009). When Preferences and Commitments Collide: The Effect of Relative Partisan Shifts on International Treaty Compliance. <text:span text:style-name="T3">International Organization</text:span>, <text:span text:style-name="T3">63</text:span>(2), 341. https://doi.org/10.1017/S0020818309090110</text:p>
        <text:p text:style-name="P28">Iacus, S. M., King, G., &amp; Porro, G. (2012). Causal inference without balance checking: Coarsened exact matching. <text:span text:style-name="T3">Political Analysis</text:span>, <text:span text:style-name="T3">20</text:span>(1), 1–24. https://doi.org/10.1093/pan/mpr013</text:p>
        <text:p text:style-name="P28">Imbens, G. W., &amp; Wooldridge, J. M. (2009). Recent Developments in the Econometrics of Program Evaluation. <text:span text:style-name="T3">Journal of Economic Literature</text:span>, <text:span text:style-name="T3">47</text:span>(1), 5–86. https://doi.org/10.1257/jel.47.1.5</text:p>
        <text:p text:style-name="P28">Joossens, L., Merriman, D., Ross, H., &amp; Raw, M. (2010). The impact of eliminating the global illicit cigarette trade on health and revenue. <text:span text:style-name="T3">Addiction</text:span>, <text:span text:style-name="T3">105</text:span>(9), 1640–1649. https://doi.org/10.1111/j.1360-0443.2010.03018.x</text:p>
        <text:p text:style-name="P28">Joossens, L., &amp; Raw, M. (1998). Cigarette smuggling in Europe: who really benefits? <text:span text:style-name="T3">Tobacco Control</text:span>, <text:span text:style-name="T3">7</text:span>(1), 66–71. https://doi.org/10.1136/tc.7.1.66</text:p>
        <text:p text:style-name="P28">King, G., &amp; Nielsen, R. (2015). <text:span text:style-name="T3">Why Propensity Scores Should Not Be Used for</text:span>.</text:p>
        <text:p text:style-name="P28">Leenders, R. T. A. J. (2002). Modeling social influence through network autocorrelation: constructing the weight matrix. <text:span text:style-name="T3">Social Networks</text:span>, <text:span text:style-name="T3">24</text:span>(1), 21–47. https://doi.org/10.1016/S0378-8733(01)00049-1</text:p>
        <text:p text:style-name="P28"><text:soft-page-break/>Mizruchi, M. S., &amp; Neuman, E. J. (2008). The effect of density on the level of bias in the network autocorrelation model. <text:span text:style-name="T3">Social Networks</text:span>, <text:span text:style-name="T3">30</text:span>(3), 190–200. https://doi.org/10.1016/j.socnet.2008.02.002</text:p>
        <text:p text:style-name="P28">Putnam, R. D. (2016). International Organization Foundation Diplomacy and Domestic Politics : The Logic of Two-Level Games Author ( s ): Robert D . Putnam Published by : The MIT Press Stable URL : http://www.jstor.org/stable/2706785 Accessed : 08-07-2016 21 : 06 UTC Your use o, <text:span text:style-name="T3">42</text:span>(3), 427–460.</text:p>
        <text:p text:style-name="P28">Sapienza, P., Zingales, L., &amp; Guiso, L. (2006). Does culture affect economic outcomes?, <text:span text:style-name="T3">20</text:span>(2), 23–48. Retrieved from http://www.nber.org/papers/w11999</text:p>
        <text:p text:style-name="P28">Sekhon, J. S. (2008). The Neyman-Rubin Model of Causal Inference and Estimation Via Matching Methods. <text:span text:style-name="T3">The Oxford Handbook of Political Methodology</text:span>. https://doi.org/10.1093/oxfordhb/9780199286546.003.0011</text:p>
        <text:p text:style-name="P28">Shalizi, C. R., &amp; Thomas, A. C. (2011). Homophily and Contagion Are Generically Confounded in Observational Social Network Studies. <text:span text:style-name="T3">Sociological Methods &amp; Research</text:span>, <text:span text:style-name="T3">40</text:span>(2), 211–239. https://doi.org/10.1177/0049124111404820</text:p>
        <text:p text:style-name="P28">Simmons, B. (2000). International Law and State Behavior: Commitment and Compliance in International Monetary Affairs Author ( s ): Beth A . Simmons Source : The American Political Science Review , Vol . 94 , No . 4 ( Dec ., 2000 ), pp . 819-835 Published by : American Polit. <text:span text:style-name="T3">American Political Science Review</text:span>, <text:span text:style-name="T3">94</text:span>(4), 819–835.</text:p>
        <text:p text:style-name="P28">Snijders, T. A. B., &amp; Borgatti, S. P. (1999). Non-Parametric Standard Errors and Tests for Network Statistics. <text:span text:style-name="T3">Connections</text:span>, <text:span text:style-name="T3">22</text:span>(2), 1–10. Retrieved from https://insna.org/PDF/Connections/v22/1999_I-2_61-70.pdf</text:p>
        <text:p text:style-name="P28">Snijders, T. A. B., van de Bunt, G. G., &amp; Steglich, C. E. G. (2010). Introduction to stochastic actor-based models for network dynamics. <text:span text:style-name="T3">Social Networks</text:span>, <text:span text:style-name="T3">32</text:span>(1), 44–60. https://doi.org/10.1016/j.socnet.2009.02.004</text:p>
        <text:p text:style-name="P28">Stoklosa, M., &amp; Ross, H. (2014). Contrasting academic and tobacco industry estimates of illicit cigarette trade: evidence from Warsaw, <text:soft-page-break/>Poland. <text:span text:style-name="T3">Tobacco Control</text:span>, <text:span text:style-name="T3">23</text:span>(e1), e30-4. https://doi.org/10.1136/tobaccocontrol-2013-051099</text:p>
        <text:p text:style-name="P28">Valente, T. W. (1995). <text:span text:style-name="T3">Network models of the diffusion of innovations</text:span> (2nd ed.). Cresskill N.J.: Hampton Press.</text:p>
        <text:p text:style-name="P28">Wang, W., Neuman, E. J., &amp; Newman, D. A. (2014). Statistical power of the social network autocorrelation model. <text:span text:style-name="T3">Social Networks</text:span>, <text:span text:style-name="T3">38</text:span>(1), 88–99. https://doi.org/10.1016/j.socnet.2014.03.004</text:p>
        <text:p text:style-name="P28">Weidmann, N. B., &amp; Gleditsch, K. S. (2015). cshapes: CShapes Dataset and Utilities. Retrieved from https://cran.r-project.org/package=cshapes</text:p>
        <text:p text:style-name="P26">Yurekli, A. A., &amp; Zhang, P. (2000). The impact of clean indoor-air laws and cigarette smuggling on demand for cigarettes: An empirical model. <text:span text:style-name="T3">Health Economics</text:span>, <text:span text:style-name="T3">9</text:span>(2), 159–170. https://doi.org/10.1002/(SICI)1099-1050(200003)9:2&lt;159::AID-HEC499&gt;3.0.CO;2-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DejaVu Sans" style:font-size-complex="12pt" style:language-complex="ar" style:country-complex="SA"/>
    </style:default-style>
    <style:default-style style:family="paragraph">
      <style:paragraph-properties fo:margin-top="0in" fo:margin-bottom="0.139in" loext:contextual-spacing="false"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Droid Sans Fallback"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next-style-name="Text_20_body"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loext: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name-complex="DejaVu Sans" style:font-family-complex="'DejaVu Sans'"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style="italic" style:font-size-asian="12pt" style:font-style-asian="italic"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in" fo:margin-right="0in" fo:margin-top="0.0693in" fo:margin-bottom="0.0693in" loext:contextual-spacing="false" fo:text-indent="0in" style:auto-text-indent="false"/>
      <style:text-properties style:font-name="Calibri" fo:font-family="Calibri" style:font-family-generic="roman" style:font-pitch="variable" fo:font-size="10pt" style:font-size-asian="10pt" style:font-name-complex="DejaVu Sans" style:font-family-complex="'DejaVu Sans'"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Contents_20_Heading" style:display-name="Contents Heading" style:family="paragraph" style:parent-style-name="Heading_20_1" style:next-style-name="Text_20_body" style:default-outline-level="" style:class="index">
      <style:paragraph-properties fo:margin-top="0.1665in" fo:margin-bottom="0in" loext:contextual-spacing="false" fo:line-height="108%"/>
      <style:text-properties fo:color="#365f91" style:font-name="Calibri" fo:font-family="Calibri" style:font-family-generic="roman" style:font-pitch="variable" fo:font-weight="normal"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style:default-outline-level="">
      <loext:graphic-properties draw:fill="solid" draw:fill-color="#f8f8f8" draw:opacity="100%"/>
      <style:paragraph-properties fo:background-color="#f8f8f8"/>
    </style:style>
    <style:style style:name="Preformatted_20_Text" style:display-name="Preformatted Text"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Body_20_Text_20_Char">
      <style:text-properties fo:color="#4f81bd" fo:language="zxx" fo:country="none" style:text-underline-style="solid" style:text-underline-width="auto" style:text-underline-color="font-color" style:language-asian="zxx" style:country-asian="none" style:language-complex="zxx" style:country-complex="none"/>
    </style:style>
    <style:style style:name="KeywordTok" style:family="text" style:parent-style-name="Verbatim_20_Char">
      <style:text-properties fo:color="#204a87" fo:background-color="#f8f8f8"/>
    </style:style>
    <style:style style:name="DataTypeTok" style:family="text" style:parent-style-name="Verbatim_20_Char">
      <style:text-properties fo:color="#204a87" fo:background-color="#f8f8f8"/>
    </style:style>
    <style:style style:name="DecValTok" style:family="text" style:parent-style-name="Verbatim_20_Char">
      <style:text-properties fo:color="#0000cf" fo:background-color="#f8f8f8"/>
    </style:style>
    <style:style style:name="BaseNTok" style:family="text" style:parent-style-name="Verbatim_20_Char">
      <style:text-properties fo:color="#0000cf" fo:background-color="#f8f8f8"/>
    </style:style>
    <style:style style:name="FloatTok" style:family="text" style:parent-style-name="Verbatim_20_Char">
      <style:text-properties fo:color="#0000cf" fo:background-color="#f8f8f8"/>
    </style:style>
    <style:style style:name="ConstantTok" style:family="text" style:parent-style-name="Verbatim_20_Char">
      <style:text-properties fo:color="#000000" fo:background-color="#f8f8f8"/>
    </style:style>
    <style:style style:name="CharTok" style:family="text" style:parent-style-name="Verbatim_20_Char">
      <style:text-properties fo:color="#4e9a06" fo:background-color="#f8f8f8"/>
    </style:style>
    <style:style style:name="SpecialCharTok" style:family="text" style:parent-style-name="Verbatim_20_Char">
      <style:text-properties fo:color="#000000" fo:background-color="#f8f8f8"/>
    </style:style>
    <style:style style:name="StringTok" style:family="text" style:parent-style-name="Verbatim_20_Char">
      <style:text-properties fo:color="#4e9a06" fo:background-color="#f8f8f8"/>
    </style:style>
    <style:style style:name="VerbatimStringTok" style:family="text" style:parent-style-name="Verbatim_20_Char">
      <style:text-properties fo:color="#4e9a06" fo:background-color="#f8f8f8"/>
    </style:style>
    <style:style style:name="SpecialStringTok" style:family="text" style:parent-style-name="Verbatim_20_Char">
      <style:text-properties fo:color="#4e9a06"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fo:font-style="italic" fo:background-color="#f8f8f8" style:font-style-asian="italic"/>
    </style:style>
    <style:style style:name="DocumentationTok" style:family="text" style:parent-style-name="Verbatim_20_Char">
      <style:text-properties fo:color="#8f5902" fo:font-style="italic" fo:background-color="#f8f8f8" style:font-style-asian="italic"/>
    </style:style>
    <style:style style:name="AnnotationTok" style:family="text" style:parent-style-name="Verbatim_20_Char">
      <style:text-properties fo:color="#8f5902" fo:font-style="italic" fo:background-color="#f8f8f8" style:font-style-asian="italic"/>
    </style:style>
    <style:style style:name="CommentVarTok" style:family="text" style:parent-style-name="Verbatim_20_Char">
      <style:text-properties fo:color="#8f5902" fo:font-style="italic" fo:background-color="#f8f8f8" style:font-style-asian="italic"/>
    </style:style>
    <style:style style:name="OtherTok" style:family="text" style:parent-style-name="Verbatim_20_Char">
      <style:text-properties fo:color="#8f5902" fo:background-color="#f8f8f8"/>
    </style:style>
    <style:style style:name="FunctionTok" style:family="text" style:parent-style-name="Verbatim_20_Char">
      <style:text-properties fo:color="#000000" fo:background-color="#f8f8f8"/>
    </style:style>
    <style:style style:name="VariableTok" style:family="text" style:parent-style-name="Verbatim_20_Char">
      <style:text-properties fo:color="#000000" fo:background-color="#f8f8f8"/>
    </style:style>
    <style:style style:name="ControlFlowTok" style:family="text" style:parent-style-name="Verbatim_20_Char">
      <style:text-properties fo:color="#204a87" fo:background-color="#f8f8f8"/>
    </style:style>
    <style:style style:name="OperatorTok" style:family="text" style:parent-style-name="Verbatim_20_Char">
      <style:text-properties fo:color="#ce5c00" fo:background-color="#f8f8f8"/>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fo:font-style="italic" fo:background-color="#f8f8f8" style:font-style-asian="italic"/>
    </style:style>
    <style:style style:name="AttributeTok" style:family="text" style:parent-style-name="Verbatim_20_Char">
      <style:text-properties fo:color="#c4a0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fo:font-style="italic" fo:background-color="#f8f8f8" style:font-style-asian="italic"/>
    </style:style>
    <style:style style:name="WarningTok" style:family="text" style:parent-style-name="Verbatim_20_Char">
      <style:text-properties fo:color="#8f5902" fo:font-style="italic" fo:background-color="#f8f8f8" style:font-style-asian="italic"/>
    </style:style>
    <style:style style:name="AlertTok" style:family="text" style:parent-style-name="Verbatim_20_Char">
      <style:text-properties fo:color="#ef2929" fo:background-color="#f8f8f8"/>
    </style:style>
    <style:style style:name="ErrorTok" style:family="text" style:parent-style-name="Verbatim_20_Char">
      <style:text-properties fo:color="#a40000" fo:background-color="#f8f8f8"/>
    </style:style>
    <style:style style:name="NormalTok" style:family="text" style:parent-style-name="Verbatim_20_Char">
      <style:text-properties fo:background-color="#f8f8f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number text:level="1" style:num-format="a">
        <style:list-level-properties text:list-level-position-and-space-mode="label-alignment">
          <style:list-level-label-alignment text:label-followed-by="listtab" fo:text-indent="-0.3335in" fo:margin-left="0.3335in"/>
        </style:list-level-properties>
      </text:list-level-style-number>
      <text:list-level-style-number text:level="2" style:num-format="a">
        <style:list-level-properties text:list-level-position-and-space-mode="label-alignment">
          <style:list-level-label-alignment text:label-followed-by="listtab" fo:text-indent="-0.3335in" fo:margin-left="0.8335in"/>
        </style:list-level-properties>
      </text:list-level-style-number>
      <text:list-level-style-number text:level="3" style:num-format="a">
        <style:list-level-properties text:list-level-position-and-space-mode="label-alignment">
          <style:list-level-label-alignment text:label-followed-by="listtab" fo:text-indent="-0.3335in" fo:margin-left="1.3335in"/>
        </style:list-level-properties>
      </text:list-level-style-number>
      <text:list-level-style-number text:level="4" style:num-format="a">
        <style:list-level-properties text:list-level-position-and-space-mode="label-alignment">
          <style:list-level-label-alignment text:label-followed-by="listtab" fo:text-indent="-0.3335in" fo:margin-left="1.8335in"/>
        </style:list-level-properties>
      </text:list-level-style-number>
      <text:list-level-style-number text:level="5" style:num-format="a">
        <style:list-level-properties text:list-level-position-and-space-mode="label-alignment">
          <style:list-level-label-alignment text:label-followed-by="listtab" fo:text-indent="-0.3335in" fo:margin-left="2.3335in"/>
        </style:list-level-properties>
      </text:list-level-style-number>
      <text:list-level-style-number text:level="6" style:num-format="a">
        <style:list-level-properties text:list-level-position-and-space-mode="label-alignment">
          <style:list-level-label-alignment text:label-followed-by="listtab" fo:text-indent="-0.3335in" fo:margin-left="2.8335in"/>
        </style:list-level-properties>
      </text:list-level-style-number>
      <text:list-level-style-number text:level="7" style:num-format="a">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style:num-format="i">
        <style:list-level-properties text:list-level-position-and-space-mode="label-alignment">
          <style:list-level-label-alignment text:label-followed-by="listtab" fo:text-indent="-0.3335in" fo:margin-left="0.3335in"/>
        </style:list-level-properties>
      </text:list-level-style-number>
      <text:list-level-style-number text:level="2" style:num-format="i">
        <style:list-level-properties text:list-level-position-and-space-mode="label-alignment">
          <style:list-level-label-alignment text:label-followed-by="listtab" fo:text-indent="-0.3335in" fo:margin-left="0.8335in"/>
        </style:list-level-properties>
      </text:list-level-style-number>
      <text:list-level-style-number text:level="3" style:num-format="i">
        <style:list-level-properties text:list-level-position-and-space-mode="label-alignment">
          <style:list-level-label-alignment text:label-followed-by="listtab" fo:text-indent="-0.3335in" fo:margin-left="1.3335in"/>
        </style:list-level-properties>
      </text:list-level-style-number>
      <text:list-level-style-number text:level="4" style:num-format="i">
        <style:list-level-properties text:list-level-position-and-space-mode="label-alignment">
          <style:list-level-label-alignment text:label-followed-by="listtab" fo:text-indent="-0.3335in" fo:margin-left="1.8335in"/>
        </style:list-level-properties>
      </text:list-level-style-number>
      <text:list-level-style-number text:level="5" style:num-format="i">
        <style:list-level-properties text:list-level-position-and-space-mode="label-alignment">
          <style:list-level-label-alignment text:label-followed-by="listtab" fo:text-indent="-0.3335in" fo:margin-left="2.3335in"/>
        </style:list-level-properties>
      </text:list-level-style-number>
      <text:list-level-style-number text:level="6" style:num-format="i">
        <style:list-level-properties text:list-level-position-and-space-mode="label-alignment">
          <style:list-level-label-alignment text:label-followed-by="listtab" fo:text-indent="-0.3335in" fo:margin-left="2.8335in"/>
        </style:list-level-properties>
      </text:list-level-style-number>
      <text:list-level-style-number text:level="7" style:num-format="i">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format="a" text:start-value="10">
        <style:list-level-properties text:list-level-position-and-space-mode="label-alignment">
          <style:list-level-label-alignment text:label-followed-by="listtab" fo:text-indent="-0.3335in" fo:margin-left="0.3335in"/>
        </style:list-level-properties>
      </text:list-level-style-number>
      <text:list-level-style-number text:level="2" style:num-format="a" text:start-value="10">
        <style:list-level-properties text:list-level-position-and-space-mode="label-alignment">
          <style:list-level-label-alignment text:label-followed-by="listtab" fo:text-indent="-0.3335in" fo:margin-left="0.8335in"/>
        </style:list-level-properties>
      </text:list-level-style-number>
      <text:list-level-style-number text:level="3" style:num-format="a" text:start-value="10">
        <style:list-level-properties text:list-level-position-and-space-mode="label-alignment">
          <style:list-level-label-alignment text:label-followed-by="listtab" fo:text-indent="-0.3335in" fo:margin-left="1.3335in"/>
        </style:list-level-properties>
      </text:list-level-style-number>
      <text:list-level-style-number text:level="4" style:num-format="a" text:start-value="10">
        <style:list-level-properties text:list-level-position-and-space-mode="label-alignment">
          <style:list-level-label-alignment text:label-followed-by="listtab" fo:text-indent="-0.3335in" fo:margin-left="1.8335in"/>
        </style:list-level-properties>
      </text:list-level-style-number>
      <text:list-level-style-number text:level="5" style:num-format="a" text:start-value="10">
        <style:list-level-properties text:list-level-position-and-space-mode="label-alignment">
          <style:list-level-label-alignment text:label-followed-by="listtab" fo:text-indent="-0.3335in" fo:margin-left="2.3335in"/>
        </style:list-level-properties>
      </text:list-level-style-number>
      <text:list-level-style-number text:level="6" style:num-format="a" text:start-value="10">
        <style:list-level-properties text:list-level-position-and-space-mode="label-alignment">
          <style:list-level-label-alignment text:label-followed-by="listtab" fo:text-indent="-0.3335in" fo:margin-left="2.8335in"/>
        </style:list-level-properties>
      </text:list-level-style-number>
      <text:list-level-style-number text:level="7" style:num-format="a" text:start-value="10">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plementation of the FCTC</dc:title>
    <meta:initial-creator>many</meta:initial-creator>
    <meta:creation-date>2016-11-21T19:40:41</meta:creation-date>
    <dc:date>2016-12-27T12:53:21.039163452</dc:date>
    <meta:generator>LibreOffice/5.1.4.2$Linux_X86_64 LibreOffice_project/10m0$Build-2</meta:generator>
    <meta:editing-duration>PT12H17M44S</meta:editing-duration>
    <meta:editing-cycles>69</meta:editing-cycles>
    <meta:document-statistic meta:table-count="0" meta:image-count="0" meta:object-count="0" meta:page-count="13" meta:paragraph-count="93" meta:word-count="3238" meta:character-count="21380" meta:non-whitespace-character-count="1826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ec40eb84-5259-32a8-a034-8b5dc83652e1</meta:user-defined>
    <meta:user-defined meta:name="Mendeley_Bookmark_1Fv27ZJvIH_1" meta:value-type="string">ADDIN CSL_CITATION {"mendeley": {"formattedCitation": "(Putnam, 2016)", "previouslyFormattedCitation": "(Putnam, 2016)", "plainTextFormattedCitation": "(Putnam, 2016)"}, "schema": "https://github.com/citation-style-language/schema/raw/master/csl-citation.</meta:user-defined>
    <meta:user-defined meta:name="Mendeley_Bookmark_1Fv27ZJvIH_2" meta:value-type="string">json", "properties": {"noteIndex": 0}, "citationItems": [{"uris": ["http://www.mendeley.com/documents/?uuid=cde1f030-74b8-4c7a-9480-f303ab79a11b"], "itemData": {"page": "427-460", "title": "International Organization Foundation Diplomacy and Domestic Poli</meta:user-defined>
    <meta:user-defined meta:name="Mendeley_Bookmark_1Fv27ZJvIH_3" meta:value-type="string">tics : The Logic of Two-Level Games Author ( s ): Robert D . Putnam Published by : The MIT Press Stable URL : http://www.jstor.org/stable/2706785 Accessed : 08-07-2016 21 : 06 UTC Your use o", "id": "ITEM-1", "volume": "42", "issue": "3", "type": "article</meta:user-defined>
    <meta:user-defined meta:name="Mendeley_Bookmark_1Fv27ZJvIH_4" meta:value-type="string">-journal", "issued": {"date-parts": [["2016"]]}, "author": [{"non-dropping-particle": "", "family": "Putnam", "dropping-particle": "", "parse-names": false, "given": "Robert D", "suffix": ""}]}, "id": "ITEM-1"}]}</meta:user-defined>
    <meta:user-defined meta:name="Mendeley_Bookmark_1WFjN6xna6_1" meta:value-type="string">ADDIN CSL_CITATION {"mendeley": {"formattedCitation": "(LeSage, 2008)", "previouslyFormattedCitation": "(LeSage, 2008)", "plainTextFormattedCitation": "(LeSage, 2008)"}, "schema": "https://github.com/citation-style-language/schema/raw/master/csl-citation.</meta:user-defined>
    <meta:user-defined meta:name="Mendeley_Bookmark_1WFjN6xna6_2" meta:value-type="string">json", "properties": {"noteIndex": 0}, "citationItems": [{"uris": ["http://www.mendeley.com/documents/?uuid=ee2239f8-259e-4adf-b4bc-cf7cfbaecaac"], "itemData": {"type": "article-journal", "ISBN": "978-1420064247", "abstract": "An introduction to spatial e</meta:user-defined>
    <meta:user-defined meta:name="Mendeley_Bookmark_1WFjN6xna6_3" meta:value-type="string">conometric models and methods is provided that discusses spatial autoregressive processes that can be used to extend conventional regression models. Estimation and interpretation of these models are illustrated with an applied example that examines the re</meta:user-defined>
    <meta:user-defined meta:name="Mendeley_Bookmark_1WFjN6xna6_4" meta:value-type="string">lationship between commuting to work times and transportation mode choice for a sample of 3,110 US counties in the year 2000. These extensions to conventional regression models are useful when modeling cross-sectional regional observations or and panel da</meta:user-defined>
    <meta:user-defined meta:name="Mendeley_Bookmark_1WFjN6xna6_5" meta:value-type="string">ta samples collected from regions over both space and time can be easily implemented using publicly available software. Use of these models for the case of non-spatial structured dependence is also discussed.", "issued": {"date-parts": [["2008"]]}, "DOI":</meta:user-defined>
    <meta:user-defined meta:name="Mendeley_Bookmark_1WFjN6xna6_6" meta:value-type="string"> "10.4000/rei.3887", "author": [{"non-dropping-particle": "", "family": "LeSage", "dropping-particle": "", "parse-names": false, "given": "James P.", "suffix": ""}], "PMID": "578345366", "page": "19-44", "container-title": "Revue d\u2019\u00e9conomie indu</meta:user-defined>
    <meta:user-defined meta:name="Mendeley_Bookmark_1WFjN6xna6_7" meta:value-type="string">strielle", "id": "ITEM-1", "volume": "123", "title": "An Introduction to Spatial Econometrics", "issue": "123", "ISSN": "0154-3229"}, "id": "ITEM-1"}]}</meta:user-defined>
    <meta:user-defined meta:name="Mendeley_Bookmark_1rLjnHjAeI_1" meta:value-type="string">ADDIN CSL_CITATION {"mendeley": {"formattedCitation": "(Bakshy, Rosenn, Marlow, &amp; Adamic, 2012; Shalizi &amp; Thomas, 2011)", "previouslyFormattedCitation": "(Bakshy, Rosenn, Marlow, &amp; Adamic, 2012; Shalizi &amp; Thomas, 2011)", "plainTextFormattedCitation": "(Ba</meta:user-defined>
    <meta:user-defined meta:name="Mendeley_Bookmark_1rLjnHjAeI_10" meta:value-type="string">id": "ITEM-1"}, {"uris": ["http://www.mendeley.com/documents/?uuid=712f4a3f-ce8f-4f1b-b8ae-3e63645fe062"], "itemData": {"page": "519\u2013528", "DOI": "10.1145/2187836.2187907", "ISBN": "9781450312295", "id": "ITEM-2", "title": "The role of social network</meta:user-defined>
    <meta:user-defined meta:name="Mendeley_Bookmark_1rLjnHjAeI_11" meta:value-type="string">s in information diffusion", "abstract": "Online social networking technologies enable individuals to simultaneously share information with any number of peers. Quantifying the causal effect of these mediums on the dis- semination of information requires </meta:user-defined>
    <meta:user-defined meta:name="Mendeley_Bookmark_1rLjnHjAeI_12" meta:value-type="string">not only identification of who influences whom, but also of whether individuals would still propagate information in the absence of social sig- nals about that information. We examine the role of social networks in online information diffusion with a larg</meta:user-defined>
    <meta:user-defined meta:name="Mendeley_Bookmark_1rLjnHjAeI_13" meta:value-type="string">e-scale field experiment that randomizes exposure to signals about friends\u2019 information sharing among 253 million subjects in situ. Those who are exposed are significantly more likely to spread information, and do so sooner than those who are not exp</meta:user-defined>
    <meta:user-defined meta:name="Mendeley_Bookmark_1rLjnHjAeI_14" meta:value-type="string">osed. We further examine the relative role of strong and weak ties in information propagation. We show that, although stronger ties are individually more influential, it is the more abundant weak ties who are responsible for the propagation of novel infor</meta:user-defined>
    <meta:user-defined meta:name="Mendeley_Bookmark_1rLjnHjAeI_15" meta:value-type="string">mation. This suggests that weak ties may play a more dominant role in the dissemination of information online than currently believed. Categories", "container-title": "WWW 2012 - Session: Information Diffusion in Social Networks April 16-20, 2012, Lyon, F</meta:user-defined>
    <meta:user-defined meta:name="Mendeley_Bookmark_1rLjnHjAeI_16" meta:value-type="string">rance", "issued": {"date-parts": [["2012"]]}, "type": "article-journal", "author": [{"non-dropping-particle": "", "family": "Bakshy", "dropping-particle": "", "parse-names": false, "given": "Eytan", "suffix": ""}, {"non-dropping-particle": "", "family": "</meta:user-defined>
    <meta:user-defined meta:name="Mendeley_Bookmark_1rLjnHjAeI_17" meta:value-type="string">Rosenn", "dropping-particle": "", "parse-names": false, "given": "Itamar", "suffix": ""}, {"non-dropping-particle": "", "family": "Marlow", "dropping-particle": "", "parse-names": false, "given": "Cameron", "suffix": ""}, {"non-dropping-particle": "", "fa</meta:user-defined>
    <meta:user-defined meta:name="Mendeley_Bookmark_1rLjnHjAeI_18" meta:value-type="string">mily": "Adamic", "dropping-particle": "", "parse-names": false, "given": "Lada", "suffix": ""}], "ISSN": "1450312292"}, "id": "ITEM-2"}]}</meta:user-defined>
    <meta:user-defined meta:name="Mendeley_Bookmark_1rLjnHjAeI_2" meta:value-type="string">kshy, Rosenn, Marlow, &amp; Adamic, 2012; Shalizi &amp; Thomas, 2011)"}, "schema": "https://github.com/citation-style-language/schema/raw/master/csl-citation.json", "properties": {"noteIndex": 0}, "citationItems": [{"uris": ["http://www.mendeley.com/documents/?uu</meta:user-defined>
    <meta:user-defined meta:name="Mendeley_Bookmark_1rLjnHjAeI_3" meta:value-type="string">id=8cd4e04e-fb23-4253-90e7-379895b56114"], "itemData": {"type": "article-journal", "ISBN": "0049-1241 (Print)\\r0049-1241 (Linking)", "abstract": "The authors consider processes on social networks that can potentially involve three factors: homophily, or </meta:user-defined>
    <meta:user-defined meta:name="Mendeley_Bookmark_1rLjnHjAeI_4" meta:value-type="string">the formation of social ties due to matching individual traits; social contagion, also known as social influence; and the causal effect of an individual's covariates on his or her behavior or other measurable responses. The authors show that generically, </meta:user-defined>
    <meta:user-defined meta:name="Mendeley_Bookmark_1rLjnHjAeI_5" meta:value-type="string">all of these are confounded with each other. Distinguishing them from one another requires strong assumptions on the parametrization of the social process or on the adequacy of the covariates used (or both). In particular the authors demonstrate, with sim</meta:user-defined>
    <meta:user-defined meta:name="Mendeley_Bookmark_1rLjnHjAeI_6" meta:value-type="string">ple examples, that asymmetries in regression coefficients cannot identify causal effects and that very simple models of imitation (a form of social contagion) can produce substantial correlations between an individual's enduring traits and his or her choi</meta:user-defined>
    <meta:user-defined meta:name="Mendeley_Bookmark_1rLjnHjAeI_7" meta:value-type="string">ces, even when there is no intrinsic affinity between them. The authors also suggest some possible constructive responses to these results.", "issued": {"date-parts": [["2011"]]}, "DOI": "10.1177/0049124111404820", "author": [{"non-dropping-particle": "",</meta:user-defined>
    <meta:user-defined meta:name="Mendeley_Bookmark_1rLjnHjAeI_8" meta:value-type="string"> "family": "Shalizi", "dropping-particle": "", "parse-names": false, "given": "Cosma Rohilla", "suffix": ""}, {"non-dropping-particle": "", "family": "Thomas", "dropping-particle": "", "parse-names": false, "given": "Andrew C", "suffix": ""}], "PMID": "22</meta:user-defined>
    <meta:user-defined meta:name="Mendeley_Bookmark_1rLjnHjAeI_9" meta:value-type="string">523436", "page": "211-239", "container-title": "Sociological methods &amp; research", "id": "ITEM-1", "volume": "40", "title": "Homophily and Contagion Are Generically Confounded in Observational Social Network Studies.", "issue": "2", "ISSN": "0049-1241"}, "</meta:user-defined>
    <meta:user-defined meta:name="Mendeley_Bookmark_522cviSP9X_1" meta:value-type="string">ADDIN CSL_CITATION {"mendeley": {"formattedCitation": "(Valente, 1995)", "previouslyFormattedCitation": "(Valente, 1995)", "plainTextFormattedCitation": "(Valente, 1995)"}, "schema": "https://github.com/citation-style-language/schema/raw/master/csl-citati</meta:user-defined>
    <meta:user-defined meta:name="Mendeley_Bookmark_522cviSP9X_2" meta:value-type="string">on.json", "properties": {"noteIndex": 0}, "citationItems": [{"uris": ["http://www.mendeley.com/documents/?uuid=05552744-7c3b-4f30-a62d-cb53cd63f105"], "itemData": {"type": "book", "ISBN": "9781881303213", "id": "ITEM-1", "publisher": "Hampton Press", "tit</meta:user-defined>
    <meta:user-defined meta:name="Mendeley_Bookmark_522cviSP9X_3" meta:value-type="string">le": "Network models of the diffusion of innovations", "issued": {"date-parts": [["1995"]]}, "edition": "2", "author": [{"non-dropping-particle": "", "family": "Valente", "dropping-particle": "", "parse-names": false, "given": "Thomas W.", "suffix": ""}],</meta:user-defined>
    <meta:user-defined meta:name="Mendeley_Bookmark_522cviSP9X_4" meta:value-type="string"> "publisher-place": "Cresskill N.J."}, "id": "ITEM-1"}]}</meta:user-defined>
    <meta:user-defined meta:name="Mendeley_Bookmark_6jgmWZduji_1" meta:value-type="string">ADDIN CSL_CITATION {"mendeley": {"formattedCitation": "(Downs, 1957)", "previouslyFormattedCitation": "(Downs, 1957)", "plainTextFormattedCitation": "(Downs, 1957)"}, "schema": "https://github.com/citation-style-language/schema/raw/master/csl-citation.jso</meta:user-defined>
    <meta:user-defined meta:name="Mendeley_Bookmark_6jgmWZduji_2" meta:value-type="string">n", "properties": {"noteIndex": 0}, "citationItems": [{"uris": ["http://www.mendeley.com/documents/?uuid=34408a8e-1a23-46de-84b8-09ef3be6d71e"], "itemData": {"title": "An Economic Theory of Democracy", "publisher-place": "Boston", "issued": {"date-parts":</meta:user-defined>
    <meta:user-defined meta:name="Mendeley_Bookmark_6jgmWZduji_3" meta:value-type="string"> [["1957"]]}, "type": "book", "author": [{"non-dropping-particle": "", "family": "Downs", "dropping-particle": "", "parse-names": false, "given": "Anthony", "suffix": ""}], "id": "ITEM-1"}, "id": "ITEM-1"}]}</meta:user-defined>
    <meta:user-defined meta:name="Mendeley_Bookmark_6m0JIRRXKz_1" meta:value-type="string">ADDIN CSL_CITATION {"mendeley": {"formattedCitation": "(Sapienza, Zingales, &amp; Guiso, 2006)", "previouslyFormattedCitation": "(Sapienza, Zingales, &amp; Guiso, 2006)", "plainTextFormattedCitation": "(Sapienza, Zingales, &amp; Guiso, 2006)"}, "schema": "https://git</meta:user-defined>
    <meta:user-defined meta:name="Mendeley_Bookmark_6m0JIRRXKz_2" meta:value-type="string">hub.com/citation-style-language/schema/raw/master/csl-citation.json", "properties": {"noteIndex": 0}, "citationItems": [{"uris": ["http://www.mendeley.com/documents/?uuid=ac4b149a-6fa8-4a65-9836-b4326e8c4986"], "itemData": {"page": "23-48", "title": "Does</meta:user-defined>
    <meta:user-defined meta:name="Mendeley_Bookmark_6m0JIRRXKz_3" meta:value-type="string"> culture affect economic outcomes?", "id": "ITEM-1", "volume": "20", "issue": "2", "type": "article-journal", "issued": {"date-parts": [["2006"]]}, "author": [{"non-dropping-particle": "", "family": "Sapienza", "dropping-particle": "", "parse-names": fals</meta:user-defined>
    <meta:user-defined meta:name="Mendeley_Bookmark_6m0JIRRXKz_4" meta:value-type="string">e, "given": "Paola", "suffix": ""}, {"non-dropping-particle": "", "family": "Zingales", "dropping-particle": "", "parse-names": false, "given": "Luigi", "suffix": ""}, {"non-dropping-particle": "", "family": "Guiso", "dropping-particle": "", "parse-names"</meta:user-defined>
    <meta:user-defined meta:name="Mendeley_Bookmark_6m0JIRRXKz_5" meta:value-type="string">: false, "given": "Luigi", "suffix": ""}]}, "id": "ITEM-1"}]}</meta:user-defined>
    <meta:user-defined meta:name="Mendeley_Bookmark_7mzcVEC6wj_1" meta:value-type="string">ADDIN CSL_CITATION {"mendeley": {"formattedCitation": "(Sekhon, 2008)", "previouslyFormattedCitation": "(Sekhon, 2008)", "plainTextFormattedCitation": "(Sekhon, 2008)"}, "schema": "https://github.com/citation-style-language/schema/raw/master/csl-citation.</meta:user-defined>
    <meta:user-defined meta:name="Mendeley_Bookmark_7mzcVEC6wj_2" meta:value-type="string">json", "properties": {"noteIndex": 0}, "citationItems": [{"uris": ["http://www.mendeley.com/documents/?uuid=d085e2e2-ff2d-4f3c-9462-982c33e95e66"], "itemData": {"type": "article-journal", "DOI": "10.1093/oxfordhb/9780199286546.003.0011", "ISBN": "97801915</meta:user-defined>
    <meta:user-defined meta:name="Mendeley_Bookmark_7mzcVEC6wj_3" meta:value-type="string">77307", "id": "ITEM-1", "title": "The Neyman-Rubin Model of Causal Inference and Estimation Via Matching Methods", "abstract": "This article presents a detailed discussion of the Neyman-Rubin model of causal inference. Additionally, it describes under wha</meta:user-defined>
    <meta:user-defined meta:name="Mendeley_Bookmark_7mzcVEC6wj_4" meta:value-type="string">t conditions \u2018matching\u2019 approaches can lead to valid inferences, and what kinds of compromises sometimes have to be made with respect to generalizability to ensure valid causal inferences. Moreover, the article summarizes Mill's first three cano</meta:user-defined>
    <meta:user-defined meta:name="Mendeley_Bookmark_7mzcVEC6wj_5" meta:value-type="string">ns and shows the importance of taking chance into account and comparing conditional probabilities when chance variations cannot be ignored. The significance of searching for causal mechanisms is often overestimated by political scientists and this sometim</meta:user-defined>
    <meta:user-defined meta:name="Mendeley_Bookmark_7mzcVEC6wj_6" meta:value-type="string">es leads to an underestimate of the importance of comparing conditional probabilities. The search for causal mechanisms is probably especially useful when working with observational data. Machine learning algorithms can be used against the matching proble</meta:user-defined>
    <meta:user-defined meta:name="Mendeley_Bookmark_7mzcVEC6wj_7" meta:value-type="string">m.", "container-title": "The Oxford Handbook of Political Methodology", "issued": {"date-parts": [["2008"]]}, "author": [{"non-dropping-particle": "", "family": "Sekhon", "dropping-particle": "", "parse-names": false, "given": "Jasjeet S.", "suffix": ""}]</meta:user-defined>
    <meta:user-defined meta:name="Mendeley_Bookmark_7mzcVEC6wj_8" meta:value-type="string">, "PMID": "15323269", "ISSN": "00223433"}, "id": "ITEM-1"}]}</meta:user-defined>
    <meta:user-defined meta:name="Mendeley_Bookmark_94iqqEPU89_1" meta:value-type="string">ADDIN CSL_CITATION {"mendeley": {"formattedCitation": "(Sapienza, Zingales, &amp; Guiso, 2006)", "previouslyFormattedCitation": "(Sapienza, Zingales, &amp; Guiso, 2006)", "plainTextFormattedCitation": "(Sapienza, Zingales, &amp; Guiso, 2006)"}, "schema": "https://git</meta:user-defined>
    <meta:user-defined meta:name="Mendeley_Bookmark_94iqqEPU89_2" meta:value-type="string">hub.com/citation-style-language/schema/raw/master/csl-citation.json", "properties": {"noteIndex": 0}, "citationItems": [{"uris": ["http://www.mendeley.com/documents/?uuid=ac4b149a-6fa8-4a65-9836-b4326e8c4986"], "itemData": {"page": "23-48", "title": "Does</meta:user-defined>
    <meta:user-defined meta:name="Mendeley_Bookmark_94iqqEPU89_3" meta:value-type="string"> culture affect economic outcomes?", "id": "ITEM-1", "volume": "20", "issue": "2", "type": "article-journal", "issued": {"date-parts": [["2006"]]}, "author": [{"non-dropping-particle": "", "family": "Sapienza", "dropping-particle": "", "parse-names": fals</meta:user-defined>
    <meta:user-defined meta:name="Mendeley_Bookmark_94iqqEPU89_4" meta:value-type="string">e, "given": "Paola", "suffix": ""}, {"non-dropping-particle": "", "family": "Zingales", "dropping-particle": "", "parse-names": false, "given": "Luigi", "suffix": ""}, {"non-dropping-particle": "", "family": "Guiso", "dropping-particle": "", "parse-names"</meta:user-defined>
    <meta:user-defined meta:name="Mendeley_Bookmark_94iqqEPU89_5" meta:value-type="string">: false, "given": "Luigi", "suffix": ""}]}, "id": "ITEM-1"}]}</meta:user-defined>
    <meta:user-defined meta:name="Mendeley_Bookmark_CWu7Y1hrxz_1" meta:value-type="string">ADDIN CSL_CITATION {"mendeley": {"formattedCitation": "(Cruz, Keefer, &amp; Scartascini, 2016)", "previouslyFormattedCitation": "(Cruz, Keefer, &amp; Scartascini, 2016)", "plainTextFormattedCitation": "(Cruz, Keefer, &amp; Scartascini, 2016)"}, "schema": "https://git</meta:user-defined>
    <meta:user-defined meta:name="Mendeley_Bookmark_CWu7Y1hrxz_2" meta:value-type="string">hub.com/citation-style-language/schema/raw/master/csl-citation.json", "properties": {"noteIndex": 0}, "citationItems": [{"uris": ["http://www.mendeley.com/documents/?uuid=67310b5b-aa1c-45af-9231-2a62472e19f5"], "itemData": {"title": "Database of Political</meta:user-defined>
    <meta:user-defined meta:name="Mendeley_Bookmark_CWu7Y1hrxz_3" meta:value-type="string"> Institutions Codebook, 2015 Update (DPI2015)", "id": "ITEM-1", "abstract": "The Database of Political Institutions presents institutional and electoral results data such as measures of checks and balances, tenure and stability of the government, identifi</meta:user-defined>
    <meta:user-defined meta:name="Mendeley_Bookmark_CWu7Y1hrxz_4" meta:value-type="string">cation of party affiliation and ideology, and fragmentation of opposition and government parties in the legislature, among others. The current version of the database, which is now hosted at the IDB, expands its coverage to about 180 countries for 40 year</meta:user-defined>
    <meta:user-defined meta:name="Mendeley_Bookmark_CWu7Y1hrxz_5" meta:value-type="string">s, 1975\u20132015. Researchers at the World Bank Development Research Group first compiled the database in 2000 (see citation information below). It has become one of the most cited databases in comparative political economy and comparative political inst</meta:user-defined>
    <meta:user-defined meta:name="Mendeley_Bookmark_CWu7Y1hrxz_6" meta:value-type="string">itutions. Almost 3000 studies have used this database so far as a source of institutional and political data in their empirical analysis.", "issued": {"date-parts": [["2016"]]}, "type": "report", "author": [{"non-dropping-particle": "", "family": "Cruz", </meta:user-defined>
    <meta:user-defined meta:name="Mendeley_Bookmark_CWu7Y1hrxz_7" meta:value-type="string">"dropping-particle": "", "parse-names": false, "given": "C", "suffix": ""}, {"non-dropping-particle": "", "family": "Keefer", "dropping-particle": "", "parse-names": false, "given": "P", "suffix": ""}, {"non-dropping-particle": "", "family": "Scartascini"</meta:user-defined>
    <meta:user-defined meta:name="Mendeley_Bookmark_CWu7Y1hrxz_8" meta:value-type="string">, "dropping-particle": "", "parse-names": false, "given": "C", "suffix": ""}]}, "id": "ITEM-1"}]}</meta:user-defined>
    <meta:user-defined meta:name="Mendeley_Bookmark_CofiwKvd0Q_1" meta:value-type="string">ADDIN CSL_CITATION {"mendeley": {"formattedCitation": "(L Joossens &amp; Raw, 1998; Luk Joossens, Merriman, Ross, &amp; Raw, 2010; Stoklosa &amp; Ross, 2014; Yurekli &amp; Zhang, 2000)", "previouslyFormattedCitation": "(L Joossens &amp; Raw, 1998; Luk Joossens, Merriman, Ros</meta:user-defined>
    <meta:user-defined meta:name="Mendeley_Bookmark_CofiwKvd0Q_10" meta:value-type="string">e, "given": "Ping", "suffix": ""}], "PMID": "10721017", "page": "159-170", "container-title": "Health Economics", "id": "ITEM-1", "volume": "9", "title": "The impact of clean indoor-air laws and cigarette smuggling on demand for cigarettes: An empirical m</meta:user-defined>
    <meta:user-defined meta:name="Mendeley_Bookmark_CofiwKvd0Q_11" meta:value-type="string">odel", "issue": "2", "ISSN": "10579230"}, "id": "ITEM-1"}, {"uris": ["http://www.mendeley.com/documents/?uuid=d91fc7ea-dd2f-4f1c-b7af-442e64c3cff8"], "itemData": {"type": "article-journal", "ISBN": "0964-4563", "abstract": "Cigarette smuggling, now on the</meta:user-defined>
    <meta:user-defined meta:name="Mendeley_Bookmark_CofiwKvd0Q_12" meta:value-type="string"> increase, is so widespread and well organised that it poses a serious threat to public health. This threat comes from two principal directions. First, smuggling makes cigarettes available cheaply, thereby increasing consumption. A third of annual global </meta:user-defined>
    <meta:user-defined meta:name="Mendeley_Bookmark_CofiwKvd0Q_13" meta:value-type="string">exports go to the contraband market, representing an enormous impact on consumption, and thus causing an increase in the burden of disease, especially in poorer countries. It is also costing government treasuries thousands of millions of dollars in lost t</meta:user-defined>
    <meta:user-defined meta:name="Mendeley_Bookmark_CofiwKvd0Q_14" meta:value-type="string">ax revenue. Second, the tobacco industry uses smuggling politically, lobbying governments to lower tax, arguing that smuggling is caused by price differences. This paper shows that the claimed correlation between high prices and high levels of smuggling d</meta:user-defined>
    <meta:user-defined meta:name="Mendeley_Bookmark_CofiwKvd0Q_15" meta:value-type="string">oes not exist in western Europe. In fact, countries such as Norway and Sweden, with expensive cigarettes, do not have a large smuggling problem, whereas countries in the south of Europe do. Cigarette smuggling is not caused principally by \"market forces\</meta:user-defined>
    <meta:user-defined meta:name="Mendeley_Bookmark_CofiwKvd0Q_16" meta:value-type="string">". It is mainly caused by fraud, by the illegal evasion of import duty. The cigarettes involved are not the cheap brands from southern European countries, for which there is no international market. It is the well-known international brands such as Marlbo</meta:user-defined>
    <meta:user-defined meta:name="Mendeley_Bookmark_CofiwKvd0Q_17" meta:value-type="string">ro and Winston. We propose much tighter regulation of cigarette trade, including an international transport convention, and a total ban on transit trade-sale by the manufacturers to dealers, who sell on to smugglers.", "issued": {"date-parts": [["1998"]]}</meta:user-defined>
    <meta:user-defined meta:name="Mendeley_Bookmark_CofiwKvd0Q_18" meta:value-type="string">, "DOI": "10.1136/tc.7.1.66", "author": [{"non-dropping-particle": "", "family": "Joossens", "dropping-particle": "", "parse-names": false, "given": "L", "suffix": ""}, {"non-dropping-particle": "", "family": "Raw", "dropping-particle": "", "parse-names":</meta:user-defined>
    <meta:user-defined meta:name="Mendeley_Bookmark_CofiwKvd0Q_19" meta:value-type="string"> false, "given": "M", "suffix": ""}], "PMID": "9706757", "page": "66-71", "container-title": "Tobacco control", "id": "ITEM-2", "volume": "7", "title": "Cigarette smuggling in Europe: who really benefits?", "issue": "1", "ISSN": "0964-4563"}, "id": "ITEM-</meta:user-defined>
    <meta:user-defined meta:name="Mendeley_Bookmark_CofiwKvd0Q_2" meta:value-type="string">s, &amp; Raw, 2010; Stoklosa &amp; Ross, 2014; Yurekli &amp; Zhang, 2000)", "plainTextFormattedCitation": "(L Joossens &amp; Raw, 1998; Luk Joossens, Merriman, Ross, &amp; Raw, 2010; Stoklosa &amp; Ross, 2014; Yurekli &amp; Zhang, 2000)"}, "schema": "https://github.com/citation-styl</meta:user-defined>
    <meta:user-defined meta:name="Mendeley_Bookmark_CofiwKvd0Q_20" meta:value-type="string">2"}, {"uris": ["http://www.mendeley.com/documents/?uuid=2170df0a-1cd3-46d2-82b9-3dd8c1580654"], "itemData": {"abstract": "OBJECTIVE: To compare two different methods for estimating the size of the illicit cigarette market with each other and to contrast t</meta:user-defined>
    <meta:user-defined meta:name="Mendeley_Bookmark_CofiwKvd0Q_21" meta:value-type="string">he estimates obtained by these two methods with the results of an industry-commissioned study. METHODS: We used two observational methods: collection of data from packs in smokers' personal possession, and collection of data from packs discarded on street</meta:user-defined>
    <meta:user-defined meta:name="Mendeley_Bookmark_CofiwKvd0Q_22" meta:value-type="string">s. The data were obtained in Warsaw, Poland in September 2011 and October 2011. We used tests of independence to compare the results based on the two methods, and to contrast those with the estimate from the industry-commissioned discarded pack collection</meta:user-defined>
    <meta:user-defined meta:name="Mendeley_Bookmark_CofiwKvd0Q_23" meta:value-type="string"> conducted in September 2011. RESULTS: We found that the proportions of cigarette packs classified as not intended for the Polish market estimated by our two methods were not statistically different. These estimates were 14.6% (95% CI 10.8% to 19.4%) usin</meta:user-defined>
    <meta:user-defined meta:name="Mendeley_Bookmark_CofiwKvd0Q_24" meta:value-type="string">g the survey data (N=400) and 15.6% (95% CI 13.2% to 18.4%) using the discarded pack data (N=754). The industry estimate (22.9%) was higher by nearly a half compared with our estimates, and this difference is statistically significant. CONCLUSIONS: Our fi</meta:user-defined>
    <meta:user-defined meta:name="Mendeley_Bookmark_CofiwKvd0Q_25" meta:value-type="string">ndings are consistent with previous evidence of the tobacco industry exaggerating the scope of illicit trade and with the general pattern of the industry manipulating evidence to mislead the debate on tobacco control policy in many countries. Collaboratio</meta:user-defined>
    <meta:user-defined meta:name="Mendeley_Bookmark_CofiwKvd0Q_26" meta:value-type="string">n between governments and the tobacco industry to estimate tobacco tax avoidance and evasion is likely to produce upward-biased estimates of illicit cigarette trade. If governments are presented with industry estimates, they should strictly require a disc</meta:user-defined>
    <meta:user-defined meta:name="Mendeley_Bookmark_CofiwKvd0Q_27" meta:value-type="string">losure of all methodological details and data used in generating these estimates, and should seek advice from independent experts.", "page": "e30-4", "type": "article-journal", "PMID": "23945214", "ISSN": "1468-3318 (Electronic)", "DOI": "10.1136/tobaccoc</meta:user-defined>
    <meta:user-defined meta:name="Mendeley_Bookmark_CofiwKvd0Q_28" meta:value-type="string">ontrol-2013-051099", "container-title": "Tobacco control", "id": "ITEM-3", "volume": "23", "title": "Contrasting academic and tobacco industry estimates of illicit cigarette trade: evidence from Warsaw, Poland.", "issue": "e1", "author": [{"non-dropping-p</meta:user-defined>
    <meta:user-defined meta:name="Mendeley_Bookmark_CofiwKvd0Q_29" meta:value-type="string">article": "", "family": "Stoklosa", "dropping-particle": "", "parse-names": false, "given": "Michal", "suffix": ""}, {"non-dropping-particle": "", "family": "Ross", "dropping-particle": "", "parse-names": false, "given": "Hana", "suffix": ""}], "issued": </meta:user-defined>
    <meta:user-defined meta:name="Mendeley_Bookmark_CofiwKvd0Q_3" meta:value-type="string">e-language/schema/raw/master/csl-citation.json", "properties": {"noteIndex": 0}, "citationItems": [{"uris": ["http://www.mendeley.com/documents/?uuid=3e5ef273-b280-465f-8ebd-19dfd0434801"], "itemData": {"type": "article-journal", "ISBN": "1057-9230", "abs</meta:user-defined>
    <meta:user-defined meta:name="Mendeley_Bookmark_CofiwKvd0Q_30" meta:value-type="string">{"date-parts": [["2014"]]}}, "id": "ITEM-3"}, {"uris": ["http://www.mendeley.com/documents/?uuid=529bf7cd-9743-46e9-aa10-44940b8df023"], "itemData": {"type": "article-journal", "ISBN": "978-2-914365-61-1", "abstract": "The purpose of this study was to upd</meta:user-defined>
    <meta:user-defined meta:name="Mendeley_Bookmark_CofiwKvd0Q_31" meta:value-type="string">ate global estimates of the illicit cigarette trade, based on recent data, and estimate how many lives could be saved by eliminating it and how much revenue governments would gain.", "issued": {"date-parts": [["2010"]]}, "DOI": "10.1111/j.1360-0443.2010.0</meta:user-defined>
    <meta:user-defined meta:name="Mendeley_Bookmark_CofiwKvd0Q_32" meta:value-type="string">3018.x", "author": [{"non-dropping-particle": "", "family": "Joossens", "dropping-particle": "", "parse-names": false, "given": "Luk", "suffix": ""}, {"non-dropping-particle": "", "family": "Merriman", "dropping-particle": "", "parse-names": false, "given</meta:user-defined>
    <meta:user-defined meta:name="Mendeley_Bookmark_CofiwKvd0Q_33" meta:value-type="string">": "David", "suffix": ""}, {"non-dropping-particle": "", "family": "Ross", "dropping-particle": "", "parse-names": false, "given": "Hana", "suffix": ""}, {"non-dropping-particle": "", "family": "Raw", "dropping-particle": "", "parse-names": false, "given"</meta:user-defined>
    <meta:user-defined meta:name="Mendeley_Bookmark_CofiwKvd0Q_34" meta:value-type="string">: "Martin", "suffix": ""}], "PMID": "20626371", "page": "1640-1649", "container-title": "Addiction", "id": "ITEM-4", "volume": "105", "title": "The impact of eliminating the global illicit cigarette trade on health and revenue", "issue": "9", "ISSN": "096</meta:user-defined>
    <meta:user-defined meta:name="Mendeley_Bookmark_CofiwKvd0Q_35" meta:value-type="string">52140"}, "id": "ITEM-4"}]}</meta:user-defined>
    <meta:user-defined meta:name="Mendeley_Bookmark_CofiwKvd0Q_4" meta:value-type="string">tract": "This study examines the impact of clean indoor-air laws and smuggling activities on states' per capita cigarette consumption and revenues by using a static demand model. The analysis was based on data for 50 states and the District of Columbia (D</meta:user-defined>
    <meta:user-defined meta:name="Mendeley_Bookmark_CofiwKvd0Q_5" meta:value-type="string">C) of the United Sates over the period 1970-1995. The estimated price elasticities of demand for cigarettes ranged from -0.48 to -0.62, indicating that a 10% increase in price would reduce consumption per capita by 4.8% to 6.2%. Anti-smoking laws had a si</meta:user-defined>
    <meta:user-defined meta:name="Mendeley_Bookmark_CofiwKvd0Q_6" meta:value-type="string">gnificant negative impact on per capita consumption. In 1995, consumption was reduced by 4.7 packs per capita among states with anti-smoking laws, or 1.1 billion fewer packs of cigarettes consumed. Both short-distance smuggling between neighbouring states</meta:user-defined>
    <meta:user-defined meta:name="Mendeley_Bookmark_CofiwKvd0Q_7" meta:value-type="string"> and long-distance smuggling from Kentucky, North Carolina and Virginia existed and were significant. Smuggling activities from military bases and Indian reservations, however, were not significant. On average, 6% of states' tax revenues were lost due to </meta:user-defined>
    <meta:user-defined meta:name="Mendeley_Bookmark_CofiwKvd0Q_8" meta:value-type="string">smuggling activities in 1995. Results also showed that short-distance smuggling was less important than long-distance smuggling as a source of the revenue loss.", "issued": {"date-parts": [["2000"]]}, "DOI": "10.1002/(SICI)1099-1050(200003)9:2&lt;159::AID-HE</meta:user-defined>
    <meta:user-defined meta:name="Mendeley_Bookmark_CofiwKvd0Q_9" meta:value-type="string">C499&gt;3.0.CO;2-T", "author": [{"non-dropping-particle": "", "family": "Yurekli", "dropping-particle": "", "parse-names": false, "given": "Ayda A.", "suffix": ""}, {"non-dropping-particle": "", "family": "Zhang", "dropping-particle": "", "parse-names": fals</meta:user-defined>
    <meta:user-defined meta:name="Mendeley_Bookmark_EvyNphPNaI_1" meta:value-type="string">ADDIN Mendeley Bibliography CSL_BIBLIOGRAPHY </meta:user-defined>
    <meta:user-defined meta:name="Mendeley_Bookmark_IDwCKUD2MB_1" meta:value-type="string">ADDIN CSL_CITATION {"mendeley": {"formattedCitation": "(Simmons, 2000)", "previouslyFormattedCitation": "(Simmons, 2000)", "plainTextFormattedCitation": "(Simmons, 2000)"}, "schema": "https://github.com/citation-style-language/schema/raw/master/csl-citati</meta:user-defined>
    <meta:user-defined meta:name="Mendeley_Bookmark_IDwCKUD2MB_2" meta:value-type="string">on.json", "properties": {"noteIndex": 0}, "citationItems": [{"uris": ["http://www.mendeley.com/documents/?uuid=3f61541d-424e-46b8-ac41-c42bc875f622"], "itemData": {"page": "819-835", "container-title": "American Political Science Review", "id": "ITEM-1", </meta:user-defined>
    <meta:user-defined meta:name="Mendeley_Bookmark_IDwCKUD2MB_3" meta:value-type="string">"volume": "94", "title": "International Law and State Behavior: Commitment and Compliance in International Monetary Affairs Author ( s ): Beth A . Simmons Source : The American Political Science Review , Vol . 94 , No . 4 ( Dec ., 2000 ), pp . 819-835 Pub</meta:user-defined>
    <meta:user-defined meta:name="Mendeley_Bookmark_IDwCKUD2MB_4" meta:value-type="string">lished by : American Polit", "issue": "4", "type": "article-journal", "issued": {"date-parts": [["2000"]]}, "author": [{"non-dropping-particle": "", "family": "Simmons", "dropping-particle": "", "parse-names": false, "given": "Beth", "suffix": ""}]}, "id"</meta:user-defined>
    <meta:user-defined meta:name="Mendeley_Bookmark_IDwCKUD2MB_5" meta:value-type="string">: "ITEM-1"}]}</meta:user-defined>
    <meta:user-defined meta:name="Mendeley_Bookmark_MBuivhzfsd_1" meta:value-type="string">ADDIN CSL_CITATION {"mendeley": {"formattedCitation": "(Aral, Muchnik, &amp; Sundararajan, 2009)", "previouslyFormattedCitation": "(Aral, Muchnik, &amp; Sundararajan, 2009)", "plainTextFormattedCitation": "(Aral, Muchnik, &amp; Sundararajan, 2009)"}, "schema": "https</meta:user-defined>
    <meta:user-defined meta:name="Mendeley_Bookmark_MBuivhzfsd_10" meta:value-type="string">es of America", "id": "ITEM-1", "volume": "106", "title": "Distinguishing influence-based contagion from homophily-driven diffusion in dynamic networks.", "issue": "51", "ISSN": "0027-8424"}, "id": "ITEM-1"}]}</meta:user-defined>
    <meta:user-defined meta:name="Mendeley_Bookmark_MBuivhzfsd_2" meta:value-type="string">://github.com/citation-style-language/schema/raw/master/csl-citation.json", "properties": {"noteIndex": 0}, "citationItems": [{"uris": ["http://www.mendeley.com/documents/?uuid=31e8514e-de07-48ef-ae83-9603fa8b9ff6"], "itemData": {"type": "article-journal"</meta:user-defined>
    <meta:user-defined meta:name="Mendeley_Bookmark_MBuivhzfsd_3" meta:value-type="string">, "ISBN": "00278424", "abstract": "Node characteristics and behaviors are often correlated with the structure of social networks over time. While evidence of this type of assortative mixing and temporal clustering of behaviors among linked nodes is used t</meta:user-defined>
    <meta:user-defined meta:name="Mendeley_Bookmark_MBuivhzfsd_4" meta:value-type="string">o support claims of peer influence and social contagion in networks, homophily may also explain such evidence. Here we develop a dynamic matched sample estimation framework to distinguish influence and homophily effects in dynamic networks, and we apply t</meta:user-defined>
    <meta:user-defined meta:name="Mendeley_Bookmark_MBuivhzfsd_5" meta:value-type="string">his framework to a global instant messaging network of 27.4 million users, using data on the day-by-day adoption of a mobile service application and users' longitudinal behavioral, demographic, and geographic data. We find that previous methods overestima</meta:user-defined>
    <meta:user-defined meta:name="Mendeley_Bookmark_MBuivhzfsd_6" meta:value-type="string">te peer influence in product adoption decisions in this network by 300-700%, and that homophily explains &gt;50% of the perceived behavioral contagion. These findings and methods are essential to both our understanding of the mechanisms that drive contagions</meta:user-defined>
    <meta:user-defined meta:name="Mendeley_Bookmark_MBuivhzfsd_7" meta:value-type="string"> in networks and our knowledge of how to propagate or combat them in domains as diverse as epidemiology, marketing, development economics, and public health.", "issued": {"date-parts": [["2009"]]}, "DOI": "10.1073/pnas.0908800106", "author": [{"non-droppi</meta:user-defined>
    <meta:user-defined meta:name="Mendeley_Bookmark_MBuivhzfsd_8" meta:value-type="string">ng-particle": "", "family": "Aral", "dropping-particle": "", "parse-names": false, "given": "Sinan", "suffix": ""}, {"non-dropping-particle": "", "family": "Muchnik", "dropping-particle": "", "parse-names": false, "given": "Lev", "suffix": ""}, {"non-drop</meta:user-defined>
    <meta:user-defined meta:name="Mendeley_Bookmark_MBuivhzfsd_9" meta:value-type="string">ping-particle": "", "family": "Sundararajan", "dropping-particle": "", "parse-names": false, "given": "Arun", "suffix": ""}], "PMID": "20007780", "page": "21544-21549", "container-title": "Proceedings of the National Academy of Sciences of the United Stat</meta:user-defined>
    <meta:user-defined meta:name="Mendeley_Bookmark_MI8Hud9q4e_1" meta:value-type="string">ADDIN CSL_CITATION {"mendeley": {"formattedCitation": "(Snijders, van de Bunt, &amp; Steglich, 2010)", "previouslyFormattedCitation": "(Snijders, van de Bunt, &amp; Steglich, 2010)", "plainTextFormattedCitation": "(Snijders, van de Bunt, &amp; Steglich, 2010)"}, "sch</meta:user-defined>
    <meta:user-defined meta:name="Mendeley_Bookmark_MI8Hud9q4e_10" meta:value-type="string">dropping-particle": "", "parse-names": false, "given": "Christian E G", "suffix": ""}], "ISSN": "03788733", "page": "44-60", "title": "Introduction to stochastic actor-based models for network dynamics", "id": "ITEM-1", "volume": "32", "container-title": </meta:user-defined>
    <meta:user-defined meta:name="Mendeley_Bookmark_MI8Hud9q4e_11" meta:value-type="string">"Social Networks", "issue": "1"}, "id": "ITEM-1"}]}</meta:user-defined>
    <meta:user-defined meta:name="Mendeley_Bookmark_MI8Hud9q4e_2" meta:value-type="string">ema": "https://github.com/citation-style-language/schema/raw/master/csl-citation.json", "properties": {"noteIndex": 0}, "citationItems": [{"uris": ["http://www.mendeley.com/documents/?uuid=5d00013d-235b-4113-9069-0da18daab8b6"], "itemData": {"type": "arti</meta:user-defined>
    <meta:user-defined meta:name="Mendeley_Bookmark_MI8Hud9q4e_3" meta:value-type="string">cle-journal", "ISBN": "0378-8733", "abstract": "Stochastic actor-based models are models for network dynamics that can represent a wide variety of influences on network change, and allow to estimate parameters expressing such influences, and test correspo</meta:user-defined>
    <meta:user-defined meta:name="Mendeley_Bookmark_MI8Hud9q4e_4" meta:value-type="string">nding hypotheses. The nodes in the network represent social actors, and the collection of ties represents a social relation. The assumptions posit that the network evolves as a stochastic process 'driven by the actors', i.e., the model lends itself especi</meta:user-defined>
    <meta:user-defined meta:name="Mendeley_Bookmark_MI8Hud9q4e_5" meta:value-type="string">ally for representing theories about how actors change their outgoing ties. The probabilities of tie changes are in part endogenously determined, i.e., as a function of the current network structure itself, and in part exogenously, as a function of charac</meta:user-defined>
    <meta:user-defined meta:name="Mendeley_Bookmark_MI8Hud9q4e_6" meta:value-type="string">teristics of the nodes ('actor covariates') and of characteristics of pairs of nodes ('dyadic covariates'). In an extended form, stochastic actor-based models can be used to analyze longitudinal data on social networks jointly with changing attributes of </meta:user-defined>
    <meta:user-defined meta:name="Mendeley_Bookmark_MI8Hud9q4e_7" meta:value-type="string">the actors: dynamics of networks and behavior. This paper gives an introduction to stochastic actor-based models for dynamics of directed networks, using only a minimum of mathematics. The focus is on understanding the basic principles of the model, under</meta:user-defined>
    <meta:user-defined meta:name="Mendeley_Bookmark_MI8Hud9q4e_8" meta:value-type="string">standing the results, and on sensible rules for model selection. Crown Copyright \u00a9 2009.", "issued": {"date-parts": [["2010"]]}, "DOI": "10.1016/j.socnet.2009.02.004", "author": [{"non-dropping-particle": "", "family": "Snijders", "dropping-particle"</meta:user-defined>
    <meta:user-defined meta:name="Mendeley_Bookmark_MI8Hud9q4e_9" meta:value-type="string">: "", "parse-names": false, "given": "Tom A B", "suffix": ""}, {"non-dropping-particle": "van de", "family": "Bunt", "dropping-particle": "", "parse-names": false, "given": "Gerhard G.", "suffix": ""}, {"non-dropping-particle": "", "family": "Steglich", "</meta:user-defined>
    <meta:user-defined meta:name="Mendeley_Bookmark_NUR9kb5Aqb_1" meta:value-type="string">ADDIN CSL_CITATION {"mendeley": {"formattedCitation": "(Snijders &amp; Borgatti, 1999)", "previouslyFormattedCitation": "(Snijders &amp; Borgatti, 1999)", "plainTextFormattedCitation": "(Snijders &amp; Borgatti, 1999)"}, "schema": "https://github.com/citation-style-l</meta:user-defined>
    <meta:user-defined meta:name="Mendeley_Bookmark_NUR9kb5Aqb_2" meta:value-type="string">anguage/schema/raw/master/csl-citation.json", "properties": {"noteIndex": 0}, "citationItems": [{"uris": ["http://www.mendeley.com/documents/?uuid=26bbd071-662c-4f0a-a956-675b42fcbb8d"], "itemData": {"page": "1-10", "container-title": "Connections", "id":</meta:user-defined>
    <meta:user-defined meta:name="Mendeley_Bookmark_NUR9kb5Aqb_3" meta:value-type="string"> "ITEM-1", "abstract": "Two procedures are proposed for calculating standard errors for network statistics. Both are based on resampling of vertices: the first follows the bootstrap approach, the second the jackknife approach. In addition, we demonstrate </meta:user-defined>
    <meta:user-defined meta:name="Mendeley_Bookmark_NUR9kb5Aqb_4" meta:value-type="string">how to use these estimated standard errors to compare statistics using an approximate t-test and how statistics can also be compared by another bootstrap approach that is not based on approximate normality.", "title": "Non-Parametric Standard Errors and T</meta:user-defined>
    <meta:user-defined meta:name="Mendeley_Bookmark_NUR9kb5Aqb_5" meta:value-type="string">ests for Network Statistics", "issue": "2", "type": "article-journal", "issued": {"date-parts": [["1999"]]}, "author": [{"non-dropping-particle": "", "family": "Snijders", "dropping-particle": "", "parse-names": false, "given": "Tom A B", "suffix": ""}, {</meta:user-defined>
    <meta:user-defined meta:name="Mendeley_Bookmark_NUR9kb5Aqb_6" meta:value-type="string">"non-dropping-particle": "", "family": "Borgatti", "dropping-particle": "", "parse-names": false, "given": "Stephen P", "suffix": ""}], "volume": "22"}, "id": "ITEM-1"}]}</meta:user-defined>
    <meta:user-defined meta:name="Mendeley_Bookmark_OYCeHZkFML_1" meta:value-type="string">ADDIN CSL_CITATION {"mendeley": {"formattedCitation": "(Bakshy, Rosenn, Marlow, &amp; Adamic, 2012; Shalizi &amp; Thomas, 2011)", "previouslyFormattedCitation": "(Bakshy, Rosenn, Marlow, &amp; Adamic, 2012; Shalizi &amp; Thomas, 2011)", "plainTextFormattedCitation": "(Ba</meta:user-defined>
    <meta:user-defined meta:name="Mendeley_Bookmark_OYCeHZkFML_10" meta:value-type="string">id": "ITEM-1"}, {"uris": ["http://www.mendeley.com/documents/?uuid=712f4a3f-ce8f-4f1b-b8ae-3e63645fe062"], "itemData": {"page": "519\u2013528", "DOI": "10.1145/2187836.2187907", "ISBN": "9781450312295", "id": "ITEM-2", "title": "The role of social network</meta:user-defined>
    <meta:user-defined meta:name="Mendeley_Bookmark_OYCeHZkFML_11" meta:value-type="string">s in information diffusion", "abstract": "Online social networking technologies enable individuals to simultaneously share information with any number of peers. Quantifying the causal effect of these mediums on the dis- semination of information requires </meta:user-defined>
    <meta:user-defined meta:name="Mendeley_Bookmark_OYCeHZkFML_12" meta:value-type="string">not only identification of who influences whom, but also of whether individuals would still propagate information in the absence of social sig- nals about that information. We examine the role of social networks in online information diffusion with a larg</meta:user-defined>
    <meta:user-defined meta:name="Mendeley_Bookmark_OYCeHZkFML_13" meta:value-type="string">e-scale field experiment that randomizes exposure to signals about friends\u2019 information sharing among 253 million subjects in situ. Those who are exposed are significantly more likely to spread information, and do so sooner than those who are not exp</meta:user-defined>
    <meta:user-defined meta:name="Mendeley_Bookmark_OYCeHZkFML_14" meta:value-type="string">osed. We further examine the relative role of strong and weak ties in information propagation. We show that, although stronger ties are individually more influential, it is the more abundant weak ties who are responsible for the propagation of novel infor</meta:user-defined>
    <meta:user-defined meta:name="Mendeley_Bookmark_OYCeHZkFML_15" meta:value-type="string">mation. This suggests that weak ties may play a more dominant role in the dissemination of information online than currently believed. Categories", "container-title": "WWW 2012 - Session: Information Diffusion in Social Networks April 16-20, 2012, Lyon, F</meta:user-defined>
    <meta:user-defined meta:name="Mendeley_Bookmark_OYCeHZkFML_16" meta:value-type="string">rance", "issued": {"date-parts": [["2012"]]}, "type": "article-journal", "author": [{"non-dropping-particle": "", "family": "Bakshy", "dropping-particle": "", "parse-names": false, "given": "Eytan", "suffix": ""}, {"non-dropping-particle": "", "family": "</meta:user-defined>
    <meta:user-defined meta:name="Mendeley_Bookmark_OYCeHZkFML_17" meta:value-type="string">Rosenn", "dropping-particle": "", "parse-names": false, "given": "Itamar", "suffix": ""}, {"non-dropping-particle": "", "family": "Marlow", "dropping-particle": "", "parse-names": false, "given": "Cameron", "suffix": ""}, {"non-dropping-particle": "", "fa</meta:user-defined>
    <meta:user-defined meta:name="Mendeley_Bookmark_OYCeHZkFML_18" meta:value-type="string">mily": "Adamic", "dropping-particle": "", "parse-names": false, "given": "Lada", "suffix": ""}], "ISSN": "1450312292"}, "id": "ITEM-2"}]}</meta:user-defined>
    <meta:user-defined meta:name="Mendeley_Bookmark_OYCeHZkFML_2" meta:value-type="string">kshy, Rosenn, Marlow, &amp; Adamic, 2012; Shalizi &amp; Thomas, 2011)"}, "schema": "https://github.com/citation-style-language/schema/raw/master/csl-citation.json", "properties": {"noteIndex": 0}, "citationItems": [{"uris": ["http://www.mendeley.com/documents/?uu</meta:user-defined>
    <meta:user-defined meta:name="Mendeley_Bookmark_OYCeHZkFML_3" meta:value-type="string">id=8cd4e04e-fb23-4253-90e7-379895b56114"], "itemData": {"type": "article-journal", "ISBN": "0049-1241 (Print)\\r0049-1241 (Linking)", "abstract": "The authors consider processes on social networks that can potentially involve three factors: homophily, or </meta:user-defined>
    <meta:user-defined meta:name="Mendeley_Bookmark_OYCeHZkFML_4" meta:value-type="string">the formation of social ties due to matching individual traits; social contagion, also known as social influence; and the causal effect of an individual's covariates on his or her behavior or other measurable responses. The authors show that generically, </meta:user-defined>
    <meta:user-defined meta:name="Mendeley_Bookmark_OYCeHZkFML_5" meta:value-type="string">all of these are confounded with each other. Distinguishing them from one another requires strong assumptions on the parametrization of the social process or on the adequacy of the covariates used (or both). In particular the authors demonstrate, with sim</meta:user-defined>
    <meta:user-defined meta:name="Mendeley_Bookmark_OYCeHZkFML_6" meta:value-type="string">ple examples, that asymmetries in regression coefficients cannot identify causal effects and that very simple models of imitation (a form of social contagion) can produce substantial correlations between an individual's enduring traits and his or her choi</meta:user-defined>
    <meta:user-defined meta:name="Mendeley_Bookmark_OYCeHZkFML_7" meta:value-type="string">ces, even when there is no intrinsic affinity between them. The authors also suggest some possible constructive responses to these results.", "issued": {"date-parts": [["2011"]]}, "DOI": "10.1177/0049124111404820", "author": [{"non-dropping-particle": "",</meta:user-defined>
    <meta:user-defined meta:name="Mendeley_Bookmark_OYCeHZkFML_8" meta:value-type="string"> "family": "Shalizi", "dropping-particle": "", "parse-names": false, "given": "Cosma Rohilla", "suffix": ""}, {"non-dropping-particle": "", "family": "Thomas", "dropping-particle": "", "parse-names": false, "given": "Andrew C", "suffix": ""}], "PMID": "22</meta:user-defined>
    <meta:user-defined meta:name="Mendeley_Bookmark_OYCeHZkFML_9" meta:value-type="string">523436", "page": "211-239", "container-title": "Sociological methods &amp; research", "id": "ITEM-1", "volume": "40", "title": "Homophily and Contagion Are Generically Confounded in Observational Social Network Studies.", "issue": "2", "ISSN": "0049-1241"}, "</meta:user-defined>
    <meta:user-defined meta:name="Mendeley_Bookmark_QmKO996ZXg_1" meta:value-type="string">ADDIN CSL_CITATION {"mendeley": {"formattedCitation": "(Grieco, Gelpi, &amp; Warren, 2009)", "previouslyFormattedCitation": "(Grieco, Gelpi, &amp; Warren, 2009)", "plainTextFormattedCitation": "(Grieco, Gelpi, &amp; Warren, 2009)"}, "schema": "https://github.com/cita</meta:user-defined>
    <meta:user-defined meta:name="Mendeley_Bookmark_QmKO996ZXg_10" meta:value-type="string">", "issue": "02"}, "id": "ITEM-1"}]}</meta:user-defined>
    <meta:user-defined meta:name="Mendeley_Bookmark_QmKO996ZXg_2" meta:value-type="string">tion-style-language/schema/raw/master/csl-citation.json", "properties": {"noteIndex": 0}, "citationItems": [{"uris": ["http://www.mendeley.com/documents/?uuid=99755347-9740-4ec9-b7d3-5b497e5927a7"], "itemData": {"type": "article-journal", "ISBN": "0020-81</meta:user-defined>
    <meta:user-defined meta:name="Mendeley_Bookmark_QmKO996ZXg_3" meta:value-type="string">83", "abstract": "In this article, we demonstrate that changes in the partisan orientation of a country\u2019s executive branch influence the likelihood that the government of that country complies with international legal commitments aimed at integration</meta:user-defined>
    <meta:user-defined meta:name="Mendeley_Bookmark_QmKO996ZXg_4" meta:value-type="string"> of capi- tal markets+ We argue that relative shifts in executive partisan orientation, whether toward the left or toward the right, represent important shifts in \u201cnational prefer- ences\u201d that have heretofore been absent from statistical models </meta:user-defined>
    <meta:user-defined meta:name="Mendeley_Bookmark_QmKO996ZXg_5" meta:value-type="string">of treaty compliance+ Using a matching estimator combined with a genetic algorithm to maximize balance in our sample, we show that the causal impact of a state signing Article VIII of the IMF Articles of Agreement is conditioned by right-to-left shifts in</meta:user-defined>
    <meta:user-defined meta:name="Mendeley_Bookmark_QmKO996ZXg_6" meta:value-type="string"> partisan orienta- tion+ The evidence indicates that such preference changes reduce the constraining effects of Article VIII but also indicates that Article VIII continues to exercise signif- icant causal effects even in the face of relative shifts in exe</meta:user-defined>
    <meta:user-defined meta:name="Mendeley_Bookmark_QmKO996ZXg_7" meta:value-type="string">cutive partisan orientation.", "issued": {"date-parts": [["2009"]]}, "DOI": "10.1017/S0020818309090110", "author": [{"non-dropping-particle": "", "family": "Grieco", "dropping-particle": "", "parse-names": false, "given": "Joseph M.", "suffix": ""}, {"non</meta:user-defined>
    <meta:user-defined meta:name="Mendeley_Bookmark_QmKO996ZXg_8" meta:value-type="string">-dropping-particle": "", "family": "Gelpi", "dropping-particle": "", "parse-names": false, "given": "Christopher F.", "suffix": ""}, {"non-dropping-particle": "", "family": "Warren", "dropping-particle": "", "parse-names": false, "given": "T. Camber", "su</meta:user-defined>
    <meta:user-defined meta:name="Mendeley_Bookmark_QmKO996ZXg_9" meta:value-type="string">ffix": ""}], "ISSN": "0020-8183", "page": "341", "title": "When Preferences and Commitments Collide: The Effect of Relative Partisan Shifts on International Treaty Compliance", "id": "ITEM-1", "volume": "63", "container-title": "International Organization</meta:user-defined>
    <meta:user-defined meta:name="Mendeley_Bookmark_ToCVQ8EtXO_1" meta:value-type="string">ADDIN CSL_CITATION {"mendeley": {"formattedCitation": "(Downs, 1957)", "previouslyFormattedCitation": "(Downs, 1957)", "plainTextFormattedCitation": "(Downs, 1957)"}, "schema": "https://github.com/citation-style-language/schema/raw/master/csl-citation.jso</meta:user-defined>
    <meta:user-defined meta:name="Mendeley_Bookmark_ToCVQ8EtXO_2" meta:value-type="string">n", "properties": {"noteIndex": 0}, "citationItems": [{"uris": ["http://www.mendeley.com/documents/?uuid=34408a8e-1a23-46de-84b8-09ef3be6d71e"], "itemData": {"title": "An Economic Theory of Democracy", "publisher-place": "Boston", "issued": {"date-parts":</meta:user-defined>
    <meta:user-defined meta:name="Mendeley_Bookmark_ToCVQ8EtXO_3" meta:value-type="string"> [["1957"]]}, "type": "book", "author": [{"non-dropping-particle": "", "family": "Downs", "dropping-particle": "", "parse-names": false, "given": "Anthony", "suffix": ""}], "id": "ITEM-1"}, "id": "ITEM-1"}]}</meta:user-defined>
    <meta:user-defined meta:name="Mendeley_Bookmark_WgYxdIN6K0_1" meta:value-type="string">ADDIN CSL_CITATION {"mendeley": {"formattedCitation": "(King &amp; Nielsen, 2015)", "previouslyFormattedCitation": "(King &amp; Nielsen, 2015)", "plainTextFormattedCitation": "(King &amp; Nielsen, 2015)"}, "schema": "https://github.com/citation-style-language/schema/</meta:user-defined>
    <meta:user-defined meta:name="Mendeley_Bookmark_WgYxdIN6K0_2" meta:value-type="string">raw/master/csl-citation.json", "properties": {"noteIndex": 0}, "citationItems": [{"uris": ["http://www.mendeley.com/documents/?uuid=9c9ede7e-dc83-4421-b946-93ce6944ce74"], "itemData": {"issued": {"date-parts": [["2015"]]}, "type": "report", "title": "Why </meta:user-defined>
    <meta:user-defined meta:name="Mendeley_Bookmark_WgYxdIN6K0_3" meta:value-type="string">Propensity Scores Should Not Be Used for", "author": [{"non-dropping-particle": "", "family": "King", "dropping-particle": "", "parse-names": false, "given": "Gary", "suffix": ""}, {"non-dropping-particle": "", "family": "Nielsen", "dropping-particle": ""</meta:user-defined>
    <meta:user-defined meta:name="Mendeley_Bookmark_WgYxdIN6K0_4" meta:value-type="string">, "parse-names": false, "given": "Richard", "suffix": ""}], "id": "ITEM-1"}, "id": "ITEM-1"}]}</meta:user-defined>
    <meta:user-defined meta:name="Mendeley_Bookmark_XFBDzF3EDA_1" meta:value-type="string">ADDIN Mendeley Bibliography CSL_BIBLIOGRAPHY </meta:user-defined>
    <meta:user-defined meta:name="Mendeley_Bookmark_fWW7eChgUe_1" meta:value-type="string">ADDIN CSL_CITATION {"mendeley": {"formattedCitation": "(Grieco, Gelpi, &amp; Warren, 2009)", "previouslyFormattedCitation": "(Grieco, Gelpi, &amp; Warren, 2009)", "plainTextFormattedCitation": "(Grieco, Gelpi, &amp; Warren, 2009)"}, "schema": "https://github.com/cita</meta:user-defined>
    <meta:user-defined meta:name="Mendeley_Bookmark_fWW7eChgUe_10" meta:value-type="string">", "issue": "02"}, "id": "ITEM-1"}]}</meta:user-defined>
    <meta:user-defined meta:name="Mendeley_Bookmark_fWW7eChgUe_2" meta:value-type="string">tion-style-language/schema/raw/master/csl-citation.json", "properties": {"noteIndex": 0}, "citationItems": [{"uris": ["http://www.mendeley.com/documents/?uuid=99755347-9740-4ec9-b7d3-5b497e5927a7"], "itemData": {"type": "article-journal", "ISBN": "0020-81</meta:user-defined>
    <meta:user-defined meta:name="Mendeley_Bookmark_fWW7eChgUe_3" meta:value-type="string">83", "abstract": "In this article, we demonstrate that changes in the partisan orientation of a country\u2019s executive branch influence the likelihood that the government of that country complies with international legal commitments aimed at integration</meta:user-defined>
    <meta:user-defined meta:name="Mendeley_Bookmark_fWW7eChgUe_4" meta:value-type="string"> of capi- tal markets+ We argue that relative shifts in executive partisan orientation, whether toward the left or toward the right, represent important shifts in \u201cnational prefer- ences\u201d that have heretofore been absent from statistical models </meta:user-defined>
    <meta:user-defined meta:name="Mendeley_Bookmark_fWW7eChgUe_5" meta:value-type="string">of treaty compliance+ Using a matching estimator combined with a genetic algorithm to maximize balance in our sample, we show that the causal impact of a state signing Article VIII of the IMF Articles of Agreement is conditioned by right-to-left shifts in</meta:user-defined>
    <meta:user-defined meta:name="Mendeley_Bookmark_fWW7eChgUe_6" meta:value-type="string"> partisan orienta- tion+ The evidence indicates that such preference changes reduce the constraining effects of Article VIII but also indicates that Article VIII continues to exercise signif- icant causal effects even in the face of relative shifts in exe</meta:user-defined>
    <meta:user-defined meta:name="Mendeley_Bookmark_fWW7eChgUe_7" meta:value-type="string">cutive partisan orientation.", "issued": {"date-parts": [["2009"]]}, "DOI": "10.1017/S0020818309090110", "author": [{"non-dropping-particle": "", "family": "Grieco", "dropping-particle": "", "parse-names": false, "given": "Joseph M.", "suffix": ""}, {"non</meta:user-defined>
    <meta:user-defined meta:name="Mendeley_Bookmark_fWW7eChgUe_8" meta:value-type="string">-dropping-particle": "", "family": "Gelpi", "dropping-particle": "", "parse-names": false, "given": "Christopher F.", "suffix": ""}, {"non-dropping-particle": "", "family": "Warren", "dropping-particle": "", "parse-names": false, "given": "T. Camber", "su</meta:user-defined>
    <meta:user-defined meta:name="Mendeley_Bookmark_fWW7eChgUe_9" meta:value-type="string">ffix": ""}], "ISSN": "0020-8183", "page": "341", "title": "When Preferences and Commitments Collide: The Effect of Relative Partisan Shifts on International Treaty Compliance", "id": "ITEM-1", "volume": "63", "container-title": "International Organization</meta:user-defined>
    <meta:user-defined meta:name="Mendeley_Bookmark_h1XtgpTQ4p_1" meta:value-type="string">ADDIN CSL_CITATION {"mendeley": {"formattedCitation": "(Aral, Muchnik, &amp; Sundararajan, 2009)", "previouslyFormattedCitation": "(Aral, Muchnik, &amp; Sundararajan, 2009)", "plainTextFormattedCitation": "(Aral, Muchnik, &amp; Sundararajan, 2009)"}, "schema": "https</meta:user-defined>
    <meta:user-defined meta:name="Mendeley_Bookmark_h1XtgpTQ4p_10" meta:value-type="string">es of America", "id": "ITEM-1", "volume": "106", "title": "Distinguishing influence-based contagion from homophily-driven diffusion in dynamic networks.", "issue": "51", "ISSN": "0027-8424"}, "id": "ITEM-1"}]}</meta:user-defined>
    <meta:user-defined meta:name="Mendeley_Bookmark_h1XtgpTQ4p_2" meta:value-type="string">://github.com/citation-style-language/schema/raw/master/csl-citation.json", "properties": {"noteIndex": 0}, "citationItems": [{"uris": ["http://www.mendeley.com/documents/?uuid=31e8514e-de07-48ef-ae83-9603fa8b9ff6"], "itemData": {"type": "article-journal"</meta:user-defined>
    <meta:user-defined meta:name="Mendeley_Bookmark_h1XtgpTQ4p_3" meta:value-type="string">, "ISBN": "00278424", "abstract": "Node characteristics and behaviors are often correlated with the structure of social networks over time. While evidence of this type of assortative mixing and temporal clustering of behaviors among linked nodes is used t</meta:user-defined>
    <meta:user-defined meta:name="Mendeley_Bookmark_h1XtgpTQ4p_4" meta:value-type="string">o support claims of peer influence and social contagion in networks, homophily may also explain such evidence. Here we develop a dynamic matched sample estimation framework to distinguish influence and homophily effects in dynamic networks, and we apply t</meta:user-defined>
    <meta:user-defined meta:name="Mendeley_Bookmark_h1XtgpTQ4p_5" meta:value-type="string">his framework to a global instant messaging network of 27.4 million users, using data on the day-by-day adoption of a mobile service application and users' longitudinal behavioral, demographic, and geographic data. We find that previous methods overestima</meta:user-defined>
    <meta:user-defined meta:name="Mendeley_Bookmark_h1XtgpTQ4p_6" meta:value-type="string">te peer influence in product adoption decisions in this network by 300-700%, and that homophily explains &gt;50% of the perceived behavioral contagion. These findings and methods are essential to both our understanding of the mechanisms that drive contagions</meta:user-defined>
    <meta:user-defined meta:name="Mendeley_Bookmark_h1XtgpTQ4p_7" meta:value-type="string"> in networks and our knowledge of how to propagate or combat them in domains as diverse as epidemiology, marketing, development economics, and public health.", "issued": {"date-parts": [["2009"]]}, "DOI": "10.1073/pnas.0908800106", "author": [{"non-droppi</meta:user-defined>
    <meta:user-defined meta:name="Mendeley_Bookmark_h1XtgpTQ4p_8" meta:value-type="string">ng-particle": "", "family": "Aral", "dropping-particle": "", "parse-names": false, "given": "Sinan", "suffix": ""}, {"non-dropping-particle": "", "family": "Muchnik", "dropping-particle": "", "parse-names": false, "given": "Lev", "suffix": ""}, {"non-drop</meta:user-defined>
    <meta:user-defined meta:name="Mendeley_Bookmark_h1XtgpTQ4p_9" meta:value-type="string">ping-particle": "", "family": "Sundararajan", "dropping-particle": "", "parse-names": false, "given": "Arun", "suffix": ""}], "PMID": "20007780", "page": "21544-21549", "container-title": "Proceedings of the National Academy of Sciences of the United Stat</meta:user-defined>
    <meta:user-defined meta:name="Mendeley_Bookmark_kykIpBLvpW_1" meta:value-type="string">ADDIN CSL_CITATION {"mendeley": {"formattedCitation": "(King &amp; Nielsen, 2015)", "previouslyFormattedCitation": "(King &amp; Nielsen, 2015)", "plainTextFormattedCitation": "(King &amp; Nielsen, 2015)"}, "schema": "https://github.com/citation-style-language/schema/</meta:user-defined>
    <meta:user-defined meta:name="Mendeley_Bookmark_kykIpBLvpW_2" meta:value-type="string">raw/master/csl-citation.json", "properties": {"noteIndex": 0}, "citationItems": [{"uris": ["http://www.mendeley.com/documents/?uuid=9c9ede7e-dc83-4421-b946-93ce6944ce74"], "itemData": {"issued": {"date-parts": [["2015"]]}, "type": "report", "title": "Why </meta:user-defined>
    <meta:user-defined meta:name="Mendeley_Bookmark_kykIpBLvpW_3" meta:value-type="string">Propensity Scores Should Not Be Used for", "author": [{"non-dropping-particle": "", "family": "King", "dropping-particle": "", "parse-names": false, "given": "Gary", "suffix": ""}, {"non-dropping-particle": "", "family": "Nielsen", "dropping-particle": ""</meta:user-defined>
    <meta:user-defined meta:name="Mendeley_Bookmark_kykIpBLvpW_4" meta:value-type="string">, "parse-names": false, "given": "Richard", "suffix": ""}], "id": "ITEM-1"}, "id": "ITEM-1"}]}</meta:user-defined>
    <meta:user-defined meta:name="Mendeley_Bookmark_mR8uj2Xstc_1" meta:value-type="string">ADDIN CSL_CITATION {"mendeley": {"formattedCitation": "(Imbens &amp; Wooldridge, 2009)", "previouslyFormattedCitation": "(Imbens &amp; Wooldridge, 2009)", "plainTextFormattedCitation": "(Imbens &amp; Wooldridge, 2009)"}, "schema": "https://github.com/citation-style-l</meta:user-defined>
    <meta:user-defined meta:name="Mendeley_Bookmark_mR8uj2Xstc_2" meta:value-type="string">anguage/schema/raw/master/csl-citation.json", "properties": {"noteIndex": 0}, "citationItems": [{"uris": ["http://www.mendeley.com/documents/?uuid=68b9fcb1-8c6b-4a8d-9324-c1c541dea77d"], "itemData": {"type": "article-journal", "ISBN": "00220515", "abstrac</meta:user-defined>
    <meta:user-defined meta:name="Mendeley_Bookmark_mR8uj2Xstc_3" meta:value-type="string">t": "Many empirical questions in economics and other social sciences depend on causal effects of programs or policies. In the last two decades, much research has been done on the econometric and statistical analysis of such causal effects. This recent the</meta:user-defined>
    <meta:user-defined meta:name="Mendeley_Bookmark_mR8uj2Xstc_4" meta:value-type="string">oretical literature has built on, and combined features of, earlier work in both the statistics and econometrics literatures. It has by now reached a level of maturity that makes it an important tool in many areas of empirical research in economics, inclu</meta:user-defined>
    <meta:user-defined meta:name="Mendeley_Bookmark_mR8uj2Xstc_5" meta:value-type="string">ding labor economics, public finance, development economics, industrial organization, and other areas of empirical microeconomics. In this review, we discuss some of the recent developments. We focus primarily on practical issues for empirical researchers</meta:user-defined>
    <meta:user-defined meta:name="Mendeley_Bookmark_mR8uj2Xstc_6" meta:value-type="string">, as well as provide a historical overview of the area and give references to more technical research.", "issued": {"date-parts": [["2009"]]}, "DOI": "10.1257/jel.47.1.5", "author": [{"non-dropping-particle": "", "family": "Imbens", "dropping-particle": "</meta:user-defined>
    <meta:user-defined meta:name="Mendeley_Bookmark_mR8uj2Xstc_7" meta:value-type="string">", "parse-names": false, "given": "Guido W", "suffix": ""}, {"non-dropping-particle": "", "family": "Wooldridge", "dropping-particle": "", "parse-names": false, "given": "Jeffrey M", "suffix": ""}], "PMID": "213233919", "page": "5-86", "container-title": </meta:user-defined>
    <meta:user-defined meta:name="Mendeley_Bookmark_mR8uj2Xstc_8" meta:value-type="string">"Journal of Economic Literature", "id": "ITEM-1", "volume": "47", "title": "Recent Developments in the Econometrics of Program Evaluation", "issue": "1", "ISSN": "0022-0515"}, "id": "ITEM-1"}]}</meta:user-defined>
    <meta:user-defined meta:name="Mendeley_Bookmark_nwQxjQS2dz_1" meta:value-type="string">ADDIN CSL_CITATION {"mendeley": {"formattedCitation": "(Fujimoto, Chou, &amp; Valente, 2011; Leenders, 2002; Wang, Neuman, &amp; Newman, 2014)", "previouslyFormattedCitation": "(Fujimoto, Chou, &amp; Valente, 2011; Leenders, 2002; Wang, Neuman, &amp; Newman, 2014)", "pla</meta:user-defined>
    <meta:user-defined meta:name="Mendeley_Bookmark_nwQxjQS2dz_10" meta:value-type="string">": "33", "title": "The network autocorrelation model using two-mode data: Affiliation exposure and potential bias in the autocorrelation parameter", "issue": "3", "ISSN": "03788733"}, "id": "ITEM-1"}, {"uris": ["http://www.mendeley.com/documents/?uuid=0b7</meta:user-defined>
    <meta:user-defined meta:name="Mendeley_Bookmark_nwQxjQS2dz_11" meta:value-type="string">f8513-68fb-4995-b437-39f73d96fd00"], "itemData": {"abstract": "Many physical and social phenomena are embedded within networks of interdependencies, the so-called \u2018context\u2019 of these phenomena. In network analysis, this type of process is typical</meta:user-defined>
    <meta:user-defined meta:name="Mendeley_Bookmark_nwQxjQS2dz_12" meta:value-type="string">ly modeled as a network autocorrelation model. Parameter estimates and inferences based on autocorrelation models, hinge upon the chosen specification of weight matrix W, the elements of which represent the influence pattern present in the network. In thi</meta:user-defined>
    <meta:user-defined meta:name="Mendeley_Bookmark_nwQxjQS2dz_13" meta:value-type="string">s paper I discuss how social influence processes can be incorporated in the specification of W. Theories of social influence center around \u2018communication\u2019 and \u2018comparison\u2019; it is discussed how these can be operationalized in a network </meta:user-defined>
    <meta:user-defined meta:name="Mendeley_Bookmark_nwQxjQS2dz_14" meta:value-type="string">analysis context. Starting from that, a series of operationalizations of W is discussed. Finally, statistical tests are presented that allow an analyst to test various specifications against one another or pick the best fitting model from a set of models.</meta:user-defined>
    <meta:user-defined meta:name="Mendeley_Bookmark_nwQxjQS2dz_15" meta:value-type="string">", "page": "21-47", "type": "article-journal", "author": [{"non-dropping-particle": "", "family": "Leenders", "dropping-particle": "", "parse-names": false, "given": "Roger Th.A.J.", "suffix": ""}], "ISSN": "03788733", "DOI": "10.1016/S0378-8733(01)00049-</meta:user-defined>
    <meta:user-defined meta:name="Mendeley_Bookmark_nwQxjQS2dz_16" meta:value-type="string">1", "container-title": "Social Networks", "id": "ITEM-2", "volume": "24", "title": "Modeling social influence through network autocorrelation: constructing the weight matrix", "issue": "1", "issued": {"date-parts": [["2002", "1"]]}}, "id": "ITEM-2"}, {"ur</meta:user-defined>
    <meta:user-defined meta:name="Mendeley_Bookmark_nwQxjQS2dz_17" meta:value-type="string">is": ["http://www.mendeley.com/documents/?uuid=96ae8142-709b-4ed2-b019-5c3672e8df61"], "itemData": {"type": "article-journal", "ISBN": "03788733", "abstract": "The network autocorrelation model has become an increasingly popular tool for conducting social</meta:user-defined>
    <meta:user-defined meta:name="Mendeley_Bookmark_nwQxjQS2dz_18" meta:value-type="string"> network analysis. More and more researchers, however, have documented evidence of a systematic negative bias in the estimation of the network effect (. ??). In this paper, we take a different approach to the problem by investigating conditions under whic</meta:user-defined>
    <meta:user-defined meta:name="Mendeley_Bookmark_nwQxjQS2dz_19" meta:value-type="string">h, despite the underestimation bias, a network effect can still be detected by the network autocorrelation model. Using simulations, we find that moderately-sized network effects (e.g., ??=. .3) are still often detectable in modest-sized networks (i.e., 4</meta:user-defined>
    <meta:user-defined meta:name="Mendeley_Bookmark_nwQxjQS2dz_2" meta:value-type="string">inTextFormattedCitation": "(Fujimoto, Chou, &amp; Valente, 2011; Leenders, 2002; Wang, Neuman, &amp; Newman, 2014)"}, "schema": "https://github.com/citation-style-language/schema/raw/master/csl-citation.json", "properties": {"noteIndex": 0}, "citationItems": [{"u</meta:user-defined>
    <meta:user-defined meta:name="Mendeley_Bookmark_nwQxjQS2dz_20" meta:value-type="string">0 or more nodes). Analyses reveal that statistical power is primarily a nonlinear function of network effect size (. ??) and network size (. N), although both of these factors can interact with network density and network structure to impair power under c</meta:user-defined>
    <meta:user-defined meta:name="Mendeley_Bookmark_nwQxjQS2dz_21" meta:value-type="string">ertain rare conditions. We conclude by discussing implications of these findings and guidelines for users of the autocorrelation model. ?? 2014 Elsevier B.V.", "issued": {"date-parts": [["2014"]]}, "DOI": "10.1016/j.socnet.2014.03.004", "author": [{"non-d</meta:user-defined>
    <meta:user-defined meta:name="Mendeley_Bookmark_nwQxjQS2dz_22" meta:value-type="string">ropping-particle": "", "family": "Wang", "dropping-particle": "", "parse-names": false, "given": "Wei", "suffix": ""}, {"non-dropping-particle": "", "family": "Neuman", "dropping-particle": "", "parse-names": false, "given": "Eric J.", "suffix": ""}, {"no</meta:user-defined>
    <meta:user-defined meta:name="Mendeley_Bookmark_nwQxjQS2dz_23" meta:value-type="string">n-dropping-particle": "", "family": "Newman", "dropping-particle": "", "parse-names": false, "given": "Daniel A.", "suffix": ""}], "ISSN": "03788733", "page": "88-99", "container-title": "Social Networks", "id": "ITEM-3", "publisher": "Elsevier B.V.", "ti</meta:user-defined>
    <meta:user-defined meta:name="Mendeley_Bookmark_nwQxjQS2dz_24" meta:value-type="string">tle": "Statistical power of the social network autocorrelation model", "issue": "1", "volume": "38"}, "id": "ITEM-3"}]}</meta:user-defined>
    <meta:user-defined meta:name="Mendeley_Bookmark_nwQxjQS2dz_3" meta:value-type="string">ris": ["http://www.mendeley.com/documents/?uuid=a1e8d0c4-1b82-4ce0-bd4e-0127ee2c4c32"], "itemData": {"type": "article-journal", "ISBN": "0378-8733", "abstract": "The network autocorrelation model has been a workhorse for modeling network influences on ind</meta:user-defined>
    <meta:user-defined meta:name="Mendeley_Bookmark_nwQxjQS2dz_4" meta:value-type="string">ividual behavior. The standard network approaches to mapping social influence using network measures, however, are limited to specifying an influence weight matrix (W) based on a single mode network. Additionally, it has been demonstrated that the estimat</meta:user-defined>
    <meta:user-defined meta:name="Mendeley_Bookmark_nwQxjQS2dz_5" meta:value-type="string">e of the autocorrelation parameter ?? of the network effect tends to be negatively biased as the density in W matrix increases. The current study introduces a two-mode version of the network autocorrelation model. We then conduct simulations to examine co</meta:user-defined>
    <meta:user-defined meta:name="Mendeley_Bookmark_nwQxjQS2dz_6" meta:value-type="string">nditions under which bias might exist. We show that the estimate for the affiliation autocorrelation parameter (??) tends to be negatively biased as density increases, as in the one-mode case. Inclusion of the diagonal of W, the count of the number of eve</meta:user-defined>
    <meta:user-defined meta:name="Mendeley_Bookmark_nwQxjQS2dz_7" meta:value-type="string">nts participated in, as one of the variables in the regression model helps to attenuate such bias, however. We discuss the implications of these results. ?? 2011 Elsevier B.V.", "issued": {"date-parts": [["2011"]]}, "DOI": "10.1016/j.socnet.2011.06.001", </meta:user-defined>
    <meta:user-defined meta:name="Mendeley_Bookmark_nwQxjQS2dz_8" meta:value-type="string">"author": [{"non-dropping-particle": "", "family": "Fujimoto", "dropping-particle": "", "parse-names": false, "given": "Kayo", "suffix": ""}, {"non-dropping-particle": "", "family": "Chou", "dropping-particle": "", "parse-names": false, "given": "Chih Pin</meta:user-defined>
    <meta:user-defined meta:name="Mendeley_Bookmark_nwQxjQS2dz_9" meta:value-type="string">g", "suffix": ""}, {"non-dropping-particle": "", "family": "Valente", "dropping-particle": "", "parse-names": false, "given": "Thomas W.", "suffix": ""}], "PMID": "21909184", "page": "231-243", "container-title": "Social Networks", "id": "ITEM-1", "volume</meta:user-defined>
    <meta:user-defined meta:name="Mendeley_Bookmark_r1mJAWuGgl_1" meta:value-type="string">ADDIN CSL_CITATION {"mendeley": {"formattedCitation": "(Snijders, van de Bunt, &amp; Steglich, 2010)", "previouslyFormattedCitation": "(Snijders, van de Bunt, &amp; Steglich, 2010)", "plainTextFormattedCitation": "(Snijders, van de Bunt, &amp; Steglich, 2010)"}, "sch</meta:user-defined>
    <meta:user-defined meta:name="Mendeley_Bookmark_r1mJAWuGgl_10" meta:value-type="string">dropping-particle": "", "parse-names": false, "given": "Christian E G", "suffix": ""}], "ISSN": "03788733", "page": "44-60", "title": "Introduction to stochastic actor-based models for network dynamics", "id": "ITEM-1", "volume": "32", "container-title": </meta:user-defined>
    <meta:user-defined meta:name="Mendeley_Bookmark_r1mJAWuGgl_11" meta:value-type="string">"Social Networks", "issue": "1"}, "id": "ITEM-1"}]}</meta:user-defined>
    <meta:user-defined meta:name="Mendeley_Bookmark_r1mJAWuGgl_2" meta:value-type="string">ema": "https://github.com/citation-style-language/schema/raw/master/csl-citation.json", "properties": {"noteIndex": 0}, "citationItems": [{"uris": ["http://www.mendeley.com/documents/?uuid=5d00013d-235b-4113-9069-0da18daab8b6"], "itemData": {"type": "arti</meta:user-defined>
    <meta:user-defined meta:name="Mendeley_Bookmark_r1mJAWuGgl_3" meta:value-type="string">cle-journal", "ISBN": "0378-8733", "abstract": "Stochastic actor-based models are models for network dynamics that can represent a wide variety of influences on network change, and allow to estimate parameters expressing such influences, and test correspo</meta:user-defined>
    <meta:user-defined meta:name="Mendeley_Bookmark_r1mJAWuGgl_4" meta:value-type="string">nding hypotheses. The nodes in the network represent social actors, and the collection of ties represents a social relation. The assumptions posit that the network evolves as a stochastic process 'driven by the actors', i.e., the model lends itself especi</meta:user-defined>
    <meta:user-defined meta:name="Mendeley_Bookmark_r1mJAWuGgl_5" meta:value-type="string">ally for representing theories about how actors change their outgoing ties. The probabilities of tie changes are in part endogenously determined, i.e., as a function of the current network structure itself, and in part exogenously, as a function of charac</meta:user-defined>
    <meta:user-defined meta:name="Mendeley_Bookmark_r1mJAWuGgl_6" meta:value-type="string">teristics of the nodes ('actor covariates') and of characteristics of pairs of nodes ('dyadic covariates'). In an extended form, stochastic actor-based models can be used to analyze longitudinal data on social networks jointly with changing attributes of </meta:user-defined>
    <meta:user-defined meta:name="Mendeley_Bookmark_r1mJAWuGgl_7" meta:value-type="string">the actors: dynamics of networks and behavior. This paper gives an introduction to stochastic actor-based models for dynamics of directed networks, using only a minimum of mathematics. The focus is on understanding the basic principles of the model, under</meta:user-defined>
    <meta:user-defined meta:name="Mendeley_Bookmark_r1mJAWuGgl_8" meta:value-type="string">standing the results, and on sensible rules for model selection. Crown Copyright \u00a9 2009.", "issued": {"date-parts": [["2010"]]}, "DOI": "10.1016/j.socnet.2009.02.004", "author": [{"non-dropping-particle": "", "family": "Snijders", "dropping-particle"</meta:user-defined>
    <meta:user-defined meta:name="Mendeley_Bookmark_r1mJAWuGgl_9" meta:value-type="string">: "", "parse-names": false, "given": "Tom A B", "suffix": ""}, {"non-dropping-particle": "van de", "family": "Bunt", "dropping-particle": "", "parse-names": false, "given": "Gerhard G.", "suffix": ""}, {"non-dropping-particle": "", "family": "Steglich", "</meta:user-defined>
    <meta:user-defined meta:name="Mendeley_Bookmark_rmAnzUIDXf_1" meta:value-type="string">ADDIN CSL_CITATION {"mendeley": {"formattedCitation": "(Sekhon, 2008)", "previouslyFormattedCitation": "(Sekhon, 2008)", "plainTextFormattedCitation": "(Sekhon, 2008)"}, "schema": "https://github.com/citation-style-language/schema/raw/master/csl-citation.</meta:user-defined>
    <meta:user-defined meta:name="Mendeley_Bookmark_rmAnzUIDXf_2" meta:value-type="string">json", "properties": {"noteIndex": 0}, "citationItems": [{"uris": ["http://www.mendeley.com/documents/?uuid=d085e2e2-ff2d-4f3c-9462-982c33e95e66"], "itemData": {"type": "article-journal", "DOI": "10.1093/oxfordhb/9780199286546.003.0011", "ISBN": "97801915</meta:user-defined>
    <meta:user-defined meta:name="Mendeley_Bookmark_rmAnzUIDXf_3" meta:value-type="string">77307", "id": "ITEM-1", "title": "The Neyman-Rubin Model of Causal Inference and Estimation Via Matching Methods", "abstract": "This article presents a detailed discussion of the Neyman-Rubin model of causal inference. Additionally, it describes under wha</meta:user-defined>
    <meta:user-defined meta:name="Mendeley_Bookmark_rmAnzUIDXf_4" meta:value-type="string">t conditions \u2018matching\u2019 approaches can lead to valid inferences, and what kinds of compromises sometimes have to be made with respect to generalizability to ensure valid causal inferences. Moreover, the article summarizes Mill's first three cano</meta:user-defined>
    <meta:user-defined meta:name="Mendeley_Bookmark_rmAnzUIDXf_5" meta:value-type="string">ns and shows the importance of taking chance into account and comparing conditional probabilities when chance variations cannot be ignored. The significance of searching for causal mechanisms is often overestimated by political scientists and this sometim</meta:user-defined>
    <meta:user-defined meta:name="Mendeley_Bookmark_rmAnzUIDXf_6" meta:value-type="string">es leads to an underestimate of the importance of comparing conditional probabilities. The search for causal mechanisms is probably especially useful when working with observational data. Machine learning algorithms can be used against the matching proble</meta:user-defined>
    <meta:user-defined meta:name="Mendeley_Bookmark_rmAnzUIDXf_7" meta:value-type="string">m.", "container-title": "The Oxford Handbook of Political Methodology", "issued": {"date-parts": [["2008"]]}, "author": [{"non-dropping-particle": "", "family": "Sekhon", "dropping-particle": "", "parse-names": false, "given": "Jasjeet S.", "suffix": ""}]</meta:user-defined>
    <meta:user-defined meta:name="Mendeley_Bookmark_rmAnzUIDXf_8" meta:value-type="string">, "PMID": "15323269", "ISSN": "00223433"}, "id": "ITEM-1"}]}</meta:user-defined>
    <meta:user-defined meta:name="Mendeley_Bookmark_roXrQ35dA2_1" meta:value-type="string">ADDIN CSL_CITATION {"mendeley": {"formattedCitation": "(Fujimoto, Chou, &amp; Valente, 2011; Leenders, 2002; Wang, Neuman, &amp; Newman, 2014)", "previouslyFormattedCitation": "(Fujimoto, Chou, &amp; Valente, 2011; Leenders, 2002; Wang, Neuman, &amp; Newman, 2014)", "pla</meta:user-defined>
    <meta:user-defined meta:name="Mendeley_Bookmark_roXrQ35dA2_10" meta:value-type="string">": "33", "title": "The network autocorrelation model using two-mode data: Affiliation exposure and potential bias in the autocorrelation parameter", "issue": "3", "ISSN": "03788733"}, "id": "ITEM-1"}, {"uris": ["http://www.mendeley.com/documents/?uuid=0b7</meta:user-defined>
    <meta:user-defined meta:name="Mendeley_Bookmark_roXrQ35dA2_11" meta:value-type="string">f8513-68fb-4995-b437-39f73d96fd00"], "itemData": {"abstract": "Many physical and social phenomena are embedded within networks of interdependencies, the so-called \u2018context\u2019 of these phenomena. In network analysis, this type of process is typical</meta:user-defined>
    <meta:user-defined meta:name="Mendeley_Bookmark_roXrQ35dA2_12" meta:value-type="string">ly modeled as a network autocorrelation model. Parameter estimates and inferences based on autocorrelation models, hinge upon the chosen specification of weight matrix W, the elements of which represent the influence pattern present in the network. In thi</meta:user-defined>
    <meta:user-defined meta:name="Mendeley_Bookmark_roXrQ35dA2_13" meta:value-type="string">s paper I discuss how social influence processes can be incorporated in the specification of W. Theories of social influence center around \u2018communication\u2019 and \u2018comparison\u2019; it is discussed how these can be operationalized in a network </meta:user-defined>
    <meta:user-defined meta:name="Mendeley_Bookmark_roXrQ35dA2_14" meta:value-type="string">analysis context. Starting from that, a series of operationalizations of W is discussed. Finally, statistical tests are presented that allow an analyst to test various specifications against one another or pick the best fitting model from a set of models.</meta:user-defined>
    <meta:user-defined meta:name="Mendeley_Bookmark_roXrQ35dA2_15" meta:value-type="string">", "page": "21-47", "type": "article-journal", "author": [{"non-dropping-particle": "", "family": "Leenders", "dropping-particle": "", "parse-names": false, "given": "Roger Th.A.J.", "suffix": ""}], "ISSN": "03788733", "DOI": "10.1016/S0378-8733(01)00049-</meta:user-defined>
    <meta:user-defined meta:name="Mendeley_Bookmark_roXrQ35dA2_16" meta:value-type="string">1", "container-title": "Social Networks", "id": "ITEM-2", "volume": "24", "title": "Modeling social influence through network autocorrelation: constructing the weight matrix", "issue": "1", "issued": {"date-parts": [["2002", "1"]]}}, "id": "ITEM-2"}, {"ur</meta:user-defined>
    <meta:user-defined meta:name="Mendeley_Bookmark_roXrQ35dA2_17" meta:value-type="string">is": ["http://www.mendeley.com/documents/?uuid=96ae8142-709b-4ed2-b019-5c3672e8df61"], "itemData": {"type": "article-journal", "ISBN": "03788733", "abstract": "The network autocorrelation model has become an increasingly popular tool for conducting social</meta:user-defined>
    <meta:user-defined meta:name="Mendeley_Bookmark_roXrQ35dA2_18" meta:value-type="string"> network analysis. More and more researchers, however, have documented evidence of a systematic negative bias in the estimation of the network effect (. ??). In this paper, we take a different approach to the problem by investigating conditions under whic</meta:user-defined>
    <meta:user-defined meta:name="Mendeley_Bookmark_roXrQ35dA2_19" meta:value-type="string">h, despite the underestimation bias, a network effect can still be detected by the network autocorrelation model. Using simulations, we find that moderately-sized network effects (e.g., ??=. .3) are still often detectable in modest-sized networks (i.e., 4</meta:user-defined>
    <meta:user-defined meta:name="Mendeley_Bookmark_roXrQ35dA2_2" meta:value-type="string">inTextFormattedCitation": "(Fujimoto, Chou, &amp; Valente, 2011; Leenders, 2002; Wang, Neuman, &amp; Newman, 2014)"}, "schema": "https://github.com/citation-style-language/schema/raw/master/csl-citation.json", "properties": {"noteIndex": 0}, "citationItems": [{"u</meta:user-defined>
    <meta:user-defined meta:name="Mendeley_Bookmark_roXrQ35dA2_20" meta:value-type="string">0 or more nodes). Analyses reveal that statistical power is primarily a nonlinear function of network effect size (. ??) and network size (. N), although both of these factors can interact with network density and network structure to impair power under c</meta:user-defined>
    <meta:user-defined meta:name="Mendeley_Bookmark_roXrQ35dA2_21" meta:value-type="string">ertain rare conditions. We conclude by discussing implications of these findings and guidelines for users of the autocorrelation model. ?? 2014 Elsevier B.V.", "issued": {"date-parts": [["2014"]]}, "DOI": "10.1016/j.socnet.2014.03.004", "author": [{"non-d</meta:user-defined>
    <meta:user-defined meta:name="Mendeley_Bookmark_roXrQ35dA2_22" meta:value-type="string">ropping-particle": "", "family": "Wang", "dropping-particle": "", "parse-names": false, "given": "Wei", "suffix": ""}, {"non-dropping-particle": "", "family": "Neuman", "dropping-particle": "", "parse-names": false, "given": "Eric J.", "suffix": ""}, {"no</meta:user-defined>
    <meta:user-defined meta:name="Mendeley_Bookmark_roXrQ35dA2_23" meta:value-type="string">n-dropping-particle": "", "family": "Newman", "dropping-particle": "", "parse-names": false, "given": "Daniel A.", "suffix": ""}], "ISSN": "03788733", "page": "88-99", "container-title": "Social Networks", "id": "ITEM-3", "publisher": "Elsevier B.V.", "ti</meta:user-defined>
    <meta:user-defined meta:name="Mendeley_Bookmark_roXrQ35dA2_24" meta:value-type="string">tle": "Statistical power of the social network autocorrelation model", "issue": "1", "volume": "38"}, "id": "ITEM-3"}]}</meta:user-defined>
    <meta:user-defined meta:name="Mendeley_Bookmark_roXrQ35dA2_3" meta:value-type="string">ris": ["http://www.mendeley.com/documents/?uuid=a1e8d0c4-1b82-4ce0-bd4e-0127ee2c4c32"], "itemData": {"type": "article-journal", "ISBN": "0378-8733", "abstract": "The network autocorrelation model has been a workhorse for modeling network influences on ind</meta:user-defined>
    <meta:user-defined meta:name="Mendeley_Bookmark_roXrQ35dA2_4" meta:value-type="string">ividual behavior. The standard network approaches to mapping social influence using network measures, however, are limited to specifying an influence weight matrix (W) based on a single mode network. Additionally, it has been demonstrated that the estimat</meta:user-defined>
    <meta:user-defined meta:name="Mendeley_Bookmark_roXrQ35dA2_5" meta:value-type="string">e of the autocorrelation parameter ?? of the network effect tends to be negatively biased as the density in W matrix increases. The current study introduces a two-mode version of the network autocorrelation model. We then conduct simulations to examine co</meta:user-defined>
    <meta:user-defined meta:name="Mendeley_Bookmark_roXrQ35dA2_6" meta:value-type="string">nditions under which bias might exist. We show that the estimate for the affiliation autocorrelation parameter (??) tends to be negatively biased as density increases, as in the one-mode case. Inclusion of the diagonal of W, the count of the number of eve</meta:user-defined>
    <meta:user-defined meta:name="Mendeley_Bookmark_roXrQ35dA2_7" meta:value-type="string">nts participated in, as one of the variables in the regression model helps to attenuate such bias, however. We discuss the implications of these results. ?? 2011 Elsevier B.V.", "issued": {"date-parts": [["2011"]]}, "DOI": "10.1016/j.socnet.2011.06.001", </meta:user-defined>
    <meta:user-defined meta:name="Mendeley_Bookmark_roXrQ35dA2_8" meta:value-type="string">"author": [{"non-dropping-particle": "", "family": "Fujimoto", "dropping-particle": "", "parse-names": false, "given": "Kayo", "suffix": ""}, {"non-dropping-particle": "", "family": "Chou", "dropping-particle": "", "parse-names": false, "given": "Chih Pin</meta:user-defined>
    <meta:user-defined meta:name="Mendeley_Bookmark_roXrQ35dA2_9" meta:value-type="string">g", "suffix": ""}, {"non-dropping-particle": "", "family": "Valente", "dropping-particle": "", "parse-names": false, "given": "Thomas W.", "suffix": ""}], "PMID": "21909184", "page": "231-243", "container-title": "Social Networks", "id": "ITEM-1", "volume</meta:user-defined>
    <meta:user-defined meta:name="Mendeley_Bookmark_sXnr5rTvJC_1" meta:value-type="string">ADDIN CSL_CITATION {"mendeley": {"formattedCitation": "(Cruz, Keefer, &amp; Scartascini, 2016)", "previouslyFormattedCitation": "(Cruz, Keefer, &amp; Scartascini, 2016)", "plainTextFormattedCitation": "(Cruz, Keefer, &amp; Scartascini, 2016)"}, "schema": "https://git</meta:user-defined>
    <meta:user-defined meta:name="Mendeley_Bookmark_sXnr5rTvJC_2" meta:value-type="string">hub.com/citation-style-language/schema/raw/master/csl-citation.json", "properties": {"noteIndex": 0}, "citationItems": [{"uris": ["http://www.mendeley.com/documents/?uuid=67310b5b-aa1c-45af-9231-2a62472e19f5"], "itemData": {"title": "Database of Political</meta:user-defined>
    <meta:user-defined meta:name="Mendeley_Bookmark_sXnr5rTvJC_3" meta:value-type="string"> Institutions Codebook, 2015 Update (DPI2015)", "id": "ITEM-1", "abstract": "The Database of Political Institutions presents institutional and electoral results data such as measures of checks and balances, tenure and stability of the government, identifi</meta:user-defined>
    <meta:user-defined meta:name="Mendeley_Bookmark_sXnr5rTvJC_4" meta:value-type="string">cation of party affiliation and ideology, and fragmentation of opposition and government parties in the legislature, among others. The current version of the database, which is now hosted at the IDB, expands its coverage to about 180 countries for 40 year</meta:user-defined>
    <meta:user-defined meta:name="Mendeley_Bookmark_sXnr5rTvJC_5" meta:value-type="string">s, 1975\u20132015. Researchers at the World Bank Development Research Group first compiled the database in 2000 (see citation information below). It has become one of the most cited databases in comparative political economy and comparative political inst</meta:user-defined>
    <meta:user-defined meta:name="Mendeley_Bookmark_sXnr5rTvJC_6" meta:value-type="string">itutions. Almost 3000 studies have used this database so far as a source of institutional and political data in their empirical analysis.", "issued": {"date-parts": [["2016"]]}, "type": "report", "author": [{"non-dropping-particle": "", "family": "Cruz", </meta:user-defined>
    <meta:user-defined meta:name="Mendeley_Bookmark_sXnr5rTvJC_7" meta:value-type="string">"dropping-particle": "", "parse-names": false, "given": "C", "suffix": ""}, {"non-dropping-particle": "", "family": "Keefer", "dropping-particle": "", "parse-names": false, "given": "P", "suffix": ""}, {"non-dropping-particle": "", "family": "Scartascini"</meta:user-defined>
    <meta:user-defined meta:name="Mendeley_Bookmark_sXnr5rTvJC_8" meta:value-type="string">, "dropping-particle": "", "parse-names": false, "given": "C", "suffix": ""}]}, "id": "ITEM-1"}]}</meta:user-defined>
    <meta:user-defined meta:name="Mendeley_Bookmark_vNUjEaaiWu_1" meta:value-type="string">ADDIN CSL_CITATION {"mendeley": {"formattedCitation": "(Simmons, 2000)", "previouslyFormattedCitation": "(Simmons, 2000)", "plainTextFormattedCitation": "(Simmons, 2000)"}, "schema": "https://github.com/citation-style-language/schema/raw/master/csl-citati</meta:user-defined>
    <meta:user-defined meta:name="Mendeley_Bookmark_vNUjEaaiWu_2" meta:value-type="string">on.json", "properties": {"noteIndex": 0}, "citationItems": [{"uris": ["http://www.mendeley.com/documents/?uuid=3f61541d-424e-46b8-ac41-c42bc875f622"], "itemData": {"page": "819-835", "container-title": "American Political Science Review", "id": "ITEM-1", </meta:user-defined>
    <meta:user-defined meta:name="Mendeley_Bookmark_vNUjEaaiWu_3" meta:value-type="string">"volume": "94", "title": "International Law and State Behavior: Commitment and Compliance in International Monetary Affairs Author ( s ): Beth A . Simmons Source : The American Political Science Review , Vol . 94 , No . 4 ( Dec ., 2000 ), pp . 819-835 Pub</meta:user-defined>
    <meta:user-defined meta:name="Mendeley_Bookmark_vNUjEaaiWu_4" meta:value-type="string">lished by : American Polit", "issue": "4", "type": "article-journal", "issued": {"date-parts": [["2000"]]}, "author": [{"non-dropping-particle": "", "family": "Simmons", "dropping-particle": "", "parse-names": false, "given": "Beth", "suffix": ""}]}, "id"</meta:user-defined>
    <meta:user-defined meta:name="Mendeley_Bookmark_vNUjEaaiWu_5" meta:value-type="string">: "ITEM-1"}]}</meta:user-defined>
    <meta:user-defined meta:name="Mendeley_Bookmark_vchvv0MNYh_1" meta:value-type="string">ADDIN CSL_CITATION {"mendeley": {"formattedCitation": "(LeSage, 2008)", "previouslyFormattedCitation": "(LeSage, 2008)", "plainTextFormattedCitation": "(LeSage, 2008)"}, "schema": "https://github.com/citation-style-language/schema/raw/master/csl-citation.</meta:user-defined>
    <meta:user-defined meta:name="Mendeley_Bookmark_vchvv0MNYh_2" meta:value-type="string">json", "properties": {"noteIndex": 0}, "citationItems": [{"uris": ["http://www.mendeley.com/documents/?uuid=ee2239f8-259e-4adf-b4bc-cf7cfbaecaac"], "itemData": {"type": "article-journal", "ISBN": "978-1420064247", "abstract": "An introduction to spatial e</meta:user-defined>
    <meta:user-defined meta:name="Mendeley_Bookmark_vchvv0MNYh_3" meta:value-type="string">conometric models and methods is provided that discusses spatial autoregressive processes that can be used to extend conventional regression models. Estimation and interpretation of these models are illustrated with an applied example that examines the re</meta:user-defined>
    <meta:user-defined meta:name="Mendeley_Bookmark_vchvv0MNYh_4" meta:value-type="string">lationship between commuting to work times and transportation mode choice for a sample of 3,110 US counties in the year 2000. These extensions to conventional regression models are useful when modeling cross-sectional regional observations or and panel da</meta:user-defined>
    <meta:user-defined meta:name="Mendeley_Bookmark_vchvv0MNYh_5" meta:value-type="string">ta samples collected from regions over both space and time can be easily implemented using publicly available software. Use of these models for the case of non-spatial structured dependence is also discussed.", "issued": {"date-parts": [["2008"]]}, "DOI":</meta:user-defined>
    <meta:user-defined meta:name="Mendeley_Bookmark_vchvv0MNYh_6" meta:value-type="string"> "10.4000/rei.3887", "author": [{"non-dropping-particle": "", "family": "LeSage", "dropping-particle": "", "parse-names": false, "given": "James P.", "suffix": ""}], "PMID": "578345366", "page": "19-44", "container-title": "Revue d\u2019\u00e9conomie indu</meta:user-defined>
    <meta:user-defined meta:name="Mendeley_Bookmark_vchvv0MNYh_7" meta:value-type="string">strielle", "id": "ITEM-1", "volume": "123", "title": "An Introduction to Spatial Econometrics", "issue": "123", "ISSN": "0154-3229"}, "id": "ITEM-1"}]}</meta:user-defined>
    <meta:user-defined meta:name="Mendeley_Bookmark_vkmG9wQFVx_1" meta:value-type="string">ADDIN CSL_CITATION {"mendeley": {"formattedCitation": "(L Joossens &amp; Raw, 1998; Luk Joossens, Merriman, Ross, &amp; Raw, 2010; Stoklosa &amp; Ross, 2014; Yurekli &amp; Zhang, 2000)", "previouslyFormattedCitation": "(L Joossens &amp; Raw, 1998; Luk Joossens, Merriman, Ros</meta:user-defined>
    <meta:user-defined meta:name="Mendeley_Bookmark_vkmG9wQFVx_10" meta:value-type="string">e, "given": "Ping", "suffix": ""}], "PMID": "10721017", "page": "159-170", "container-title": "Health Economics", "id": "ITEM-1", "volume": "9", "title": "The impact of clean indoor-air laws and cigarette smuggling on demand for cigarettes: An empirical m</meta:user-defined>
    <meta:user-defined meta:name="Mendeley_Bookmark_vkmG9wQFVx_11" meta:value-type="string">odel", "issue": "2", "ISSN": "10579230"}, "id": "ITEM-1"}, {"uris": ["http://www.mendeley.com/documents/?uuid=d91fc7ea-dd2f-4f1c-b7af-442e64c3cff8"], "itemData": {"type": "article-journal", "ISBN": "0964-4563", "abstract": "Cigarette smuggling, now on the</meta:user-defined>
    <meta:user-defined meta:name="Mendeley_Bookmark_vkmG9wQFVx_12" meta:value-type="string"> increase, is so widespread and well organised that it poses a serious threat to public health. This threat comes from two principal directions. First, smuggling makes cigarettes available cheaply, thereby increasing consumption. A third of annual global </meta:user-defined>
    <meta:user-defined meta:name="Mendeley_Bookmark_vkmG9wQFVx_13" meta:value-type="string">exports go to the contraband market, representing an enormous impact on consumption, and thus causing an increase in the burden of disease, especially in poorer countries. It is also costing government treasuries thousands of millions of dollars in lost t</meta:user-defined>
    <meta:user-defined meta:name="Mendeley_Bookmark_vkmG9wQFVx_14" meta:value-type="string">ax revenue. Second, the tobacco industry uses smuggling politically, lobbying governments to lower tax, arguing that smuggling is caused by price differences. This paper shows that the claimed correlation between high prices and high levels of smuggling d</meta:user-defined>
    <meta:user-defined meta:name="Mendeley_Bookmark_vkmG9wQFVx_15" meta:value-type="string">oes not exist in western Europe. In fact, countries such as Norway and Sweden, with expensive cigarettes, do not have a large smuggling problem, whereas countries in the south of Europe do. Cigarette smuggling is not caused principally by \"market forces\</meta:user-defined>
    <meta:user-defined meta:name="Mendeley_Bookmark_vkmG9wQFVx_16" meta:value-type="string">". It is mainly caused by fraud, by the illegal evasion of import duty. The cigarettes involved are not the cheap brands from southern European countries, for which there is no international market. It is the well-known international brands such as Marlbo</meta:user-defined>
    <meta:user-defined meta:name="Mendeley_Bookmark_vkmG9wQFVx_17" meta:value-type="string">ro and Winston. We propose much tighter regulation of cigarette trade, including an international transport convention, and a total ban on transit trade-sale by the manufacturers to dealers, who sell on to smugglers.", "issued": {"date-parts": [["1998"]]}</meta:user-defined>
    <meta:user-defined meta:name="Mendeley_Bookmark_vkmG9wQFVx_18" meta:value-type="string">, "DOI": "10.1136/tc.7.1.66", "author": [{"non-dropping-particle": "", "family": "Joossens", "dropping-particle": "", "parse-names": false, "given": "L", "suffix": ""}, {"non-dropping-particle": "", "family": "Raw", "dropping-particle": "", "parse-names":</meta:user-defined>
    <meta:user-defined meta:name="Mendeley_Bookmark_vkmG9wQFVx_19" meta:value-type="string"> false, "given": "M", "suffix": ""}], "PMID": "9706757", "page": "66-71", "container-title": "Tobacco control", "id": "ITEM-2", "volume": "7", "title": "Cigarette smuggling in Europe: who really benefits?", "issue": "1", "ISSN": "0964-4563"}, "id": "ITEM-</meta:user-defined>
    <meta:user-defined meta:name="Mendeley_Bookmark_vkmG9wQFVx_2" meta:value-type="string">s, &amp; Raw, 2010; Stoklosa &amp; Ross, 2014; Yurekli &amp; Zhang, 2000)", "plainTextFormattedCitation": "(L Joossens &amp; Raw, 1998; Luk Joossens, Merriman, Ross, &amp; Raw, 2010; Stoklosa &amp; Ross, 2014; Yurekli &amp; Zhang, 2000)"}, "schema": "https://github.com/citation-styl</meta:user-defined>
    <meta:user-defined meta:name="Mendeley_Bookmark_vkmG9wQFVx_20" meta:value-type="string">2"}, {"uris": ["http://www.mendeley.com/documents/?uuid=2170df0a-1cd3-46d2-82b9-3dd8c1580654"], "itemData": {"abstract": "OBJECTIVE: To compare two different methods for estimating the size of the illicit cigarette market with each other and to contrast t</meta:user-defined>
    <meta:user-defined meta:name="Mendeley_Bookmark_vkmG9wQFVx_21" meta:value-type="string">he estimates obtained by these two methods with the results of an industry-commissioned study. METHODS: We used two observational methods: collection of data from packs in smokers' personal possession, and collection of data from packs discarded on street</meta:user-defined>
    <meta:user-defined meta:name="Mendeley_Bookmark_vkmG9wQFVx_22" meta:value-type="string">s. The data were obtained in Warsaw, Poland in September 2011 and October 2011. We used tests of independence to compare the results based on the two methods, and to contrast those with the estimate from the industry-commissioned discarded pack collection</meta:user-defined>
    <meta:user-defined meta:name="Mendeley_Bookmark_vkmG9wQFVx_23" meta:value-type="string"> conducted in September 2011. RESULTS: We found that the proportions of cigarette packs classified as not intended for the Polish market estimated by our two methods were not statistically different. These estimates were 14.6% (95% CI 10.8% to 19.4%) usin</meta:user-defined>
    <meta:user-defined meta:name="Mendeley_Bookmark_vkmG9wQFVx_24" meta:value-type="string">g the survey data (N=400) and 15.6% (95% CI 13.2% to 18.4%) using the discarded pack data (N=754). The industry estimate (22.9%) was higher by nearly a half compared with our estimates, and this difference is statistically significant. CONCLUSIONS: Our fi</meta:user-defined>
    <meta:user-defined meta:name="Mendeley_Bookmark_vkmG9wQFVx_25" meta:value-type="string">ndings are consistent with previous evidence of the tobacco industry exaggerating the scope of illicit trade and with the general pattern of the industry manipulating evidence to mislead the debate on tobacco control policy in many countries. Collaboratio</meta:user-defined>
    <meta:user-defined meta:name="Mendeley_Bookmark_vkmG9wQFVx_26" meta:value-type="string">n between governments and the tobacco industry to estimate tobacco tax avoidance and evasion is likely to produce upward-biased estimates of illicit cigarette trade. If governments are presented with industry estimates, they should strictly require a disc</meta:user-defined>
    <meta:user-defined meta:name="Mendeley_Bookmark_vkmG9wQFVx_27" meta:value-type="string">losure of all methodological details and data used in generating these estimates, and should seek advice from independent experts.", "page": "e30-4", "type": "article-journal", "PMID": "23945214", "ISSN": "1468-3318 (Electronic)", "DOI": "10.1136/tobaccoc</meta:user-defined>
    <meta:user-defined meta:name="Mendeley_Bookmark_vkmG9wQFVx_28" meta:value-type="string">ontrol-2013-051099", "container-title": "Tobacco control", "id": "ITEM-3", "volume": "23", "title": "Contrasting academic and tobacco industry estimates of illicit cigarette trade: evidence from Warsaw, Poland.", "issue": "e1", "author": [{"non-dropping-p</meta:user-defined>
    <meta:user-defined meta:name="Mendeley_Bookmark_vkmG9wQFVx_29" meta:value-type="string">article": "", "family": "Stoklosa", "dropping-particle": "", "parse-names": false, "given": "Michal", "suffix": ""}, {"non-dropping-particle": "", "family": "Ross", "dropping-particle": "", "parse-names": false, "given": "Hana", "suffix": ""}], "issued": </meta:user-defined>
    <meta:user-defined meta:name="Mendeley_Bookmark_vkmG9wQFVx_3" meta:value-type="string">e-language/schema/raw/master/csl-citation.json", "properties": {"noteIndex": 0}, "citationItems": [{"uris": ["http://www.mendeley.com/documents/?uuid=3e5ef273-b280-465f-8ebd-19dfd0434801"], "itemData": {"type": "article-journal", "ISBN": "1057-9230", "abs</meta:user-defined>
    <meta:user-defined meta:name="Mendeley_Bookmark_vkmG9wQFVx_30" meta:value-type="string">{"date-parts": [["2014"]]}}, "id": "ITEM-3"}, {"uris": ["http://www.mendeley.com/documents/?uuid=529bf7cd-9743-46e9-aa10-44940b8df023"], "itemData": {"type": "article-journal", "ISBN": "978-2-914365-61-1", "abstract": "The purpose of this study was to upd</meta:user-defined>
    <meta:user-defined meta:name="Mendeley_Bookmark_vkmG9wQFVx_31" meta:value-type="string">ate global estimates of the illicit cigarette trade, based on recent data, and estimate how many lives could be saved by eliminating it and how much revenue governments would gain.", "issued": {"date-parts": [["2010"]]}, "DOI": "10.1111/j.1360-0443.2010.0</meta:user-defined>
    <meta:user-defined meta:name="Mendeley_Bookmark_vkmG9wQFVx_32" meta:value-type="string">3018.x", "author": [{"non-dropping-particle": "", "family": "Joossens", "dropping-particle": "", "parse-names": false, "given": "Luk", "suffix": ""}, {"non-dropping-particle": "", "family": "Merriman", "dropping-particle": "", "parse-names": false, "given</meta:user-defined>
    <meta:user-defined meta:name="Mendeley_Bookmark_vkmG9wQFVx_33" meta:value-type="string">": "David", "suffix": ""}, {"non-dropping-particle": "", "family": "Ross", "dropping-particle": "", "parse-names": false, "given": "Hana", "suffix": ""}, {"non-dropping-particle": "", "family": "Raw", "dropping-particle": "", "parse-names": false, "given"</meta:user-defined>
    <meta:user-defined meta:name="Mendeley_Bookmark_vkmG9wQFVx_34" meta:value-type="string">: "Martin", "suffix": ""}], "PMID": "20626371", "page": "1640-1649", "container-title": "Addiction", "id": "ITEM-4", "volume": "105", "title": "The impact of eliminating the global illicit cigarette trade on health and revenue", "issue": "9", "ISSN": "096</meta:user-defined>
    <meta:user-defined meta:name="Mendeley_Bookmark_vkmG9wQFVx_35" meta:value-type="string">52140"}, "id": "ITEM-4"}]}</meta:user-defined>
    <meta:user-defined meta:name="Mendeley_Bookmark_vkmG9wQFVx_4" meta:value-type="string">tract": "This study examines the impact of clean indoor-air laws and smuggling activities on states' per capita cigarette consumption and revenues by using a static demand model. The analysis was based on data for 50 states and the District of Columbia (D</meta:user-defined>
    <meta:user-defined meta:name="Mendeley_Bookmark_vkmG9wQFVx_5" meta:value-type="string">C) of the United Sates over the period 1970-1995. The estimated price elasticities of demand for cigarettes ranged from -0.48 to -0.62, indicating that a 10% increase in price would reduce consumption per capita by 4.8% to 6.2%. Anti-smoking laws had a si</meta:user-defined>
    <meta:user-defined meta:name="Mendeley_Bookmark_vkmG9wQFVx_6" meta:value-type="string">gnificant negative impact on per capita consumption. In 1995, consumption was reduced by 4.7 packs per capita among states with anti-smoking laws, or 1.1 billion fewer packs of cigarettes consumed. Both short-distance smuggling between neighbouring states</meta:user-defined>
    <meta:user-defined meta:name="Mendeley_Bookmark_vkmG9wQFVx_7" meta:value-type="string"> and long-distance smuggling from Kentucky, North Carolina and Virginia existed and were significant. Smuggling activities from military bases and Indian reservations, however, were not significant. On average, 6% of states' tax revenues were lost due to </meta:user-defined>
    <meta:user-defined meta:name="Mendeley_Bookmark_vkmG9wQFVx_8" meta:value-type="string">smuggling activities in 1995. Results also showed that short-distance smuggling was less important than long-distance smuggling as a source of the revenue loss.", "issued": {"date-parts": [["2000"]]}, "DOI": "10.1002/(SICI)1099-1050(200003)9:2&lt;159::AID-HE</meta:user-defined>
    <meta:user-defined meta:name="Mendeley_Bookmark_vkmG9wQFVx_9" meta:value-type="string">C499&gt;3.0.CO;2-T", "author": [{"non-dropping-particle": "", "family": "Yurekli", "dropping-particle": "", "parse-names": false, "given": "Ayda A.", "suffix": ""}, {"non-dropping-particle": "", "family": "Zhang", "dropping-particle": "", "parse-names": fals</meta:user-defined>
    <meta:user-defined meta:name="Mendeley_Bookmark_wmvbVrwRUw_1" meta:value-type="string">ADDIN CSL_CITATION {"mendeley": {"formattedCitation": "(Snijders &amp; Borgatti, 1999)", "previouslyFormattedCitation": "(Snijders &amp; Borgatti, 1999)", "plainTextFormattedCitation": "(Snijders &amp; Borgatti, 1999)"}, "schema": "https://github.com/citation-style-l</meta:user-defined>
    <meta:user-defined meta:name="Mendeley_Bookmark_wmvbVrwRUw_2" meta:value-type="string">anguage/schema/raw/master/csl-citation.json", "properties": {"noteIndex": 0}, "citationItems": [{"uris": ["http://www.mendeley.com/documents/?uuid=26bbd071-662c-4f0a-a956-675b42fcbb8d"], "itemData": {"page": "1-10", "container-title": "Connections", "id":</meta:user-defined>
    <meta:user-defined meta:name="Mendeley_Bookmark_wmvbVrwRUw_3" meta:value-type="string"> "ITEM-1", "abstract": "Two procedures are proposed for calculating standard errors for network statistics. Both are based on resampling of vertices: the first follows the bootstrap approach, the second the jackknife approach. In addition, we demonstrate </meta:user-defined>
    <meta:user-defined meta:name="Mendeley_Bookmark_wmvbVrwRUw_4" meta:value-type="string">how to use these estimated standard errors to compare statistics using an approximate t-test and how statistics can also be compared by another bootstrap approach that is not based on approximate normality.", "title": "Non-Parametric Standard Errors and T</meta:user-defined>
    <meta:user-defined meta:name="Mendeley_Bookmark_wmvbVrwRUw_5" meta:value-type="string">ests for Network Statistics", "issue": "2", "type": "article-journal", "issued": {"date-parts": [["1999"]]}, "author": [{"non-dropping-particle": "", "family": "Snijders", "dropping-particle": "", "parse-names": false, "given": "Tom A B", "suffix": ""}, {</meta:user-defined>
    <meta:user-defined meta:name="Mendeley_Bookmark_wmvbVrwRUw_6" meta:value-type="string">"non-dropping-particle": "", "family": "Borgatti", "dropping-particle": "", "parse-names": false, "given": "Stephen P", "suffix": ""}], "volume": "22"}, "id": "ITEM-1"}]}</meta:user-defined>
    <meta:user-defined meta:name="Mendeley_Bookmark_xBirudZtIR_1" meta:value-type="string">ADDIN CSL_CITATION {"mendeley": {"formattedCitation": "(Valente, 1995)", "previouslyFormattedCitation": "(Valente, 1995)", "plainTextFormattedCitation": "(Valente, 1995)"}, "schema": "https://github.com/citation-style-language/schema/raw/master/csl-citati</meta:user-defined>
    <meta:user-defined meta:name="Mendeley_Bookmark_xBirudZtIR_2" meta:value-type="string">on.json", "properties": {"noteIndex": 0}, "citationItems": [{"uris": ["http://www.mendeley.com/documents/?uuid=05552744-7c3b-4f30-a62d-cb53cd63f105"], "itemData": {"type": "book", "ISBN": "9781881303213", "id": "ITEM-1", "publisher": "Hampton Press", "tit</meta:user-defined>
    <meta:user-defined meta:name="Mendeley_Bookmark_xBirudZtIR_3" meta:value-type="string">le": "Network models of the diffusion of innovations", "issued": {"date-parts": [["1995"]]}, "edition": "2", "author": [{"non-dropping-particle": "", "family": "Valente", "dropping-particle": "", "parse-names": false, "given": "Thomas W.", "suffix": ""}],</meta:user-defined>
    <meta:user-defined meta:name="Mendeley_Bookmark_xBirudZtIR_4" meta:value-type="string"> "publisher-place": "Cresskill N.J."}, "id": "ITEM-1"}]}</meta:user-defined>
    <meta:user-defined meta:name="Mendeley_Bookmark_xjfj3qFy6w_1" meta:value-type="string">ADDIN CSL_CITATION {"mendeley": {"formattedCitation": "(Imbens &amp; Wooldridge, 2009)", "previouslyFormattedCitation": "(Imbens &amp; Wooldridge, 2009)", "plainTextFormattedCitation": "(Imbens &amp; Wooldridge, 2009)"}, "schema": "https://github.com/citation-style-l</meta:user-defined>
    <meta:user-defined meta:name="Mendeley_Bookmark_xjfj3qFy6w_2" meta:value-type="string">anguage/schema/raw/master/csl-citation.json", "properties": {"noteIndex": 0}, "citationItems": [{"uris": ["http://www.mendeley.com/documents/?uuid=68b9fcb1-8c6b-4a8d-9324-c1c541dea77d"], "itemData": {"type": "article-journal", "ISBN": "00220515", "abstrac</meta:user-defined>
    <meta:user-defined meta:name="Mendeley_Bookmark_xjfj3qFy6w_3" meta:value-type="string">t": "Many empirical questions in economics and other social sciences depend on causal effects of programs or policies. In the last two decades, much research has been done on the econometric and statistical analysis of such causal effects. This recent the</meta:user-defined>
    <meta:user-defined meta:name="Mendeley_Bookmark_xjfj3qFy6w_4" meta:value-type="string">oretical literature has built on, and combined features of, earlier work in both the statistics and econometrics literatures. It has by now reached a level of maturity that makes it an important tool in many areas of empirical research in economics, inclu</meta:user-defined>
    <meta:user-defined meta:name="Mendeley_Bookmark_xjfj3qFy6w_5" meta:value-type="string">ding labor economics, public finance, development economics, industrial organization, and other areas of empirical microeconomics. In this review, we discuss some of the recent developments. We focus primarily on practical issues for empirical researchers</meta:user-defined>
    <meta:user-defined meta:name="Mendeley_Bookmark_xjfj3qFy6w_6" meta:value-type="string">, as well as provide a historical overview of the area and give references to more technical research.", "issued": {"date-parts": [["2009"]]}, "DOI": "10.1257/jel.47.1.5", "author": [{"non-dropping-particle": "", "family": "Imbens", "dropping-particle": "</meta:user-defined>
    <meta:user-defined meta:name="Mendeley_Bookmark_xjfj3qFy6w_7" meta:value-type="string">", "parse-names": false, "given": "Guido W", "suffix": ""}, {"non-dropping-particle": "", "family": "Wooldridge", "dropping-particle": "", "parse-names": false, "given": "Jeffrey M", "suffix": ""}], "PMID": "213233919", "page": "5-86", "container-title": </meta:user-defined>
    <meta:user-defined meta:name="Mendeley_Bookmark_xjfj3qFy6w_8" meta:value-type="string">"Journal of Economic Literature", "id": "ITEM-1", "volume": "47", "title": "Recent Developments in the Econometrics of Program Evaluation", "issue": "1", "ISSN": "0022-0515"}, "id": "ITEM-1"}]}</meta:user-defined>
    <meta:user-defined meta:name="Mendeley_Bookmark_z6yY4cqSiA_1" meta:value-type="string">ADDIN CSL_CITATION {"mendeley": {"formattedCitation": "(Putnam, 2016)", "previouslyFormattedCitation": "(Putnam, 2016)", "plainTextFormattedCitation": "(Putnam, 2016)"}, "schema": "https://github.com/citation-style-language/schema/raw/master/csl-citation.</meta:user-defined>
    <meta:user-defined meta:name="Mendeley_Bookmark_z6yY4cqSiA_2" meta:value-type="string">json", "properties": {"noteIndex": 0}, "citationItems": [{"uris": ["http://www.mendeley.com/documents/?uuid=cde1f030-74b8-4c7a-9480-f303ab79a11b"], "itemData": {"page": "427-460", "title": "International Organization Foundation Diplomacy and Domestic Poli</meta:user-defined>
    <meta:user-defined meta:name="Mendeley_Bookmark_z6yY4cqSiA_3" meta:value-type="string">tics : The Logic of Two-Level Games Author ( s ): Robert D . Putnam Published by : The MIT Press Stable URL : http://www.jstor.org/stable/2706785 Accessed : 08-07-2016 21 : 06 UTC Your use o", "id": "ITEM-1", "volume": "42", "issue": "3", "type": "article</meta:user-defined>
    <meta:user-defined meta:name="Mendeley_Bookmark_z6yY4cqSiA_4" meta:value-type="string">-journal", "issued": {"date-parts": [["2016"]]}, "author": [{"non-dropping-particle": "", "family": "Putnam", "dropping-particle": "", "parse-names": false, "given": "Robert D", "suffix": ""}]}, "id": "ITEM-1"}]}</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